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5.77mm"/>
    </style:style>
    <style:style style:name="co3" style:family="table-column">
      <style:table-column-properties fo:break-before="auto" style:column-width="197.17mm"/>
    </style:style>
    <style:style style:name="co4" style:family="table-column">
      <style:table-column-properties fo:break-before="auto" style:column-width="97.12mm"/>
    </style:style>
    <style:style style:name="co5" style:family="table-column">
      <style:table-column-properties fo:break-before="auto" style:column-width="48.6mm"/>
    </style:style>
    <style:style style:name="co6" style:family="table-column">
      <style:table-column-properties fo:break-before="auto" style:column-width="65.58mm"/>
    </style:style>
    <style:style style:name="co7" style:family="table-column">
      <style:table-column-properties fo:break-before="auto" style:column-width="48.84mm"/>
    </style:style>
    <style:style style:name="co8" style:family="table-column">
      <style:table-column-properties fo:break-before="auto" style:column-width="38.72mm"/>
    </style:style>
    <style:style style:name="co9" style:family="table-column">
      <style:table-column-properties fo:break-before="auto" style:column-width="48.35mm"/>
    </style:style>
    <style:style style:name="co10" style:family="table-column">
      <style:table-column-properties fo:break-before="auto" style:column-width="43.41mm"/>
    </style:style>
    <style:style style:name="co11" style:family="table-column">
      <style:table-column-properties fo:break-before="auto" style:column-width="54.77mm"/>
    </style:style>
    <style:style style:name="co12" style:family="table-column">
      <style:table-column-properties fo:break-before="auto" style:column-width="28.36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1.47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56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13.71mm" fo:break-before="auto" style:use-optimal-row-height="false"/>
    </style:style>
    <style:style style:name="ro3" style:family="table-row">
      <style:table-row-properties style:row-height="9.81mm" fo:break-before="auto" style:use-optimal-row-height="fals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20.36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9999" fo:wrap-option="wrap" style:vertical-align="middle"/>
    </style:style>
    <style:style style:name="ce3" style:family="table-cell" style:parent-style-name="Default">
      <style:table-cell-properties fo:background-color="#ccff66" fo:wrap-option="wrap" style:vertical-align="middle"/>
    </style:style>
    <style:style style:name="ce4" style:family="table-cell" style:parent-style-name="Default">
      <style:table-cell-properties fo:background-color="#ffff00" fo:wrap-option="wrap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ccff66" style:vertical-align="middle"/>
    </style:style>
    <style:style style:name="ce7" style:family="table-cell" style:parent-style-name="Default">
      <style:table-cell-properties fo:background-color="transparent" fo:wrap-option="wrap" style:vertical-align="middle"/>
    </style:style>
    <style:style style:name="ce8" style:family="table-cell" style:parent-style-name="Default">
      <style:table-cell-properties fo:background-color="#ccff66" fo:wrap-option="wrap"/>
    </style:style>
    <style:style style:name="ce9" style:family="table-cell" style:parent-style-name="Default">
      <style:table-cell-properties fo:background-color="#ff9999" fo:wrap-option="wrap" style:vertical-align="middle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ccff66"/>
    </style:style>
    <style:style style:name="ce17" style:family="table-cell" style:parent-style-name="Default">
      <style:table-cell-properties fo:background-color="#ff9999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9999" fo:wrap-option="wrap"/>
    </style:style>
    <style:style style:name="ce22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23" style:family="table-cell" style:parent-style-name="Default">
      <style:table-cell-properties fo:background-color="#aec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ccff66"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end" fo:margin-left="0mm"/>
    </style:style>
    <style:style style:name="ce30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end" fo:margin-left="0mm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end" fo:margin-left="0mm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ff99ff"/>
    </style:style>
    <style:style style:name="ce39" style:family="table-cell" style:parent-style-name="Default">
      <style:table-cell-properties fo:background-color="#ccff00"/>
    </style:style>
    <style:style style:name="ce40" style:family="table-cell" style:parent-style-name="Default">
      <style:table-cell-properties fo:background-color="#ff9900"/>
    </style:style>
    <style:style style:name="ce41" style:family="table-cell" style:parent-style-name="Default">
      <style:table-cell-properties fo:background-color="#99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style:text-line-through-type="single" style:font-name-asian="Arial Unicode MS" style:font-name-complex="Arial Unicode MS"/>
    </style:style>
    <style:style style:name="T3" style:family="text">
      <style:text-properties style:font-name="Liberation Sans" style:text-line-through-type="none" style:font-name-asian="Arial Unicode MS" style:font-name-complex="Arial Unicode MS"/>
    </style:style>
    <style:style style:name="T4" style:family="tex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Core 10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1" table:number-columns-repeated="1019" table:default-cell-style-name="ce11"/>
        <table:table-row table:style-name="ro1">
          <table:table-cell table:style-name="ce1" office:value-type="string" calcext:value-type="string">
            <text:p>CORE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float" office:value="11013920" calcext:value-type="float">
            <text:p>11013920</text:p>
          </table:table-cell>
          <table:table-cell table:style-name="ce2" office:value-type="string" calcext:value-type="string">
            <text:p>Semantic Publishing: issues, solutions and new trends in scholarly publishing within the Semantic Web era</text:p>
          </table:table-cell>
          <table:table-cell table:style-name="ce2" office:value-type="string" calcext:value-type="string">
            <text:p>PhD Thesis</text:p>
          </table:table-cell>
          <table:table-cell table:number-columns-repeated="1020"/>
        </table:table-row>
        <table:table-row table:style-name="ro1">
          <table:table-cell table:style-name="ce2" office:value-type="float" office:value="21749134" calcext:value-type="float">
            <text:p>21749134</text:p>
          </table:table-cell>
          <table:table-cell table:style-name="ce2" office:value-type="string" calcext:value-type="string">
            <text:p>Semantic Web Publishing with Drupal</text:p>
          </table:table-cell>
          <table:table-cell table:style-name="ce2" office:value-type="string" calcext:value-type="string">
            <text:p>Technical Report</text:p>
          </table:table-cell>
          <table:table-cell table:number-columns-repeated="1020"/>
        </table:table-row>
        <table:table-row table:style-name="ro1">
          <table:table-cell table:style-name="ce2" office:value-type="float" office:value="9581797" calcext:value-type="float">
            <text:p>9581797</text:p>
          </table:table-cell>
          <table:table-cell table:style-name="ce2" office:value-type="string" calcext:value-type="string">
            <text:p>Semantic Web Publishing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3" office:value-type="float" office:value="289980" calcext:value-type="float">
            <text:p>289980</text:p>
          </table:table-cell>
          <table:table-cell table:style-name="ce3" office:value-type="string" calcext:value-type="string">
            <text:p>Wikis in scholarly publishing</text:p>
          </table:table-cell>
          <table:table-cell table:style-name="ce3" office:value-type="string" calcext:value-type="string">
            <text:p>Pre-Print. Later published in Nature. <text:a xlink:href="http://precedings.nature.com/documents/5891/version/1" xlink:type="simple">http://precedings.nature.com/documents/5891/version/1</text:a></text:p>
          </table:table-cell>
          <table:table-cell table:number-columns-repeated="1020"/>
        </table:table-row>
        <table:table-row table:style-name="ro1">
          <table:table-cell table:style-name="ce3" office:value-type="float" office:value="35100481" calcext:value-type="float">
            <text:p>35100481</text:p>
          </table:table-cell>
          <table:table-cell table:style-name="ce3" office:value-type="string" calcext:value-type="string">
            <text:p>Wikis in scholarly publishing</text:p>
          </table:table-cell>
          <table:table-cell table:style-name="ce3" office:value-type="string" calcext:value-type="string">
            <text:p>Pre-Print. Later published in Nature. Duplicate of 289980</text:p>
          </table:table-cell>
          <table:table-cell table:number-columns-repeated="1020"/>
        </table:table-row>
        <table:table-row table:style-name="ro1">
          <table:table-cell table:style-name="ce2" office:value-type="float" office:value="34625544" calcext:value-type="float">
            <text:p>34625544</text:p>
          </table:table-cell>
          <table:table-cell table:style-name="ce2" office:value-type="string" calcext:value-type="string">
            <text:p>Beyond Books and Journals: Scientific and Scholarly Publishing and Linked Open Data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3" office:value-type="float" office:value="18425211" calcext:value-type="float">
            <text:p>18425211</text:p>
          </table:table-cell>
          <table:table-cell table:style-name="ce3" office:value-type="string" calcext:value-type="string">
            <text:p>Publishing Semantic Web Business Decision-Making Dat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38154399" calcext:value-type="float">
            <text:p>38154399</text:p>
          </table:table-cell>
          <table:table-cell table:style-name="ce3" office:value-type="string" calcext:value-type="string">
            <text:p>Indexing mathematical scholarly papers as linked open data</text:p>
          </table:table-cell>
          <table:table-cell table:number-columns-repeated="1021"/>
        </table:table-row>
        <table:table-row table:style-name="ro1">
          <table:table-cell table:style-name="ce2" office:value-type="float" office:value="34625292" calcext:value-type="float">
            <text:p>34625292</text:p>
          </table:table-cell>
          <table:table-cell table:style-name="ce2" office:value-type="string" calcext:value-type="string">
            <text:p>Semantic Web und Linked Open Data</text:p>
          </table:table-cell>
          <table:table-cell table:style-name="ce2" office:value-type="string" calcext:value-type="string">
            <text:p>In German</text:p>
          </table:table-cell>
          <table:table-cell table:number-columns-repeated="1020"/>
        </table:table-row>
        <table:table-row table:style-name="ro1">
          <table:table-cell table:style-name="ce2" office:value-type="float" office:value="4910380" calcext:value-type="float">
            <text:p>4910380</text:p>
          </table:table-cell>
          <table:table-cell table:style-name="ce2" office:value-type="string" calcext:value-type="string">
            <text:p>Digital Objecthood and Scholarly Publishing</text:p>
          </table:table-cell>
          <table:table-cell table:style-name="ce2" office:value-type="string" calcext:value-type="string">
            <text:p>Talk Script</text:p>
          </table:table-cell>
          <table:table-cell table:number-columns-repeated="1020"/>
        </table:table-row>
        <table:table-row table:style-name="ro2">
          <table:table-cell table:style-name="ce2" office:value-type="float" office:value="21417246" calcext:value-type="float">
            <text:p>21417246</text:p>
          </table:table-cell>
          <table:table-cell table:style-name="ce2" office:value-type="string" calcext:value-type="string">
            <text:p>Semantic</text:p>
          </table:table-cell>
          <table:table-cell table:style-name="ce2" office:value-type="string" calcext:value-type="string">
            <text:p><text:span text:style-name="T1">Discussion Paper?</text:span> Poster?</text:p>
            <text:p><text:span text:style-name="T2">Correct title: Fair Wage Policy and Construction Costs in British Columbia</text:span></text:p>
            <text:p><text:span text:style-name="T3">Correct title: Chem4Word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8767357" calcext:value-type="float">
            <text:p>8767357</text:p>
          </table:table-cell>
          <table:table-cell table:style-name="ce3" office:value-type="string" calcext:value-type="string">
            <text:p>Publishing Linked Sensor Data</text:p>
          </table:table-cell>
          <table:table-cell table:number-columns-repeated="1021"/>
        </table:table-row>
        <table:table-row table:style-name="ro1">
          <table:table-cell table:style-name="ce4" office:value-type="float" office:value="11700521" calcext:value-type="float">
            <text:p>11700521</text:p>
          </table:table-cell>
          <table:table-cell table:style-name="ce4" office:value-type="string" calcext:value-type="string">
            <text:p>Linked Data Tools: Semantic Web for the Masses</text:p>
          </table:table-cell>
          <table:table-cell table:style-name="ce4" office:value-type="string" calcext:value-type="string">
            <text:p>Copy of webpage</text:p>
          </table:table-cell>
          <table:table-cell table:number-columns-repeated="1020"/>
        </table:table-row>
        <table:table-row table:style-name="ro1">
          <table:table-cell table:style-name="ce2" office:value-type="float" office:value="31156298" calcext:value-type="float">
            <text:p>31156298</text:p>
          </table:table-cell>
          <table:table-cell table:style-name="ce2" office:value-type="string" calcext:value-type="string">
            <text:p>Linked Data e bibliometriche: un indice di multidisciplinarieta nel Semantic Publishing</text:p>
          </table:table-cell>
          <table:table-cell table:style-name="ce2" office:value-type="string" calcext:value-type="string">
            <text:p>Thesis in Italian</text:p>
          </table:table-cell>
          <table:table-cell table:number-columns-repeated="1020"/>
        </table:table-row>
        <table:table-row table:style-name="ro1">
          <table:table-cell table:style-name="ce2" office:value-type="float" office:value="42604453" calcext:value-type="float">
            <text:p>42604453</text:p>
          </table:table-cell>
          <table:table-cell table:style-name="ce2" office:value-type="string" calcext:value-type="string">
            <text:p>Annotating the semantic web</text:p>
          </table:table-cell>
          <table:table-cell table:style-name="ce2" office:value-type="string" calcext:value-type="string">
            <text:p>PhD Thesis</text:p>
          </table:table-cell>
          <table:table-cell table:number-columns-repeated="1020"/>
        </table:table-row>
        <table:table-row table:style-name="ro1">
          <table:table-cell table:style-name="ce3" office:value-type="float" office:value="11877998" calcext:value-type="float">
            <text:p>11877998</text:p>
          </table:table-cell>
          <table:table-cell table:style-name="ce3" office:value-type="string" calcext:value-type="string">
            <text:p>Open Access and Semantic Web. SW Applications for Open publishing</text:p>
          </table:table-cell>
          <table:table-cell table:number-columns-repeated="1021"/>
        </table:table-row>
        <table:table-row table:style-name="ro1">
          <table:table-cell table:style-name="ce3" office:value-type="float" office:value="21385871" calcext:value-type="float">
            <text:p>21385871</text:p>
          </table:table-cell>
          <table:table-cell table:style-name="ce3" office:value-type="string" calcext:value-type="string">
            <text:p>Publishing XBRL as Linked Open Data</text:p>
          </table:table-cell>
          <table:table-cell table:number-columns-repeated="1021"/>
        </table:table-row>
        <table:table-row table:style-name="ro1">
          <table:table-cell table:style-name="ce3" office:value-type="float" office:value="9543795" calcext:value-type="float">
            <text:p>9543795</text:p>
          </table:table-cell>
          <table:table-cell table:style-name="ce3" office:value-type="string" calcext:value-type="string">
            <text:p>Open semantic service networks</text:p>
          </table:table-cell>
          <table:table-cell table:number-columns-repeated="1021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Scholarly publishing and argument in hyperspace</text:p>
          </table:table-cell>
          <table:table-cell table:number-columns-repeated="1021"/>
        </table:table-row>
        <table:table-row table:style-name="ro1">
          <table:table-cell table:style-name="ce3" office:value-type="float" office:value="42987411" calcext:value-type="float">
            <text:p>42987411</text:p>
          </table:table-cell>
          <table:table-cell table:style-name="ce3" office:value-type="string" calcext:value-type="string">
            <text:p>Using graph metrics for linked open data enabled recommender systems</text:p>
          </table:table-cell>
          <table:table-cell table:number-columns-repeated="1021"/>
        </table:table-row>
        <table:table-row table:style-name="ro3">
          <table:table-cell table:style-name="ce3" office:value-type="float" office:value="25051252" calcext:value-type="float">
            <text:p>25051252</text:p>
          </table:table-cell>
          <table:table-cell table:style-name="ce3" office:value-type="string" calcext:value-type="string">
            <text:p>Semantic Publishing Challenge -- Assessing the Quality of Scientific\n <text:s/>Output</text:p>
          </table:table-cell>
          <table:table-cell table:style-name="ce3" office:value-type="string" calcext:value-type="string">
            <text:p>ArXiv Non-Peer Reviewed Version.</text:p>
            <text:p><text:span text:style-name="T4">Later published in Springer.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2985364" calcext:value-type="float">
            <text:p>42985364</text:p>
          </table:table-cell>
          <table:table-cell table:style-name="ce3" office:value-type="string" calcext:value-type="string">
            <text:p>A Hybrid Multi-strategy Recommender System Using Linked Open Data</text:p>
          </table:table-cell>
          <table:table-cell table:number-columns-repeated="1021"/>
        </table:table-row>
        <table:table-row table:style-name="ro1">
          <table:table-cell table:style-name="ce3" office:value-type="float" office:value="23390331" calcext:value-type="float">
            <text:p>23390331</text:p>
          </table:table-cell>
          <table:table-cell table:style-name="ce3" office:value-type="string" calcext:value-type="string">
            <text:p>IOS Press Publishing Bibliographic Data on the</text:p>
          </table:table-cell>
          <table:table-cell table:style-name="ce8" office:value-type="string" calcext:value-type="string">
            <text:p>Correct title: Publishing Bibliographic Data on the Semantic Web Using Bibbas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float" office:value="31156793" calcext:value-type="float">
            <text:p>31156793</text:p>
          </table:table-cell>
          <table:table-cell table:style-name="ce2" office:value-type="string" calcext:value-type="string">
            <text:p>Semantic publishing: analisi di Linked Open Dataset</text:p>
          </table:table-cell>
          <table:table-cell table:style-name="ce2" office:value-type="string" calcext:value-type="string">
            <text:p>In Italian</text:p>
          </table:table-cell>
          <table:table-cell table:number-columns-repeated="1020"/>
        </table:table-row>
        <table:table-row table:style-name="ro1">
          <table:table-cell table:style-name="ce2" office:value-type="float" office:value="21278242" calcext:value-type="float">
            <text:p>21278242</text:p>
          </table:table-cell>
          <table:table-cell table:style-name="ce2" office:value-type="string" calcext:value-type="string">
            <text:p>Semantic Interoperability</text:p>
          </table:table-cell>
          <table:table-cell table:style-name="ce2" office:value-type="string" calcext:value-type="string">
            <text:p>Draft. Non-Peer Reviewed</text:p>
          </table:table-cell>
          <table:table-cell table:number-columns-repeated="1020"/>
        </table:table-row>
        <table:table-row table:style-name="ro1">
          <table:table-cell table:style-name="ce3" office:value-type="float" office:value="28664293" calcext:value-type="float">
            <text:p>28664293</text:p>
          </table:table-cell>
          <table:table-cell table:style-name="ce3" office:value-type="string" calcext:value-type="string">
            <text:p>Role of Vocabulary for Semantic Interoperability in Enabling the Linked Open Data Publishing</text:p>
          </table:table-cell>
          <table:table-cell table:number-columns-repeated="1021"/>
        </table:table-row>
        <table:table-row table:style-name="ro1">
          <table:table-cell table:style-name="ce2" office:value-type="float" office:value="22069503" calcext:value-type="float">
            <text:p>22069503</text:p>
          </table:table-cell>
          <table:table-cell table:style-name="ce2" office:value-type="string" calcext:value-type="string">
            <text:p>Publishing and Using Cultural Heritage Linked Data on the Semantic Web</text:p>
          </table:table-cell>
          <table:table-cell table:style-name="ce2"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table:style-name="ce3" office:value-type="float" office:value="22065997" calcext:value-type="float">
            <text:p>22065997</text:p>
          </table:table-cell>
          <table:table-cell table:style-name="ce3" office:value-type="string" calcext:value-type="string">
            <text:p>A Semantic Browser for Linked Open Data</text:p>
          </table:table-cell>
          <table:table-cell table:number-columns-repeated="1021"/>
        </table:table-row>
        <table:table-row table:style-name="ro1">
          <table:table-cell table:style-name="ce2" office:value-type="float" office:value="12080463" calcext:value-type="float">
            <text:p>12080463</text:p>
          </table:table-cell>
          <table:table-cell table:style-name="ce2" office:value-type="string" calcext:value-type="string">
            <text:p>A Semantic Browser for Linked Open Data</text:p>
          </table:table-cell>
          <table:table-cell table:style-name="ce2" office:value-type="string" calcext:value-type="string">
            <text:p>Duplicate of 22065997</text:p>
          </table:table-cell>
          <table:table-cell table:number-columns-repeated="1020"/>
        </table:table-row>
        <table:table-row table:style-name="ro1">
          <table:table-cell table:style-name="ce3" office:value-type="float" office:value="23736849" calcext:value-type="float">
            <text:p>23736849</text:p>
          </table:table-cell>
          <table:table-cell table:style-name="ce3" office:value-type="string" calcext:value-type="string">
            <text:p>Adaptive Semantic Publishing</text:p>
          </table:table-cell>
          <table:table-cell table:number-columns-repeated="1021"/>
        </table:table-row>
        <table:table-row table:style-name="ro1">
          <table:table-cell table:style-name="ce2" office:value-type="float" office:value="19161957" calcext:value-type="float">
            <text:p>19161957</text:p>
          </table:table-cell>
          <table:table-cell table:style-name="ce2" office:value-type="string" calcext:value-type="string">
            <text:p>The Semantic Web, Linked and Open Data</text:p>
          </table:table-cell>
          <table:table-cell table:style-name="ce2" office:value-type="string" calcext:value-type="string">
            <text:p>Briefing paper – Non-Peer Reviwed</text:p>
          </table:table-cell>
          <table:table-cell table:number-columns-repeated="1020"/>
        </table:table-row>
        <table:table-row table:style-name="ro1">
          <table:table-cell table:style-name="ce3" office:value-type="float" office:value="23716047" calcext:value-type="float">
            <text:p>23716047</text:p>
          </table:table-cell>
          <table:table-cell table:style-name="ce3" office:value-type="string" calcext:value-type="string">
            <text:p>Applications of Semantic Publishing</text:p>
          </table:table-cell>
          <table:table-cell table:style-name="ce3" office:value-type="string" calcext:value-type="string">
            <text:p>Cut out from proceedings</text:p>
          </table:table-cell>
          <table:table-cell table:number-columns-repeated="1020"/>
        </table:table-row>
        <table:table-row table:style-name="ro1">
          <table:table-cell table:style-name="ce3" office:value-type="float" office:value="36767504" calcext:value-type="float">
            <text:p>36767504</text:p>
          </table:table-cell>
          <table:table-cell table:style-name="ce3" office:value-type="string" calcext:value-type="string">
            <text:p>Alignment and Dataset Identification of Linked Data in Semantic Web</text:p>
          </table:table-cell>
          <table:table-cell table:number-columns-repeated="1021"/>
        </table:table-row>
        <table:table-row table:style-name="ro1">
          <table:table-cell table:style-name="ce2" office:value-type="float" office:value="36754883" calcext:value-type="float">
            <text:p>36754883</text:p>
          </table:table-cell>
          <table:table-cell table:style-name="ce2" office:value-type="string" calcext:value-type="string">
            <text:p>Alignment and Dataset Identification of Linked Data in Semantic Web</text:p>
          </table:table-cell>
          <table:table-cell table:style-name="ce2" office:value-type="string" calcext:value-type="string">
            <text:p>Duplicate of 36767504</text:p>
          </table:table-cell>
          <table:table-cell table:number-columns-repeated="1020"/>
        </table:table-row>
        <table:table-row table:style-name="ro1">
          <table:table-cell table:style-name="ce2" office:value-type="float" office:value="10599247" calcext:value-type="float">
            <text:p>10599247</text:p>
          </table:table-cell>
          <table:table-cell table:style-name="ce2" office:value-type="string" calcext:value-type="string">
            <text:p>Open Access Policy</text:p>
          </table:table-cell>
          <table:table-cell table:style-name="ce2" office:value-type="string" calcext:value-type="string">
            <text:p>University Policy Document</text:p>
          </table:table-cell>
          <table:table-cell table:number-columns-repeated="1020"/>
        </table:table-row>
        <table:table-row table:style-name="ro1">
          <table:table-cell table:style-name="ce2" office:value-type="float" office:value="29137017" calcext:value-type="float">
            <text:p>29137017</text:p>
          </table:table-cell>
          <table:table-cell table:style-name="ce2" office:value-type="string" calcext:value-type="string">
            <text:p>Publishing Chinese medicine knowledge as Linked Data on the Web</text:p>
          </table:table-cell>
          <table:table-cell table:style-name="ce2" office:value-type="string" calcext:value-type="string">
            <text:p>PhD Thesis</text:p>
          </table:table-cell>
          <table:table-cell table:number-columns-repeated="1020"/>
        </table:table-row>
        <table:table-row table:style-name="ro1">
          <table:table-cell table:style-name="ce3" office:value-type="float" office:value="42413696" calcext:value-type="float">
            <text:p>42413696</text:p>
          </table:table-cell>
          <table:table-cell table:style-name="ce3" office:value-type="string" calcext:value-type="string">
            <text:p>Publishing Chinese medicine knowledge as Linked Data on the Web</text:p>
          </table:table-cell>
          <table:table-cell table:style-name="ce3" office:value-type="string" calcext:value-type="string">
            <text:p>Same title as 29137017?! Check for plaigiairis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1229" calcext:value-type="float">
            <text:p>41229</text:p>
          </table:table-cell>
          <table:table-cell table:style-name="ce3" office:value-type="string" calcext:value-type="string">
            <text:p>Building a pragmatic Semantic Web</text:p>
          </table:table-cell>
          <table:table-cell table:style-name="ce3" office:value-type="string" calcext:value-type="string">
            <text:p>Journal article with formatting</text:p>
          </table:table-cell>
          <table:table-cell table:number-columns-repeated="1020"/>
        </table:table-row>
        <table:table-row table:style-name="ro1">
          <table:table-cell table:style-name="ce2" office:value-type="float" office:value="9582026" calcext:value-type="float">
            <text:p>9582026</text:p>
          </table:table-cell>
          <table:table-cell table:style-name="ce2" office:value-type="string" calcext:value-type="string">
            <text:p>The Social Semantic Web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3" office:value-type="float" office:value="12000594" calcext:value-type="float">
            <text:p>12000594</text:p>
          </table:table-cell>
          <table:table-cell table:style-name="ce3" office:value-type="string" calcext:value-type="string">
            <text:p>A Semantic Scraping Model for Web Resources - Applying Linked Data to Web Page Screen Scraping</text:p>
          </table:table-cell>
          <table:table-cell table:number-columns-repeated="1021"/>
        </table:table-row>
        <table:table-row table:style-name="ro1">
          <table:table-cell table:style-name="ce3" office:value-type="float" office:value="11879148" calcext:value-type="float">
            <text:p>11879148</text:p>
          </table:table-cell>
          <table:table-cell table:style-name="ce3" office:value-type="string" calcext:value-type="string">
            <text:p>Designing a Semantic Web Path to e-Science</text:p>
          </table:table-cell>
          <table:table-cell table:style-name="ce3" office:value-type="string" calcext:value-type="string">
            <text:p>Found alternative version</text:p>
          </table:table-cell>
          <table:table-cell table:number-columns-repeated="1020"/>
        </table:table-row>
        <table:table-row table:style-name="ro1">
          <table:table-cell table:style-name="ce3" office:value-type="float" office:value="42486" calcext:value-type="float">
            <text:p>42486</text:p>
          </table:table-cell>
          <table:table-cell table:style-name="ce3" office:value-type="string" calcext:value-type="string">
            <text:p>Mining the Semantic Web</text:p>
          </table:table-cell>
          <table:table-cell table:number-columns-repeated="1021"/>
        </table:table-row>
        <table:table-row table:style-name="ro1">
          <table:table-cell table:style-name="ce2" office:value-type="float" office:value="9581715" calcext:value-type="float">
            <text:p>9581715</text:p>
          </table:table-cell>
          <table:table-cell table:style-name="ce2" office:value-type="string" calcext:value-type="string">
            <text:p>Semantic Web In Use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2" office:value-type="float" office:value="21284950" calcext:value-type="float">
            <text:p>21284950</text:p>
          </table:table-cell>
          <table:table-cell table:style-name="ce2" office:value-type="string" calcext:value-type="string">
            <text:p>Semantic Web and Linked Data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2" office:value-type="float" office:value="9581803" calcext:value-type="float">
            <text:p>9581803</text:p>
          </table:table-cell>
          <table:table-cell table:style-name="ce2" office:value-type="string" calcext:value-type="string">
            <text:p>Semantic Web and Web 2.0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3" office:value-type="float" office:value="30475520" calcext:value-type="float">
            <text:p>30475520</text:p>
          </table:table-cell>
          <table:table-cell table:style-name="ce3" office:value-type="string" calcext:value-type="string">
            <text:p>The Open University Linked Data - data.open.ac.uk</text:p>
          </table:table-cell>
          <table:table-cell table:number-columns-repeated="1021"/>
        </table:table-row>
        <table:table-row table:style-name="ro1">
          <table:table-cell table:style-name="ce2" office:value-type="float" office:value="8450012" calcext:value-type="float">
            <text:p>8450012</text:p>
          </table:table-cell>
          <table:table-cell table:style-name="ce2" office:value-type="string" calcext:value-type="string">
            <text:p>Publishing Chinese medicine knowledge as Linked Data on the Web</text:p>
          </table:table-cell>
          <table:table-cell table:style-name="ce2" office:value-type="string" calcext:value-type="string">
            <text:p>Duplicate of 42413696</text:p>
          </table:table-cell>
          <table:table-cell table:number-columns-repeated="1020"/>
        </table:table-row>
        <table:table-row table:style-name="ro1">
          <table:table-cell table:style-name="ce3" office:value-type="float" office:value="5181" calcext:value-type="float">
            <text:p>5181</text:p>
          </table:table-cell>
          <table:table-cell table:style-name="ce3" office:value-type="string" calcext:value-type="string">
            <text:p>Applying Semantic Web Services</text:p>
          </table:table-cell>
          <table:table-cell table:number-columns-repeated="1021"/>
        </table:table-row>
        <table:table-row table:style-name="ro1">
          <table:table-cell table:style-name="ce3" office:value-type="float" office:value="18263008" calcext:value-type="float">
            <text:p>18263008</text:p>
          </table:table-cell>
          <table:table-cell table:style-name="ce3" office:value-type="string" calcext:value-type="string">
            <text:p>Web and Semantic Web Query Languages</text:p>
          </table:table-cell>
          <table:table-cell table:number-columns-repeated="1021"/>
        </table:table-row>
        <table:table-row table:style-name="ro1">
          <table:table-cell table:style-name="ce3" office:value-type="float" office:value="37824760" calcext:value-type="float">
            <text:p>37824760</text:p>
          </table:table-cell>
          <table:table-cell table:style-name="ce3" office:value-type="string" calcext:value-type="string">
            <text:p>When entities meet query recommender systems: semantic search shortcuts</text:p>
          </table:table-cell>
          <table:table-cell table:number-columns-repeated="1021"/>
        </table:table-row>
        <table:table-row table:style-name="ro1">
          <table:table-cell table:style-name="ce2" office:value-type="float" office:value="9581714" calcext:value-type="float">
            <text:p>9581714</text:p>
          </table:table-cell>
          <table:table-cell table:style-name="ce2" office:value-type="string" calcext:value-type="string">
            <text:p>Introduction to the Semantic Web and the Web of Linked Data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2" office:value-type="float" office:value="34625350" calcext:value-type="float">
            <text:p>34625350</text:p>
          </table:table-cell>
          <table:table-cell table:style-name="ce2" office:value-type="string" calcext:value-type="string">
            <text:p>Publications = Data, Data ≠ Publications. A Semantic Publishing Vision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2" office:value-type="float" office:value="23191875" calcext:value-type="float">
            <text:p>23191875</text:p>
          </table:table-cell>
          <table:table-cell table:style-name="ce2" office:value-type="string" calcext:value-type="string">
            <text:p>Publishing Linked Sensor Data</text:p>
          </table:table-cell>
          <table:table-cell table:style-name="ce2" office:value-type="string" calcext:value-type="string">
            <text:p>Duplicate of 8767357</text:p>
          </table:table-cell>
          <table:table-cell table:number-columns-repeated="1020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Collaborative semantic web browsing with Magpie</text:p>
          </table:table-cell>
          <table:table-cell table:number-columns-repeated="1021"/>
        </table:table-row>
        <table:table-row table:style-name="ro1">
          <table:table-cell table:style-name="ce4" office:value-type="float" office:value="3264" calcext:value-type="float">
            <text:p>3264</text:p>
          </table:table-cell>
          <table:table-cell table:style-name="ce4" office:value-type="string" calcext:value-type="string">
            <text:p>The Semantic Web as a Semantic Soup</text:p>
          </table:table-cell>
          <table:table-cell table:style-name="ce4" office:value-type="string" calcext:value-type="string">
            <text:p>Draft???</text:p>
          </table:table-cell>
          <table:table-cell table:number-columns-repeated="1020"/>
        </table:table-row>
        <table:table-row table:style-name="ro1">
          <table:table-cell table:style-name="ce3" office:value-type="float" office:value="12777" calcext:value-type="float">
            <text:p>12777</text:p>
          </table:table-cell>
          <table:table-cell table:style-name="ce3" office:value-type="string" calcext:value-type="string">
            <text:p>Semantic learning webs</text:p>
          </table:table-cell>
          <table:table-cell table:number-columns-repeated="1021"/>
        </table:table-row>
        <table:table-row table:style-name="ro1">
          <table:table-cell table:style-name="ce3" office:value-type="float" office:value="21224573" calcext:value-type="float">
            <text:p>21224573</text:p>
          </table:table-cell>
          <table:table-cell table:style-name="ce3" office:value-type="string" calcext:value-type="string">
            <text:p>AS SCHOLARLY PUBLISHING</text:p>
          </table:table-cell>
          <table:table-cell table:style-name="ce9" office:value-type="string" calcext:value-type="string">
            <text:p>Correct title: Modeling Naturalistic Argumentation in Research Literatures: Representation and Interaction Design Issue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22473061" calcext:value-type="float">
            <text:p>22473061</text:p>
          </table:table-cell>
          <table:table-cell table:style-name="ce3" office:value-type="string" calcext:value-type="string">
            <text:p>RESEARCH ARTICLE Open Access The semantic architecture of the World-Wide</text:p>
          </table:table-cell>
          <table:table-cell table:style-name="ce2" office:value-type="string" calcext:value-type="string">
            <text:p>Correct title: The semantic architecture of the World-Wide Molecular Matrix (WWMM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30275602" calcext:value-type="float">
            <text:p>30275602</text:p>
          </table:table-cell>
          <table:table-cell table:style-name="ce3" office:value-type="string" calcext:value-type="string">
            <text:p>Klink-2: integrating multiple web sources to generate semantic topic network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float" office:value="41240241" calcext:value-type="float">
            <text:p>41240241</text:p>
          </table:table-cell>
          <table:table-cell table:style-name="ce2" office:value-type="string" calcext:value-type="string">
            <text:p>Semantic analysis of linked open data: an information content-based approach</text:p>
          </table:table-cell>
          <table:table-cell table:style-name="ce2" office:value-type="string" calcext:value-type="string">
            <text:p>Thesis. Closed access. Only Abstract.</text:p>
          </table:table-cell>
          <table:table-cell table:number-columns-repeated="1020"/>
        </table:table-row>
        <table:table-row table:style-name="ro1">
          <table:table-cell table:style-name="ce3" office:value-type="float" office:value="8274572" calcext:value-type="float">
            <text:p>8274572</text:p>
          </table:table-cell>
          <table:table-cell table:style-name="ce3" office:value-type="string" calcext:value-type="string">
            <text:p>Adventures in Semantic Publishing: Exemplar Semantic Enhancements of a\n <text:s text:c="14"/>Research Article</text:p>
          </table:table-cell>
          <table:table-cell table:number-columns-repeated="1021"/>
        </table:table-row>
        <table:table-row table:style-name="ro1">
          <table:table-cell table:style-name="ce3" office:value-type="float" office:value="24679298" calcext:value-type="float">
            <text:p>24679298</text:p>
          </table:table-cell>
          <table:table-cell table:style-name="ce3" office:value-type="string" calcext:value-type="string">
            <text:p>Semantic Web Recommender Systems</text:p>
          </table:table-cell>
          <table:table-cell table:number-columns-repeated="1021"/>
        </table:table-row>
        <table:table-row table:style-name="ro1">
          <table:table-cell table:style-name="ce2" office:value-type="float" office:value="21063339" calcext:value-type="float">
            <text:p>21063339</text:p>
          </table:table-cell>
          <table:table-cell table:style-name="ce2" office:value-type="string" calcext:value-type="string">
            <text:p>Semantic web recommender systems</text:p>
          </table:table-cell>
          <table:table-cell table:style-name="ce2" office:value-type="string" calcext:value-type="string">
            <text:p>Duplicate of 24679298</text:p>
          </table:table-cell>
          <table:table-cell table:number-columns-repeated="1020"/>
        </table:table-row>
        <table:table-row table:style-name="ro1">
          <table:table-cell table:style-name="ce3" office:value-type="float" office:value="2253109" calcext:value-type="float">
            <text:p>2253109</text:p>
          </table:table-cell>
          <table:table-cell table:style-name="ce3" office:value-type="string" calcext:value-type="string">
            <text:p>Recommender Systems</text:p>
          </table:table-cell>
          <table:table-cell table:number-columns-repeated="1021"/>
        </table:table-row>
        <table:table-row table:style-name="ro1">
          <table:table-cell table:style-name="ce3" office:value-type="float" office:value="277490" calcext:value-type="float">
            <text:p>277490</text:p>
          </table:table-cell>
          <table:table-cell table:style-name="ce3" office:value-type="string" calcext:value-type="string">
            <text:p>New relationships in Scholarly Publishing</text:p>
          </table:table-cell>
          <table:table-cell table:number-columns-repeated="1021"/>
        </table:table-row>
        <table:table-row table:style-name="ro1">
          <table:table-cell table:style-name="ce3" office:value-type="float" office:value="21644819" calcext:value-type="float">
            <text:p>21644819</text:p>
          </table:table-cell>
          <table:table-cell table:style-name="ce3" office:value-type="string" calcext:value-type="string">
            <text:p>DataFinland -- A Semantic Portal for Open and Linked Datasets</text:p>
          </table:table-cell>
          <table:table-cell table:number-columns-repeated="1021"/>
        </table:table-row>
        <table:table-row table:style-name="ro1">
          <table:table-cell table:style-name="ce3" office:value-type="float" office:value="18538787" calcext:value-type="float">
            <text:p>18538787</text:p>
          </table:table-cell>
          <table:table-cell table:style-name="ce3" office:value-type="string" calcext:value-type="string">
            <text:p>Exploring scholarly data with Rexplore.</text:p>
          </table:table-cell>
          <table:table-cell table:number-columns-repeated="1021"/>
        </table:table-row>
        <table:table-row table:style-name="ro1">
          <table:table-cell table:style-name="ce3" office:value-type="float" office:value="2118643" calcext:value-type="float">
            <text:p>2118643</text:p>
          </table:table-cell>
          <table:table-cell table:style-name="ce3" office:value-type="string" calcext:value-type="string">
            <text:p>Publishing Math Lecture Notes as Linked Data</text:p>
          </table:table-cell>
          <table:table-cell table:number-columns-repeated="1021"/>
        </table:table-row>
        <table:table-row table:style-name="ro1">
          <table:table-cell table:style-name="ce3" office:value-type="float" office:value="11830520" calcext:value-type="float">
            <text:p>11830520</text:p>
          </table:table-cell>
          <table:table-cell table:style-name="ce3" office:value-type="string" calcext:value-type="string">
            <text:p>Semantic Name Matching</text:p>
          </table:table-cell>
          <table:table-cell table:number-columns-repeated="1021"/>
        </table:table-row>
        <table:table-row table:style-name="ro1">
          <table:table-cell table:style-name="ce3" office:value-type="float" office:value="21639975" calcext:value-type="float">
            <text:p>21639975</text:p>
          </table:table-cell>
          <table:table-cell table:style-name="ce3" office:value-type="string" calcext:value-type="string">
            <text:p>Anatomy of a Semantic Web-enabled Knowledge-based Recommender System</text:p>
          </table:table-cell>
          <table:table-cell table:number-columns-repeated="1021"/>
        </table:table-row>
        <table:table-row table:style-name="ro1">
          <table:table-cell table:style-name="ce3" office:value-type="float" office:value="42627277" calcext:value-type="float">
            <text:p>42627277</text:p>
          </table:table-cell>
          <table:table-cell table:style-name="ce3" office:value-type="string" calcext:value-type="string">
            <text:p>Publishing Music Similarity Features on the Semantic Web.</text:p>
          </table:table-cell>
          <table:table-cell table:number-columns-repeated="1021"/>
        </table:table-row>
        <table:table-row table:style-name="ro1">
          <table:table-cell table:style-name="ce3" office:value-type="float" office:value="23276593" calcext:value-type="float">
            <text:p>23276593</text:p>
          </table:table-cell>
          <table:table-cell table:style-name="ce3" office:value-type="string" calcext:value-type="string">
            <text:p>Semantic Web for Reliable Citation Analysis in Scholarly Publishing</text:p>
          </table:table-cell>
          <table:table-cell table:number-columns-repeated="1021"/>
        </table:table-row>
        <table:table-row table:style-name="ro1">
          <table:table-cell table:style-name="ce3" office:value-type="float" office:value="21048447" calcext:value-type="float">
            <text:p>21048447</text:p>
          </table:table-cell>
          <table:table-cell table:style-name="ce3" office:value-type="string" calcext:value-type="string">
            <text:p>Combining Social Music and Semantic Web for music-related recommender systems</text:p>
          </table:table-cell>
          <table:table-cell table:number-columns-repeated="1021"/>
        </table:table-row>
        <table:table-row table:style-name="ro1">
          <table:table-cell table:style-name="ce3" office:value-type="float" office:value="1154124" calcext:value-type="float">
            <text:p>1154124</text:p>
          </table:table-cell>
          <table:table-cell table:style-name="ce3" office:value-type="string" calcext:value-type="string">
            <text:p>Data linking for the Semantic Web</text:p>
          </table:table-cell>
          <table:table-cell table:number-columns-repeated="1021"/>
        </table:table-row>
        <table:table-row table:style-name="ro3">
          <table:table-cell table:style-name="ce2" office:value-type="float" office:value="20976385" calcext:value-type="float">
            <text:p>20976385</text:p>
          </table:table-cell>
          <table:table-cell table:style-name="ce2" office:value-type="string" calcext:value-type="string">
            <text:p>SEMANTIC WEB</text:p>
          </table:table-cell>
          <table:table-cell table:style-name="ce2" office:value-type="string" calcext:value-type="string">
            <text:p>Duplicate of 20986088.</text:p>
            <text:p><text:span text:style-name="T4">Correct title: SEMANTIC MARC, MARC21 AND THE SEMANTIC WEB. Pre-published draft. 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0986088" calcext:value-type="float">
            <text:p>20986088</text:p>
          </table:table-cell>
          <table:table-cell table:style-name="ce3" office:value-type="string" calcext:value-type="string">
            <text:p>SEMANTIC WEB</text:p>
          </table:table-cell>
          <table:table-cell table:style-name="ce3" office:value-type="string" calcext:value-type="string">
            <text:p>Correct title: SEMANTIC MARC, MARC21 AND THE SEMANTIC WEB.</text:p>
          </table:table-cell>
          <table:table-cell table:number-columns-repeated="1020"/>
        </table:table-row>
        <table:table-row table:style-name="ro1">
          <table:table-cell table:style-name="ce2" office:value-type="float" office:value="34648287" calcext:value-type="float">
            <text:p>34648287</text:p>
          </table:table-cell>
          <table:table-cell table:style-name="ce2" office:value-type="string" calcext:value-type="string">
            <text:p>Linked Open Library Data</text:p>
          </table:table-cell>
          <table:table-cell table:style-name="ce2" office:value-type="string" calcext:value-type="string">
            <text:p>Book in German</text:p>
          </table:table-cell>
          <table:table-cell table:number-columns-repeated="1020"/>
        </table:table-row>
        <table:table-row table:style-name="ro1">
          <table:table-cell table:style-name="ce3" office:value-type="float" office:value="81987" calcext:value-type="float">
            <text:p>81987</text:p>
          </table:table-cell>
          <table:table-cell table:style-name="ce3" office:value-type="string" calcext:value-type="string">
            <text:p>Semantic annotation of Web APIs with SWEET</text:p>
          </table:table-cell>
          <table:table-cell table:number-columns-repeated="1021"/>
        </table:table-row>
        <table:table-row table:style-name="ro1">
          <table:table-cell table:style-name="ce3" office:value-type="float" office:value="37832673" calcext:value-type="float">
            <text:p>37832673</text:p>
          </table:table-cell>
          <table:table-cell table:style-name="ce3" office:value-type="string" calcext:value-type="string">
            <text:p>Semantic Press</text:p>
          </table:table-cell>
          <table:table-cell table:number-columns-repeated="1021"/>
        </table:table-row>
        <table:table-row table:style-name="ro3">
          <table:table-cell office:value-type="float" office:value="15624489" calcext:value-type="float">
            <text:p>15624489</text:p>
          </table:table-cell>
          <table:table-cell table:style-name="ce2" office:value-type="string" calcext:value-type="string">
            <text:p>Evaluating semantic browsers for consuming linked data</text:p>
          </table:table-cell>
          <table:table-cell table:style-name="ce2" office:value-type="string" calcext:value-type="string">
            <text:p>PDF not available anywhere. </text:p>
            <text:p>No fulltext in CORE.</text:p>
          </table:table-cell>
          <table:table-cell table:number-columns-repeated="1020"/>
        </table:table-row>
        <table:table-row table:style-name="ro1">
          <table:table-cell table:style-name="ce3" office:value-type="float" office:value="14444865" calcext:value-type="float">
            <text:p>14444865</text:p>
          </table:table-cell>
          <table:table-cell table:style-name="ce3" office:value-type="string" calcext:value-type="string">
            <text:p>A System for Publishing Sensor Data on the Semantic Web</text:p>
          </table:table-cell>
          <table:table-cell table:number-columns-repeated="1021"/>
        </table:table-row>
        <table:table-row table:style-name="ro1">
          <table:table-cell table:style-name="ce3" office:value-type="float" office:value="21408878" calcext:value-type="float">
            <text:p>21408878</text:p>
          </table:table-cell>
          <table:table-cell table:style-name="ce3" office:value-type="string" calcext:value-type="string">
            <text:p>Publishing Bibliographic Data on the Semantic Web using BibBase</text:p>
          </table:table-cell>
          <table:table-cell table:number-columns-repeated="1021"/>
        </table:table-row>
        <table:table-row table:style-name="ro1">
          <table:table-cell table:style-name="ce3" office:value-type="float" office:value="25727381" calcext:value-type="float">
            <text:p>25727381</text:p>
          </table:table-cell>
          <table:table-cell table:style-name="ce3" office:value-type="string" calcext:value-type="string">
            <text:p>From Social Network to Semantic Social Network in Recommender System</text:p>
          </table:table-cell>
          <table:table-cell table:number-columns-repeated="1021"/>
        </table:table-row>
        <table:table-row table:style-name="ro1">
          <table:table-cell table:style-name="ce3" office:value-type="float" office:value="12001313" calcext:value-type="float">
            <text:p>12001313</text:p>
          </table:table-cell>
          <table:table-cell table:style-name="ce6" office:value-type="string" calcext:value-type="string">
            <text:p>Interchanging lexical resources on the Semantic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2" office:value-type="float" office:value="35204673" calcext:value-type="float">
            <text:p>35204673</text:p>
          </table:table-cell>
          <table:table-cell table:style-name="ce2" office:value-type="string" calcext:value-type="string">
            <text:p>Ubiquitous Semantic Applications</text:p>
          </table:table-cell>
          <table:table-cell table:style-name="ce2" office:value-type="string" calcext:value-type="string">
            <text:p>PhD Thesis</text:p>
          </table:table-cell>
          <table:table-cell table:number-columns-repeated="1020"/>
        </table:table-row>
        <table:table-row table:style-name="ro1">
          <table:table-cell table:style-name="ce4" office:value-type="float" office:value="29196612" calcext:value-type="float">
            <text:p>29196612</text:p>
          </table:table-cell>
          <table:table-cell table:style-name="ce4" office:value-type="string" calcext:value-type="string">
            <text:p>Ontologies on the semantic web</text:p>
          </table:table-cell>
          <table:table-cell table:style-name="ce4" office:value-type="string" calcext:value-type="string">
            <text:p>Book Chapter</text:p>
          </table:table-cell>
          <table:table-cell table:number-columns-repeated="1020"/>
        </table:table-row>
        <table:table-row table:style-name="ro1">
          <table:table-cell table:style-name="ce3" office:value-type="float" office:value="12997" calcext:value-type="float">
            <text:p>12997</text:p>
          </table:table-cell>
          <table:table-cell table:style-name="ce3" office:value-type="string" calcext:value-type="string">
            <text:p>Semantic web technology to support learning about the semantic web</text:p>
          </table:table-cell>
          <table:table-cell table:number-columns-repeated="1021"/>
        </table:table-row>
        <table:table-row table:style-name="ro1">
          <table:table-cell table:style-name="ce2" office:value-type="float" office:value="34625586" calcext:value-type="float">
            <text:p>34625586</text:p>
          </table:table-cell>
          <table:table-cell table:style-name="ce2" office:value-type="string" calcext:value-type="string">
            <text:p>Towards a Semantic Research Library: Digital Humanities Research, Europeana and the Linked Data Paradigm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20"/>
        </table:table-row>
        <table:table-row table:style-name="ro1">
          <table:table-cell table:style-name="ce3" office:value-type="float" office:value="360569" calcext:value-type="float">
            <text:p>360569</text:p>
          </table:table-cell>
          <table:table-cell table:style-name="ce3" office:value-type="string" calcext:value-type="string">
            <text:p>A linked data approach to publishing complex scientific workflows</text:p>
          </table:table-cell>
          <table:table-cell table:number-columns-repeated="1021"/>
        </table:table-row>
        <table:table-row table:style-name="ro1">
          <table:table-cell table:style-name="ce3" office:value-type="float" office:value="8335325" calcext:value-type="float">
            <text:p>8335325</text:p>
          </table:table-cell>
          <table:table-cell table:style-name="ce3" office:value-type="string" calcext:value-type="string">
            <text:p>Semantic web data warehousing for caGrid</text:p>
          </table:table-cell>
          <table:table-cell table:number-columns-repeated="1021"/>
        </table:table-row>
        <table:table-row table:style-name="ro1">
          <table:table-cell table:style-name="ce3" office:value-type="float" office:value="36752836" calcext:value-type="float">
            <text:p>36752836</text:p>
          </table:table-cell>
          <table:table-cell table:style-name="ce3" office:value-type="string" calcext:value-type="string">
            <text:p>\\u3cem\\u3eJanus\\u3c/em\\u3e: From Workflows to Semantic Provenance and Linked Open Data</text:p>
          </table:table-cell>
          <table:table-cell table:number-columns-repeated="1021"/>
        </table:table-row>
        <table:table-row table:style-name="ro1">
          <table:table-cell table:style-name="ce2" office:value-type="float" office:value="36763813" calcext:value-type="float">
            <text:p>36763813</text:p>
          </table:table-cell>
          <table:table-cell table:style-name="ce2" office:value-type="string" calcext:value-type="string">
            <text:p>\\u3cem\\u3eJanus\\u3c/em\\u3e: From Workflows to Semantic Provenance and Linked Open Data</text:p>
          </table:table-cell>
          <table:table-cell table:style-name="ce2" office:value-type="string" calcext:value-type="string">
            <text:p>Duplicate of 36752836</text:p>
          </table:table-cell>
          <table:table-cell table:number-columns-repeated="1020"/>
        </table:table-row>
        <table:table-row table:style-name="ro1">
          <table:table-cell table:style-name="ce3" office:value-type="float" office:value="11880502" calcext:value-type="float">
            <text:p>11880502</text:p>
          </table:table-cell>
          <table:table-cell table:style-name="ce3" office:value-type="string" calcext:value-type="string">
            <text:p>HyperJournal software, PHP scripting and Semantic Web technologies for the Open Access</text:p>
          </table:table-cell>
          <table:table-cell table:number-columns-repeated="1021"/>
        </table:table-row>
        <table:table-row table:style-name="ro1">
          <table:table-cell table:style-name="ce3" office:value-type="float" office:value="25852106" calcext:value-type="float">
            <text:p>25852106</text:p>
          </table:table-cell>
          <table:table-cell table:style-name="ce3" office:value-type="string" calcext:value-type="string">
            <text:p>Semantic Description of Web Services</text:p>
          </table:table-cell>
          <table:table-cell table:number-columns-repeated="1021"/>
        </table:table-row>
        <table:table-row table:style-name="ro1">
          <table:table-cell table:style-name="ce2" office:value-type="float" office:value="11829913" calcext:value-type="float">
            <text:p>11829913</text:p>
          </table:table-cell>
          <table:table-cell table:style-name="ce2" office:value-type="string" calcext:value-type="string">
            <text:p>The Semantic Web Languages</text:p>
          </table:table-cell>
          <table:table-cell table:style-name="ce2" office:value-type="string" calcext:value-type="string">
            <text:p>Technical Report</text:p>
          </table:table-cell>
          <table:table-cell table:number-columns-repeated="1020"/>
        </table:table-row>
        <table:table-row table:style-name="ro1">
          <table:table-cell table:style-name="ce4" office:value-type="float" office:value="50930" calcext:value-type="float">
            <text:p>50930</text:p>
          </table:table-cell>
          <table:table-cell table:style-name="ce4" office:value-type="string" calcext:value-type="string">
            <text:p>Archaeology, e-publication and the semantic web</text:p>
          </table:table-cell>
          <table:table-cell table:style-name="ce4" office:value-type="string" calcext:value-type="string">
            <text:p>No PDF but fulltext available in CORE</text:p>
          </table:table-cell>
          <table:table-cell table:number-columns-repeated="1020"/>
        </table:table-row>
        <table:table-row table:style-name="ro1">
          <table:table-cell table:style-name="ce3" office:value-type="float" office:value="106742" calcext:value-type="float">
            <text:p>106742</text:p>
          </table:table-cell>
          <table:table-cell table:style-name="ce3" office:value-type="string" calcext:value-type="string">
            <text:p>Unified Lightweight Semantic Descriptions of Web APIs and Web Services</text:p>
          </table:table-cell>
          <table:table-cell table:number-columns-repeated="1021"/>
        </table:table-row>
        <table:table-row table:style-name="ro1">
          <table:table-cell table:style-name="ce3" office:value-type="float" office:value="81986" calcext:value-type="float">
            <text:p>81986</text:p>
          </table:table-cell>
          <table:table-cell table:style-name="ce3" office:value-type="string" calcext:value-type="string">
            <text:p>iServe: a linked services publishing platform</text:p>
          </table:table-cell>
          <table:table-cell table:number-columns-repeated="1021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PowerAqua: fishing the semantic web</text:p>
          </table:table-cell>
          <table:table-cell table:number-columns-repeated="1021"/>
        </table:table-row>
        <table:table-row table:style-name="ro1">
          <table:table-cell table:style-name="ce3" office:value-type="float" office:value="24747953" calcext:value-type="float">
            <text:p>24747953</text:p>
          </table:table-cell>
          <table:table-cell table:style-name="ce3" office:value-type="string" calcext:value-type="string">
            <text:p>Tabulator: Exploring and analyzing linked data on the semantic web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 Rankings Details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13"/>
        <table:table-column table:style-name="co5" table:default-cell-style-name="ce11"/>
        <table:table-column table:style-name="co1" table:default-cell-style-name="ce28"/>
        <table:table-column table:style-name="co1" table:default-cell-style-name="Default"/>
        <table:table-column table:style-name="co1" table:default-cell-style-name="ce13"/>
        <table:table-column table:style-name="co6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13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row table:style-name="ro4">
          <table:table-cell table:style-name="ce12"/>
          <table:table-cell table:style-name="ce14" office:value-type="string" calcext:value-type="string">
            <text:p>Keyword</text:p>
          </table:table-cell>
          <table:table-cell table:style-name="ce15" office:value-type="string" calcext:value-type="string" table:number-columns-spanned="4" table:number-rows-spanned="1">
            <text:p>NE s in REs (Labels)</text:p>
          </table:table-cell>
          <table:covered-table-cell table:number-columns-repeated="2" table:style-name="ce1"/>
          <table:covered-table-cell/>
          <table:table-cell table:style-name="ce23" office:value-type="string" calcext:value-type="string" table:number-columns-spanned="4" table:number-rows-spanned="1">
            <text:p>NEs in REs (Surface Form)</text:p>
          </table:table-cell>
          <table:covered-table-cell table:style-name="ce32"/>
          <table:covered-table-cell table:style-name="ce33"/>
          <table:covered-table-cell table:style-name="ce32"/>
          <table:table-cell table:style-name="ce35" office:value-type="string" calcext:value-type="string" table:number-columns-spanned="4" table:number-rows-spanned="1">
            <text:p>NEs in Full-Text (Labels)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NEs in Full-Text (Surface Form)</text:p>
          </table:table-cell>
          <table:covered-table-cell table:number-columns-repeated="3"/>
        </table:table-row>
        <table:table-row table:style-name="ro4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Orig. Rank</text:p>
          </table:table-cell>
          <table:table-cell table:style-name="ce1" office:value-type="string" calcext:value-type="string">
            <text:p>Note</text:p>
          </table:table-cell>
          <table:table-cell table:style-name="ce24" office:value-type="string" calcext:value-type="string">
            <text:p>ID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Orig. Rank</text:p>
          </table:table-cell>
          <table:table-cell table:style-name="ce1" office:value-type="string" calcext:value-type="string">
            <text:p>Note</text:p>
          </table:table-cell>
          <table:table-cell table:style-name="ce24" office:value-type="string" calcext:value-type="string">
            <text:p>ID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Orig. Rank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Orig. Rank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float" office:value="11013920" calcext:value-type="float">
            <text:p>11013920</text:p>
          </table:table-cell>
          <table:table-cell table:style-name="ce16" office:value-type="float" office:value="23736849" calcext:value-type="float">
            <text:p>237368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5" office:value-type="float" office:value="8274572" calcext:value-type="float">
            <text:p>827457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7" office:value-type="float" office:value="34625544" calcext:value-type="float">
            <text:p>34625544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ok</text:p>
          </table:table-cell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" office:value-type="float" office:value="21749134" calcext:value-type="float">
            <text:p>21749134</text:p>
          </table:table-cell>
          <table:table-cell table:style-name="ce16" office:value-type="float" office:value="25727381" calcext:value-type="float">
            <text:p>2572738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 office:value-type="float" office:value="38154399" calcext:value-type="float">
            <text:p>3815439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23716047" calcext:value-type="float">
            <text:p>23716047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6" office:value-type="float" office:value="30475520" calcext:value-type="float">
            <text:p>3047552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float" office:value="9581797" calcext:value-type="float">
            <text:p>9581797</text:p>
          </table:table-cell>
          <table:table-cell table:style-name="ce17" office:value-type="float" office:value="11013920" calcext:value-type="float">
            <text:p>110139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hD Thesis</text:p>
          </table:table-cell>
          <table:table-cell table:style-name="ce26" office:value-type="float" office:value="11700521" calcext:value-type="float">
            <text:p>1170052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25051252" calcext:value-type="float">
            <text:p>25051252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" office:value-type="float" office:value="289980" calcext:value-type="float">
            <text:p>289980</text:p>
          </table:table-cell>
          <table:table-cell table:style-name="ce16" office:value-type="float" office:value="42985364" calcext:value-type="float">
            <text:p>4298536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office:value-type="float" office:value="21224573" calcext:value-type="float">
            <text:p>2122457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5" office:value-type="float" office:value="8274572" calcext:value-type="float">
            <text:p>827457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30" office:value-type="float" office:value="42985364" calcext:value-type="float">
            <text:p>4298536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" office:value-type="float" office:value="35100481" calcext:value-type="float">
            <text:p>35100481</text:p>
          </table:table-cell>
          <table:table-cell table:style-name="ce16" office:value-type="float" office:value="25051252" calcext:value-type="float">
            <text:p>2505125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5" office:value-type="float" office:value="36752836" calcext:value-type="float">
            <text:p>3675283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 office:value-type="float" office:value="30275602" calcext:value-type="float">
            <text:p>3027560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" office:value-type="float" office:value="34625544" calcext:value-type="float">
            <text:p>34625544</text:p>
          </table:table-cell>
          <table:table-cell table:style-name="ce17" office:value-type="float" office:value="22069503" calcext:value-type="float">
            <text:p>2206950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ook</text:p>
          </table:table-cell>
          <table:table-cell table:style-name="ce25" office:value-type="float" office:value="36763813" calcext:value-type="float">
            <text:p>3676381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Duplicate of 36752836</text:p>
          </table:table-cell>
          <table:table-cell table:style-name="ce25" office:value-type="float" office:value="23736849" calcext:value-type="float">
            <text:p>23736849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7" office:value-type="float" office:value="34625586" calcext:value-type="float">
            <text:p>34625586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" office:value-type="float" office:value="18425211" calcext:value-type="float">
            <text:p>18425211</text:p>
          </table:table-cell>
          <table:table-cell table:style-name="ce16" office:value-type="float" office:value="42987411" calcext:value-type="float">
            <text:p>429874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float" office:value="8335325" calcext:value-type="float">
            <text:p>8335325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7" office:value-type="float" office:value="11013920" calcext:value-type="float">
            <text:p>1101392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hD Thesis</text:p>
          </table:table-cell>
          <table:table-cell table:style-name="ce30" office:value-type="float" office:value="42987411" calcext:value-type="float">
            <text:p>42987411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3" office:value-type="float" office:value="38154399" calcext:value-type="float">
            <text:p>38154399</text:p>
          </table:table-cell>
          <table:table-cell table:style-name="ce18" office:value-type="float" office:value="11700521" calcext:value-type="float">
            <text:p>117005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11880502" calcext:value-type="float">
            <text:p>1188050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7" office:value-type="float" office:value="31156793" calcext:value-type="float">
            <text:p>3115679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Duplicate of 8767357</text:p>
          </table:table-cell>
          <table:table-cell table:style-name="ce25" office:value-type="float" office:value="8274572" calcext:value-type="float">
            <text:p>827457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float" office:value="34625292" calcext:value-type="float">
            <text:p>34625292</text:p>
          </table:table-cell>
          <table:table-cell table:style-name="ce16" office:value-type="float" office:value="42413696" calcext:value-type="float">
            <text:p>4241369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5" office:value-type="float" office:value="81986" calcext:value-type="float">
            <text:p>81986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7" office:value-type="float" office:value="34625586" calcext:value-type="float">
            <text:p>34625586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Presentation</text:p>
          </table:table-cell>
          <table:table-cell table:style-name="ce27" office:value-type="float" office:value="11013920" calcext:value-type="float">
            <text:p>1101392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" office:value-type="float" office:value="4910380" calcext:value-type="float">
            <text:p>4910380</text:p>
          </table:table-cell>
          <table:table-cell table:style-name="ce16" office:value-type="float" office:value="8450012" calcext:value-type="float">
            <text:p>845001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Duplicate of 42413696</text:p>
          </table:table-cell>
          <table:table-cell table:style-name="ce25" office:value-type="float" office:value="23191875" calcext:value-type="float">
            <text:p>23191875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Duplicate of 8767357</text:p>
          </table:table-cell>
          <table:table-cell table:style-name="ce27" office:value-type="float" office:value="34625350" calcext:value-type="float">
            <text:p>3462535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Presentation</text:p>
          </table:table-cell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float" office:value="21417246" calcext:value-type="float">
            <text:p>21417246</text:p>
          </table:table-cell>
          <table:table-cell table:style-name="ce16" office:value-type="float" office:value="21048447" calcext:value-type="float">
            <text:p>2104844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5" office:value-type="float" office:value="8767357" calcext:value-type="float">
            <text:p>8767357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9" office:value-type="float" office:value="31156298" calcext:value-type="float">
            <text:p>31156298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3" office:value-type="float" office:value="8767357" calcext:value-type="float">
            <text:p>8767357</text:p>
          </table:table-cell>
          <table:table-cell table:style-name="ce16" office:value-type="float" office:value="36752836" calcext:value-type="float">
            <text:p>3675283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7" office:value-type="float" office:value="11829913" calcext:value-type="float">
            <text:p>1182991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Technical Report</text:p>
          </table:table-cell>
          <table:table-cell table:style-name="ce25" office:value-type="float" office:value="21048447" calcext:value-type="float">
            <text:p>21048447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7" office:value-type="float" office:value="34625544" calcext:value-type="float">
            <text:p>34625544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4" office:value-type="float" office:value="11700521" calcext:value-type="float">
            <text:p>11700521</text:p>
          </table:table-cell>
          <table:table-cell table:style-name="ce16" office:value-type="float" office:value="36763813" calcext:value-type="float">
            <text:p>3676381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Duplicate of 36752836</text:p>
          </table:table-cell>
          <table:table-cell table:style-name="ce25" office:value-type="float" office:value="30475520" calcext:value-type="float">
            <text:p>3047552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30" office:value-type="float" office:value="42985364" calcext:value-type="float">
            <text:p>42985364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office:value-type="float" office:value="42627277" calcext:value-type="float">
            <text:p>42627277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2" office:value-type="float" office:value="31156298" calcext:value-type="float">
            <text:p>31156298</text:p>
          </table:table-cell>
          <table:table-cell table:style-name="ce18" office:value-type="float" office:value="3264" calcext:value-type="float">
            <text:p>326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7" office:value-type="float" office:value="22069503" calcext:value-type="float">
            <text:p>2206950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ook</text:p>
          </table:table-cell>
          <table:table-cell table:style-name="ce25" office:value-type="float" office:value="42627277" calcext:value-type="float">
            <text:p>42627277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5" office:value-type="float" office:value="21639975" calcext:value-type="float">
            <text:p>21639975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" office:value-type="float" office:value="42604453" calcext:value-type="float">
            <text:p>42604453</text:p>
          </table:table-cell>
          <table:table-cell table:style-name="ce16" office:value-type="float" office:value="2118643" calcext:value-type="float">
            <text:p>211864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5" office:value-type="float" office:value="42413696" calcext:value-type="float">
            <text:p>4241369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9" office:value-type="float" office:value="22069503" calcext:value-type="float">
            <text:p>22069503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3" office:value-type="float" office:value="11877998" calcext:value-type="float">
            <text:p>11877998</text:p>
          </table:table-cell>
          <table:table-cell table:style-name="ce16" office:value-type="float" office:value="14444865" calcext:value-type="float">
            <text:p>1444486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5" office:value-type="float" office:value="8450012" calcext:value-type="float">
            <text:p>845001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Duplicate of 42413696</text:p>
          </table:table-cell>
          <table:table-cell table:style-name="ce30" office:value-type="float" office:value="42987411" calcext:value-type="float">
            <text:p>42987411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float" office:value="21048447" calcext:value-type="float">
            <text:p>21048447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3" office:value-type="float" office:value="21385871" calcext:value-type="float">
            <text:p>21385871</text:p>
          </table:table-cell>
          <table:table-cell table:style-name="ce17" office:value-type="float" office:value="41240241" calcext:value-type="float">
            <text:p>4124024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Thesis. Closed access. Only Abstract.</text:p>
          </table:table-cell>
          <table:table-cell table:style-name="ce26" office:value-type="float" office:value="289980" calcext:value-type="float">
            <text:p>28998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raft. Non-Peer Reviewed</text:p>
          </table:table-cell>
          <table:table-cell table:style-name="ce25" office:value-type="float" office:value="21639975" calcext:value-type="float">
            <text:p>21639975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3" office:value-type="float" office:value="9543795" calcext:value-type="float">
            <text:p>9543795</text:p>
          </table:table-cell>
          <table:table-cell table:style-name="ce17" office:value-type="float" office:value="35204673" calcext:value-type="float">
            <text:p>35204673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PhD Thesis</text:p>
          </table:table-cell>
          <table:table-cell table:style-name="ce26" office:value-type="float" office:value="35100481" calcext:value-type="float">
            <text:p>35100481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raft. Non-Peer Reviewed. Duplicate?</text:p>
          </table:table-cell>
          <table:table-cell table:style-name="ce30" office:value-type="float" office:value="28664293" calcext:value-type="float">
            <text:p>2866429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office:value-type="float" office:value="34625350" calcext:value-type="float">
            <text:p>3462535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3" office:value-type="float" office:value="275" calcext:value-type="float">
            <text:p>275</text:p>
          </table:table-cell>
          <table:table-cell table:style-name="ce16" office:value-type="float" office:value="37824760" calcext:value-type="float">
            <text:p>3782476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5" office:value-type="float" office:value="42486" calcext:value-type="float">
            <text:p>42486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9" office:value-type="float" office:value="41240241" calcext:value-type="float">
            <text:p>41240241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number-columns-repeated="2" table:style-name="ce19" office:value-type="float" office:value="19" calcext:value-type="float">
            <text:p>19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" office:value-type="float" office:value="42987411" calcext:value-type="float">
            <text:p>42987411</text:p>
          </table:table-cell>
          <table:table-cell table:style-name="ce16" office:value-type="float" office:value="21644819" calcext:value-type="float">
            <text:p>21644819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5" office:value-type="float" office:value="14444865" calcext:value-type="float">
            <text:p>1444486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float" office:value="35204673" calcext:value-type="float">
            <text:p>3520467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" office:value-type="float" office:value="25051252" calcext:value-type="float">
            <text:p>25051252</text:p>
          </table:table-cell>
          <table:table-cell table:style-name="ce16" office:value-type="float" office:value="8274572" calcext:value-type="float">
            <text:p>827457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5" office:value-type="float" office:value="12080463" calcext:value-type="float">
            <text:p>12080463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uplicate of 22065997</text:p>
          </table:table-cell>
          <table:table-cell table:style-name="ce25" office:value-type="float" office:value="30475520" calcext:value-type="float">
            <text:p>3047552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3" office:value-type="float" office:value="42985364" calcext:value-type="float">
            <text:p>42985364</text:p>
          </table:table-cell>
          <table:table-cell table:style-name="ce16" office:value-type="float" office:value="21408878" calcext:value-type="float">
            <text:p>2140887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 office:value-type="float" office:value="22065997" calcext:value-type="float">
            <text:p>2206599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5" office:value-type="float" office:value="9543795" calcext:value-type="float">
            <text:p>9543795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" office:value-type="float" office:value="23390331" calcext:value-type="float">
            <text:p>23390331</text:p>
          </table:table-cell>
          <table:table-cell table:style-name="ce16" office:value-type="float" office:value="23390331" calcext:value-type="float">
            <text:p>23390331</text:p>
          </table:table-cell>
          <table:table-cell table:number-columns-repeated="2" table:style-name="ce19" office:value-type="float" office:value="23" calcext:value-type="float">
            <text:p>23</text:p>
          </table:table-cell>
          <table:table-cell/>
          <table:table-cell table:style-name="ce27" office:value-type="float" office:value="35204673" calcext:value-type="float">
            <text:p>35204673</text:p>
          </table:table-cell>
          <table:table-cell table:style-name="ce13" office:value-type="float" office:value="23" calcext:value-type="float">
            <text:p>23</text:p>
          </table:table-cell>
          <table:table-cell table:style-name="ce34" office:value-type="float" office:value="85" calcext:value-type="float">
            <text:p>85</text:p>
          </table:table-cell>
          <table:table-cell table:style-name="ce2" office:value-type="string" calcext:value-type="string">
            <text:p>PhD Thesis</text:p>
          </table:table-cell>
          <table:table-cell table:style-name="ce25" office:value-type="float" office:value="25727381" calcext:value-type="float">
            <text:p>25727381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float" office:value="31156793" calcext:value-type="float">
            <text:p>31156793</text:p>
          </table:table-cell>
          <table:table-cell table:style-name="ce16" office:value-type="float" office:value="23191875" calcext:value-type="float">
            <text:p>23191875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Duplicate of 8767357</text:p>
          </table:table-cell>
          <table:table-cell table:style-name="ce27" office:value-type="float" office:value="11013920" calcext:value-type="float">
            <text:p>1101392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hD Thesis</text:p>
          </table:table-cell>
          <table:table-cell table:style-name="ce25" office:value-type="float" office:value="2253109" calcext:value-type="float">
            <text:p>2253109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" office:value-type="float" office:value="21278242" calcext:value-type="float">
            <text:p>21278242</text:p>
          </table:table-cell>
          <table:table-cell table:style-name="ce16" office:value-type="float" office:value="8767357" calcext:value-type="float">
            <text:p>876735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8538787" calcext:value-type="float">
            <text:p>18538787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0" office:value-type="float" office:value="24679298" calcext:value-type="float">
            <text:p>24679298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" office:value-type="float" office:value="28664293" calcext:value-type="float">
            <text:p>28664293</text:p>
          </table:table-cell>
          <table:table-cell table:style-name="ce16" office:value-type="float" office:value="21224573" calcext:value-type="float">
            <text:p>2122457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5" office:value-type="float" office:value="275" calcext:value-type="float">
            <text:p>275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9" office:value-type="float" office:value="9581803" calcext:value-type="float">
            <text:p>958180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" office:value-type="float" office:value="22069503" calcext:value-type="float">
            <text:p>22069503</text:p>
          </table:table-cell>
          <table:table-cell table:style-name="ce18" office:value-type="float" office:value="289980" calcext:value-type="float">
            <text:p>28998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22473061" calcext:value-type="float">
            <text:p>22473061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" office:value-type="float" office:value="22065997" calcext:value-type="float">
            <text:p>22065997</text:p>
          </table:table-cell>
          <table:table-cell table:style-name="ce18" office:value-type="float" office:value="35100481" calcext:value-type="float">
            <text:p>3510048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7" office:value-type="float" office:value="9581714" calcext:value-type="float">
            <text:p>9581714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Presentation</text:p>
          </table:table-cell>
          <table:table-cell table:style-name="ce25" office:value-type="float" office:value="37824760" calcext:value-type="float">
            <text:p>37824760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" office:value-type="float" office:value="12080463" calcext:value-type="float">
            <text:p>12080463</text:p>
          </table:table-cell>
          <table:table-cell table:style-name="ce16" office:value-type="float" office:value="18538787" calcext:value-type="float">
            <text:p>18538787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5" office:value-type="float" office:value="21048447" calcext:value-type="float">
            <text:p>21048447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7" office:value-type="float" office:value="29137017" calcext:value-type="float">
            <text:p>29137017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6" office:value-type="float" office:value="2253109" calcext:value-type="float">
            <text:p>2253109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" office:value-type="float" office:value="23736849" calcext:value-type="float">
            <text:p>23736849</text:p>
          </table:table-cell>
          <table:table-cell table:style-name="ce16" office:value-type="float" office:value="23276593" calcext:value-type="float">
            <text:p>2327659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5" office:value-type="float" office:value="12997" calcext:value-type="float">
            <text:p>12997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9" office:value-type="float" office:value="25727381" calcext:value-type="float">
            <text:p>25727381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 office:value-type="float" office:value="19161957" calcext:value-type="float">
            <text:p>19161957</text:p>
          </table:table-cell>
          <table:table-cell table:style-name="ce16" office:value-type="float" office:value="81986" calcext:value-type="float">
            <text:p>81986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5" office:value-type="float" office:value="21749134" calcext:value-type="float">
            <text:p>21749134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66" calcext:value-type="float">
            <text:p>266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3" office:value-type="float" office:value="23716047" calcext:value-type="float">
            <text:p>23716047</text:p>
          </table:table-cell>
          <table:table-cell table:style-name="ce16" office:value-type="float" office:value="38154399" calcext:value-type="float">
            <text:p>3815439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 office:value-type="float" office:value="29137017" calcext:value-type="float">
            <text:p>29137017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PhD Thesis</text:p>
          </table:table-cell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3" office:value-type="float" office:value="36767504" calcext:value-type="float">
            <text:p>36767504</text:p>
          </table:table-cell>
          <table:table-cell table:style-name="ce16" office:value-type="float" office:value="106742" calcext:value-type="float">
            <text:p>106742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5" office:value-type="float" office:value="2118643" calcext:value-type="float">
            <text:p>2118643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5" office:value-type="float" office:value="37824760" calcext:value-type="float">
            <text:p>37824760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2" office:value-type="float" office:value="36754883" calcext:value-type="float">
            <text:p>36754883</text:p>
          </table:table-cell>
          <table:table-cell table:style-name="ce17" office:value-type="float" office:value="21749134" calcext:value-type="float">
            <text:p>2174913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chnical Report</text:p>
          </table:table-cell>
          <table:table-cell table:style-name="ce25" office:value-type="float" office:value="21644819" calcext:value-type="float">
            <text:p>21644819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float" office:value="10599247" calcext:value-type="float">
            <text:p>10599247</text:p>
          </table:table-cell>
          <table:table-cell table:style-name="ce17" office:value-type="float" office:value="9581714" calcext:value-type="float">
            <text:p>958171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Presentation</text:p>
          </table:table-cell>
          <table:table-cell table:style-name="ce25" office:value-type="float" office:value="266" calcext:value-type="float">
            <text:p>266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8" office:value-type="float" office:value="11700521" calcext:value-type="float">
            <text:p>11700521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float" office:value="29137017" calcext:value-type="float">
            <text:p>29137017</text:p>
          </table:table-cell>
          <table:table-cell table:style-name="ce17" office:value-type="float" office:value="29137017" calcext:value-type="float">
            <text:p>29137017</text:p>
          </table:table-cell>
          <table:table-cell table:number-columns-repeated="2" table:style-name="ce19" office:value-type="float" office:value="36" calcext:value-type="float">
            <text:p>36</text:p>
          </table:table-cell>
          <table:table-cell table:style-name="ce2" office:value-type="string" calcext:value-type="string">
            <text:p>PhD Thesis</text:p>
          </table:table-cell>
          <table:table-cell table:style-name="ce25" office:value-type="float" office:value="9543795" calcext:value-type="float">
            <text:p>9543795</text:p>
          </table:table-cell>
          <table:table-cell table:style-name="ce13" office:value-type="float" office:value="36" calcext:value-type="float">
            <text:p>36</text:p>
          </table:table-cell>
          <table:table-cell table:style-name="ce34" office:value-type="float" office:value="18" calcext:value-type="float">
            <text:p>18</text:p>
          </table:table-cell>
          <table:table-cell/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3" office:value-type="float" office:value="42413696" calcext:value-type="float">
            <text:p>42413696</text:p>
          </table:table-cell>
          <table:table-cell table:style-name="ce16" office:value-type="float" office:value="12080463" calcext:value-type="float">
            <text:p>1208046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uplicate of 22065997</text:p>
          </table:table-cell>
          <table:table-cell table:style-name="ce25" office:value-type="float" office:value="11879148" calcext:value-type="float">
            <text:p>11879148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3" office:value-type="float" office:value="41229" calcext:value-type="float">
            <text:p>41229</text:p>
          </table:table-cell>
          <table:table-cell table:style-name="ce16" office:value-type="float" office:value="22065997" calcext:value-type="float">
            <text:p>2206599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5" office:value-type="float" office:value="23736849" calcext:value-type="float">
            <text:p>23736849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office:value-type="float" office:value="9581803" calcext:value-type="float">
            <text:p>9581803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float" office:value="9582026" calcext:value-type="float">
            <text:p>9582026</text:p>
          </table:table-cell>
          <table:table-cell table:style-name="ce17" office:value-type="float" office:value="9581797" calcext:value-type="float">
            <text:p>958179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esentation</text:p>
          </table:table-cell>
          <table:table-cell table:style-name="ce25" office:value-type="float" office:value="21408878" calcext:value-type="float">
            <text:p>21408878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8" office:value-type="float" office:value="11700521" calcext:value-type="float">
            <text:p>11700521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3" office:value-type="float" office:value="12000594" calcext:value-type="float">
            <text:p>12000594</text:p>
          </table:table-cell>
          <table:table-cell table:style-name="ce16" office:value-type="float" office:value="30475520" calcext:value-type="float">
            <text:p>304755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5" office:value-type="float" office:value="23390331" calcext:value-type="float">
            <text:p>23390331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" office:value-type="float" office:value="11879148" calcext:value-type="float">
            <text:p>11879148</text:p>
          </table:table-cell>
          <table:table-cell table:style-name="ce16" office:value-type="float" office:value="42486" calcext:value-type="float">
            <text:p>4248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/>
          <table:table-cell table:style-name="ce27" office:value-type="float" office:value="34625586" calcext:value-type="float">
            <text:p>34625586</text:p>
          </table:table-cell>
          <table:table-cell table:style-name="ce13" office:value-type="float" office:value="41" calcext:value-type="float">
            <text:p>41</text:p>
          </table:table-cell>
          <table:table-cell table:style-name="ce34" office:value-type="float" office:value="88" calcext:value-type="float">
            <text:p>88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3" office:value-type="float" office:value="42486" calcext:value-type="float">
            <text:p>42486</text:p>
          </table:table-cell>
          <table:table-cell table:style-name="ce16" office:value-type="float" office:value="21639975" calcext:value-type="float">
            <text:p>2163997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5" office:value-type="float" office:value="21639975" calcext:value-type="float">
            <text:p>21639975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1156793" calcext:value-type="float">
            <text:p>31156793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2" office:value-type="float" office:value="9581715" calcext:value-type="float">
            <text:p>9581715</text:p>
          </table:table-cell>
          <table:table-cell table:style-name="ce16" office:value-type="float" office:value="275" calcext:value-type="float">
            <text:p>27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7" office:value-type="float" office:value="41240241" calcext:value-type="float">
            <text:p>41240241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Thesis. Closed access. Only Abstract.</text:p>
          </table:table-cell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2" office:value-type="float" office:value="21284950" calcext:value-type="float">
            <text:p>21284950</text:p>
          </table:table-cell>
          <table:table-cell table:style-name="ce16"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office:value-type="float" office:value="12000594" calcext:value-type="float">
            <text:p>12000594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2" office:value-type="float" office:value="9581803" calcext:value-type="float">
            <text:p>9581803</text:p>
          </table:table-cell>
          <table:table-cell table:style-name="ce16" office:value-type="float" office:value="2253109" calcext:value-type="float">
            <text:p>2253109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5" office:value-type="float" office:value="25051252" calcext:value-type="float">
            <text:p>25051252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3" office:value-type="float" office:value="30475520" calcext:value-type="float">
            <text:p>30475520</text:p>
          </table:table-cell>
          <table:table-cell table:style-name="ce16" office:value-type="float" office:value="8335325" calcext:value-type="float">
            <text:p>8335325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 office:value-type="float" office:value="12777" calcext:value-type="float">
            <text:p>12777</text:p>
          </table:table-cell>
          <table:table-cell table:style-name="ce13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5">
          <table:table-cell office:value-type="float" office:value="47" calcext:value-type="float">
            <text:p>47</text:p>
          </table:table-cell>
          <table:table-cell table:style-name="ce2" office:value-type="float" office:value="8450012" calcext:value-type="float">
            <text:p>8450012</text:p>
          </table:table-cell>
          <table:table-cell office:value-type="float" office:value="15624489" calcext:value-type="float">
            <text:p>15624489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5" office:value-type="float" office:value="37824760" calcext:value-type="float">
            <text:p>37824760</text:p>
          </table:table-cell>
          <table:table-cell table:style-name="ce13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" office:value-type="float" office:value="5181" calcext:value-type="float">
            <text:p>5181</text:p>
          </table:table-cell>
          <table:table-cell table:style-name="ce16" office:value-type="float" office:value="12997" calcext:value-type="float">
            <text:p>1299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 office:value-type="float" office:value="18263008" calcext:value-type="float">
            <text:p>18263008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5" office:value-type="float" office:value="15624489" calcext:value-type="float">
            <text:p>15624489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3" office:value-type="float" office:value="18263008" calcext:value-type="float">
            <text:p>18263008</text:p>
          </table:table-cell>
          <table:table-cell table:style-name="ce16" office:value-type="float" office:value="81987" calcext:value-type="float">
            <text:p>8198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5" office:value-type="float" office:value="42985364" calcext:value-type="float">
            <text:p>42985364</text:p>
          </table:table-cell>
          <table:table-cell table:style-name="ce13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3" office:value-type="float" office:value="37824760" calcext:value-type="float">
            <text:p>37824760</text:p>
          </table:table-cell>
          <table:table-cell table:style-name="ce16" office:value-type="float" office:value="9543795" calcext:value-type="float">
            <text:p>954379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5" office:value-type="float" office:value="106742" calcext:value-type="float">
            <text:p>106742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2" office:value-type="float" office:value="9581714" calcext:value-type="float">
            <text:p>9581714</text:p>
          </table:table-cell>
          <table:table-cell table:style-name="ce17" office:value-type="float" office:value="11829913" calcext:value-type="float">
            <text:p>11829913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Technical Report</text:p>
          </table:table-cell>
          <table:table-cell table:style-name="ce25" office:value-type="float" office:value="20986088" calcext:value-type="float">
            <text:p>20986088</text:p>
          </table:table-cell>
          <table:table-cell table:style-name="ce13"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office:value-type="float" office:value="9581714" calcext:value-type="float">
            <text:p>9581714</text:p>
          </table:table-cell>
          <table:table-cell table:number-columns-repeated="2" table:style-name="ce19" office:value-type="float" office:value="51" calcext:value-type="float">
            <text:p>51</text:p>
          </table:table-cell>
          <table:table-cell/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ce2" office:value-type="float" office:value="34625350" calcext:value-type="float">
            <text:p>34625350</text:p>
          </table:table-cell>
          <table:table-cell table:style-name="ce16" office:value-type="float" office:value="5181" calcext:value-type="float">
            <text:p>51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5" office:value-type="float" office:value="81987" calcext:value-type="float">
            <text:p>81987</text:p>
          </table:table-cell>
          <table:table-cell table:style-name="ce13"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float" office:value="23191875" calcext:value-type="float">
            <text:p>23191875</text:p>
          </table:table-cell>
          <table:table-cell table:style-name="ce18" office:value-type="float" office:value="29196612" calcext:value-type="float">
            <text:p>29196612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6" office:value-type="float" office:value="29196612" calcext:value-type="float">
            <text:p>29196612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Book Chapter</text:p>
          </table:table-cell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float" office:value="54" calcext:value-type="float">
            <text:p>54</text:p>
          </table:table-cell>
          <table:table-cell table:style-name="ce3" office:value-type="float" office:value="266" calcext:value-type="float">
            <text:p>266</text:p>
          </table:table-cell>
          <table:table-cell table:style-name="ce16" office:value-type="float" office:value="23716047" calcext:value-type="float">
            <text:p>2371604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5" office:value-type="float" office:value="287" calcext:value-type="float">
            <text:p>287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7" office:value-type="float" office:value="29137017" calcext:value-type="float">
            <text:p>29137017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4" office:value-type="float" office:value="3264" calcext:value-type="float">
            <text:p>3264</text:p>
          </table:table-cell>
          <table:table-cell table:style-name="ce16" office:value-type="float" office:value="24747953" calcext:value-type="float">
            <text:p>24747953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Draft???</text:p>
          </table:table-cell>
          <table:table-cell table:style-name="ce25" office:value-type="float" office:value="5181" calcext:value-type="float">
            <text:p>5181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 office:value-type="float" office:value="266" calcext:value-type="float">
            <text:p>266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7">
          <table:table-cell office:value-type="float" office:value="56" calcext:value-type="float">
            <text:p>56</text:p>
          </table:table-cell>
          <table:table-cell table:style-name="ce3" office:value-type="float" office:value="12777" calcext:value-type="float">
            <text:p>12777</text:p>
          </table:table-cell>
          <table:table-cell table:style-name="ce16" office:value-type="float" office:value="12777" calcext:value-type="float">
            <text:p>12777</text:p>
          </table:table-cell>
          <table:table-cell table:number-columns-repeated="2" table:style-name="ce19" office:value-type="float" office:value="56" calcext:value-type="float">
            <text:p>56</text:p>
          </table:table-cell>
          <table:table-cell/>
          <table:table-cell table:style-name="ce27" office:value-type="float" office:value="20976385" calcext:value-type="float">
            <text:p>20976385</text:p>
          </table:table-cell>
          <table:table-cell table:style-name="ce13" office:value-type="float" office:value="56" calcext:value-type="float">
            <text:p>56</text:p>
          </table:table-cell>
          <table:table-cell table:style-name="ce34" office:value-type="float" office:value="75" calcext:value-type="float">
            <text:p>75</text:p>
          </table:table-cell>
          <table:table-cell table:style-name="ce2" office:value-type="string" calcext:value-type="string">
            <text:p>Duplicate of 20986088.</text:p>
            <text:p><text:span text:style-name="T4">Correct title: SEMANTIC MARC, MARC21 AND THE SEMANTIC WEB. Pre-published draft. </text:span></text:p>
          </table:table-cell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3" office:value-type="float" office:value="21224573" calcext:value-type="float">
            <text:p>21224573</text:p>
          </table:table-cell>
          <table:table-cell table:style-name="ce17" office:value-type="float" office:value="20976385" calcext:value-type="float">
            <text:p>2097638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Duplicate of 20986088.</text:p>
            <text:p><text:span text:style-name="T4">Correct title: SEMANTIC MARC, MARC21 AND THE SEMANTIC WEB. Pre-published draft. </text:span></text:p>
          </table:table-cell>
          <table:table-cell table:style-name="ce25" office:value-type="float" office:value="30275602" calcext:value-type="float">
            <text:p>3027560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table:style-name="ce3" office:value-type="float" office:value="22473061" calcext:value-type="float">
            <text:p>22473061</text:p>
          </table:table-cell>
          <table:table-cell table:style-name="ce16" office:value-type="float" office:value="20986088" calcext:value-type="float">
            <text:p>20986088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style-name="ce22"/>
          <table:table-cell table:style-name="ce26" office:value-type="float" office:value="3264" calcext:value-type="float">
            <text:p>3264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Draft???</text:p>
          </table:table-cell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3" office:value-type="float" office:value="30275602" calcext:value-type="float">
            <text:p>30275602</text:p>
          </table:table-cell>
          <table:table-cell table:style-name="ce16" office:value-type="float" office:value="11879148" calcext:value-type="float">
            <text:p>1187914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 office:value-type="float" office:value="36754883" calcext:value-type="float">
            <text:p>36754883</text:p>
          </table:table-cell>
          <table:table-cell table:style-name="ce13"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Duplicate of 36767504</text:p>
          </table:table-cell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5">
          <table:table-cell office:value-type="float" office:value="60" calcext:value-type="float">
            <text:p>60</text:p>
          </table:table-cell>
          <table:table-cell table:style-name="ce2" office:value-type="float" office:value="41240241" calcext:value-type="float">
            <text:p>41240241</text:p>
          </table:table-cell>
          <table:table-cell table:style-name="ce16" office:value-type="float" office:value="30275602" calcext:value-type="float">
            <text:p>30275602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25" office:value-type="float" office:value="36767504" calcext:value-type="float">
            <text:p>36767504</text:p>
          </table:table-cell>
          <table:table-cell table:style-name="ce13" office:value-type="float" office:value="60" calcext:value-type="float">
            <text:p>60</text:p>
          </table:table-cell>
          <table:table-cell table:style-name="ce34" office:value-type="float" office:value="33" calcext:value-type="float">
            <text:p>33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3" office:value-type="float" office:value="8274572" calcext:value-type="float">
            <text:p>8274572</text:p>
          </table:table-cell>
          <table:table-cell table:style-name="ce16" office:value-type="float" office:value="12000594" calcext:value-type="float">
            <text:p>1200059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 office:value-type="float" office:value="1154124" calcext:value-type="float">
            <text:p>1154124</text:p>
          </table:table-cell>
          <table:table-cell table:style-name="ce13"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3" office:value-type="float" office:value="24679298" calcext:value-type="float">
            <text:p>24679298</text:p>
          </table:table-cell>
          <table:table-cell table:style-name="ce16" office:value-type="float" office:value="22473061" calcext:value-type="float">
            <text:p>2247306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624489" calcext:value-type="float">
            <text:p>15624489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5">
          <table:table-cell office:value-type="float" office:value="63" calcext:value-type="float">
            <text:p>63</text:p>
          </table:table-cell>
          <table:table-cell table:style-name="ce2" office:value-type="float" office:value="21063339" calcext:value-type="float">
            <text:p>21063339</text:p>
          </table:table-cell>
          <table:table-cell table:style-name="ce16"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5" office:value-type="float" office:value="12001313" calcext:value-type="float">
            <text:p>12001313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5624489" calcext:value-type="float">
            <text:p>15624489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float" office:value="64" calcext:value-type="float">
            <text:p>64</text:p>
          </table:table-cell>
          <table:table-cell table:style-name="ce3" office:value-type="float" office:value="2253109" calcext:value-type="float">
            <text:p>2253109</text:p>
          </table:table-cell>
          <table:table-cell table:style-name="ce17" office:value-type="float" office:value="31156298" calcext:value-type="float">
            <text:p>3115629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hesis in Italian</text:p>
          </table:table-cell>
          <table:table-cell table:style-name="ce25" office:value-type="float" office:value="25727381" calcext:value-type="float">
            <text:p>25727381</text:p>
          </table:table-cell>
          <table:table-cell table:style-name="ce13"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3" office:value-type="float" office:value="277490" calcext:value-type="float">
            <text:p>277490</text:p>
          </table:table-cell>
          <table:table-cell table:style-name="ce16" office:value-type="float" office:value="42627277" calcext:value-type="float">
            <text:p>4262727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7" office:value-type="float" office:value="9581797" calcext:value-type="float">
            <text:p>9581797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esentation</text:p>
          </table:table-cell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float" office:value="66" calcext:value-type="float">
            <text:p>66</text:p>
          </table:table-cell>
          <table:table-cell table:style-name="ce3" office:value-type="float" office:value="21644819" calcext:value-type="float">
            <text:p>21644819</text:p>
          </table:table-cell>
          <table:table-cell table:style-name="ce16" office:value-type="float" office:value="1154124" calcext:value-type="float">
            <text:p>115412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5" office:value-type="float" office:value="42627277" calcext:value-type="float">
            <text:p>42627277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3" office:value-type="float" office:value="18538787" calcext:value-type="float">
            <text:p>18538787</text:p>
          </table:table-cell>
          <table:table-cell table:style-name="ce17" office:value-type="float" office:value="34625544" calcext:value-type="float">
            <text:p>34625544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" calcext:value-type="float">
            <text:p>6</text:p>
          </table:table-cell>
          <table:table-cell table:style-name="ce2" office:value-type="string" calcext:value-type="string">
            <text:p>Presentation</text:p>
          </table:table-cell>
          <table:table-cell table:style-name="ce25" office:value-type="float" office:value="24747953" calcext:value-type="float">
            <text:p>24747953</text:p>
          </table:table-cell>
          <table:table-cell table:style-name="ce13" office:value-type="float" office:value="67" calcext:value-type="float">
            <text:p>67</text:p>
          </table:table-cell>
          <table:table-cell table:style-name="ce34" office:value-type="float" office:value="100" calcext:value-type="float">
            <text:p>100</text:p>
          </table:table-cell>
          <table:table-cell/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float" office:value="68" calcext:value-type="float">
            <text:p>68</text:p>
          </table:table-cell>
          <table:table-cell table:style-name="ce3" office:value-type="float" office:value="2118643" calcext:value-type="float">
            <text:p>2118643</text:p>
          </table:table-cell>
          <table:table-cell table:style-name="ce16" office:value-type="float" office:value="18425211" calcext:value-type="float">
            <text:p>18425211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5" office:value-type="float" office:value="360569" calcext:value-type="float">
            <text:p>360569</text:p>
          </table:table-cell>
          <table:table-cell table:style-name="ce13" office:value-type="float" office:value="68" calcext:value-type="float">
            <text:p>68</text:p>
          </table:table-cell>
          <table:table-cell table:style-name="ce34" office:value-type="float" office:value="89" calcext:value-type="float">
            <text:p>89</text:p>
          </table:table-cell>
          <table:table-cell/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table:style-name="ce3" office:value-type="float" office:value="11830520" calcext:value-type="float">
            <text:p>11830520</text:p>
          </table:table-cell>
          <table:table-cell table:style-name="ce17" office:value-type="float" office:value="34625292" calcext:value-type="float">
            <text:p>34625292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" calcext:value-type="float">
            <text:p>9</text:p>
          </table:table-cell>
          <table:table-cell table:style-name="ce2" office:value-type="string" calcext:value-type="string">
            <text:p>In German</text:p>
          </table:table-cell>
          <table:table-cell table:style-name="ce25" office:value-type="float" office:value="42987411" calcext:value-type="float">
            <text:p>42987411</text:p>
          </table:table-cell>
          <table:table-cell table:style-name="ce13" office:value-type="float" office:value="69" calcext:value-type="float">
            <text:p>69</text:p>
          </table:table-cell>
          <table:table-cell table:style-name="ce34" office:value-type="float" office:value="20" calcext:value-type="float">
            <text:p>20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3" office:value-type="float" office:value="21639975" calcext:value-type="float">
            <text:p>21639975</text:p>
          </table:table-cell>
          <table:table-cell table:style-name="ce17" office:value-type="float" office:value="4910380" calcext:value-type="float">
            <text:p>491038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0" calcext:value-type="float">
            <text:p>10</text:p>
          </table:table-cell>
          <table:table-cell table:style-name="ce2" office:value-type="string" calcext:value-type="string">
            <text:p>Talk Script</text:p>
          </table:table-cell>
          <table:table-cell table:style-name="ce27" office:value-type="float" office:value="42604453" calcext:value-type="float">
            <text:p>42604453</text:p>
          </table:table-cell>
          <table:table-cell table:style-name="ce13" office:value-type="float" office:value="70" calcext:value-type="float">
            <text:p>70</text:p>
          </table:table-cell>
          <table:table-cell table:style-name="ce34" office:value-type="float" office:value="15" calcext:value-type="float">
            <text:p>15</text:p>
          </table:table-cell>
          <table:table-cell table:style-name="ce2" office:value-type="string" calcext:value-type="string">
            <text:p>PhD Thesis</text:p>
          </table:table-cell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9" office:value-type="float" office:value="9543795" calcext:value-type="float">
            <text:p>954379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3" office:value-type="float" office:value="42627277" calcext:value-type="float">
            <text:p>42627277</text:p>
          </table:table-cell>
          <table:table-cell table:style-name="ce17" office:value-type="float" office:value="21417246" calcext:value-type="float">
            <text:p>2141724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1" calcext:value-type="float">
            <text:p>11</text:p>
          </table:table-cell>
          <table:table-cell table:style-name="ce2" office:value-type="string" calcext:value-type="string">
            <text:p>Poster</text:p>
          </table:table-cell>
          <table:table-cell table:style-name="ce25" office:value-type="float" office:value="23716047" calcext:value-type="float">
            <text:p>23716047</text:p>
          </table:table-cell>
          <table:table-cell table:style-name="ce13" office:value-type="float" office:value="71" calcext:value-type="float">
            <text:p>71</text:p>
          </table:table-cell>
          <table:table-cell table:style-name="ce34" office:value-type="float" office:value="32" calcext:value-type="float">
            <text:p>32</text:p>
          </table:table-cell>
          <table:table-cell/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3" office:value-type="float" office:value="23276593" calcext:value-type="float">
            <text:p>23276593</text:p>
          </table:table-cell>
          <table:table-cell table:style-name="ce17" office:value-type="float" office:value="42604453" calcext:value-type="float">
            <text:p>4260445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5" calcext:value-type="float">
            <text:p>15</text:p>
          </table:table-cell>
          <table:table-cell table:style-name="ce2" office:value-type="string" calcext:value-type="string">
            <text:p>PhD Thesis</text:p>
          </table:table-cell>
          <table:table-cell table:style-name="ce27" office:value-type="float" office:value="31156298" calcext:value-type="float">
            <text:p>31156298</text:p>
          </table:table-cell>
          <table:table-cell table:style-name="ce13" office:value-type="float" office:value="72" calcext:value-type="float">
            <text:p>72</text:p>
          </table:table-cell>
          <table:table-cell table:style-name="ce34" office:value-type="float" office:value="14" calcext:value-type="float">
            <text:p>14</text:p>
          </table:table-cell>
          <table:table-cell table:style-name="ce2" office:value-type="string" calcext:value-type="string">
            <text:p>Thesis in Italian</text:p>
          </table:table-cell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3" office:value-type="float" office:value="21048447" calcext:value-type="float">
            <text:p>21048447</text:p>
          </table:table-cell>
          <table:table-cell table:style-name="ce16" office:value-type="float" office:value="11877998" calcext:value-type="float">
            <text:p>11877998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6" calcext:value-type="float">
            <text:p>16</text:p>
          </table:table-cell>
          <table:table-cell/>
          <table:table-cell table:style-name="ce25" office:value-type="float" office:value="41229" calcext:value-type="float">
            <text:p>41229</text:p>
          </table:table-cell>
          <table:table-cell table:style-name="ce13" office:value-type="float" office:value="73" calcext:value-type="float">
            <text:p>73</text:p>
          </table:table-cell>
          <table:table-cell table:style-name="ce34" office:value-type="float" office:value="38" calcext:value-type="float">
            <text:p>38</text:p>
          </table:table-cell>
          <table:table-cell/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float" office:value="74" calcext:value-type="float">
            <text:p>74</text:p>
          </table:table-cell>
          <table:table-cell table:style-name="ce3" office:value-type="float" office:value="1154124" calcext:value-type="float">
            <text:p>1154124</text:p>
          </table:table-cell>
          <table:table-cell table:style-name="ce16" office:value-type="float" office:value="21385871" calcext:value-type="float">
            <text:p>21385871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7" calcext:value-type="float">
            <text:p>17</text:p>
          </table:table-cell>
          <table:table-cell/>
          <table:table-cell table:style-name="ce25" office:value-type="float" office:value="11830520" calcext:value-type="float">
            <text:p>11830520</text:p>
          </table:table-cell>
          <table:table-cell table:style-name="ce13" office:value-type="float" office:value="74" calcext:value-type="float">
            <text:p>74</text:p>
          </table:table-cell>
          <table:table-cell table:style-name="ce34" office:value-type="float" office:value="69" calcext:value-type="float">
            <text:p>69</text:p>
          </table:table-cell>
          <table:table-cell/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2" office:value-type="float" office:value="20976385" calcext:value-type="float">
            <text:p>20976385</text:p>
          </table:table-cell>
          <table:table-cell table:style-name="ce17" office:value-type="float" office:value="31156793" calcext:value-type="float">
            <text:p>3115679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24" calcext:value-type="float">
            <text:p>24</text:p>
          </table:table-cell>
          <table:table-cell table:style-name="ce2" office:value-type="string" calcext:value-type="string">
            <text:p>In Italian</text:p>
          </table:table-cell>
          <table:table-cell table:style-name="ce25" office:value-type="float" office:value="18425211" calcext:value-type="float">
            <text:p>18425211</text:p>
          </table:table-cell>
          <table:table-cell table:style-name="ce13" office:value-type="float" office:value="75" calcext:value-type="float">
            <text:p>75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3" office:value-type="float" office:value="20986088" calcext:value-type="float">
            <text:p>20986088</text:p>
          </table:table-cell>
          <table:table-cell table:style-name="ce17" office:value-type="float" office:value="21278242" calcext:value-type="float">
            <text:p>21278242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25" calcext:value-type="float">
            <text:p>25</text:p>
          </table:table-cell>
          <table:table-cell table:style-name="ce2" office:value-type="string" calcext:value-type="string">
            <text:p>Draft. Non-Peer Reviewed</text:p>
          </table:table-cell>
          <table:table-cell table:style-name="ce25" office:value-type="float" office:value="21063339" calcext:value-type="float">
            <text:p>21063339</text:p>
          </table:table-cell>
          <table:table-cell table:style-name="ce13" office:value-type="float" office:value="76" calcext:value-type="float">
            <text:p>76</text:p>
          </table:table-cell>
          <table:table-cell table:style-name="ce34" office:value-type="float" office:value="63" calcext:value-type="float">
            <text:p>63</text:p>
          </table:table-cell>
          <table:table-cell table:style-name="ce3" office:value-type="string" calcext:value-type="string">
            <text:p>Duplicate of 24679298</text:p>
          </table:table-cell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5">
          <table:table-cell office:value-type="float" office:value="77" calcext:value-type="float">
            <text:p>77</text:p>
          </table:table-cell>
          <table:table-cell table:style-name="ce2" office:value-type="float" office:value="34648287" calcext:value-type="float">
            <text:p>34648287</text:p>
          </table:table-cell>
          <table:table-cell table:style-name="ce16" office:value-type="float" office:value="28664293" calcext:value-type="float">
            <text:p>2866429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26" calcext:value-type="float">
            <text:p>26</text:p>
          </table:table-cell>
          <table:table-cell/>
          <table:table-cell table:style-name="ce25" office:value-type="float" office:value="24679298" calcext:value-type="float">
            <text:p>24679298</text:p>
          </table:table-cell>
          <table:table-cell table:style-name="ce13" office:value-type="float" office:value="77" calcext:value-type="float">
            <text:p>77</text:p>
          </table:table-cell>
          <table:table-cell table:style-name="ce34" office:value-type="float" office:value="62" calcext:value-type="float">
            <text:p>62</text:p>
          </table:table-cell>
          <table:table-cell/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float" office:value="78" calcext:value-type="float">
            <text:p>78</text:p>
          </table:table-cell>
          <table:table-cell table:style-name="ce3" office:value-type="float" office:value="81987" calcext:value-type="float">
            <text:p>81987</text:p>
          </table:table-cell>
          <table:table-cell table:style-name="ce17" office:value-type="float" office:value="19161957" calcext:value-type="float">
            <text:p>1916195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1" calcext:value-type="float">
            <text:p>31</text:p>
          </table:table-cell>
          <table:table-cell table:style-name="ce2" office:value-type="string" calcext:value-type="string">
            <text:p>Briefing paper – Non-Peer Reviwed</text:p>
          </table:table-cell>
          <table:table-cell table:style-name="ce25" office:value-type="float" office:value="28664293" calcext:value-type="float">
            <text:p>28664293</text:p>
          </table:table-cell>
          <table:table-cell table:style-name="ce13" office:value-type="float" office:value="78" calcext:value-type="float">
            <text:p>78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 office:value-type="float" office:value="79" calcext:value-type="float">
            <text:p>79</text:p>
          </table:table-cell>
          <table:table-cell table:style-name="ce3" office:value-type="float" office:value="37832673" calcext:value-type="float">
            <text:p>37832673</text:p>
          </table:table-cell>
          <table:table-cell table:style-name="ce16" office:value-type="float" office:value="36767504" calcext:value-type="float">
            <text:p>36767504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3" calcext:value-type="float">
            <text:p>33</text:p>
          </table:table-cell>
          <table:table-cell/>
          <table:table-cell table:style-name="ce25" office:value-type="float" office:value="21385871" calcext:value-type="float">
            <text:p>21385871</text:p>
          </table:table-cell>
          <table:table-cell table:style-name="ce13" office:value-type="float" office:value="79" calcext:value-type="float">
            <text:p>79</text:p>
          </table:table-cell>
          <table:table-cell table:style-name="ce34" office:value-type="float" office:value="17" calcext:value-type="float">
            <text:p>17</text:p>
          </table:table-cell>
          <table:table-cell/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15624489" calcext:value-type="float">
            <text:p>15624489</text:p>
          </table:table-cell>
          <table:table-cell table:style-name="ce17" office:value-type="float" office:value="36754883" calcext:value-type="float">
            <text:p>3675488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string" calcext:value-type="string">
            <text:p>Duplicate of 36767504</text:p>
          </table:table-cell>
          <table:table-cell table:style-name="ce29" office:value-type="float" office:value="34625544" calcext:value-type="float">
            <text:p>34625544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" calcext:value-type="float">
            <text:p>6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5">
          <table:table-cell office:value-type="float" office:value="81" calcext:value-type="float">
            <text:p>81</text:p>
          </table:table-cell>
          <table:table-cell table:style-name="ce3" office:value-type="float" office:value="14444865" calcext:value-type="float">
            <text:p>14444865</text:p>
          </table:table-cell>
          <table:table-cell table:style-name="ce17" office:value-type="float" office:value="10599247" calcext:value-type="float">
            <text:p>1059924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5" calcext:value-type="float">
            <text:p>35</text:p>
          </table:table-cell>
          <table:table-cell table:style-name="ce2" office:value-type="string" calcext:value-type="string">
            <text:p>University Policy Document</text:p>
          </table:table-cell>
          <table:table-cell table:style-name="ce29" office:value-type="float" office:value="34625292" calcext:value-type="float">
            <text:p>34625292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" calcext:value-type="float">
            <text:p>9</text:p>
          </table:table-cell>
          <table:table-cell table:style-name="ce2" office:value-type="string" calcext:value-type="string">
            <text:p>In German</text:p>
          </table:table-cell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3" office:value-type="float" office:value="21408878" calcext:value-type="float">
            <text:p>21408878</text:p>
          </table:table-cell>
          <table:table-cell table:style-name="ce16" office:value-type="float" office:value="41229" calcext:value-type="float">
            <text:p>41229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table:style-name="ce29" office:value-type="float" office:value="4910380" calcext:value-type="float">
            <text:p>491038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0" calcext:value-type="float">
            <text:p>10</text:p>
          </table:table-cell>
          <table:table-cell table:style-name="ce2" office:value-type="string" calcext:value-type="string">
            <text:p>Talk Script</text:p>
          </table:table-cell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3" office:value-type="float" office:value="25727381" calcext:value-type="float">
            <text:p>25727381</text:p>
          </table:table-cell>
          <table:table-cell table:style-name="ce17" office:value-type="float" office:value="9582026" calcext:value-type="float">
            <text:p>958202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9" calcext:value-type="float">
            <text:p>39</text:p>
          </table:table-cell>
          <table:table-cell table:style-name="ce2" office:value-type="string" calcext:value-type="string">
            <text:p>Presentation</text:p>
          </table:table-cell>
          <table:table-cell table:style-name="ce29" office:value-type="float" office:value="21417246" calcext:value-type="float">
            <text:p>2141724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1" calcext:value-type="float">
            <text:p>11</text:p>
          </table:table-cell>
          <table:table-cell/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3" office:value-type="float" office:value="12001313" calcext:value-type="float">
            <text:p>12001313</text:p>
          </table:table-cell>
          <table:table-cell table:style-name="ce17" office:value-type="float" office:value="9581715" calcext:value-type="float">
            <text:p>9581715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3" calcext:value-type="float">
            <text:p>43</text:p>
          </table:table-cell>
          <table:table-cell table:style-name="ce2" office:value-type="string" calcext:value-type="string">
            <text:p>Presentation</text:p>
          </table:table-cell>
          <table:table-cell table:style-name="ce30" office:value-type="float" office:value="11877998" calcext:value-type="float">
            <text:p>11877998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16" calcext:value-type="float">
            <text:p>16</text:p>
          </table:table-cell>
          <table:table-cell/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37832673" calcext:value-type="float">
            <text:p>37832673</text:p>
          </table:table-cell>
          <table:table-cell table:style-name="ce13"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2" office:value-type="float" office:value="35204673" calcext:value-type="float">
            <text:p>35204673</text:p>
          </table:table-cell>
          <table:table-cell table:style-name="ce17" office:value-type="float" office:value="21284950" calcext:value-type="float">
            <text:p>2128495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4" calcext:value-type="float">
            <text:p>44</text:p>
          </table:table-cell>
          <table:table-cell table:style-name="ce2" office:value-type="string" calcext:value-type="string">
            <text:p>Presentation</text:p>
          </table:table-cell>
          <table:table-cell table:style-name="ce29" office:value-type="float" office:value="31156793" calcext:value-type="float">
            <text:p>3115679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24" calcext:value-type="float">
            <text:p>24</text:p>
          </table:table-cell>
          <table:table-cell table:style-name="ce2" office:value-type="string" calcext:value-type="string">
            <text:p>In Italian</text:p>
          </table:table-cell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4" office:value-type="float" office:value="29196612" calcext:value-type="float">
            <text:p>29196612</text:p>
          </table:table-cell>
          <table:table-cell table:style-name="ce17" office:value-type="float" office:value="9581803" calcext:value-type="float">
            <text:p>958180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5" calcext:value-type="float">
            <text:p>45</text:p>
          </table:table-cell>
          <table:table-cell table:style-name="ce2" office:value-type="string" calcext:value-type="string">
            <text:p>Presentation</text:p>
          </table:table-cell>
          <table:table-cell table:style-name="ce29" office:value-type="float" office:value="21278242" calcext:value-type="float">
            <text:p>21278242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25" calcext:value-type="float">
            <text:p>25</text:p>
          </table:table-cell>
          <table:table-cell table:style-name="ce2" office:value-type="string" calcext:value-type="string">
            <text:p>Draft. Non-Peer Reviewed</text:p>
          </table:table-cell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3" office:value-type="float" office:value="12997" calcext:value-type="float">
            <text:p>12997</text:p>
          </table:table-cell>
          <table:table-cell table:style-name="ce16" office:value-type="float" office:value="18263008" calcext:value-type="float">
            <text:p>18263008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9" calcext:value-type="float">
            <text:p>49</text:p>
          </table:table-cell>
          <table:table-cell/>
          <table:table-cell table:style-name="ce29" office:value-type="float" office:value="19161957" calcext:value-type="float">
            <text:p>1916195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1" calcext:value-type="float">
            <text:p>31</text:p>
          </table:table-cell>
          <table:table-cell table:style-name="ce2" office:value-type="string" calcext:value-type="string">
            <text:p>Briefing paper – Non-Peer Reviwed</text:p>
          </table:table-cell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float" office:value="88" calcext:value-type="float">
            <text:p>88</text:p>
          </table:table-cell>
          <table:table-cell table:style-name="ce2" office:value-type="float" office:value="34625586" calcext:value-type="float">
            <text:p>34625586</text:p>
          </table:table-cell>
          <table:table-cell table:style-name="ce17" office:value-type="float" office:value="34625350" calcext:value-type="float">
            <text:p>3462535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52" calcext:value-type="float">
            <text:p>52</text:p>
          </table:table-cell>
          <table:table-cell table:style-name="ce2" office:value-type="string" calcext:value-type="string">
            <text:p>Presentation</text:p>
          </table:table-cell>
          <table:table-cell table:style-name="ce29" office:value-type="float" office:value="10599247" calcext:value-type="float">
            <text:p>1059924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5" calcext:value-type="float">
            <text:p>35</text:p>
          </table:table-cell>
          <table:table-cell table:style-name="ce2" office:value-type="string" calcext:value-type="string">
            <text:p>University Policy Document</text:p>
          </table:table-cell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3" office:value-type="float" office:value="360569" calcext:value-type="float">
            <text:p>360569</text:p>
          </table:table-cell>
          <table:table-cell table:style-name="ce16" office:value-type="float" office:value="24679298" calcext:value-type="float">
            <text:p>24679298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2" calcext:value-type="float">
            <text:p>62</text:p>
          </table:table-cell>
          <table:table-cell/>
          <table:table-cell table:style-name="ce29" office:value-type="float" office:value="9582026" calcext:value-type="float">
            <text:p>958202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39" calcext:value-type="float">
            <text:p>39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3" office:value-type="float" office:value="8335325" calcext:value-type="float">
            <text:p>8335325</text:p>
          </table:table-cell>
          <table:table-cell table:style-name="ce17" office:value-type="float" office:value="21063339" calcext:value-type="float">
            <text:p>21063339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3" calcext:value-type="float">
            <text:p>63</text:p>
          </table:table-cell>
          <table:table-cell table:style-name="ce2" office:value-type="string" calcext:value-type="string">
            <text:p>Duplicate of 24679298</text:p>
          </table:table-cell>
          <table:table-cell table:style-name="ce29" office:value-type="float" office:value="9581715" calcext:value-type="float">
            <text:p>9581715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3" calcext:value-type="float">
            <text:p>43</text:p>
          </table:table-cell>
          <table:table-cell table:style-name="ce2" office:value-type="string" calcext:value-type="string">
            <text:p>Presentation</text:p>
          </table:table-cell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3" office:value-type="float" office:value="36752836" calcext:value-type="float">
            <text:p>36752836</text:p>
          </table:table-cell>
          <table:table-cell table:style-name="ce16" office:value-type="float" office:value="277490" calcext:value-type="float">
            <text:p>27749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5" calcext:value-type="float">
            <text:p>65</text:p>
          </table:table-cell>
          <table:table-cell/>
          <table:table-cell table:style-name="ce29" office:value-type="float" office:value="21284950" calcext:value-type="float">
            <text:p>2128495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4" calcext:value-type="float">
            <text:p>44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5">
          <table:table-cell office:value-type="float" office:value="92" calcext:value-type="float">
            <text:p>92</text:p>
          </table:table-cell>
          <table:table-cell table:style-name="ce2" office:value-type="float" office:value="36763813" calcext:value-type="float">
            <text:p>36763813</text:p>
          </table:table-cell>
          <table:table-cell table:style-name="ce16" office:value-type="float" office:value="11830520" calcext:value-type="float">
            <text:p>1183052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9" calcext:value-type="float">
            <text:p>69</text:p>
          </table:table-cell>
          <table:table-cell/>
          <table:table-cell table:style-name="ce29" office:value-type="float" office:value="9581803" calcext:value-type="float">
            <text:p>958180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45" calcext:value-type="float">
            <text:p>45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float" office:value="93" calcext:value-type="float">
            <text:p>93</text:p>
          </table:table-cell>
          <table:table-cell table:style-name="ce3" office:value-type="float" office:value="11880502" calcext:value-type="float">
            <text:p>11880502</text:p>
          </table:table-cell>
          <table:table-cell table:style-name="ce17" office:value-type="float" office:value="34648287" calcext:value-type="float">
            <text:p>3464828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string" calcext:value-type="string">
            <text:p>Book in German</text:p>
          </table:table-cell>
          <table:table-cell table:style-name="ce29" office:value-type="float" office:value="34625350" calcext:value-type="float">
            <text:p>3462535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52" calcext:value-type="float">
            <text:p>52</text:p>
          </table:table-cell>
          <table:table-cell table:style-name="ce2" office:value-type="string" calcext:value-type="string">
            <text:p>Presentation</text:p>
          </table:table-cell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3" office:value-type="float" office:value="25852106" calcext:value-type="float">
            <text:p>25852106</text:p>
          </table:table-cell>
          <table:table-cell table:style-name="ce16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9" calcext:value-type="float">
            <text:p>79</text:p>
          </table:table-cell>
          <table:table-cell/>
          <table:table-cell table:style-name="ce30" office:value-type="float" office:value="2253109" calcext:value-type="float">
            <text:p>2253109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4" calcext:value-type="float">
            <text:p>64</text:p>
          </table:table-cell>
          <table:table-cell/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2" office:value-type="float" office:value="11829913" calcext:value-type="float">
            <text:p>11829913</text:p>
          </table:table-cell>
          <table:table-cell table:style-name="ce16" office:value-type="float" office:value="12001313" calcext:value-type="float">
            <text:p>1200131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84" calcext:value-type="float">
            <text:p>84</text:p>
          </table:table-cell>
          <table:table-cell/>
          <table:table-cell table:style-name="ce30" office:value-type="float" office:value="277490" calcext:value-type="float">
            <text:p>27749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65" calcext:value-type="float">
            <text:p>65</text:p>
          </table:table-cell>
          <table:table-cell/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table:style-name="ce4" office:value-type="float" office:value="50930" calcext:value-type="float">
            <text:p>50930</text:p>
          </table:table-cell>
          <table:table-cell table:style-name="ce17" office:value-type="float" office:value="34625586" calcext:value-type="float">
            <text:p>3462558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88" calcext:value-type="float">
            <text:p>88</text:p>
          </table:table-cell>
          <table:table-cell table:style-name="ce2" office:value-type="string" calcext:value-type="string">
            <text:p>Presentation</text:p>
          </table:table-cell>
          <table:table-cell table:style-name="ce30" office:value-type="float" office:value="23276593" calcext:value-type="float">
            <text:p>2327659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2" calcext:value-type="float">
            <text:p>72</text:p>
          </table:table-cell>
          <table:table-cell/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ce3" office:value-type="float" office:value="106742" calcext:value-type="float">
            <text:p>106742</text:p>
          </table:table-cell>
          <table:table-cell table:style-name="ce16" office:value-type="float" office:value="360569" calcext:value-type="float">
            <text:p>360569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89" calcext:value-type="float">
            <text:p>89</text:p>
          </table:table-cell>
          <table:table-cell/>
          <table:table-cell table:style-name="ce29" office:value-type="float" office:value="34648287" calcext:value-type="float">
            <text:p>34648287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7" calcext:value-type="float">
            <text:p>77</text:p>
          </table:table-cell>
          <table:table-cell table:style-name="ce2" office:value-type="string" calcext:value-type="string">
            <text:p>Book in German</text:p>
          </table:table-cell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5">
          <table:table-cell office:value-type="float" office:value="98" calcext:value-type="float">
            <text:p>98</text:p>
          </table:table-cell>
          <table:table-cell table:style-name="ce3" office:value-type="float" office:value="81986" calcext:value-type="float">
            <text:p>81986</text:p>
          </table:table-cell>
          <table:table-cell table:style-name="ce16" office:value-type="float" office:value="11880502" calcext:value-type="float">
            <text:p>11880502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3" calcext:value-type="float">
            <text:p>93</text:p>
          </table:table-cell>
          <table:table-cell/>
          <table:table-cell table:style-name="ce30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79" calcext:value-type="float">
            <text:p>79</text:p>
          </table:table-cell>
          <table:table-cell/>
          <table:table-cell table:style-name="ce4" office:value-type="float" office:value="50930" calcext:value-type="float">
            <text:p>50930</text:p>
          </table:table-cell>
          <table:table-cell table:style-name="ce13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5">
          <table:table-cell office:value-type="float" office:value="99" calcext:value-type="float">
            <text:p>99</text:p>
          </table:table-cell>
          <table:table-cell table:style-name="ce3" office:value-type="float" office:value="287" calcext:value-type="float">
            <text:p>287</text:p>
          </table:table-cell>
          <table:table-cell table:style-name="ce16" office:value-type="float" office:value="25852106" calcext:value-type="float">
            <text:p>2585210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4" calcext:value-type="float">
            <text:p>94</text:p>
          </table:table-cell>
          <table:table-cell/>
          <table:table-cell table:style-name="ce30" office:value-type="float" office:value="25852106" calcext:value-type="float">
            <text:p>25852106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4" calcext:value-type="float">
            <text:p>94</text:p>
          </table:table-cell>
          <table:table-cell/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9">
          <table:table-cell office:value-type="float" office:value="100" calcext:value-type="float">
            <text:p>100</text:p>
          </table:table-cell>
          <table:table-cell table:style-name="ce3" office:value-type="float" office:value="24747953" calcext:value-type="float">
            <text:p>24747953</text:p>
          </table:table-cell>
          <table:table-cell table:style-name="ce18" office:value-type="float" office:value="50930" calcext:value-type="float">
            <text:p>5093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6" calcext:value-type="float">
            <text:p>96</text:p>
          </table:table-cell>
          <table:table-cell table:style-name="ce4" office:value-type="string" calcext:value-type="string">
            <text:p>No PDF but fulltext available in CORE</text:p>
          </table:table-cell>
          <table:table-cell table:style-name="ce31" office:value-type="float" office:value="50930" calcext:value-type="float">
            <text:p>50930</text:p>
          </table:table-cell>
          <table:table-cell table:style-name="ce20" office:value-type="string" calcext:value-type="string">
            <text:p>eliminated</text:p>
          </table:table-cell>
          <table:table-cell table:style-name="ce20" office:value-type="float" office:value="96" calcext:value-type="float">
            <text:p>96</text:p>
          </table:table-cell>
          <table:table-cell table:style-name="ce4" office:value-type="string" calcext:value-type="string">
            <text:p>No PDF but fulltext available in CORE</text:p>
          </table:table-cell>
          <table:table-cell table:style-name="ce3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8" office:value-type="float" office:value="50930" calcext:value-type="float">
            <text:p>5093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5" table:number-rows-repeated="1048473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All Rankings" table:style-name="ta1">
        <office:forms form:automatic-focus="false" form:apply-design-mode="false"/>
        <table:table-column table:style-name="co1" table:default-cell-style-name="ce5"/>
        <table:table-column table:style-name="co8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1" office:value-type="string" calcext:value-type="string">
            <text:p>CORE ID</text:p>
          </table:table-cell>
          <table:table-cell table:style-name="ce37" office:value-type="string" calcext:value-type="string">
            <text:p>Keyword</text:p>
          </table:table-cell>
          <table:table-cell table:style-name="ce38" office:value-type="string" calcext:value-type="string">
            <text:p>NE s in REs (Labels)</text:p>
          </table:table-cell>
          <table:table-cell table:style-name="ce39" office:value-type="string" calcext:value-type="string">
            <text:p>NEs in REs (Surface Form)</text:p>
          </table:table-cell>
          <table:table-cell table:style-name="ce40" office:value-type="string" calcext:value-type="string">
            <text:p>NEs in Full-Text (Labels)</text:p>
          </table:table-cell>
          <table:table-cell table:style-name="ce41" office:value-type="string" calcext:value-type="string">
            <text:p>NEs in Full-Text (Surface Form)</text:p>
          </table:table-cell>
        </table:table-row>
        <table:table-row table:style-name="ro5"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5"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44" calcext:value-type="float">
            <text:p>44</text:p>
          </table:table-cell>
        </table:table-row>
        <table:table-row table:style-name="ro5"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5"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5"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5">
          <table:table-cell table:style-name="ce2" office:value-type="float" office:value="34625544" calcext:value-type="float">
            <text:p>34625544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5"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1" calcext:value-type="float">
            <text:p>71</text:p>
          </table:table-cell>
        </table:table-row>
        <table:table-row table:style-name="ro5"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8" calcext:value-type="float">
            <text:p>78</text:p>
          </table:table-cell>
        </table:table-row>
        <table:table-row table:style-name="ro5"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21" calcext:value-type="float">
            <text:p>21</text:p>
          </table:table-cell>
        </table:table-row>
        <table:table-row table:style-name="ro5"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72" calcext:value-type="float">
            <text:p>72</text:p>
          </table:table-cell>
        </table:table-row>
        <table:table-row table:style-name="ro5"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8" calcext:value-type="float">
            <text:p>58</text:p>
          </table:table-cell>
        </table:table-row>
        <table:table-row table:style-name="ro5"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9" calcext:value-type="float">
            <text:p>39</text:p>
          </table:table-cell>
        </table:table-row>
        <table:table-row table:style-name="ro5"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5" calcext:value-type="float">
            <text:p>45</text:p>
          </table:table-cell>
        </table:table-row>
        <table:table-row table:style-name="ro5"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89" calcext:value-type="float">
            <text:p>89</text:p>
          </table:table-cell>
        </table:table-row>
        <table:table-row table:style-name="ro5"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5"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17" calcext:value-type="float">
            <text:p>17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62" calcext:value-type="float">
            <text:p>62</text:p>
          </table:table-cell>
        </table:table-row>
        <table:table-row table:style-name="ro5"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80" calcext:value-type="float">
            <text:p>80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5"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5"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5"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5"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23" calcext:value-type="float">
            <text:p>23</text:p>
          </table:table-cell>
          <table:table-cell table:style-name="ce19" office:value-type="float" office:value="23" calcext:value-type="float">
            <text:p>2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9" calcext:value-type="float">
            <text:p>49</text:p>
          </table:table-cell>
        </table:table-row>
        <table:table-row table:style-name="ro5">
          <table:table-cell table:style-name="ce2" office:value-type="float" office:value="31156793" calcext:value-type="float">
            <text:p>31156793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2" calcext:value-type="float">
            <text:p>42</text:p>
          </table:table-cell>
        </table:table-row>
        <table:table-row table:style-name="ro5"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5" calcext:value-type="float">
            <text:p>95</text:p>
          </table:table-cell>
        </table:table-row>
        <table:table-row table:style-name="ro5"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2" calcext:value-type="float">
            <text:p>32</text:p>
          </table:table-cell>
        </table:table-row>
        <table:table-row table:style-name="ro5"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5"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0" calcext:value-type="float">
            <text:p>80</text:p>
          </table:table-cell>
        </table:table-row>
        <table:table-row table:style-name="ro5"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9" calcext:value-type="float">
            <text:p>79</text:p>
          </table:table-cell>
        </table:table-row>
        <table:table-row table:style-name="ro5"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3" calcext:value-type="float">
            <text:p>43</text:p>
          </table:table-cell>
        </table:table-row>
        <table:table-row table:style-name="ro5"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7" calcext:value-type="float">
            <text:p>77</text:p>
          </table:table-cell>
        </table:table-row>
        <table:table-row table:style-name="ro5"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1" calcext:value-type="float">
            <text:p>61</text:p>
          </table:table-cell>
        </table:table-row>
        <table:table-row table:style-name="ro5"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3" calcext:value-type="float">
            <text:p>53</text:p>
          </table:table-cell>
        </table:table-row>
        <table:table-row table:style-name="ro5"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</table:table-row>
        <table:table-row table:style-name="ro5"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5" calcext:value-type="float">
            <text:p>15</text:p>
          </table:table-cell>
        </table:table-row>
        <table:table-row table:style-name="ro5">
          <table:table-cell table:style-name="ce2" office:value-type="float" office:value="29137017" calcext:value-type="float">
            <text:p>29137017</text:p>
          </table:table-cell>
          <table:table-cell table:style-name="ce13" office:value-type="float" office:value="3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54" calcext:value-type="float">
            <text:p>54</text:p>
          </table:table-cell>
        </table:table-row>
        <table:table-row table:style-name="ro5"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5"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6" calcext:value-type="float">
            <text:p>76</text:p>
          </table:table-cell>
        </table:table-row>
        <table:table-row table:style-name="ro5"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8" calcext:value-type="float">
            <text:p>88</text:p>
          </table:table-cell>
        </table:table-row>
        <table:table-row table:style-name="ro5"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65" calcext:value-type="float">
            <text:p>65</text:p>
          </table:table-cell>
        </table:table-row>
        <table:table-row table:style-name="ro5"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4" calcext:value-type="float">
            <text:p>24</text:p>
          </table:table-cell>
        </table:table-row>
        <table:table-row table:style-name="ro5"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42" calcext:value-type="float">
            <text:p>42</text:p>
          </table:table-cell>
          <table:table-cell table:style-name="ce19" office:value-type="float" office:value="41" calcext:value-type="float">
            <text:p>4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2" calcext:value-type="float">
            <text:p>82</text:p>
          </table:table-cell>
        </table:table-row>
        <table:table-row table:style-name="ro5"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5"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6" calcext:value-type="float">
            <text:p>36</text:p>
          </table:table-cell>
        </table:table-row>
        <table:table-row table:style-name="ro5">
          <table:table-cell table:style-name="ce2" office:value-type="float" office:value="9581803" calcext:value-type="float">
            <text:p>9581803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8" calcext:value-type="float">
            <text:p>38</text:p>
          </table:table-cell>
        </table:table-row>
        <table:table-row table:style-name="ro5"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1" calcext:value-type="float">
            <text:p>41</text:p>
          </table:table-cell>
        </table:table-row>
        <table:table-row table:style-name="ro5"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</table:table-row>
        <table:table-row table:style-name="ro5"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6" calcext:value-type="float">
            <text:p>46</text:p>
          </table:table-cell>
        </table:table-row>
        <table:table-row table:style-name="ro5"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3" calcext:value-type="float">
            <text:p>33</text:p>
          </table:table-cell>
        </table:table-row>
        <table:table-row table:style-name="ro5"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6" calcext:value-type="float">
            <text:p>56</text:p>
          </table:table-cell>
          <table:table-cell table:style-name="ce19" office:value-type="float" office:value="51" calcext:value-type="float">
            <text:p>51</text:p>
          </table:table-cell>
        </table:table-row>
        <table:table-row table:style-name="ro5">
          <table:table-cell table:style-name="ce2" office:value-type="float" office:value="34625350" calcext:value-type="float">
            <text:p>34625350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8" calcext:value-type="float">
            <text:p>18</text:p>
          </table:table-cell>
        </table:table-row>
        <table:table-row table:style-name="ro5"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7" calcext:value-type="float">
            <text:p>57</text:p>
          </table:table-cell>
        </table:table-row>
        <table:table-row table:style-name="ro5"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5" calcext:value-type="float">
            <text:p>55</text:p>
          </table:table-cell>
        </table:table-row>
        <table:table-row table:style-name="ro5"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99" calcext:value-type="float">
            <text:p>99</text:p>
          </table:table-cell>
        </table:table-row>
        <table:table-row table:style-name="ro5"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56" calcext:value-type="float">
            <text:p>56</text:p>
          </table:table-cell>
          <table:table-cell table:style-name="ce19" office:value-type="float" office:value="56" calcext:value-type="float">
            <text:p>5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5"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0" calcext:value-type="float">
            <text:p>20</text:p>
          </table:table-cell>
        </table:table-row>
        <table:table-row table:style-name="ro5"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7" calcext:value-type="float">
            <text:p>47</text:p>
          </table:table-cell>
        </table:table-row>
        <table:table-row table:style-name="ro5"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1" calcext:value-type="float">
            <text:p>31</text:p>
          </table:table-cell>
        </table:table-row>
        <table:table-row table:style-name="ro5"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5"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62" calcext:value-type="float">
            <text:p>62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5"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5">
          <table:table-cell table:style-name="ce3" office:value-type="float" office:value="2253109" calcext:value-type="float">
            <text:p>225310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5"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5"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59" calcext:value-type="float">
            <text:p>59</text:p>
          </table:table-cell>
        </table:table-row>
        <table:table-row table:style-name="ro5"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6" calcext:value-type="float">
            <text:p>26</text:p>
          </table:table-cell>
        </table:table-row>
        <table:table-row table:style-name="ro5"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6" calcext:value-type="float">
            <text:p>56</text:p>
          </table:table-cell>
        </table:table-row>
        <table:table-row table:style-name="ro5"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69" calcext:value-type="float">
            <text:p>69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85" calcext:value-type="float">
            <text:p>85</text:p>
          </table:table-cell>
        </table:table-row>
        <table:table-row table:style-name="ro5"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4" calcext:value-type="float">
            <text:p>14</text:p>
          </table:table-cell>
        </table:table-row>
        <table:table-row table:style-name="ro5"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</table:table-row>
        <table:table-row table:style-name="ro5"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0" calcext:value-type="float">
            <text:p>30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6" calcext:value-type="float">
            <text:p>16</text:p>
          </table:table-cell>
        </table:table-row>
        <table:table-row table:style-name="ro5"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97" calcext:value-type="float">
            <text:p>97</text:p>
          </table:table-cell>
        </table:table-row>
        <table:table-row table:style-name="ro5"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2" calcext:value-type="float">
            <text:p>92</text:p>
          </table:table-cell>
        </table:table-row>
        <table:table-row table:style-name="ro5"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3" calcext:value-type="float">
            <text:p>93</text:p>
          </table:table-cell>
        </table:table-row>
        <table:table-row table:style-name="ro5"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81" calcext:value-type="float">
            <text:p>81</text:p>
          </table:table-cell>
        </table:table-row>
        <table:table-row table:style-name="ro5"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6" calcext:value-type="float">
            <text:p>86</text:p>
          </table:table-cell>
        </table:table-row>
        <table:table-row table:style-name="ro5">
          <table:table-cell table:style-name="ce3" office:value-type="float" office:value="37832673" calcext:value-type="float">
            <text:p>37832673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 table:style-name="ce20" office:value-type="string" calcext:value-type="string">
            <text:p>eliminated</text:p>
          </table:table-cell>
          <table:table-cell table:style-name="ce13" office:value-type="float" office:value="84" calcext:value-type="float">
            <text:p>84</text:p>
          </table:table-cell>
        </table:table-row>
        <table:table-row table:style-name="ro5">
          <table:table-cell office:value-type="float" office:value="15624489" calcext:value-type="float">
            <text:p>1562448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3" calcext:value-type="float">
            <text:p>63</text:p>
          </table:table-cell>
        </table:table-row>
        <table:table-row table:style-name="ro5"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5"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8" calcext:value-type="float">
            <text:p>48</text:p>
          </table:table-cell>
        </table:table-row>
        <table:table-row table:style-name="ro5"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5"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</table:table-row>
        <table:table-row table:style-name="ro5"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3" calcext:value-type="float">
            <text:p>73</text:p>
          </table:table-cell>
        </table:table-row>
        <table:table-row table:style-name="ro5"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2" table:style-name="ce13" office:value-type="float" office:value="53" calcext:value-type="float">
            <text:p>53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90" calcext:value-type="float">
            <text:p>90</text:p>
          </table:table-cell>
        </table:table-row>
        <table:table-row table:style-name="ro5"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1" calcext:value-type="float">
            <text:p>91</text:p>
          </table:table-cell>
        </table:table-row>
        <table:table-row table:style-name="ro5">
          <table:table-cell table:style-name="ce2" office:value-type="float" office:value="34625586" calcext:value-type="float">
            <text:p>34625586</text:p>
          </table:table-cell>
          <table:table-cell table:style-name="ce13" office:value-type="float" office:value="88" calcext:value-type="float">
            <text:p>88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5"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89" calcext:value-type="float">
            <text:p>89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5"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87" calcext:value-type="float">
            <text:p>87</text:p>
          </table:table-cell>
        </table:table-row>
        <table:table-row table:style-name="ro5"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</table:table-row>
        <table:table-row table:style-name="ro5"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9" calcext:value-type="float">
            <text:p>69</text:p>
          </table:table-cell>
        </table:table-row>
        <table:table-row table:style-name="ro5"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93" calcext:value-type="float">
            <text:p>93</text:p>
          </table:table-cell>
          <table:table-cell table:style-name="ce20" office:value-type="string" calcext:value-type="string">
            <text:p>eliminated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5"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74" calcext:value-type="float">
            <text:p>74</text:p>
          </table:table-cell>
        </table:table-row>
        <table:table-row table:style-name="ro5"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3" calcext:value-type="float">
            <text:p>83</text:p>
          </table:table-cell>
        </table:table-row>
        <table:table-row table:style-name="ro5">
          <table:table-cell table:style-name="ce4" office:value-type="float" office:value="50930" calcext:value-type="float">
            <text:p>50930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2" table:style-name="ce20" office:value-type="string" calcext:value-type="string">
            <text:p>eliminated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5"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6" calcext:value-type="float">
            <text:p>66</text:p>
          </table:table-cell>
        </table:table-row>
        <table:table-row table:style-name="ro5"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64" calcext:value-type="float">
            <text:p>64</text:p>
          </table:table-cell>
        </table:table-row>
        <table:table-row table:style-name="ro5"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96" calcext:value-type="float">
            <text:p>96</text:p>
          </table:table-cell>
        </table:table-row>
        <table:table-row table:style-name="ro5"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94" calcext:value-type="float">
            <text:p>94</text:p>
          </table:table-cell>
        </table:table-row>
        <table:table-row table:style-name="ro5" table:number-rows-repeated="104847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Precision-Recall (CORE)" table:style-name="ta1">
        <office:forms form:automatic-focus="false" form:apply-design-mode="false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5"/>
        <table:table-column table:style-name="co8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5"/>
        <table:table-column table:style-name="co10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5"/>
        <table:table-column table:style-name="co11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CORE ID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Irrelevant</text:p>
          </table:table-cell>
          <table:table-cell table:style-name="ce1" office:value-type="string" calcext:value-type="string">
            <text:p># True Positive</text:p>
          </table:table-cell>
          <table:table-cell table:style-name="ce1" office:value-type="string" calcext:value-type="string">
            <text:p># False Positive</text:p>
          </table:table-cell>
          <table:table-cell table:style-name="ce1" office:value-type="string" calcext:value-type="string">
            <text:p>Baseline</text:p>
          </table:table-cell>
          <table:table-cell/>
          <table:table-cell table:style-name="ce1" office:value-type="string" calcext:value-type="string">
            <text:p>CORE ID</text:p>
          </table:table-cell>
          <table:table-cell table:style-name="ce38" office:value-type="string" calcext:value-type="string">
            <text:p>NE s in REs (Labels)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Irrelevant</text:p>
          </table:table-cell>
          <table:table-cell table:style-name="ce1" office:value-type="string" calcext:value-type="string">
            <text:p># True Positive</text:p>
          </table:table-cell>
          <table:table-cell table:style-name="ce1" office:value-type="string" calcext:value-type="string">
            <text:p># False Positive</text:p>
          </table:table-cell>
          <table:table-cell table:style-name="ce1" office:value-type="string" calcext:value-type="string">
            <text:p>NE lables in REs</text:p>
          </table:table-cell>
          <table:table-cell/>
          <table:table-cell table:style-name="ce1" office:value-type="string" calcext:value-type="string">
            <text:p>CORE ID</text:p>
          </table:table-cell>
          <table:table-cell table:style-name="ce39" office:value-type="string" calcext:value-type="string">
            <text:p>NEs in REs (Surface Form)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Irrelevant</text:p>
          </table:table-cell>
          <table:table-cell table:style-name="ce1" office:value-type="string" calcext:value-type="string">
            <text:p># True Positive</text:p>
          </table:table-cell>
          <table:table-cell table:style-name="ce1" office:value-type="string" calcext:value-type="string">
            <text:p># False Positive</text:p>
          </table:table-cell>
          <table:table-cell table:style-name="ce1" office:value-type="string" calcext:value-type="string">
            <text:p>NE tokens in REs</text:p>
          </table:table-cell>
          <table:table-cell/>
          <table:table-cell table:style-name="ce1" office:value-type="string" calcext:value-type="string">
            <text:p>CORE ID</text:p>
          </table:table-cell>
          <table:table-cell table:style-name="ce40" office:value-type="string" calcext:value-type="string">
            <text:p>NEs in Full-Text (Labels)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Irrelevant</text:p>
          </table:table-cell>
          <table:table-cell table:style-name="ce1" office:value-type="string" calcext:value-type="string">
            <text:p># True Positive</text:p>
          </table:table-cell>
          <table:table-cell table:style-name="ce1" office:value-type="string" calcext:value-type="string">
            <text:p># False Positive</text:p>
          </table:table-cell>
          <table:table-cell table:style-name="ce1" office:value-type="string" calcext:value-type="string">
            <text:p>Baseline</text:p>
          </table:table-cell>
          <table:table-cell/>
          <table:table-cell table:style-name="ce1" office:value-type="string" calcext:value-type="string">
            <text:p>CORE ID</text:p>
          </table:table-cell>
          <table:table-cell table:style-name="ce41" office:value-type="string" calcext:value-type="string">
            <text:p>NEs in Full-Text (Surface Form)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Irrelevant</text:p>
          </table:table-cell>
          <table:table-cell table:style-name="ce1" office:value-type="string" calcext:value-type="string">
            <text:p># True Positive</text:p>
          </table:table-cell>
          <table:table-cell table:style-name="ce1" office:value-type="string" calcext:value-type="string">
            <text:p># False Positive</text:p>
          </table:table-cell>
          <table:table-cell table:style-name="ce1" office:value-type="string" calcext:value-type="string">
            <text:p>Baseline</text:p>
          </table:table-cell>
        </table:table-row>
        <table:table-row table:style-name="ro5"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] &gt; 0;1;0)" office:value-type="float" office:value="1" calcext:value-type="float">
            <text:p>1</text:p>
          </table:table-cell>
          <table:table-cell table:formula="of:=IF([.D2] &gt; 0;1;0)" office:value-type="float" office:value="0" calcext:value-type="float">
            <text:p>0</text:p>
          </table:table-cell>
          <table:table-cell table:formula="of:=[.E2]/([.E2]+[.F2])" office:value-type="float" office:value="1" calcext:value-type="float">
            <text:p>1</text:p>
          </table:table-cell>
          <table:table-cell/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] &gt; 0;1;0)" office:value-type="float" office:value="1" calcext:value-type="float">
            <text:p>1</text:p>
          </table:table-cell>
          <table:table-cell table:formula="of:=IF([.L2] &gt; 0;1;0)" office:value-type="float" office:value="0" calcext:value-type="float">
            <text:p>0</text:p>
          </table:table-cell>
          <table:table-cell table:formula="of:=[.M2]/([.M2]+[.N2])" office:value-type="float" office:value="1" calcext:value-type="float">
            <text:p>1</text:p>
          </table:table-cell>
          <table:table-cell/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2] &gt; 0;1;0)" office:value-type="float" office:value="1" calcext:value-type="float">
            <text:p>1</text:p>
          </table:table-cell>
          <table:table-cell table:formula="of:=IF([.T2] &gt; 0;1;0)" office:value-type="float" office:value="0" calcext:value-type="float">
            <text:p>0</text:p>
          </table:table-cell>
          <table:table-cell table:formula="of:=[.U2]/([.U2]+[.V2])" office:value-type="float" office:value="1" calcext:value-type="float">
            <text:p>1</text:p>
          </table:table-cell>
          <table:table-cell/>
          <table:table-cell table:style-name="ce2" office:value-type="float" office:value="34625544" calcext:value-type="float">
            <text:p>34625544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] &gt; 0;1;0)" office:value-type="float" office:value="0" calcext:value-type="float">
            <text:p>0</text:p>
          </table:table-cell>
          <table:table-cell table:formula="of:=IF([.AB2] &gt; 0;1;0)" office:value-type="float" office:value="1" calcext:value-type="float">
            <text:p>1</text:p>
          </table:table-cell>
          <table:table-cell table:formula="of:=[.AC2]/([.AC2]+[.AD2])" office:value-type="float" office:value="0" calcext:value-type="float">
            <text:p>0</text:p>
          </table:table-cell>
          <table:table-cell/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] &gt; 0;1;0)" office:value-type="float" office:value="1" calcext:value-type="float">
            <text:p>1</text:p>
          </table:table-cell>
          <table:table-cell table:formula="of:=IF([.AJ2] &gt; 0;1;0)" office:value-type="float" office:value="0" calcext:value-type="float">
            <text:p>0</text:p>
          </table:table-cell>
          <table:table-cell table:formula="of:=[.AK2]/([.AK2]+[.AL2])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] &gt; 0;[.E2]+1;[.E2])" office:value-type="float" office:value="2" calcext:value-type="float">
            <text:p>2</text:p>
          </table:table-cell>
          <table:table-cell table:formula="of:=IF([.D3] &gt; 0;[.F2]+1;[.F2])" office:value-type="float" office:value="0" calcext:value-type="float">
            <text:p>0</text:p>
          </table:table-cell>
          <table:table-cell table:formula="of:=[.E3]/([.E3]+[.F3])" office:value-type="float" office:value="1" calcext:value-type="float">
            <text:p>1</text:p>
          </table:table-cell>
          <table:table-cell/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] &gt; 0;[.M2]+1;[.M2])" office:value-type="float" office:value="1" calcext:value-type="float">
            <text:p>1</text:p>
          </table:table-cell>
          <table:table-cell table:formula="of:=IF([.L3] &gt; 0;[.N2]+1;[.N2])" office:value-type="float" office:value="1" calcext:value-type="float">
            <text:p>1</text:p>
          </table:table-cell>
          <table:table-cell table:formula="of:=[.M3]/([.M3]+[.N3])" office:value-type="float" office:value="0.5" calcext:value-type="float">
            <text:p>0.5</text:p>
          </table:table-cell>
          <table:table-cell/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] &gt; 0;[.U2]+1;[.U2])" office:value-type="float" office:value="2" calcext:value-type="float">
            <text:p>2</text:p>
          </table:table-cell>
          <table:table-cell table:formula="of:=IF([.T3] &gt; 0;[.V2]+1;[.V2])" office:value-type="float" office:value="0" calcext:value-type="float">
            <text:p>0</text:p>
          </table:table-cell>
          <table:table-cell table:formula="of:=[.U3]/([.U3]+[.V3])" office:value-type="float" office:value="1" calcext:value-type="float">
            <text:p>1</text:p>
          </table:table-cell>
          <table:table-cell/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3] &gt; 0;[.AC2]+1;[.AC2])" office:value-type="float" office:value="0" calcext:value-type="float">
            <text:p>0</text:p>
          </table:table-cell>
          <table:table-cell table:formula="of:=IF([.AB3] &gt; 0;[.AD2]+1;[.AD2])" office:value-type="float" office:value="2" calcext:value-type="float">
            <text:p>2</text:p>
          </table:table-cell>
          <table:table-cell table:formula="of:=[.AC3]/([.AC3]+[.AD3])" office:value-type="float" office:value="0" calcext:value-type="float">
            <text:p>0</text:p>
          </table:table-cell>
          <table:table-cell/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3] &gt; 0;[.AK2]+1;[.AK2])" office:value-type="float" office:value="2" calcext:value-type="float">
            <text:p>2</text:p>
          </table:table-cell>
          <table:table-cell table:formula="of:=IF([.AJ3] &gt; 0;[.AL2]+1;[.AL2])" office:value-type="float" office:value="0" calcext:value-type="float">
            <text:p>0</text:p>
          </table:table-cell>
          <table:table-cell table:formula="of:=[.AK3]/([.AK3]+[.AL3])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] &gt; 0;[.E3]+1;[.E3])" office:value-type="float" office:value="2" calcext:value-type="float">
            <text:p>2</text:p>
          </table:table-cell>
          <table:table-cell table:formula="of:=IF([.D4] &gt; 0;[.F3]+1;[.F3])" office:value-type="float" office:value="1" calcext:value-type="float">
            <text:p>1</text:p>
          </table:table-cell>
          <table:table-cell table:formula="of:=[.E4]/([.E4]+[.F4])" office:value-type="float" office:value="0.666666666666667" calcext:value-type="float">
            <text:p>0.666666666666667</text:p>
          </table:table-cell>
          <table:table-cell/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] &gt; 0;[.M3]+1;[.M3])" office:value-type="float" office:value="2" calcext:value-type="float">
            <text:p>2</text:p>
          </table:table-cell>
          <table:table-cell table:formula="of:=IF([.L4] &gt; 0;[.N3]+1;[.N3])" office:value-type="float" office:value="1" calcext:value-type="float">
            <text:p>1</text:p>
          </table:table-cell>
          <table:table-cell table:formula="of:=[.M4]/([.M4]+[.N4])" office:value-type="float" office:value="0.666666666666667" calcext:value-type="float">
            <text:p>0.666666666666667</text:p>
          </table:table-cell>
          <table:table-cell/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] &gt; 0;[.U3]+1;[.U3])" office:value-type="float" office:value="2" calcext:value-type="float">
            <text:p>2</text:p>
          </table:table-cell>
          <table:table-cell table:formula="of:=IF([.T4] &gt; 0;[.V3]+1;[.V3])" office:value-type="float" office:value="1" calcext:value-type="float">
            <text:p>1</text:p>
          </table:table-cell>
          <table:table-cell table:formula="of:=[.U4]/([.U4]+[.V4])" office:value-type="float" office:value="0.666666666666667" calcext:value-type="float">
            <text:p>0.666666666666667</text:p>
          </table:table-cell>
          <table:table-cell/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4] &gt; 0;[.AC3]+1;[.AC3])" office:value-type="float" office:value="1" calcext:value-type="float">
            <text:p>1</text:p>
          </table:table-cell>
          <table:table-cell table:formula="of:=IF([.AB4] &gt; 0;[.AD3]+1;[.AD3])" office:value-type="float" office:value="2" calcext:value-type="float">
            <text:p>2</text:p>
          </table:table-cell>
          <table:table-cell table:formula="of:=[.AC4]/([.AC4]+[.AD4])" office:value-type="float" office:value="0.333333333333333" calcext:value-type="float">
            <text:p>0.333333333333333</text:p>
          </table:table-cell>
          <table:table-cell/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] &gt; 0;[.AK3]+1;[.AK3])" office:value-type="float" office:value="3" calcext:value-type="float">
            <text:p>3</text:p>
          </table:table-cell>
          <table:table-cell table:formula="of:=IF([.AJ4] &gt; 0;[.AL3]+1;[.AL3])" office:value-type="float" office:value="0" calcext:value-type="float">
            <text:p>0</text:p>
          </table:table-cell>
          <table:table-cell table:formula="of:=[.AK4]/([.AK4]+[.AL4])" office:value-type="float" office:value="1" calcext:value-type="float">
            <text:p>1</text:p>
          </table:table-cell>
        </table:table-row>
        <table:table-row table:style-name="ro5">
          <table:table-cell table:style-name="ce3" office:value-type="float" office:value="289980" calcext:value-type="float">
            <text:p>289980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5] &gt; 0;[.E4]+1;[.E4])" office:value-type="float" office:value="3" calcext:value-type="float">
            <text:p>3</text:p>
          </table:table-cell>
          <table:table-cell table:formula="of:=IF([.D5] &gt; 0;[.F4]+1;[.F4])" office:value-type="float" office:value="1" calcext:value-type="float">
            <text:p>1</text:p>
          </table:table-cell>
          <table:table-cell table:formula="of:=[.E5]/([.E5]+[.F5])" office:value-type="float" office:value="0.75" calcext:value-type="float">
            <text:p>0.75</text:p>
          </table:table-cell>
          <table:table-cell/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5] &gt; 0;[.M4]+1;[.M4])" office:value-type="float" office:value="3" calcext:value-type="float">
            <text:p>3</text:p>
          </table:table-cell>
          <table:table-cell table:formula="of:=IF([.L5] &gt; 0;[.N4]+1;[.N4])" office:value-type="float" office:value="1" calcext:value-type="float">
            <text:p>1</text:p>
          </table:table-cell>
          <table:table-cell table:formula="of:=[.M5]/([.M5]+[.N5])" office:value-type="float" office:value="0.75" calcext:value-type="float">
            <text:p>0.75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5] &gt; 0;[.U4]+1;[.U4])" office:value-type="float" office:value="3" calcext:value-type="float">
            <text:p>3</text:p>
          </table:table-cell>
          <table:table-cell table:formula="of:=IF([.T5] &gt; 0;[.V4]+1;[.V4])" office:value-type="float" office:value="1" calcext:value-type="float">
            <text:p>1</text:p>
          </table:table-cell>
          <table:table-cell table:formula="of:=[.U5]/([.U5]+[.V5])" office:value-type="float" office:value="0.75" calcext:value-type="float">
            <text:p>0.75</text:p>
          </table:table-cell>
          <table:table-cell/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5] &gt; 0;[.AC4]+1;[.AC4])" office:value-type="float" office:value="2" calcext:value-type="float">
            <text:p>2</text:p>
          </table:table-cell>
          <table:table-cell table:formula="of:=IF([.AB5] &gt; 0;[.AD4]+1;[.AD4])" office:value-type="float" office:value="2" calcext:value-type="float">
            <text:p>2</text:p>
          </table:table-cell>
          <table:table-cell table:formula="of:=[.AC5]/([.AC5]+[.AD5])" office:value-type="float" office:value="0.5" calcext:value-type="float">
            <text:p>0.5</text:p>
          </table:table-cell>
          <table:table-cell/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5] &gt; 0;[.AK4]+1;[.AK4])" office:value-type="float" office:value="4" calcext:value-type="float">
            <text:p>4</text:p>
          </table:table-cell>
          <table:table-cell table:formula="of:=IF([.AJ5] &gt; 0;[.AL4]+1;[.AL4])" office:value-type="float" office:value="0" calcext:value-type="float">
            <text:p>0</text:p>
          </table:table-cell>
          <table:table-cell table:formula="of:=[.AK5]/([.AK5]+[.AL5])" office:value-type="float" office:value="1" calcext:value-type="float">
            <text:p>1</text:p>
          </table:table-cell>
        </table:table-row>
        <table:table-row table:style-name="ro5">
          <table:table-cell table:style-name="ce3" office:value-type="float" office:value="35100481" calcext:value-type="float">
            <text:p>35100481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] &gt; 0;[.E5]+1;[.E5])" office:value-type="float" office:value="4" calcext:value-type="float">
            <text:p>4</text:p>
          </table:table-cell>
          <table:table-cell table:formula="of:=IF([.D6] &gt; 0;[.F5]+1;[.F5])" office:value-type="float" office:value="1" calcext:value-type="float">
            <text:p>1</text:p>
          </table:table-cell>
          <table:table-cell table:formula="of:=[.E6]/([.E6]+[.F6])" office:value-type="float" office:value="0.8" calcext:value-type="float">
            <text:p>0.8</text:p>
          </table:table-cell>
          <table:table-cell/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6] &gt; 0;[.M5]+1;[.M5])" office:value-type="float" office:value="4" calcext:value-type="float">
            <text:p>4</text:p>
          </table:table-cell>
          <table:table-cell table:formula="of:=IF([.L6] &gt; 0;[.N5]+1;[.N5])" office:value-type="float" office:value="1" calcext:value-type="float">
            <text:p>1</text:p>
          </table:table-cell>
          <table:table-cell table:formula="of:=[.M6]/([.M6]+[.N6])" office:value-type="float" office:value="0.8" calcext:value-type="float">
            <text:p>0.8</text:p>
          </table:table-cell>
          <table:table-cell/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6] &gt; 0;[.U5]+1;[.U5])" office:value-type="float" office:value="4" calcext:value-type="float">
            <text:p>4</text:p>
          </table:table-cell>
          <table:table-cell table:formula="of:=IF([.T6] &gt; 0;[.V5]+1;[.V5])" office:value-type="float" office:value="1" calcext:value-type="float">
            <text:p>1</text:p>
          </table:table-cell>
          <table:table-cell table:formula="of:=[.U6]/([.U6]+[.V6])" office:value-type="float" office:value="0.8" calcext:value-type="float">
            <text:p>0.8</text:p>
          </table:table-cell>
          <table:table-cell/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6] &gt; 0;[.AC5]+1;[.AC5])" office:value-type="float" office:value="3" calcext:value-type="float">
            <text:p>3</text:p>
          </table:table-cell>
          <table:table-cell table:formula="of:=IF([.AB6] &gt; 0;[.AD5]+1;[.AD5])" office:value-type="float" office:value="2" calcext:value-type="float">
            <text:p>2</text:p>
          </table:table-cell>
          <table:table-cell table:formula="of:=[.AC6]/([.AC6]+[.AD6])" office:value-type="float" office:value="0.6" calcext:value-type="float">
            <text:p>0.6</text:p>
          </table:table-cell>
          <table:table-cell/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] &gt; 0;[.AK5]+1;[.AK5])" office:value-type="float" office:value="4" calcext:value-type="float">
            <text:p>4</text:p>
          </table:table-cell>
          <table:table-cell table:formula="of:=IF([.AJ6] &gt; 0;[.AL5]+1;[.AL5])" office:value-type="float" office:value="1" calcext:value-type="float">
            <text:p>1</text:p>
          </table:table-cell>
          <table:table-cell table:formula="of:=[.AK6]/([.AK6]+[.AL6])" office:value-type="float" office:value="0.8" calcext:value-type="float">
            <text:p>0.8</text:p>
          </table:table-cell>
        </table:table-row>
        <table:table-row table:style-name="ro5">
          <table:table-cell table:style-name="ce2" office:value-type="float" office:value="34625544" calcext:value-type="float">
            <text:p>34625544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7] &gt; 0;[.E6]+1;[.E6])" office:value-type="float" office:value="4" calcext:value-type="float">
            <text:p>4</text:p>
          </table:table-cell>
          <table:table-cell table:formula="of:=IF([.D7] &gt; 0;[.F6]+1;[.F6])" office:value-type="float" office:value="2" calcext:value-type="float">
            <text:p>2</text:p>
          </table:table-cell>
          <table:table-cell table:formula="of:=[.E7]/([.E7]+[.F7])" office:value-type="float" office:value="0.666666666666667" calcext:value-type="float">
            <text:p>0.666666666666667</text:p>
          </table:table-cell>
          <table:table-cell/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7] &gt; 0;[.M6]+1;[.M6])" office:value-type="float" office:value="4" calcext:value-type="float">
            <text:p>4</text:p>
          </table:table-cell>
          <table:table-cell table:formula="of:=IF([.L7] &gt; 0;[.N6]+1;[.N6])" office:value-type="float" office:value="2" calcext:value-type="float">
            <text:p>2</text:p>
          </table:table-cell>
          <table:table-cell table:formula="of:=[.M7]/([.M7]+[.N7])" office:value-type="float" office:value="0.666666666666667" calcext:value-type="float">
            <text:p>0.666666666666667</text:p>
          </table:table-cell>
          <table:table-cell/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7] &gt; 0;[.U6]+1;[.U6])" office:value-type="float" office:value="5" calcext:value-type="float">
            <text:p>5</text:p>
          </table:table-cell>
          <table:table-cell table:formula="of:=IF([.T7] &gt; 0;[.V6]+1;[.V6])" office:value-type="float" office:value="1" calcext:value-type="float">
            <text:p>1</text:p>
          </table:table-cell>
          <table:table-cell table:formula="of:=[.U7]/([.U7]+[.V7])" office:value-type="float" office:value="0.833333333333333" calcext:value-type="float">
            <text:p>0.833333333333333</text:p>
          </table:table-cell>
          <table:table-cell/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] &gt; 0;[.AC6]+1;[.AC6])" office:value-type="float" office:value="4" calcext:value-type="float">
            <text:p>4</text:p>
          </table:table-cell>
          <table:table-cell table:formula="of:=IF([.AB7] &gt; 0;[.AD6]+1;[.AD6])" office:value-type="float" office:value="2" calcext:value-type="float">
            <text:p>2</text:p>
          </table:table-cell>
          <table:table-cell table:formula="of:=[.AC7]/([.AC7]+[.AD7])" office:value-type="float" office:value="0.666666666666667" calcext:value-type="float">
            <text:p>0.666666666666667</text:p>
          </table:table-cell>
          <table:table-cell/>
          <table:table-cell table:style-name="ce2" office:value-type="float" office:value="34625586" calcext:value-type="float">
            <text:p>34625586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] &gt; 0;[.AK6]+1;[.AK6])" office:value-type="float" office:value="4" calcext:value-type="float">
            <text:p>4</text:p>
          </table:table-cell>
          <table:table-cell table:formula="of:=IF([.AJ7] &gt; 0;[.AL6]+1;[.AL6])" office:value-type="float" office:value="2" calcext:value-type="float">
            <text:p>2</text:p>
          </table:table-cell>
          <table:table-cell table:formula="of:=[.AK7]/([.AK7]+[.AL7])" office:value-type="float" office:value="0.666666666666667" calcext:value-type="float">
            <text:p>0.666666666666667</text:p>
          </table:table-cell>
        </table:table-row>
        <table:table-row table:style-name="ro5"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] &gt; 0;[.E7]+1;[.E7])" office:value-type="float" office:value="5" calcext:value-type="float">
            <text:p>5</text:p>
          </table:table-cell>
          <table:table-cell table:formula="of:=IF([.D8] &gt; 0;[.F7]+1;[.F7])" office:value-type="float" office:value="2" calcext:value-type="float">
            <text:p>2</text:p>
          </table:table-cell>
          <table:table-cell table:formula="of:=[.E8]/([.E8]+[.F8])" office:value-type="float" office:value="0.714285714285714" calcext:value-type="float">
            <text:p>0.714285714285714</text:p>
          </table:table-cell>
          <table:table-cell/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8] &gt; 0;[.M7]+1;[.M7])" office:value-type="float" office:value="5" calcext:value-type="float">
            <text:p>5</text:p>
          </table:table-cell>
          <table:table-cell table:formula="of:=IF([.L8] &gt; 0;[.N7]+1;[.N7])" office:value-type="float" office:value="2" calcext:value-type="float">
            <text:p>2</text:p>
          </table:table-cell>
          <table:table-cell table:formula="of:=[.M8]/([.M8]+[.N8])" office:value-type="float" office:value="0.714285714285714" calcext:value-type="float">
            <text:p>0.714285714285714</text:p>
          </table:table-cell>
          <table:table-cell/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8] &gt; 0;[.U7]+1;[.U7])" office:value-type="float" office:value="6" calcext:value-type="float">
            <text:p>6</text:p>
          </table:table-cell>
          <table:table-cell table:formula="of:=IF([.T8] &gt; 0;[.V7]+1;[.V7])" office:value-type="float" office:value="1" calcext:value-type="float">
            <text:p>1</text:p>
          </table:table-cell>
          <table:table-cell table:formula="of:=[.U8]/([.U8]+[.V8])" office:value-type="float" office:value="0.857142857142857" calcext:value-type="float">
            <text:p>0.857142857142857</text:p>
          </table:table-cell>
          <table:table-cell/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8] &gt; 0;[.AC7]+1;[.AC7])" office:value-type="float" office:value="5" calcext:value-type="float">
            <text:p>5</text:p>
          </table:table-cell>
          <table:table-cell table:formula="of:=IF([.AB8] &gt; 0;[.AD7]+1;[.AD7])" office:value-type="float" office:value="2" calcext:value-type="float">
            <text:p>2</text:p>
          </table:table-cell>
          <table:table-cell table:formula="of:=[.AC8]/([.AC8]+[.AD8])" office:value-type="float" office:value="0.714285714285714" calcext:value-type="float">
            <text:p>0.714285714285714</text:p>
          </table:table-cell>
          <table:table-cell/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8] &gt; 0;[.AK7]+1;[.AK7])" office:value-type="float" office:value="5" calcext:value-type="float">
            <text:p>5</text:p>
          </table:table-cell>
          <table:table-cell table:formula="of:=IF([.AJ8] &gt; 0;[.AL7]+1;[.AL7])" office:value-type="float" office:value="2" calcext:value-type="float">
            <text:p>2</text:p>
          </table:table-cell>
          <table:table-cell table:formula="of:=[.AK8]/([.AK8]+[.AL8])" office:value-type="float" office:value="0.714285714285714" calcext:value-type="float">
            <text:p>0.714285714285714</text:p>
          </table:table-cell>
        </table:table-row>
        <table:table-row table:style-name="ro5"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 &gt; 0;[.E8]+1;[.E8])" office:value-type="float" office:value="6" calcext:value-type="float">
            <text:p>6</text:p>
          </table:table-cell>
          <table:table-cell table:formula="of:=IF([.D9] &gt; 0;[.F8]+1;[.F8])" office:value-type="float" office:value="2" calcext:value-type="float">
            <text:p>2</text:p>
          </table:table-cell>
          <table:table-cell table:formula="of:=[.E9]/([.E9]+[.F9])" office:value-type="float" office:value="0.75" calcext:value-type="float">
            <text:p>0.75</text:p>
          </table:table-cell>
          <table:table-cell/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9] &gt; 0;[.M8]+1;[.M8])" office:value-type="float" office:value="5" calcext:value-type="float">
            <text:p>5</text:p>
          </table:table-cell>
          <table:table-cell table:formula="of:=IF([.L9] &gt; 0;[.N8]+1;[.N8])" office:value-type="float" office:value="3" calcext:value-type="float">
            <text:p>3</text:p>
          </table:table-cell>
          <table:table-cell table:formula="of:=[.M9]/([.M9]+[.N9])" office:value-type="float" office:value="0.625" calcext:value-type="float">
            <text:p>0.625</text:p>
          </table:table-cell>
          <table:table-cell/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9] &gt; 0;[.U8]+1;[.U8])" office:value-type="float" office:value="7" calcext:value-type="float">
            <text:p>7</text:p>
          </table:table-cell>
          <table:table-cell table:formula="of:=IF([.T9] &gt; 0;[.V8]+1;[.V8])" office:value-type="float" office:value="1" calcext:value-type="float">
            <text:p>1</text:p>
          </table:table-cell>
          <table:table-cell table:formula="of:=[.U9]/([.U9]+[.V9])" office:value-type="float" office:value="0.875" calcext:value-type="float">
            <text:p>0.875</text:p>
          </table:table-cell>
          <table:table-cell/>
          <table:table-cell table:style-name="ce2" office:value-type="float" office:value="31156793" calcext:value-type="float">
            <text:p>31156793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] &gt; 0;[.AC8]+1;[.AC8])" office:value-type="float" office:value="5" calcext:value-type="float">
            <text:p>5</text:p>
          </table:table-cell>
          <table:table-cell table:formula="of:=IF([.AB9] &gt; 0;[.AD8]+1;[.AD8])" office:value-type="float" office:value="3" calcext:value-type="float">
            <text:p>3</text:p>
          </table:table-cell>
          <table:table-cell table:formula="of:=[.AC9]/([.AC9]+[.AD9])" office:value-type="float" office:value="0.625" calcext:value-type="float">
            <text:p>0.625</text:p>
          </table:table-cell>
          <table:table-cell/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9] &gt; 0;[.AK8]+1;[.AK8])" office:value-type="float" office:value="6" calcext:value-type="float">
            <text:p>6</text:p>
          </table:table-cell>
          <table:table-cell table:formula="of:=IF([.AJ9] &gt; 0;[.AL8]+1;[.AL8])" office:value-type="float" office:value="2" calcext:value-type="float">
            <text:p>2</text:p>
          </table:table-cell>
          <table:table-cell table:formula="of:=[.AK9]/([.AK9]+[.AL9])" office:value-type="float" office:value="0.75" calcext:value-type="float">
            <text:p>0.75</text:p>
          </table:table-cell>
        </table:table-row>
        <table:table-row table:style-name="ro5"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0] &gt; 0;[.E9]+1;[.E9])" office:value-type="float" office:value="6" calcext:value-type="float">
            <text:p>6</text:p>
          </table:table-cell>
          <table:table-cell table:formula="of:=IF([.D10] &gt; 0;[.F9]+1;[.F9])" office:value-type="float" office:value="3" calcext:value-type="float">
            <text:p>3</text:p>
          </table:table-cell>
          <table:table-cell table:formula="of:=[.E10]/([.E10]+[.F10])" office:value-type="float" office:value="0.666666666666667" calcext:value-type="float">
            <text:p>0.666666666666667</text:p>
          </table:table-cell>
          <table:table-cell/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0] &gt; 0;[.M9]+1;[.M9])" office:value-type="float" office:value="6" calcext:value-type="float">
            <text:p>6</text:p>
          </table:table-cell>
          <table:table-cell table:formula="of:=IF([.L10] &gt; 0;[.N9]+1;[.N9])" office:value-type="float" office:value="3" calcext:value-type="float">
            <text:p>3</text:p>
          </table:table-cell>
          <table:table-cell table:formula="of:=[.M10]/([.M10]+[.N10])" office:value-type="float" office:value="0.666666666666667" calcext:value-type="float">
            <text:p>0.666666666666667</text:p>
          </table:table-cell>
          <table:table-cell/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10] &gt; 0;[.U9]+1;[.U9])" office:value-type="float" office:value="7" calcext:value-type="float">
            <text:p>7</text:p>
          </table:table-cell>
          <table:table-cell table:formula="of:=IF([.T10] &gt; 0;[.V9]+1;[.V9])" office:value-type="float" office:value="2" calcext:value-type="float">
            <text:p>2</text:p>
          </table:table-cell>
          <table:table-cell table:formula="of:=[.U10]/([.U10]+[.V10])" office:value-type="float" office:value="0.777777777777778" calcext:value-type="float">
            <text:p>0.777777777777778</text:p>
          </table:table-cell>
          <table:table-cell/>
          <table:table-cell table:style-name="ce2" office:value-type="float" office:value="34625586" calcext:value-type="float">
            <text:p>34625586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10] &gt; 0;[.AC9]+1;[.AC9])" office:value-type="float" office:value="5" calcext:value-type="float">
            <text:p>5</text:p>
          </table:table-cell>
          <table:table-cell table:formula="of:=IF([.AB10] &gt; 0;[.AD9]+1;[.AD9])" office:value-type="float" office:value="4" calcext:value-type="float">
            <text:p>4</text:p>
          </table:table-cell>
          <table:table-cell table:formula="of:=[.AC10]/([.AC10]+[.AD10])" office:value-type="float" office:value="0.555555555555556" calcext:value-type="float">
            <text:p>0.555555555555556</text:p>
          </table:table-cell>
          <table:table-cell/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0] &gt; 0;[.AK9]+1;[.AK9])" office:value-type="float" office:value="7" calcext:value-type="float">
            <text:p>7</text:p>
          </table:table-cell>
          <table:table-cell table:formula="of:=IF([.AJ10] &gt; 0;[.AL9]+1;[.AL9])" office:value-type="float" office:value="2" calcext:value-type="float">
            <text:p>2</text:p>
          </table:table-cell>
          <table:table-cell table:formula="of:=[.AK10]/([.AK10]+[.AL10])" office:value-type="float" office:value="0.777777777777778" calcext:value-type="float">
            <text:p>0.777777777777778</text:p>
          </table:table-cell>
        </table:table-row>
        <table:table-row table:style-name="ro5"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1] &gt; 0;[.E10]+1;[.E10])" office:value-type="float" office:value="6" calcext:value-type="float">
            <text:p>6</text:p>
          </table:table-cell>
          <table:table-cell table:formula="of:=IF([.D11] &gt; 0;[.F10]+1;[.F10])" office:value-type="float" office:value="4" calcext:value-type="float">
            <text:p>4</text:p>
          </table:table-cell>
          <table:table-cell table:formula="of:=[.E11]/([.E11]+[.F11])" office:value-type="float" office:value="0.6" calcext:value-type="float">
            <text:p>0.6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1] &gt; 0;[.M10]+1;[.M10])" office:value-type="float" office:value="7" calcext:value-type="float">
            <text:p>7</text:p>
          </table:table-cell>
          <table:table-cell table:formula="of:=IF([.L11] &gt; 0;[.N10]+1;[.N10])" office:value-type="float" office:value="3" calcext:value-type="float">
            <text:p>3</text:p>
          </table:table-cell>
          <table:table-cell table:formula="of:=[.M11]/([.M11]+[.N11])" office:value-type="float" office:value="0.7" calcext:value-type="float">
            <text:p>0.7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11] &gt; 0;[.U10]+1;[.U10])" office:value-type="float" office:value="7" calcext:value-type="float">
            <text:p>7</text:p>
          </table:table-cell>
          <table:table-cell table:formula="of:=IF([.T11] &gt; 0;[.V10]+1;[.V10])" office:value-type="float" office:value="3" calcext:value-type="float">
            <text:p>3</text:p>
          </table:table-cell>
          <table:table-cell table:formula="of:=[.U11]/([.U11]+[.V11])" office:value-type="float" office:value="0.7" calcext:value-type="float">
            <text:p>0.7</text:p>
          </table:table-cell>
          <table:table-cell/>
          <table:table-cell table:style-name="ce2" office:value-type="float" office:value="34625350" calcext:value-type="float">
            <text:p>3462535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11] &gt; 0;[.AC10]+1;[.AC10])" office:value-type="float" office:value="5" calcext:value-type="float">
            <text:p>5</text:p>
          </table:table-cell>
          <table:table-cell table:formula="of:=IF([.AB11] &gt; 0;[.AD10]+1;[.AD10])" office:value-type="float" office:value="5" calcext:value-type="float">
            <text:p>5</text:p>
          </table:table-cell>
          <table:table-cell table:formula="of:=[.AC11]/([.AC11]+[.AD11])" office:value-type="float" office:value="0.5" calcext:value-type="float">
            <text:p>0.5</text:p>
          </table:table-cell>
          <table:table-cell/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1] &gt; 0;[.AK10]+1;[.AK10])" office:value-type="float" office:value="8" calcext:value-type="float">
            <text:p>8</text:p>
          </table:table-cell>
          <table:table-cell table:formula="of:=IF([.AJ11] &gt; 0;[.AL10]+1;[.AL10])" office:value-type="float" office:value="2" calcext:value-type="float">
            <text:p>2</text:p>
          </table:table-cell>
          <table:table-cell table:formula="of:=[.AK11]/([.AK11]+[.AL11])" office:value-type="float" office:value="0.8" calcext:value-type="float">
            <text:p>0.8</text:p>
          </table:table-cell>
        </table:table-row>
        <table:table-row table:style-name="ro5"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2] &gt; 0;[.E11]+1;[.E11])" office:value-type="float" office:value="6" calcext:value-type="float">
            <text:p>6</text:p>
          </table:table-cell>
          <table:table-cell table:formula="of:=IF([.D12] &gt; 0;[.F11]+1;[.F11])" office:value-type="float" office:value="5" calcext:value-type="float">
            <text:p>5</text:p>
          </table:table-cell>
          <table:table-cell table:formula="of:=[.E12]/([.E12]+[.F12])" office:value-type="float" office:value="0.545454545454545" calcext:value-type="float">
            <text:p>0.545454545454545</text:p>
          </table:table-cell>
          <table:table-cell/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2] &gt; 0;[.M11]+1;[.M11])" office:value-type="float" office:value="8" calcext:value-type="float">
            <text:p>8</text:p>
          </table:table-cell>
          <table:table-cell table:formula="of:=IF([.L12] &gt; 0;[.N11]+1;[.N11])" office:value-type="float" office:value="3" calcext:value-type="float">
            <text:p>3</text:p>
          </table:table-cell>
          <table:table-cell table:formula="of:=[.M12]/([.M12]+[.N12])" office:value-type="float" office:value="0.727272727272727" calcext:value-type="float">
            <text:p>0.727272727272727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12] &gt; 0;[.U11]+1;[.U11])" office:value-type="float" office:value="7" calcext:value-type="float">
            <text:p>7</text:p>
          </table:table-cell>
          <table:table-cell table:formula="of:=IF([.T12] &gt; 0;[.V11]+1;[.V11])" office:value-type="float" office:value="4" calcext:value-type="float">
            <text:p>4</text:p>
          </table:table-cell>
          <table:table-cell table:formula="of:=[.U12]/([.U12]+[.V12])" office:value-type="float" office:value="0.636363636363636" calcext:value-type="float">
            <text:p>0.636363636363636</text:p>
          </table:table-cell>
          <table:table-cell/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12] &gt; 0;[.AC11]+1;[.AC11])" office:value-type="float" office:value="5" calcext:value-type="float">
            <text:p>5</text:p>
          </table:table-cell>
          <table:table-cell table:formula="of:=IF([.AB12] &gt; 0;[.AD11]+1;[.AD11])" office:value-type="float" office:value="6" calcext:value-type="float">
            <text:p>6</text:p>
          </table:table-cell>
          <table:table-cell table:formula="of:=[.AC12]/([.AC12]+[.AD12])" office:value-type="float" office:value="0.454545454545455" calcext:value-type="float">
            <text:p>0.454545454545455</text:p>
          </table:table-cell>
          <table:table-cell/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2] &gt; 0;[.AK11]+1;[.AK11])" office:value-type="float" office:value="9" calcext:value-type="float">
            <text:p>9</text:p>
          </table:table-cell>
          <table:table-cell table:formula="of:=IF([.AJ12] &gt; 0;[.AL11]+1;[.AL11])" office:value-type="float" office:value="2" calcext:value-type="float">
            <text:p>2</text:p>
          </table:table-cell>
          <table:table-cell table:formula="of:=[.AK12]/([.AK12]+[.AL12])" office:value-type="float" office:value="0.818181818181818" calcext:value-type="float">
            <text:p>0.818181818181818</text:p>
          </table:table-cell>
        </table:table-row>
        <table:table-row table:style-name="ro5"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3] &gt; 0;[.E12]+1;[.E12])" office:value-type="float" office:value="6" calcext:value-type="float">
            <text:p>6</text:p>
          </table:table-cell>
          <table:table-cell table:formula="of:=IF([.D13] &gt; 0;[.F12]+1;[.F12])" office:value-type="float" office:value="6" calcext:value-type="float">
            <text:p>6</text:p>
          </table:table-cell>
          <table:table-cell table:formula="of:=[.E13]/([.E13]+[.F13])"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3] &gt; 0;[.M12]+1;[.M12])" office:value-type="float" office:value="9" calcext:value-type="float">
            <text:p>9</text:p>
          </table:table-cell>
          <table:table-cell table:formula="of:=IF([.L13] &gt; 0;[.N12]+1;[.N12])" office:value-type="float" office:value="3" calcext:value-type="float">
            <text:p>3</text:p>
          </table:table-cell>
          <table:table-cell table:formula="of:=[.M13]/([.M13]+[.N13])" office:value-type="float" office:value="0.75" calcext:value-type="float">
            <text:p>0.75</text:p>
          </table:table-cell>
          <table:table-cell/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13] &gt; 0;[.U12]+1;[.U12])" office:value-type="float" office:value="7" calcext:value-type="float">
            <text:p>7</text:p>
          </table:table-cell>
          <table:table-cell table:formula="of:=IF([.T13] &gt; 0;[.V12]+1;[.V12])" office:value-type="float" office:value="5" calcext:value-type="float">
            <text:p>5</text:p>
          </table:table-cell>
          <table:table-cell table:formula="of:=[.U13]/([.U13]+[.V13])" office:value-type="float" office:value="0.583333333333333" calcext:value-type="float">
            <text:p>0.583333333333333</text:p>
          </table:table-cell>
          <table:table-cell/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3] &gt; 0;[.AC12]+1;[.AC12])" office:value-type="float" office:value="6" calcext:value-type="float">
            <text:p>6</text:p>
          </table:table-cell>
          <table:table-cell table:formula="of:=IF([.AB13] &gt; 0;[.AD12]+1;[.AD12])" office:value-type="float" office:value="6" calcext:value-type="float">
            <text:p>6</text:p>
          </table:table-cell>
          <table:table-cell table:formula="of:=[.AC13]/([.AC13]+[.AD13])" office:value-type="float" office:value="0.5" calcext:value-type="float">
            <text:p>0.5</text:p>
          </table:table-cell>
          <table:table-cell/>
          <table:table-cell table:style-name="ce2" office:value-type="float" office:value="34625544" calcext:value-type="float">
            <text:p>34625544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13] &gt; 0;[.AK12]+1;[.AK12])" office:value-type="float" office:value="9" calcext:value-type="float">
            <text:p>9</text:p>
          </table:table-cell>
          <table:table-cell table:formula="of:=IF([.AJ13] &gt; 0;[.AL12]+1;[.AL12])" office:value-type="float" office:value="3" calcext:value-type="float">
            <text:p>3</text:p>
          </table:table-cell>
          <table:table-cell table:formula="of:=[.AK13]/([.AK13]+[.AL13])" office:value-type="float" office:value="0.75" calcext:value-type="float">
            <text:p>0.75</text:p>
          </table:table-cell>
        </table:table-row>
        <table:table-row table:style-name="ro5"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4] &gt; 0;[.E13]+1;[.E13])" office:value-type="float" office:value="6" calcext:value-type="float">
            <text:p>6</text:p>
          </table:table-cell>
          <table:table-cell table:formula="of:=IF([.D14] &gt; 0;[.F13]+1;[.F13])" office:value-type="float" office:value="7" calcext:value-type="float">
            <text:p>7</text:p>
          </table:table-cell>
          <table:table-cell table:formula="of:=[.E14]/([.E14]+[.F14])" office:value-type="float" office:value="0.461538461538462" calcext:value-type="float">
            <text:p>0.461538461538462</text:p>
          </table:table-cell>
          <table:table-cell office:value-type="string" calcext:value-type="string">
            <text:p>?</text:p>
          </table:table-cell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4] &gt; 0;[.M13]+1;[.M13])" office:value-type="float" office:value="10" calcext:value-type="float">
            <text:p>10</text:p>
          </table:table-cell>
          <table:table-cell table:formula="of:=IF([.L14] &gt; 0;[.N13]+1;[.N13])" office:value-type="float" office:value="3" calcext:value-type="float">
            <text:p>3</text:p>
          </table:table-cell>
          <table:table-cell table:formula="of:=[.M14]/([.M14]+[.N14])" office:value-type="float" office:value="0.769230769230769" calcext:value-type="float">
            <text:p>0.769230769230769</text:p>
          </table:table-cell>
          <table:table-cell/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14] &gt; 0;[.U13]+1;[.U13])" office:value-type="float" office:value="8" calcext:value-type="float">
            <text:p>8</text:p>
          </table:table-cell>
          <table:table-cell table:formula="of:=IF([.T14] &gt; 0;[.V13]+1;[.V13])" office:value-type="float" office:value="5" calcext:value-type="float">
            <text:p>5</text:p>
          </table:table-cell>
          <table:table-cell table:formula="of:=[.U14]/([.U14]+[.V14])" office:value-type="float" office:value="0.615384615384615" calcext:value-type="float">
            <text:p>0.615384615384615</text:p>
          </table:table-cell>
          <table:table-cell/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4] &gt; 0;[.AC13]+1;[.AC13])" office:value-type="float" office:value="7" calcext:value-type="float">
            <text:p>7</text:p>
          </table:table-cell>
          <table:table-cell table:formula="of:=IF([.AB14] &gt; 0;[.AD13]+1;[.AD13])" office:value-type="float" office:value="6" calcext:value-type="float">
            <text:p>6</text:p>
          </table:table-cell>
          <table:table-cell table:formula="of:=[.AC14]/([.AC14]+[.AD14])" office:value-type="float" office:value="0.538461538461538" calcext:value-type="float">
            <text:p>0.538461538461538</text:p>
          </table:table-cell>
          <table:table-cell/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4] &gt; 0;[.AK13]+1;[.AK13])" office:value-type="float" office:value="10" calcext:value-type="float">
            <text:p>10</text:p>
          </table:table-cell>
          <table:table-cell table:formula="of:=IF([.AJ14] &gt; 0;[.AL13]+1;[.AL13])" office:value-type="float" office:value="3" calcext:value-type="float">
            <text:p>3</text:p>
          </table:table-cell>
          <table:table-cell table:formula="of:=[.AK14]/([.AK14]+[.AL14])" office:value-type="float" office:value="0.769230769230769" calcext:value-type="float">
            <text:p>0.769230769230769</text:p>
          </table:table-cell>
        </table:table-row>
        <table:table-row table:style-name="ro5"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5] &gt; 0;[.E14]+1;[.E14])" office:value-type="float" office:value="6" calcext:value-type="float">
            <text:p>6</text:p>
          </table:table-cell>
          <table:table-cell table:formula="of:=IF([.D15] &gt; 0;[.F14]+1;[.F14])" office:value-type="float" office:value="8" calcext:value-type="float">
            <text:p>8</text:p>
          </table:table-cell>
          <table:table-cell table:formula="of:=[.E15]/([.E15]+[.F15])" office:value-type="float" office:value="0.428571428571429" calcext:value-type="float">
            <text:p>0.428571428571429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5] &gt; 0;[.M14]+1;[.M14])" office:value-type="float" office:value="10" calcext:value-type="float">
            <text:p>10</text:p>
          </table:table-cell>
          <table:table-cell table:formula="of:=IF([.L15] &gt; 0;[.N14]+1;[.N14])" office:value-type="float" office:value="4" calcext:value-type="float">
            <text:p>4</text:p>
          </table:table-cell>
          <table:table-cell table:formula="of:=[.M15]/([.M15]+[.N15])" office:value-type="float" office:value="0.714285714285714" calcext:value-type="float">
            <text:p>0.714285714285714</text:p>
          </table:table-cell>
          <table:table-cell/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15] &gt; 0;[.U14]+1;[.U14])" office:value-type="float" office:value="8" calcext:value-type="float">
            <text:p>8</text:p>
          </table:table-cell>
          <table:table-cell table:formula="of:=IF([.T15] &gt; 0;[.V14]+1;[.V14])" office:value-type="float" office:value="6" calcext:value-type="float">
            <text:p>6</text:p>
          </table:table-cell>
          <table:table-cell table:formula="of:=[.U15]/([.U15]+[.V15])" office:value-type="float" office:value="0.571428571428571" calcext:value-type="float">
            <text:p>0.571428571428571</text:p>
          </table:table-cell>
          <table:table-cell/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5] &gt; 0;[.AC14]+1;[.AC14])" office:value-type="float" office:value="8" calcext:value-type="float">
            <text:p>8</text:p>
          </table:table-cell>
          <table:table-cell table:formula="of:=IF([.AB15] &gt; 0;[.AD14]+1;[.AD14])" office:value-type="float" office:value="6" calcext:value-type="float">
            <text:p>6</text:p>
          </table:table-cell>
          <table:table-cell table:formula="of:=[.AC15]/([.AC15]+[.AD15])" office:value-type="float" office:value="0.571428571428571" calcext:value-type="float">
            <text:p>0.571428571428571</text:p>
          </table:table-cell>
          <table:table-cell/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5] &gt; 0;[.AK14]+1;[.AK14])" office:value-type="float" office:value="11" calcext:value-type="float">
            <text:p>11</text:p>
          </table:table-cell>
          <table:table-cell table:formula="of:=IF([.AJ15] &gt; 0;[.AL14]+1;[.AL14])" office:value-type="float" office:value="3" calcext:value-type="float">
            <text:p>3</text:p>
          </table:table-cell>
          <table:table-cell table:formula="of:=[.AK15]/([.AK15]+[.AL15])" office:value-type="float" office:value="0.785714285714286" calcext:value-type="float">
            <text:p>0.785714285714286</text:p>
          </table:table-cell>
        </table:table-row>
        <table:table-row table:style-name="ro5"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6] &gt; 0;[.E15]+1;[.E15])" office:value-type="float" office:value="6" calcext:value-type="float">
            <text:p>6</text:p>
          </table:table-cell>
          <table:table-cell table:formula="of:=IF([.D16] &gt; 0;[.F15]+1;[.F15])" office:value-type="float" office:value="9" calcext:value-type="float">
            <text:p>9</text:p>
          </table:table-cell>
          <table:table-cell table:formula="of:=[.E16]/([.E16]+[.F16])" office:value-type="float" office:value="0.4" calcext:value-type="float">
            <text:p>0.4</text:p>
          </table:table-cell>
          <table:table-cell office:value-type="string" calcext:value-type="string">
            <text:p>?</text:p>
          </table:table-cell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16] &gt; 0;[.M15]+1;[.M15])" office:value-type="float" office:value="11" calcext:value-type="float">
            <text:p>11</text:p>
          </table:table-cell>
          <table:table-cell table:formula="of:=IF([.L16] &gt; 0;[.N15]+1;[.N15])" office:value-type="float" office:value="4" calcext:value-type="float">
            <text:p>4</text:p>
          </table:table-cell>
          <table:table-cell table:formula="of:=[.M16]/([.M16]+[.N16])" office:value-type="float" office:value="0.733333333333333" calcext:value-type="float">
            <text:p>0.733333333333333</text:p>
          </table:table-cell>
          <table:table-cell/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16] &gt; 0;[.U15]+1;[.U15])" office:value-type="float" office:value="9" calcext:value-type="float">
            <text:p>9</text:p>
          </table:table-cell>
          <table:table-cell table:formula="of:=IF([.T16] &gt; 0;[.V15]+1;[.V15])" office:value-type="float" office:value="6" calcext:value-type="float">
            <text:p>6</text:p>
          </table:table-cell>
          <table:table-cell table:formula="of:=[.U16]/([.U16]+[.V16])" office:value-type="float" office:value="0.6" calcext:value-type="float">
            <text:p>0.6</text:p>
          </table:table-cell>
          <table:table-cell/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16] &gt; 0;[.AC15]+1;[.AC15])" office:value-type="float" office:value="8" calcext:value-type="float">
            <text:p>8</text:p>
          </table:table-cell>
          <table:table-cell table:formula="of:=IF([.AB16] &gt; 0;[.AD15]+1;[.AD15])" office:value-type="float" office:value="7" calcext:value-type="float">
            <text:p>7</text:p>
          </table:table-cell>
          <table:table-cell table:formula="of:=[.AC16]/([.AC16]+[.AD16])" office:value-type="float" office:value="0.533333333333333" calcext:value-type="float">
            <text:p>0.533333333333333</text:p>
          </table:table-cell>
          <table:table-cell/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16] &gt; 0;[.AK15]+1;[.AK15])" office:value-type="float" office:value="11" calcext:value-type="float">
            <text:p>11</text:p>
          </table:table-cell>
          <table:table-cell table:formula="of:=IF([.AJ16] &gt; 0;[.AL15]+1;[.AL15])" office:value-type="float" office:value="4" calcext:value-type="float">
            <text:p>4</text:p>
          </table:table-cell>
          <table:table-cell table:formula="of:=[.AK16]/([.AK16]+[.AL16])" office:value-type="float" office:value="0.733333333333333" calcext:value-type="float">
            <text:p>0.733333333333333</text:p>
          </table:table-cell>
        </table:table-row>
        <table:table-row table:style-name="ro5"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7] &gt; 0;[.E16]+1;[.E16])" office:value-type="float" office:value="7" calcext:value-type="float">
            <text:p>7</text:p>
          </table:table-cell>
          <table:table-cell table:formula="of:=IF([.D17] &gt; 0;[.F16]+1;[.F16])" office:value-type="float" office:value="9" calcext:value-type="float">
            <text:p>9</text:p>
          </table:table-cell>
          <table:table-cell table:formula="of:=[.E17]/([.E17]+[.F17])" office:value-type="float" office:value="0.4375" calcext:value-type="float">
            <text:p>0.4375</text:p>
          </table:table-cell>
          <table:table-cell/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7] &gt; 0;[.M16]+1;[.M16])" office:value-type="float" office:value="11" calcext:value-type="float">
            <text:p>11</text:p>
          </table:table-cell>
          <table:table-cell table:formula="of:=IF([.L17] &gt; 0;[.N16]+1;[.N16])" office:value-type="float" office:value="5" calcext:value-type="float">
            <text:p>5</text:p>
          </table:table-cell>
          <table:table-cell table:formula="of:=[.M17]/([.M17]+[.N17])" office:value-type="float" office:value="0.6875" calcext:value-type="float">
            <text:p>0.6875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17] &gt; 0;[.U16]+1;[.U16])" office:value-type="float" office:value="10" calcext:value-type="float">
            <text:p>10</text:p>
          </table:table-cell>
          <table:table-cell table:formula="of:=IF([.T17] &gt; 0;[.V16]+1;[.V16])" office:value-type="float" office:value="6" calcext:value-type="float">
            <text:p>6</text:p>
          </table:table-cell>
          <table:table-cell table:formula="of:=[.U17]/([.U17]+[.V17])" office:value-type="float" office:value="0.625" calcext:value-type="float">
            <text:p>0.625</text:p>
          </table:table-cell>
          <table:table-cell/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7] &gt; 0;[.AC16]+1;[.AC16])" office:value-type="float" office:value="9" calcext:value-type="float">
            <text:p>9</text:p>
          </table:table-cell>
          <table:table-cell table:formula="of:=IF([.AB17] &gt; 0;[.AD16]+1;[.AD16])" office:value-type="float" office:value="7" calcext:value-type="float">
            <text:p>7</text:p>
          </table:table-cell>
          <table:table-cell table:formula="of:=[.AC17]/([.AC17]+[.AD17])" office:value-type="float" office:value="0.5625" calcext:value-type="float">
            <text:p>0.5625</text:p>
          </table:table-cell>
          <table:table-cell/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7] &gt; 0;[.AK16]+1;[.AK16])" office:value-type="float" office:value="12" calcext:value-type="float">
            <text:p>12</text:p>
          </table:table-cell>
          <table:table-cell table:formula="of:=IF([.AJ17] &gt; 0;[.AL16]+1;[.AL16])" office:value-type="float" office:value="4" calcext:value-type="float">
            <text:p>4</text:p>
          </table:table-cell>
          <table:table-cell table:formula="of:=[.AK17]/([.AK17]+[.AL17])" office:value-type="float" office:value="0.75" calcext:value-type="float">
            <text:p>0.75</text:p>
          </table:table-cell>
        </table:table-row>
        <table:table-row table:style-name="ro5"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8] &gt; 0;[.E17]+1;[.E17])" office:value-type="float" office:value="7" calcext:value-type="float">
            <text:p>7</text:p>
          </table:table-cell>
          <table:table-cell table:formula="of:=IF([.D18] &gt; 0;[.F17]+1;[.F17])" office:value-type="float" office:value="10" calcext:value-type="float">
            <text:p>10</text:p>
          </table:table-cell>
          <table:table-cell table:formula="of:=[.E18]/([.E18]+[.F18])" office:value-type="float" office:value="0.411764705882353" calcext:value-type="float">
            <text:p>0.411764705882353</text:p>
          </table:table-cell>
          <table:table-cell office:value-type="string" calcext:value-type="string">
            <text:p>?</text:p>
          </table:table-cell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8] &gt; 0;[.M17]+1;[.M17])" office:value-type="float" office:value="11" calcext:value-type="float">
            <text:p>11</text:p>
          </table:table-cell>
          <table:table-cell table:formula="of:=IF([.L18] &gt; 0;[.N17]+1;[.N17])" office:value-type="float" office:value="6" calcext:value-type="float">
            <text:p>6</text:p>
          </table:table-cell>
          <table:table-cell table:formula="of:=[.M18]/([.M18]+[.N18])" office:value-type="float" office:value="0.647058823529412" calcext:value-type="float">
            <text:p>0.647058823529412</text:p>
          </table:table-cell>
          <table:table-cell/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18] &gt; 0;[.U17]+1;[.U17])" office:value-type="float" office:value="11" calcext:value-type="float">
            <text:p>11</text:p>
          </table:table-cell>
          <table:table-cell table:formula="of:=IF([.T18] &gt; 0;[.V17]+1;[.V17])" office:value-type="float" office:value="6" calcext:value-type="float">
            <text:p>6</text:p>
          </table:table-cell>
          <table:table-cell table:formula="of:=[.U18]/([.U18]+[.V18])" office:value-type="float" office:value="0.647058823529412" calcext:value-type="float">
            <text:p>0.647058823529412</text:p>
          </table:table-cell>
          <table:table-cell/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8] &gt; 0;[.AC17]+1;[.AC17])" office:value-type="float" office:value="10" calcext:value-type="float">
            <text:p>10</text:p>
          </table:table-cell>
          <table:table-cell table:formula="of:=IF([.AB18] &gt; 0;[.AD17]+1;[.AD17])" office:value-type="float" office:value="7" calcext:value-type="float">
            <text:p>7</text:p>
          </table:table-cell>
          <table:table-cell table:formula="of:=[.AC18]/([.AC18]+[.AD18])" office:value-type="float" office:value="0.588235294117647" calcext:value-type="float">
            <text:p>0.588235294117647</text:p>
          </table:table-cell>
          <table:table-cell/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18] &gt; 0;[.AK17]+1;[.AK17])" office:value-type="float" office:value="13" calcext:value-type="float">
            <text:p>13</text:p>
          </table:table-cell>
          <table:table-cell table:formula="of:=IF([.AJ18] &gt; 0;[.AL17]+1;[.AL17])" office:value-type="float" office:value="4" calcext:value-type="float">
            <text:p>4</text:p>
          </table:table-cell>
          <table:table-cell table:formula="of:=[.AK18]/([.AK18]+[.AL18])" office:value-type="float" office:value="0.764705882352941" calcext:value-type="float">
            <text:p>0.764705882352941</text:p>
          </table:table-cell>
        </table:table-row>
        <table:table-row table:style-name="ro5"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9] &gt; 0;[.E18]+1;[.E18])" office:value-type="float" office:value="7" calcext:value-type="float">
            <text:p>7</text:p>
          </table:table-cell>
          <table:table-cell table:formula="of:=IF([.D19] &gt; 0;[.F18]+1;[.F18])" office:value-type="float" office:value="11" calcext:value-type="float">
            <text:p>11</text:p>
          </table:table-cell>
          <table:table-cell table:formula="of:=[.E19]/([.E19]+[.F19])" office:value-type="float" office:value="0.388888888888889" calcext:value-type="float">
            <text:p>0.388888888888889</text:p>
          </table:table-cell>
          <table:table-cell/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19] &gt; 0;[.M18]+1;[.M18])" office:value-type="float" office:value="11" calcext:value-type="float">
            <text:p>11</text:p>
          </table:table-cell>
          <table:table-cell table:formula="of:=IF([.L19] &gt; 0;[.N18]+1;[.N18])" office:value-type="float" office:value="7" calcext:value-type="float">
            <text:p>7</text:p>
          </table:table-cell>
          <table:table-cell table:formula="of:=[.M19]/([.M19]+[.N19])" office:value-type="float" office:value="0.611111111111111" calcext:value-type="float">
            <text:p>0.611111111111111</text:p>
          </table:table-cell>
          <table:table-cell/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19] &gt; 0;[.U18]+1;[.U18])" office:value-type="float" office:value="12" calcext:value-type="float">
            <text:p>12</text:p>
          </table:table-cell>
          <table:table-cell table:formula="of:=IF([.T19] &gt; 0;[.V18]+1;[.V18])" office:value-type="float" office:value="6" calcext:value-type="float">
            <text:p>6</text:p>
          </table:table-cell>
          <table:table-cell table:formula="of:=[.U19]/([.U19]+[.V19])" office:value-type="float" office:value="0.666666666666667" calcext:value-type="float">
            <text:p>0.666666666666667</text:p>
          </table:table-cell>
          <table:table-cell/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19] &gt; 0;[.AC18]+1;[.AC18])" office:value-type="float" office:value="11" calcext:value-type="float">
            <text:p>11</text:p>
          </table:table-cell>
          <table:table-cell table:formula="of:=IF([.AB19] &gt; 0;[.AD18]+1;[.AD18])" office:value-type="float" office:value="7" calcext:value-type="float">
            <text:p>7</text:p>
          </table:table-cell>
          <table:table-cell table:formula="of:=[.AC19]/([.AC19]+[.AD19])" office:value-type="float" office:value="0.611111111111111" calcext:value-type="float">
            <text:p>0.611111111111111</text:p>
          </table:table-cell>
          <table:table-cell/>
          <table:table-cell table:style-name="ce2" office:value-type="float" office:value="34625350" calcext:value-type="float">
            <text:p>34625350</text:p>
          </table:table-cell>
          <table:table-cell table:style-name="ce13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19] &gt; 0;[.AK18]+1;[.AK18])" office:value-type="float" office:value="13" calcext:value-type="float">
            <text:p>13</text:p>
          </table:table-cell>
          <table:table-cell table:formula="of:=IF([.AJ19] &gt; 0;[.AL18]+1;[.AL18])" office:value-type="float" office:value="5" calcext:value-type="float">
            <text:p>5</text:p>
          </table:table-cell>
          <table:table-cell table:formula="of:=[.AK19]/([.AK19]+[.AL19])" office:value-type="float" office:value="0.722222222222222" calcext:value-type="float">
            <text:p>0.722222222222222</text:p>
          </table:table-cell>
        </table:table-row>
        <table:table-row table:style-name="ro5"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0] &gt; 0;[.E19]+1;[.E19])" office:value-type="float" office:value="8" calcext:value-type="float">
            <text:p>8</text:p>
          </table:table-cell>
          <table:table-cell table:formula="of:=IF([.D20] &gt; 0;[.F19]+1;[.F19])" office:value-type="float" office:value="11" calcext:value-type="float">
            <text:p>11</text:p>
          </table:table-cell>
          <table:table-cell table:formula="of:=[.E20]/([.E20]+[.F20])" office:value-type="float" office:value="0.421052631578947" calcext:value-type="float">
            <text:p>0.421052631578947</text:p>
          </table:table-cell>
          <table:table-cell/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20] &gt; 0;[.M19]+1;[.M19])" office:value-type="float" office:value="11" calcext:value-type="float">
            <text:p>11</text:p>
          </table:table-cell>
          <table:table-cell table:formula="of:=IF([.L20] &gt; 0;[.N19]+1;[.N19])" office:value-type="float" office:value="8" calcext:value-type="float">
            <text:p>8</text:p>
          </table:table-cell>
          <table:table-cell table:formula="of:=[.M20]/([.M20]+[.N20])" office:value-type="float" office:value="0.578947368421053" calcext:value-type="float">
            <text:p>0.578947368421053</text:p>
          </table:table-cell>
          <table:table-cell/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0] &gt; 0;[.U19]+1;[.U19])" office:value-type="float" office:value="12" calcext:value-type="float">
            <text:p>12</text:p>
          </table:table-cell>
          <table:table-cell table:formula="of:=IF([.T20] &gt; 0;[.V19]+1;[.V19])" office:value-type="float" office:value="7" calcext:value-type="float">
            <text:p>7</text:p>
          </table:table-cell>
          <table:table-cell table:formula="of:=[.U20]/([.U20]+[.V20])" office:value-type="float" office:value="0.631578947368421" calcext:value-type="float">
            <text:p>0.631578947368421</text:p>
          </table:table-cell>
          <table:table-cell/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0] &gt; 0;[.AC19]+1;[.AC19])" office:value-type="float" office:value="11" calcext:value-type="float">
            <text:p>11</text:p>
          </table:table-cell>
          <table:table-cell table:formula="of:=IF([.AB20] &gt; 0;[.AD19]+1;[.AD19])" office:value-type="float" office:value="8" calcext:value-type="float">
            <text:p>8</text:p>
          </table:table-cell>
          <table:table-cell table:formula="of:=[.AC20]/([.AC20]+[.AD20])" office:value-type="float" office:value="0.578947368421053" calcext:value-type="float">
            <text:p>0.578947368421053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style-name="ce19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0] &gt; 0;[.AK19]+1;[.AK19])" office:value-type="float" office:value="14" calcext:value-type="float">
            <text:p>14</text:p>
          </table:table-cell>
          <table:table-cell table:formula="of:=IF([.AJ20] &gt; 0;[.AL19]+1;[.AL19])" office:value-type="float" office:value="5" calcext:value-type="float">
            <text:p>5</text:p>
          </table:table-cell>
          <table:table-cell table:formula="of:=[.AK20]/([.AK20]+[.AL20])" office:value-type="float" office:value="0.736842105263158" calcext:value-type="float">
            <text:p>0.736842105263158</text:p>
          </table:table-cell>
        </table:table-row>
        <table:table-row table:style-name="ro5"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1] &gt; 0;[.E20]+1;[.E20])" office:value-type="float" office:value="9" calcext:value-type="float">
            <text:p>9</text:p>
          </table:table-cell>
          <table:table-cell table:formula="of:=IF([.D21] &gt; 0;[.F20]+1;[.F20])" office:value-type="float" office:value="11" calcext:value-type="float">
            <text:p>11</text:p>
          </table:table-cell>
          <table:table-cell table:formula="of:=[.E21]/([.E21]+[.F21])" office:value-type="float" office:value="0.45" calcext:value-type="float">
            <text:p>0.45</text:p>
          </table:table-cell>
          <table:table-cell office:value-type="string" calcext:value-type="string">
            <text:p>recommender LOD</text:p>
          </table:table-cell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21] &gt; 0;[.M20]+1;[.M20])" office:value-type="float" office:value="11" calcext:value-type="float">
            <text:p>11</text:p>
          </table:table-cell>
          <table:table-cell table:formula="of:=IF([.L21] &gt; 0;[.N20]+1;[.N20])" office:value-type="float" office:value="9" calcext:value-type="float">
            <text:p>9</text:p>
          </table:table-cell>
          <table:table-cell table:formula="of:=[.M21]/([.M21]+[.N21])" office:value-type="float" office:value="0.55" calcext:value-type="float">
            <text:p>0.55</text:p>
          </table:table-cell>
          <table:table-cell/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1] &gt; 0;[.U20]+1;[.U20])" office:value-type="float" office:value="12" calcext:value-type="float">
            <text:p>12</text:p>
          </table:table-cell>
          <table:table-cell table:formula="of:=IF([.T21] &gt; 0;[.V20]+1;[.V20])" office:value-type="float" office:value="8" calcext:value-type="float">
            <text:p>8</text:p>
          </table:table-cell>
          <table:table-cell table:formula="of:=[.U21]/([.U21]+[.V21])" office:value-type="float" office:value="0.6" calcext:value-type="float">
            <text:p>0.6</text:p>
          </table:table-cell>
          <table:table-cell/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1] &gt; 0;[.AC20]+1;[.AC20])" office:value-type="float" office:value="11" calcext:value-type="float">
            <text:p>11</text:p>
          </table:table-cell>
          <table:table-cell table:formula="of:=IF([.AB21] &gt; 0;[.AD20]+1;[.AD20])" office:value-type="float" office:value="9" calcext:value-type="float">
            <text:p>9</text:p>
          </table:table-cell>
          <table:table-cell table:formula="of:=[.AC21]/([.AC21]+[.AD21])" office:value-type="float" office:value="0.55" calcext:value-type="float">
            <text:p>0.55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1] &gt; 0;[.AK20]+1;[.AK20])" office:value-type="float" office:value="15" calcext:value-type="float">
            <text:p>15</text:p>
          </table:table-cell>
          <table:table-cell table:formula="of:=IF([.AJ21] &gt; 0;[.AL20]+1;[.AL20])" office:value-type="float" office:value="5" calcext:value-type="float">
            <text:p>5</text:p>
          </table:table-cell>
          <table:table-cell table:formula="of:=[.AK21]/([.AK21]+[.AL21])" office:value-type="float" office:value="0.75" calcext:value-type="float">
            <text:p>0.75</text:p>
          </table:table-cell>
        </table:table-row>
        <table:table-row table:style-name="ro5"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2] &gt; 0;[.E21]+1;[.E21])" office:value-type="float" office:value="10" calcext:value-type="float">
            <text:p>10</text:p>
          </table:table-cell>
          <table:table-cell table:formula="of:=IF([.D22] &gt; 0;[.F21]+1;[.F21])" office:value-type="float" office:value="11" calcext:value-type="float">
            <text:p>11</text:p>
          </table:table-cell>
          <table:table-cell table:formula="of:=[.E22]/([.E22]+[.F22])" office:value-type="float" office:value="0.476190476190476" calcext:value-type="float">
            <text:p>0.476190476190476</text:p>
          </table:table-cell>
          <table:table-cell/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2] &gt; 0;[.M21]+1;[.M21])" office:value-type="float" office:value="12" calcext:value-type="float">
            <text:p>12</text:p>
          </table:table-cell>
          <table:table-cell table:formula="of:=IF([.L22] &gt; 0;[.N21]+1;[.N21])" office:value-type="float" office:value="9" calcext:value-type="float">
            <text:p>9</text:p>
          </table:table-cell>
          <table:table-cell table:formula="of:=[.M22]/([.M22]+[.N22])" office:value-type="float" office:value="0.571428571428571" calcext:value-type="float">
            <text:p>0.571428571428571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2] &gt; 0;[.U21]+1;[.U21])" office:value-type="float" office:value="12" calcext:value-type="float">
            <text:p>12</text:p>
          </table:table-cell>
          <table:table-cell table:formula="of:=IF([.T22] &gt; 0;[.V21]+1;[.V21])" office:value-type="float" office:value="9" calcext:value-type="float">
            <text:p>9</text:p>
          </table:table-cell>
          <table:table-cell table:formula="of:=[.U22]/([.U22]+[.V22])" office:value-type="float" office:value="0.571428571428571" calcext:value-type="float">
            <text:p>0.571428571428571</text:p>
          </table:table-cell>
          <table:table-cell/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22] &gt; 0;[.AC21]+1;[.AC21])" office:value-type="float" office:value="12" calcext:value-type="float">
            <text:p>12</text:p>
          </table:table-cell>
          <table:table-cell table:formula="of:=IF([.AB22] &gt; 0;[.AD21]+1;[.AD21])" office:value-type="float" office:value="9" calcext:value-type="float">
            <text:p>9</text:p>
          </table:table-cell>
          <table:table-cell table:formula="of:=[.AC22]/([.AC22]+[.AD22])" office:value-type="float" office:value="0.571428571428571" calcext:value-type="float">
            <text:p>0.571428571428571</text:p>
          </table:table-cell>
          <table:table-cell/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22] &gt; 0;[.AK21]+1;[.AK21])" office:value-type="float" office:value="15" calcext:value-type="float">
            <text:p>15</text:p>
          </table:table-cell>
          <table:table-cell table:formula="of:=IF([.AJ22] &gt; 0;[.AL21]+1;[.AL21])" office:value-type="float" office:value="6" calcext:value-type="float">
            <text:p>6</text:p>
          </table:table-cell>
          <table:table-cell table:formula="of:=[.AK22]/([.AK22]+[.AL22])" office:value-type="float" office:value="0.714285714285714" calcext:value-type="float">
            <text:p>0.714285714285714</text:p>
          </table:table-cell>
        </table:table-row>
        <table:table-row table:style-name="ro5"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3] &gt; 0;[.E22]+1;[.E22])" office:value-type="float" office:value="11" calcext:value-type="float">
            <text:p>11</text:p>
          </table:table-cell>
          <table:table-cell table:formula="of:=IF([.D23] &gt; 0;[.F22]+1;[.F22])" office:value-type="float" office:value="11" calcext:value-type="float">
            <text:p>11</text:p>
          </table:table-cell>
          <table:table-cell table:formula="of:=[.E23]/([.E23]+[.F23])" office:value-type="float" office:value="0.5" calcext:value-type="float">
            <text:p>0.5</text:p>
          </table:table-cell>
          <table:table-cell office:value-type="string" calcext:value-type="string">
            <text:p>recommender LOD</text:p>
          </table:table-cell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3] &gt; 0;[.M22]+1;[.M22])" office:value-type="float" office:value="13" calcext:value-type="float">
            <text:p>13</text:p>
          </table:table-cell>
          <table:table-cell table:formula="of:=IF([.L23] &gt; 0;[.N22]+1;[.N22])" office:value-type="float" office:value="9" calcext:value-type="float">
            <text:p>9</text:p>
          </table:table-cell>
          <table:table-cell table:formula="of:=[.M23]/([.M23]+[.N23])" office:value-type="float" office:value="0.590909090909091" calcext:value-type="float">
            <text:p>0.590909090909091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3] &gt; 0;[.U22]+1;[.U22])" office:value-type="float" office:value="12" calcext:value-type="float">
            <text:p>12</text:p>
          </table:table-cell>
          <table:table-cell table:formula="of:=IF([.T23] &gt; 0;[.V22]+1;[.V22])" office:value-type="float" office:value="10" calcext:value-type="float">
            <text:p>10</text:p>
          </table:table-cell>
          <table:table-cell table:formula="of:=[.U23]/([.U23]+[.V23])" office:value-type="float" office:value="0.545454545454545" calcext:value-type="float">
            <text:p>0.545454545454545</text:p>
          </table:table-cell>
          <table:table-cell/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3] &gt; 0;[.AC22]+1;[.AC22])" office:value-type="float" office:value="12" calcext:value-type="float">
            <text:p>12</text:p>
          </table:table-cell>
          <table:table-cell table:formula="of:=IF([.AB23] &gt; 0;[.AD22]+1;[.AD22])" office:value-type="float" office:value="10" calcext:value-type="float">
            <text:p>10</text:p>
          </table:table-cell>
          <table:table-cell table:formula="of:=[.AC23]/([.AC23]+[.AD23])" office:value-type="float" office:value="0.545454545454545" calcext:value-type="float">
            <text:p>0.545454545454545</text:p>
          </table:table-cell>
          <table:table-cell/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3] &gt; 0;[.AK22]+1;[.AK22])" office:value-type="float" office:value="16" calcext:value-type="float">
            <text:p>16</text:p>
          </table:table-cell>
          <table:table-cell table:formula="of:=IF([.AJ23] &gt; 0;[.AL22]+1;[.AL22])" office:value-type="float" office:value="6" calcext:value-type="float">
            <text:p>6</text:p>
          </table:table-cell>
          <table:table-cell table:formula="of:=[.AK23]/([.AK23]+[.AL23])" office:value-type="float" office:value="0.727272727272727" calcext:value-type="float">
            <text:p>0.727272727272727</text:p>
          </table:table-cell>
        </table:table-row>
        <table:table-row table:style-name="ro5"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4] &gt; 0;[.E23]+1;[.E23])" office:value-type="float" office:value="12" calcext:value-type="float">
            <text:p>12</text:p>
          </table:table-cell>
          <table:table-cell table:formula="of:=IF([.D24] &gt; 0;[.F23]+1;[.F23])" office:value-type="float" office:value="11" calcext:value-type="float">
            <text:p>11</text:p>
          </table:table-cell>
          <table:table-cell table:formula="of:=[.E24]/([.E24]+[.F24])" office:value-type="float" office:value="0.521739130434783" calcext:value-type="float">
            <text:p>0.521739130434783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9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4] &gt; 0;[.M23]+1;[.M23])" office:value-type="float" office:value="14" calcext:value-type="float">
            <text:p>14</text:p>
          </table:table-cell>
          <table:table-cell table:formula="of:=IF([.L24] &gt; 0;[.N23]+1;[.N23])" office:value-type="float" office:value="9" calcext:value-type="float">
            <text:p>9</text:p>
          </table:table-cell>
          <table:table-cell table:formula="of:=[.M24]/([.M24]+[.N24])" office:value-type="float" office:value="0.608695652173913" calcext:value-type="float">
            <text:p>0.608695652173913</text:p>
          </table:table-cell>
          <table:table-cell/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4] &gt; 0;[.U23]+1;[.U23])" office:value-type="float" office:value="12" calcext:value-type="float">
            <text:p>12</text:p>
          </table:table-cell>
          <table:table-cell table:formula="of:=IF([.T24] &gt; 0;[.V23]+1;[.V23])" office:value-type="float" office:value="11" calcext:value-type="float">
            <text:p>11</text:p>
          </table:table-cell>
          <table:table-cell table:formula="of:=[.U24]/([.U24]+[.V24])" office:value-type="float" office:value="0.521739130434783" calcext:value-type="float">
            <text:p>0.521739130434783</text:p>
          </table:table-cell>
          <table:table-cell/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4] &gt; 0;[.AC23]+1;[.AC23])" office:value-type="float" office:value="12" calcext:value-type="float">
            <text:p>12</text:p>
          </table:table-cell>
          <table:table-cell table:formula="of:=IF([.AB24] &gt; 0;[.AD23]+1;[.AD23])" office:value-type="float" office:value="11" calcext:value-type="float">
            <text:p>11</text:p>
          </table:table-cell>
          <table:table-cell table:formula="of:=[.AC24]/([.AC24]+[.AD24])" office:value-type="float" office:value="0.521739130434783" calcext:value-type="float">
            <text:p>0.521739130434783</text:p>
          </table:table-cell>
          <table:table-cell/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4] &gt; 0;[.AK23]+1;[.AK23])" office:value-type="float" office:value="17" calcext:value-type="float">
            <text:p>17</text:p>
          </table:table-cell>
          <table:table-cell table:formula="of:=IF([.AJ24] &gt; 0;[.AL23]+1;[.AL23])" office:value-type="float" office:value="6" calcext:value-type="float">
            <text:p>6</text:p>
          </table:table-cell>
          <table:table-cell table:formula="of:=[.AK24]/([.AK24]+[.AL24])" office:value-type="float" office:value="0.739130434782609" calcext:value-type="float">
            <text:p>0.739130434782609</text:p>
          </table:table-cell>
        </table:table-row>
        <table:table-row table:style-name="ro5">
          <table:table-cell table:style-name="ce2" office:value-type="float" office:value="31156793" calcext:value-type="float">
            <text:p>31156793</text:p>
          </table:table-cell>
          <table:table-cell table:style-name="ce1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25] &gt; 0;[.E24]+1;[.E24])" office:value-type="float" office:value="12" calcext:value-type="float">
            <text:p>12</text:p>
          </table:table-cell>
          <table:table-cell table:formula="of:=IF([.D25] &gt; 0;[.F24]+1;[.F24])" office:value-type="float" office:value="12" calcext:value-type="float">
            <text:p>12</text:p>
          </table:table-cell>
          <table:table-cell table:formula="of:=[.E25]/([.E25]+[.F25])" office:value-type="float" office:value="0.5" calcext:value-type="float">
            <text:p>0.5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25] &gt; 0;[.M24]+1;[.M24])" office:value-type="float" office:value="14" calcext:value-type="float">
            <text:p>14</text:p>
          </table:table-cell>
          <table:table-cell table:formula="of:=IF([.L25] &gt; 0;[.N24]+1;[.N24])" office:value-type="float" office:value="10" calcext:value-type="float">
            <text:p>10</text:p>
          </table:table-cell>
          <table:table-cell table:formula="of:=[.M25]/([.M25]+[.N25])" office:value-type="float" office:value="0.583333333333333" calcext:value-type="float">
            <text:p>0.583333333333333</text:p>
          </table:table-cell>
          <table:table-cell/>
          <table:table-cell table:style-name="ce2" office:value-type="float" office:value="11013920" calcext:value-type="float">
            <text:p>1101392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25] &gt; 0;[.U24]+1;[.U24])" office:value-type="float" office:value="13" calcext:value-type="float">
            <text:p>13</text:p>
          </table:table-cell>
          <table:table-cell table:formula="of:=IF([.T25] &gt; 0;[.V24]+1;[.V24])" office:value-type="float" office:value="11" calcext:value-type="float">
            <text:p>11</text:p>
          </table:table-cell>
          <table:table-cell table:formula="of:=[.U25]/([.U25]+[.V25])" office:value-type="float" office:value="0.541666666666667" calcext:value-type="float">
            <text:p>0.541666666666667</text:p>
          </table:table-cell>
          <table:table-cell/>
          <table:table-cell table:style-name="ce3" office:value-type="float" office:value="2253109" calcext:value-type="float">
            <text:p>2253109</text:p>
          </table:table-cell>
          <table:table-cell table:style-name="ce13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5] &gt; 0;[.AC24]+1;[.AC24])" office:value-type="float" office:value="12" calcext:value-type="float">
            <text:p>12</text:p>
          </table:table-cell>
          <table:table-cell table:formula="of:=IF([.AB25] &gt; 0;[.AD24]+1;[.AD24])" office:value-type="float" office:value="12" calcext:value-type="float">
            <text:p>12</text:p>
          </table:table-cell>
          <table:table-cell table:formula="of:=[.AC25]/([.AC25]+[.AD25])" office:value-type="float" office:value="0.5" calcext:value-type="float">
            <text:p>0.5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5] &gt; 0;[.AK24]+1;[.AK24])" office:value-type="float" office:value="18" calcext:value-type="float">
            <text:p>18</text:p>
          </table:table-cell>
          <table:table-cell table:formula="of:=IF([.AJ25] &gt; 0;[.AL24]+1;[.AL24])" office:value-type="float" office:value="6" calcext:value-type="float">
            <text:p>6</text:p>
          </table:table-cell>
          <table:table-cell table:formula="of:=[.AK25]/([.AK25]+[.AL25])" office:value-type="float" office:value="0.75" calcext:value-type="float">
            <text:p>0.75</text:p>
          </table:table-cell>
        </table:table-row>
        <table:table-row table:style-name="ro5"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26] &gt; 0;[.E25]+1;[.E25])" office:value-type="float" office:value="12" calcext:value-type="float">
            <text:p>12</text:p>
          </table:table-cell>
          <table:table-cell table:formula="of:=IF([.D26] &gt; 0;[.F25]+1;[.F25])" office:value-type="float" office:value="13" calcext:value-type="float">
            <text:p>13</text:p>
          </table:table-cell>
          <table:table-cell table:formula="of:=[.E26]/([.E26]+[.F26])" office:value-type="float" office:value="0.48" calcext:value-type="float">
            <text:p>0.48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26] &gt; 0;[.M25]+1;[.M25])" office:value-type="float" office:value="14" calcext:value-type="float">
            <text:p>14</text:p>
          </table:table-cell>
          <table:table-cell table:formula="of:=IF([.L26] &gt; 0;[.N25]+1;[.N25])" office:value-type="float" office:value="11" calcext:value-type="float">
            <text:p>11</text:p>
          </table:table-cell>
          <table:table-cell table:formula="of:=[.M26]/([.M26]+[.N26])" office:value-type="float" office:value="0.56" calcext:value-type="float">
            <text:p>0.56</text:p>
          </table:table-cell>
          <table:table-cell/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26] &gt; 0;[.U25]+1;[.U25])" office:value-type="float" office:value="14" calcext:value-type="float">
            <text:p>14</text:p>
          </table:table-cell>
          <table:table-cell table:formula="of:=IF([.T26] &gt; 0;[.V25]+1;[.V25])" office:value-type="float" office:value="11" calcext:value-type="float">
            <text:p>11</text:p>
          </table:table-cell>
          <table:table-cell table:formula="of:=[.U26]/([.U26]+[.V26])" office:value-type="float" office:value="0.56" calcext:value-type="float">
            <text:p>0.56</text:p>
          </table:table-cell>
          <table:table-cell/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A26] &gt; 0;[.AC25]+1;[.AC25])" office:value-type="float" office:value="13" calcext:value-type="float">
            <text:p>13</text:p>
          </table:table-cell>
          <table:table-cell table:formula="of:=IF([.AB26] &gt; 0;[.AD25]+1;[.AD25])" office:value-type="float" office:value="12" calcext:value-type="float">
            <text:p>12</text:p>
          </table:table-cell>
          <table:table-cell table:formula="of:=[.AC26]/([.AC26]+[.AD26])" office:value-type="float" office:value="0.52" calcext:value-type="float">
            <text:p>0.52</text:p>
          </table:table-cell>
          <table:table-cell/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6] &gt; 0;[.AK25]+1;[.AK25])" office:value-type="float" office:value="19" calcext:value-type="float">
            <text:p>19</text:p>
          </table:table-cell>
          <table:table-cell table:formula="of:=IF([.AJ26] &gt; 0;[.AL25]+1;[.AL25])" office:value-type="float" office:value="6" calcext:value-type="float">
            <text:p>6</text:p>
          </table:table-cell>
          <table:table-cell table:formula="of:=[.AK26]/([.AK26]+[.AL26])" office:value-type="float" office:value="0.76" calcext:value-type="float">
            <text:p>0.76</text:p>
          </table:table-cell>
        </table:table-row>
        <table:table-row table:style-name="ro5"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27] &gt; 0;[.E26]+1;[.E26])" office:value-type="float" office:value="13" calcext:value-type="float">
            <text:p>13</text:p>
          </table:table-cell>
          <table:table-cell table:formula="of:=IF([.D27] &gt; 0;[.F26]+1;[.F26])" office:value-type="float" office:value="13" calcext:value-type="float">
            <text:p>13</text:p>
          </table:table-cell>
          <table:table-cell table:formula="of:=[.E27]/([.E27]+[.F27])" office:value-type="float" office:value="0.5" calcext:value-type="float">
            <text:p>0.5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7] &gt; 0;[.M26]+1;[.M26])" office:value-type="float" office:value="15" calcext:value-type="float">
            <text:p>15</text:p>
          </table:table-cell>
          <table:table-cell table:formula="of:=IF([.L27] &gt; 0;[.N26]+1;[.N26])" office:value-type="float" office:value="11" calcext:value-type="float">
            <text:p>11</text:p>
          </table:table-cell>
          <table:table-cell table:formula="of:=[.M27]/([.M27]+[.N27])" office:value-type="float" office:value="0.576923076923077" calcext:value-type="float">
            <text:p>0.576923076923077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27] &gt; 0;[.U26]+1;[.U26])" office:value-type="float" office:value="15" calcext:value-type="float">
            <text:p>15</text:p>
          </table:table-cell>
          <table:table-cell table:formula="of:=IF([.T27] &gt; 0;[.V26]+1;[.V26])" office:value-type="float" office:value="11" calcext:value-type="float">
            <text:p>11</text:p>
          </table:table-cell>
          <table:table-cell table:formula="of:=[.U27]/([.U27]+[.V27])" office:value-type="float" office:value="0.576923076923077" calcext:value-type="float">
            <text:p>0.576923076923077</text:p>
          </table:table-cell>
          <table:table-cell/>
          <table:table-cell table:style-name="ce2" office:value-type="float" office:value="9581803" calcext:value-type="float">
            <text:p>9581803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7] &gt; 0;[.AC26]+1;[.AC26])" office:value-type="float" office:value="13" calcext:value-type="float">
            <text:p>13</text:p>
          </table:table-cell>
          <table:table-cell table:formula="of:=IF([.AB27] &gt; 0;[.AD26]+1;[.AD26])" office:value-type="float" office:value="13" calcext:value-type="float">
            <text:p>13</text:p>
          </table:table-cell>
          <table:table-cell table:formula="of:=[.AC27]/([.AC27]+[.AD27])" office:value-type="float" office:value="0.5" calcext:value-type="float">
            <text:p>0.5</text:p>
          </table:table-cell>
          <table:table-cell/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7] &gt; 0;[.AK26]+1;[.AK26])" office:value-type="float" office:value="20" calcext:value-type="float">
            <text:p>20</text:p>
          </table:table-cell>
          <table:table-cell table:formula="of:=IF([.AJ27] &gt; 0;[.AL26]+1;[.AL26])" office:value-type="float" office:value="6" calcext:value-type="float">
            <text:p>6</text:p>
          </table:table-cell>
          <table:table-cell table:formula="of:=[.AK27]/([.AK27]+[.AL27])" office:value-type="float" office:value="0.769230769230769" calcext:value-type="float">
            <text:p>0.769230769230769</text:p>
          </table:table-cell>
        </table:table-row>
        <table:table-row table:style-name="ro5">
          <table:table-cell table:style-name="ce2" office:value-type="float" office:value="22069503" calcext:value-type="float">
            <text:p>22069503</text:p>
          </table:table-cell>
          <table:table-cell table:style-name="ce1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28] &gt; 0;[.E27]+1;[.E27])" office:value-type="float" office:value="13" calcext:value-type="float">
            <text:p>13</text:p>
          </table:table-cell>
          <table:table-cell table:formula="of:=IF([.D28] &gt; 0;[.F27]+1;[.F27])" office:value-type="float" office:value="14" calcext:value-type="float">
            <text:p>14</text:p>
          </table:table-cell>
          <table:table-cell table:formula="of:=[.E28]/([.E28]+[.F28])" office:value-type="float" office:value="0.481481481481481" calcext:value-type="float">
            <text:p>0.481481481481481</text:p>
          </table:table-cell>
          <table:table-cell/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8] &gt; 0;[.M27]+1;[.M27])" office:value-type="float" office:value="16" calcext:value-type="float">
            <text:p>16</text:p>
          </table:table-cell>
          <table:table-cell table:formula="of:=IF([.L28] &gt; 0;[.N27]+1;[.N27])" office:value-type="float" office:value="11" calcext:value-type="float">
            <text:p>11</text:p>
          </table:table-cell>
          <table:table-cell table:formula="of:=[.M28]/([.M28]+[.N28])" office:value-type="float" office:value="0.592592592592593" calcext:value-type="float">
            <text:p>0.592592592592593</text:p>
          </table:table-cell>
          <table:table-cell/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28] &gt; 0;[.U27]+1;[.U27])" office:value-type="float" office:value="16" calcext:value-type="float">
            <text:p>16</text:p>
          </table:table-cell>
          <table:table-cell table:formula="of:=IF([.T28] &gt; 0;[.V27]+1;[.V27])" office:value-type="float" office:value="11" calcext:value-type="float">
            <text:p>11</text:p>
          </table:table-cell>
          <table:table-cell table:formula="of:=[.U28]/([.U28]+[.V28])" office:value-type="float" office:value="0.592592592592593" calcext:value-type="float">
            <text:p>0.592592592592593</text:p>
          </table:table-cell>
          <table:table-cell/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8] &gt; 0;[.AC27]+1;[.AC27])" office:value-type="float" office:value="13" calcext:value-type="float">
            <text:p>13</text:p>
          </table:table-cell>
          <table:table-cell table:formula="of:=IF([.AB28] &gt; 0;[.AD27]+1;[.AD27])" office:value-type="float" office:value="14" calcext:value-type="float">
            <text:p>14</text:p>
          </table:table-cell>
          <table:table-cell table:formula="of:=[.AC28]/([.AC28]+[.AD28])" office:value-type="float" office:value="0.481481481481481" calcext:value-type="float">
            <text:p>0.481481481481481</text:p>
          </table:table-cell>
          <table:table-cell/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28] &gt; 0;[.AK27]+1;[.AK27])" office:value-type="float" office:value="21" calcext:value-type="float">
            <text:p>21</text:p>
          </table:table-cell>
          <table:table-cell table:formula="of:=IF([.AJ28] &gt; 0;[.AL27]+1;[.AL27])" office:value-type="float" office:value="6" calcext:value-type="float">
            <text:p>6</text:p>
          </table:table-cell>
          <table:table-cell table:formula="of:=[.AK28]/([.AK28]+[.AL28])" office:value-type="float" office:value="0.777777777777778" calcext:value-type="float">
            <text:p>0.777777777777778</text:p>
          </table:table-cell>
        </table:table-row>
        <table:table-row table:style-name="ro5"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29] &gt; 0;[.E28]+1;[.E28])" office:value-type="float" office:value="13" calcext:value-type="float">
            <text:p>13</text:p>
          </table:table-cell>
          <table:table-cell table:formula="of:=IF([.D29] &gt; 0;[.F28]+1;[.F28])" office:value-type="float" office:value="15" calcext:value-type="float">
            <text:p>15</text:p>
          </table:table-cell>
          <table:table-cell table:formula="of:=[.E29]/([.E29]+[.F29])" office:value-type="float" office:value="0.464285714285714" calcext:value-type="float">
            <text:p>0.464285714285714</text:p>
          </table:table-cell>
          <table:table-cell office:value-type="string" calcext:value-type="string">
            <text:p>SW browser</text:p>
          </table:table-cell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29] &gt; 0;[.M28]+1;[.M28])" office:value-type="float" office:value="17" calcext:value-type="float">
            <text:p>17</text:p>
          </table:table-cell>
          <table:table-cell table:formula="of:=IF([.L29] &gt; 0;[.N28]+1;[.N28])" office:value-type="float" office:value="11" calcext:value-type="float">
            <text:p>11</text:p>
          </table:table-cell>
          <table:table-cell table:formula="of:=[.M29]/([.M29]+[.N29])" office:value-type="float" office:value="0.607142857142857" calcext:value-type="float">
            <text:p>0.607142857142857</text:p>
          </table:table-cell>
          <table:table-cell/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29] &gt; 0;[.U28]+1;[.U28])" office:value-type="float" office:value="16" calcext:value-type="float">
            <text:p>16</text:p>
          </table:table-cell>
          <table:table-cell table:formula="of:=IF([.T29] &gt; 0;[.V28]+1;[.V28])" office:value-type="float" office:value="12" calcext:value-type="float">
            <text:p>12</text:p>
          </table:table-cell>
          <table:table-cell table:formula="of:=[.U29]/([.U29]+[.V29])" office:value-type="float" office:value="0.571428571428571" calcext:value-type="float">
            <text:p>0.571428571428571</text:p>
          </table:table-cell>
          <table:table-cell/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29] &gt; 0;[.AC28]+1;[.AC28])" office:value-type="float" office:value="13" calcext:value-type="float">
            <text:p>13</text:p>
          </table:table-cell>
          <table:table-cell table:formula="of:=IF([.AB29] &gt; 0;[.AD28]+1;[.AD28])" office:value-type="float" office:value="15" calcext:value-type="float">
            <text:p>15</text:p>
          </table:table-cell>
          <table:table-cell table:formula="of:=[.AC29]/([.AC29]+[.AD29])" office:value-type="float" office:value="0.464285714285714" calcext:value-type="float">
            <text:p>0.464285714285714</text:p>
          </table:table-cell>
          <table:table-cell/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29] &gt; 0;[.AK28]+1;[.AK28])" office:value-type="float" office:value="21" calcext:value-type="float">
            <text:p>21</text:p>
          </table:table-cell>
          <table:table-cell table:formula="of:=IF([.AJ29] &gt; 0;[.AL28]+1;[.AL28])" office:value-type="float" office:value="7" calcext:value-type="float">
            <text:p>7</text:p>
          </table:table-cell>
          <table:table-cell table:formula="of:=[.AK29]/([.AK29]+[.AL29])" office:value-type="float" office:value="0.75" calcext:value-type="float">
            <text:p>0.75</text:p>
          </table:table-cell>
        </table:table-row>
        <table:table-row table:style-name="ro5"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0] &gt; 0;[.E29]+1;[.E29])" office:value-type="float" office:value="13" calcext:value-type="float">
            <text:p>13</text:p>
          </table:table-cell>
          <table:table-cell table:formula="of:=IF([.D30] &gt; 0;[.F29]+1;[.F29])" office:value-type="float" office:value="16" calcext:value-type="float">
            <text:p>16</text:p>
          </table:table-cell>
          <table:table-cell table:formula="of:=[.E30]/([.E30]+[.F30])" office:value-type="float" office:value="0.448275862068966" calcext:value-type="float">
            <text:p>0.448275862068966</text:p>
          </table:table-cell>
          <table:table-cell office:value-type="string" calcext:value-type="string">
            <text:p>Duplicate ^</text:p>
          </table:table-cell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30] &gt; 0;[.M29]+1;[.M29])" office:value-type="float" office:value="18" calcext:value-type="float">
            <text:p>18</text:p>
          </table:table-cell>
          <table:table-cell table:formula="of:=IF([.L30] &gt; 0;[.N29]+1;[.N29])" office:value-type="float" office:value="11" calcext:value-type="float">
            <text:p>11</text:p>
          </table:table-cell>
          <table:table-cell table:formula="of:=[.M30]/([.M30]+[.N30])" office:value-type="float" office:value="0.620689655172414" calcext:value-type="float">
            <text:p>0.620689655172414</text:p>
          </table:table-cell>
          <table:table-cell/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0] &gt; 0;[.U29]+1;[.U29])" office:value-type="float" office:value="17" calcext:value-type="float">
            <text:p>17</text:p>
          </table:table-cell>
          <table:table-cell table:formula="of:=IF([.T30] &gt; 0;[.V29]+1;[.V29])" office:value-type="float" office:value="12" calcext:value-type="float">
            <text:p>12</text:p>
          </table:table-cell>
          <table:table-cell table:formula="of:=[.U30]/([.U30]+[.V30])" office:value-type="float" office:value="0.586206896551724" calcext:value-type="float">
            <text:p>0.586206896551724</text:p>
          </table:table-cell>
          <table:table-cell/>
          <table:table-cell table:style-name="ce2" office:value-type="float" office:value="29137017" calcext:value-type="float">
            <text:p>29137017</text:p>
          </table:table-cell>
          <table:table-cell table:style-name="ce13"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30] &gt; 0;[.AC29]+1;[.AC29])" office:value-type="float" office:value="13" calcext:value-type="float">
            <text:p>13</text:p>
          </table:table-cell>
          <table:table-cell table:formula="of:=IF([.AB30] &gt; 0;[.AD29]+1;[.AD29])" office:value-type="float" office:value="16" calcext:value-type="float">
            <text:p>16</text:p>
          </table:table-cell>
          <table:table-cell table:formula="of:=[.AC30]/([.AC30]+[.AD30])" office:value-type="float" office:value="0.448275862068966" calcext:value-type="float">
            <text:p>0.448275862068966</text:p>
          </table:table-cell>
          <table:table-cell/>
          <table:table-cell table:style-name="ce3" office:value-type="float" office:value="2253109" calcext:value-type="float">
            <text:p>2253109</text:p>
          </table:table-cell>
          <table:table-cell table:style-name="ce13"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0] &gt; 0;[.AK29]+1;[.AK29])" office:value-type="float" office:value="21" calcext:value-type="float">
            <text:p>21</text:p>
          </table:table-cell>
          <table:table-cell table:formula="of:=IF([.AJ30] &gt; 0;[.AL29]+1;[.AL29])" office:value-type="float" office:value="8" calcext:value-type="float">
            <text:p>8</text:p>
          </table:table-cell>
          <table:table-cell table:formula="of:=[.AK30]/([.AK30]+[.AL30])" office:value-type="float" office:value="0.724137931034483" calcext:value-type="float">
            <text:p>0.724137931034483</text:p>
          </table:table-cell>
        </table:table-row>
        <table:table-row table:style-name="ro5"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1] &gt; 0;[.E30]+1;[.E30])" office:value-type="float" office:value="14" calcext:value-type="float">
            <text:p>14</text:p>
          </table:table-cell>
          <table:table-cell table:formula="of:=IF([.D31] &gt; 0;[.F30]+1;[.F30])" office:value-type="float" office:value="16" calcext:value-type="float">
            <text:p>16</text:p>
          </table:table-cell>
          <table:table-cell table:formula="of:=[.E31]/([.E31]+[.F31])" office:value-type="float" office:value="0.466666666666667" calcext:value-type="float">
            <text:p>0.466666666666667</text:p>
          </table:table-cell>
          <table:table-cell/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31] &gt; 0;[.M30]+1;[.M30])" office:value-type="float" office:value="19" calcext:value-type="float">
            <text:p>19</text:p>
          </table:table-cell>
          <table:table-cell table:formula="of:=IF([.L31] &gt; 0;[.N30]+1;[.N30])" office:value-type="float" office:value="11" calcext:value-type="float">
            <text:p>11</text:p>
          </table:table-cell>
          <table:table-cell table:formula="of:=[.M31]/([.M31]+[.N31])" office:value-type="float" office:value="0.633333333333333" calcext:value-type="float">
            <text:p>0.633333333333333</text:p>
          </table:table-cell>
          <table:table-cell/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1] &gt; 0;[.U30]+1;[.U30])" office:value-type="float" office:value="18" calcext:value-type="float">
            <text:p>18</text:p>
          </table:table-cell>
          <table:table-cell table:formula="of:=IF([.T31] &gt; 0;[.V30]+1;[.V30])" office:value-type="float" office:value="12" calcext:value-type="float">
            <text:p>12</text:p>
          </table:table-cell>
          <table:table-cell table:formula="of:=[.U31]/([.U31]+[.V31])" office:value-type="float" office:value="0.6" calcext:value-type="float">
            <text:p>0.6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1] &gt; 0;[.AC30]+1;[.AC30])" office:value-type="float" office:value="14" calcext:value-type="float">
            <text:p>14</text:p>
          </table:table-cell>
          <table:table-cell table:formula="of:=IF([.AB31] &gt; 0;[.AD30]+1;[.AD30])" office:value-type="float" office:value="16" calcext:value-type="float">
            <text:p>16</text:p>
          </table:table-cell>
          <table:table-cell table:formula="of:=[.AC31]/([.AC31]+[.AD31])" office:value-type="float" office:value="0.466666666666667" calcext:value-type="float">
            <text:p>0.466666666666667</text:p>
          </table:table-cell>
          <table:table-cell/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1] &gt; 0;[.AK30]+1;[.AK30])" office:value-type="float" office:value="21" calcext:value-type="float">
            <text:p>21</text:p>
          </table:table-cell>
          <table:table-cell table:formula="of:=IF([.AJ31] &gt; 0;[.AL30]+1;[.AL30])" office:value-type="float" office:value="9" calcext:value-type="float">
            <text:p>9</text:p>
          </table:table-cell>
          <table:table-cell table:formula="of:=[.AK31]/([.AK31]+[.AL31])" office:value-type="float" office:value="0.7" calcext:value-type="float">
            <text:p>0.7</text:p>
          </table:table-cell>
        </table:table-row>
        <table:table-row table:style-name="ro5"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2] &gt; 0;[.E31]+1;[.E31])" office:value-type="float" office:value="14" calcext:value-type="float">
            <text:p>14</text:p>
          </table:table-cell>
          <table:table-cell table:formula="of:=IF([.D32] &gt; 0;[.F31]+1;[.F31])" office:value-type="float" office:value="17" calcext:value-type="float">
            <text:p>17</text:p>
          </table:table-cell>
          <table:table-cell table:formula="of:=[.E32]/([.E32]+[.F32])" office:value-type="float" office:value="0.451612903225806" calcext:value-type="float">
            <text:p>0.451612903225806</text:p>
          </table:table-cell>
          <table:table-cell/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2] &gt; 0;[.M31]+1;[.M31])" office:value-type="float" office:value="19" calcext:value-type="float">
            <text:p>19</text:p>
          </table:table-cell>
          <table:table-cell table:formula="of:=IF([.L32] &gt; 0;[.N31]+1;[.N31])" office:value-type="float" office:value="12" calcext:value-type="float">
            <text:p>12</text:p>
          </table:table-cell>
          <table:table-cell table:formula="of:=[.M32]/([.M32]+[.N32])" office:value-type="float" office:value="0.612903225806452" calcext:value-type="float">
            <text:p>0.612903225806452</text:p>
          </table:table-cell>
          <table:table-cell/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2] &gt; 0;[.U31]+1;[.U31])" office:value-type="float" office:value="19" calcext:value-type="float">
            <text:p>19</text:p>
          </table:table-cell>
          <table:table-cell table:formula="of:=IF([.T32] &gt; 0;[.V31]+1;[.V31])" office:value-type="float" office:value="12" calcext:value-type="float">
            <text:p>12</text:p>
          </table:table-cell>
          <table:table-cell table:formula="of:=[.U32]/([.U32]+[.V32])" office:value-type="float" office:value="0.612903225806452" calcext:value-type="float">
            <text:p>0.612903225806452</text:p>
          </table:table-cell>
          <table:table-cell/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2] &gt; 0;[.AC31]+1;[.AC31])" office:value-type="float" office:value="15" calcext:value-type="float">
            <text:p>15</text:p>
          </table:table-cell>
          <table:table-cell table:formula="of:=IF([.AB32] &gt; 0;[.AD31]+1;[.AD31])" office:value-type="float" office:value="16" calcext:value-type="float">
            <text:p>16</text:p>
          </table:table-cell>
          <table:table-cell table:formula="of:=[.AC32]/([.AC32]+[.AD32])" office:value-type="float" office:value="0.483870967741936" calcext:value-type="float">
            <text:p>0.483870967741936</text:p>
          </table:table-cell>
          <table:table-cell/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2] &gt; 0;[.AK31]+1;[.AK31])" office:value-type="float" office:value="21" calcext:value-type="float">
            <text:p>21</text:p>
          </table:table-cell>
          <table:table-cell table:formula="of:=IF([.AJ32] &gt; 0;[.AL31]+1;[.AL31])" office:value-type="float" office:value="10" calcext:value-type="float">
            <text:p>10</text:p>
          </table:table-cell>
          <table:table-cell table:formula="of:=[.AK32]/([.AK32]+[.AL32])" office:value-type="float" office:value="0.67741935483871" calcext:value-type="float">
            <text:p>0.67741935483871</text:p>
          </table:table-cell>
        </table:table-row>
        <table:table-row table:style-name="ro5"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3] &gt; 0;[.E32]+1;[.E32])" office:value-type="float" office:value="14" calcext:value-type="float">
            <text:p>14</text:p>
          </table:table-cell>
          <table:table-cell table:formula="of:=IF([.D33] &gt; 0;[.F32]+1;[.F32])" office:value-type="float" office:value="18" calcext:value-type="float">
            <text:p>18</text:p>
          </table:table-cell>
          <table:table-cell table:formula="of:=[.E33]/([.E33]+[.F33])" office:value-type="float" office:value="0.4375" calcext:value-type="float">
            <text:p>0.4375</text:p>
          </table:table-cell>
          <table:table-cell office:value-type="string" calcext:value-type="string">
            <text:p>Talk abstract</text:p>
          </table:table-cell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33] &gt; 0;[.M32]+1;[.M32])" office:value-type="float" office:value="20" calcext:value-type="float">
            <text:p>20</text:p>
          </table:table-cell>
          <table:table-cell table:formula="of:=IF([.L33] &gt; 0;[.N32]+1;[.N32])" office:value-type="float" office:value="12" calcext:value-type="float">
            <text:p>12</text:p>
          </table:table-cell>
          <table:table-cell table:formula="of:=[.M33]/([.M33]+[.N33])" office:value-type="float" office:value="0.625" calcext:value-type="float">
            <text:p>0.625</text:p>
          </table:table-cell>
          <table:table-cell/>
          <table:table-cell table:style-name="ce2" office:value-type="float" office:value="29137017" calcext:value-type="float">
            <text:p>29137017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33] &gt; 0;[.U32]+1;[.U32])" office:value-type="float" office:value="19" calcext:value-type="float">
            <text:p>19</text:p>
          </table:table-cell>
          <table:table-cell table:formula="of:=IF([.T33] &gt; 0;[.V32]+1;[.V32])" office:value-type="float" office:value="13" calcext:value-type="float">
            <text:p>13</text:p>
          </table:table-cell>
          <table:table-cell table:formula="of:=[.U33]/([.U33]+[.V33])" office:value-type="float" office:value="0.59375" calcext:value-type="float">
            <text:p>0.59375</text:p>
          </table:table-cell>
          <table:table-cell/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3] &gt; 0;[.AC32]+1;[.AC32])" office:value-type="float" office:value="16" calcext:value-type="float">
            <text:p>16</text:p>
          </table:table-cell>
          <table:table-cell table:formula="of:=IF([.AB33] &gt; 0;[.AD32]+1;[.AD32])" office:value-type="float" office:value="16" calcext:value-type="float">
            <text:p>16</text:p>
          </table:table-cell>
          <table:table-cell table:formula="of:=[.AC33]/([.AC33]+[.AD33])" office:value-type="float" office:value="0.5" calcext:value-type="float">
            <text:p>0.5</text:p>
          </table:table-cell>
          <table:table-cell/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33] &gt; 0;[.AK32]+1;[.AK32])" office:value-type="float" office:value="22" calcext:value-type="float">
            <text:p>22</text:p>
          </table:table-cell>
          <table:table-cell table:formula="of:=IF([.AJ33] &gt; 0;[.AL32]+1;[.AL32])" office:value-type="float" office:value="10" calcext:value-type="float">
            <text:p>10</text:p>
          </table:table-cell>
          <table:table-cell table:formula="of:=[.AK33]/([.AK33]+[.AL33])" office:value-type="float" office:value="0.6875" calcext:value-type="float">
            <text:p>0.6875</text:p>
          </table:table-cell>
        </table:table-row>
        <table:table-row table:style-name="ro5"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4] &gt; 0;[.E33]+1;[.E33])" office:value-type="float" office:value="14" calcext:value-type="float">
            <text:p>14</text:p>
          </table:table-cell>
          <table:table-cell table:formula="of:=IF([.D34] &gt; 0;[.F33]+1;[.F33])" office:value-type="float" office:value="19" calcext:value-type="float">
            <text:p>19</text:p>
          </table:table-cell>
          <table:table-cell table:formula="of:=[.E34]/([.E34]+[.F34])" office:value-type="float" office:value="0.424242424242424" calcext:value-type="float">
            <text:p>0.424242424242424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4] &gt; 0;[.M33]+1;[.M33])" office:value-type="float" office:value="20" calcext:value-type="float">
            <text:p>20</text:p>
          </table:table-cell>
          <table:table-cell table:formula="of:=IF([.L34] &gt; 0;[.N33]+1;[.N33])" office:value-type="float" office:value="13" calcext:value-type="float">
            <text:p>13</text:p>
          </table:table-cell>
          <table:table-cell table:formula="of:=[.M34]/([.M34]+[.N34])" office:value-type="float" office:value="0.606060606060606" calcext:value-type="float">
            <text:p>0.606060606060606</text:p>
          </table:table-cell>
          <table:table-cell/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4] &gt; 0;[.U33]+1;[.U33])" office:value-type="float" office:value="20" calcext:value-type="float">
            <text:p>20</text:p>
          </table:table-cell>
          <table:table-cell table:formula="of:=IF([.T34] &gt; 0;[.V33]+1;[.V33])" office:value-type="float" office:value="13" calcext:value-type="float">
            <text:p>13</text:p>
          </table:table-cell>
          <table:table-cell table:formula="of:=[.U34]/([.U34]+[.V34])" office:value-type="float" office:value="0.606060606060606" calcext:value-type="float">
            <text:p>0.606060606060606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4] &gt; 0;[.AC33]+1;[.AC33])" office:value-type="float" office:value="17" calcext:value-type="float">
            <text:p>17</text:p>
          </table:table-cell>
          <table:table-cell table:formula="of:=IF([.AB34] &gt; 0;[.AD33]+1;[.AD33])" office:value-type="float" office:value="16" calcext:value-type="float">
            <text:p>16</text:p>
          </table:table-cell>
          <table:table-cell table:formula="of:=[.AC34]/([.AC34]+[.AD34])" office:value-type="float" office:value="0.515151515151515" calcext:value-type="float">
            <text:p>0.515151515151515</text:p>
          </table:table-cell>
          <table:table-cell/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4] &gt; 0;[.AK33]+1;[.AK33])" office:value-type="float" office:value="22" calcext:value-type="float">
            <text:p>22</text:p>
          </table:table-cell>
          <table:table-cell table:formula="of:=IF([.AJ34] &gt; 0;[.AL33]+1;[.AL33])" office:value-type="float" office:value="11" calcext:value-type="float">
            <text:p>11</text:p>
          </table:table-cell>
          <table:table-cell table:formula="of:=[.AK34]/([.AK34]+[.AL34])" office:value-type="float" office:value="0.666666666666667" calcext:value-type="float">
            <text:p>0.666666666666667</text:p>
          </table:table-cell>
        </table:table-row>
        <table:table-row table:style-name="ro5"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5] &gt; 0;[.E34]+1;[.E34])" office:value-type="float" office:value="14" calcext:value-type="float">
            <text:p>14</text:p>
          </table:table-cell>
          <table:table-cell table:formula="of:=IF([.D35] &gt; 0;[.F34]+1;[.F34])" office:value-type="float" office:value="20" calcext:value-type="float">
            <text:p>20</text:p>
          </table:table-cell>
          <table:table-cell table:formula="of:=[.E35]/([.E35]+[.F35])" office:value-type="float" office:value="0.411764705882353" calcext:value-type="float">
            <text:p>0.411764705882353</text:p>
          </table:table-cell>
          <table:table-cell office:value-type="string" calcext:value-type="string">
            <text:p>Duplicate ^</text:p>
          </table:table-cell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35] &gt; 0;[.M34]+1;[.M34])" office:value-type="float" office:value="21" calcext:value-type="float">
            <text:p>21</text:p>
          </table:table-cell>
          <table:table-cell table:formula="of:=IF([.L35] &gt; 0;[.N34]+1;[.N34])" office:value-type="float" office:value="13" calcext:value-type="float">
            <text:p>13</text:p>
          </table:table-cell>
          <table:table-cell table:formula="of:=[.M35]/([.M35]+[.N35])" office:value-type="float" office:value="0.617647058823529" calcext:value-type="float">
            <text:p>0.617647058823529</text:p>
          </table:table-cell>
          <table:table-cell/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35] &gt; 0;[.U34]+1;[.U34])" office:value-type="float" office:value="20" calcext:value-type="float">
            <text:p>20</text:p>
          </table:table-cell>
          <table:table-cell table:formula="of:=IF([.T35] &gt; 0;[.V34]+1;[.V34])" office:value-type="float" office:value="14" calcext:value-type="float">
            <text:p>14</text:p>
          </table:table-cell>
          <table:table-cell table:formula="of:=[.U35]/([.U35]+[.V35])" office:value-type="float" office:value="0.588235294117647" calcext:value-type="float">
            <text:p>0.588235294117647</text:p>
          </table:table-cell>
          <table:table-cell/>
          <table:table-cell table:style-name="ce3" office:value-type="float" office:value="38154399" calcext:value-type="float">
            <text:p>38154399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5] &gt; 0;[.AC34]+1;[.AC34])" office:value-type="float" office:value="18" calcext:value-type="float">
            <text:p>18</text:p>
          </table:table-cell>
          <table:table-cell table:formula="of:=IF([.AB35] &gt; 0;[.AD34]+1;[.AD34])" office:value-type="float" office:value="16" calcext:value-type="float">
            <text:p>16</text:p>
          </table:table-cell>
          <table:table-cell table:formula="of:=[.AC35]/([.AC35]+[.AD35])" office:value-type="float" office:value="0.529411764705882" calcext:value-type="float">
            <text:p>0.529411764705882</text:p>
          </table:table-cell>
          <table:table-cell/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35] &gt; 0;[.AK34]+1;[.AK34])" office:value-type="float" office:value="23" calcext:value-type="float">
            <text:p>23</text:p>
          </table:table-cell>
          <table:table-cell table:formula="of:=IF([.AJ35] &gt; 0;[.AL34]+1;[.AL34])" office:value-type="float" office:value="11" calcext:value-type="float">
            <text:p>11</text:p>
          </table:table-cell>
          <table:table-cell table:formula="of:=[.AK35]/([.AK35]+[.AL35])" office:value-type="float" office:value="0.676470588235294" calcext:value-type="float">
            <text:p>0.676470588235294</text:p>
          </table:table-cell>
        </table:table-row>
        <table:table-row table:style-name="ro5"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6] &gt; 0;[.E35]+1;[.E35])" office:value-type="float" office:value="14" calcext:value-type="float">
            <text:p>14</text:p>
          </table:table-cell>
          <table:table-cell table:formula="of:=IF([.D36] &gt; 0;[.F35]+1;[.F35])" office:value-type="float" office:value="21" calcext:value-type="float">
            <text:p>21</text:p>
          </table:table-cell>
          <table:table-cell table:formula="of:=[.E36]/([.E36]+[.F36])" office:value-type="float" office:value="0.4" calcext:value-type="float">
            <text:p>0.4</text:p>
          </table:table-cell>
          <table:table-cell/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6] &gt; 0;[.M35]+1;[.M35])" office:value-type="float" office:value="21" calcext:value-type="float">
            <text:p>21</text:p>
          </table:table-cell>
          <table:table-cell table:formula="of:=IF([.L36] &gt; 0;[.N35]+1;[.N35])" office:value-type="float" office:value="14" calcext:value-type="float">
            <text:p>14</text:p>
          </table:table-cell>
          <table:table-cell table:formula="of:=[.M36]/([.M36]+[.N36])" office:value-type="float" office:value="0.6" calcext:value-type="float">
            <text:p>0.6</text:p>
          </table:table-cell>
          <table:table-cell/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6] &gt; 0;[.U35]+1;[.U35])" office:value-type="float" office:value="21" calcext:value-type="float">
            <text:p>21</text:p>
          </table:table-cell>
          <table:table-cell table:formula="of:=IF([.T36] &gt; 0;[.V35]+1;[.V35])" office:value-type="float" office:value="14" calcext:value-type="float">
            <text:p>14</text:p>
          </table:table-cell>
          <table:table-cell table:formula="of:=[.U36]/([.U36]+[.V36])" office:value-type="float" office:value="0.6" calcext:value-type="float">
            <text:p>0.6</text:p>
          </table:table-cell>
          <table:table-cell/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36] &gt; 0;[.AC35]+1;[.AC35])" office:value-type="float" office:value="18" calcext:value-type="float">
            <text:p>18</text:p>
          </table:table-cell>
          <table:table-cell table:formula="of:=IF([.AB36] &gt; 0;[.AD35]+1;[.AD35])" office:value-type="float" office:value="17" calcext:value-type="float">
            <text:p>17</text:p>
          </table:table-cell>
          <table:table-cell table:formula="of:=[.AC36]/([.AC36]+[.AD36])" office:value-type="float" office:value="0.514285714285714" calcext:value-type="float">
            <text:p>0.514285714285714</text:p>
          </table:table-cell>
          <table:table-cell/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I36] &gt; 0;[.AK35]+1;[.AK35])" office:value-type="float" office:value="24" calcext:value-type="float">
            <text:p>24</text:p>
          </table:table-cell>
          <table:table-cell table:formula="of:=IF([.AJ36] &gt; 0;[.AL35]+1;[.AL35])" office:value-type="float" office:value="11" calcext:value-type="float">
            <text:p>11</text:p>
          </table:table-cell>
          <table:table-cell table:formula="of:=[.AK36]/([.AK36]+[.AL36])" office:value-type="float" office:value="0.685714285714286" calcext:value-type="float">
            <text:p>0.685714285714286</text:p>
          </table:table-cell>
        </table:table-row>
        <table:table-row table:style-name="ro5">
          <table:table-cell table:style-name="ce2" office:value-type="float" office:value="29137017" calcext:value-type="float">
            <text:p>29137017</text:p>
          </table:table-cell>
          <table:table-cell table:style-name="ce1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7] &gt; 0;[.E36]+1;[.E36])" office:value-type="float" office:value="14" calcext:value-type="float">
            <text:p>14</text:p>
          </table:table-cell>
          <table:table-cell table:formula="of:=IF([.D37] &gt; 0;[.F36]+1;[.F36])" office:value-type="float" office:value="22" calcext:value-type="float">
            <text:p>22</text:p>
          </table:table-cell>
          <table:table-cell table:formula="of:=[.E37]/([.E37]+[.F37])" office:value-type="float" office:value="0.388888888888889" calcext:value-type="float">
            <text:p>0.388888888888889</text:p>
          </table:table-cell>
          <table:table-cell office:value-type="string" calcext:value-type="string">
            <text:p>SW services</text:p>
          </table:table-cell>
          <table:table-cell table:style-name="ce2" office:value-type="float" office:value="29137017" calcext:value-type="float">
            <text:p>29137017</text:p>
          </table:table-cell>
          <table:table-cell table:style-name="ce19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7] &gt; 0;[.M36]+1;[.M36])" office:value-type="float" office:value="21" calcext:value-type="float">
            <text:p>21</text:p>
          </table:table-cell>
          <table:table-cell table:formula="of:=IF([.L37] &gt; 0;[.N36]+1;[.N36])" office:value-type="float" office:value="15" calcext:value-type="float">
            <text:p>15</text:p>
          </table:table-cell>
          <table:table-cell table:formula="of:=[.M37]/([.M37]+[.N37])" office:value-type="float" office:value="0.583333333333333" calcext:value-type="float">
            <text:p>0.583333333333333</text:p>
          </table:table-cell>
          <table:table-cell/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37] &gt; 0;[.U36]+1;[.U36])" office:value-type="float" office:value="21" calcext:value-type="float">
            <text:p>21</text:p>
          </table:table-cell>
          <table:table-cell table:formula="of:=IF([.T37] &gt; 0;[.V36]+1;[.V36])" office:value-type="float" office:value="15" calcext:value-type="float">
            <text:p>15</text:p>
          </table:table-cell>
          <table:table-cell table:formula="of:=[.U37]/([.U37]+[.V37])" office:value-type="float" office:value="0.583333333333333" calcext:value-type="float">
            <text:p>0.583333333333333</text:p>
          </table:table-cell>
          <table:table-cell/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7] &gt; 0;[.AC36]+1;[.AC36])" office:value-type="float" office:value="19" calcext:value-type="float">
            <text:p>19</text:p>
          </table:table-cell>
          <table:table-cell table:formula="of:=IF([.AB37] &gt; 0;[.AD36]+1;[.AD36])" office:value-type="float" office:value="17" calcext:value-type="float">
            <text:p>17</text:p>
          </table:table-cell>
          <table:table-cell table:formula="of:=[.AC37]/([.AC37]+[.AD37])" office:value-type="float" office:value="0.527777777777778" calcext:value-type="float">
            <text:p>0.527777777777778</text:p>
          </table:table-cell>
          <table:table-cell/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7] &gt; 0;[.AK36]+1;[.AK36])" office:value-type="float" office:value="24" calcext:value-type="float">
            <text:p>24</text:p>
          </table:table-cell>
          <table:table-cell table:formula="of:=IF([.AJ37] &gt; 0;[.AL36]+1;[.AL36])" office:value-type="float" office:value="12" calcext:value-type="float">
            <text:p>12</text:p>
          </table:table-cell>
          <table:table-cell table:formula="of:=[.AK37]/([.AK37]+[.AL37])" office:value-type="float" office:value="0.666666666666667" calcext:value-type="float">
            <text:p>0.666666666666667</text:p>
          </table:table-cell>
        </table:table-row>
        <table:table-row table:style-name="ro5"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8] &gt; 0;[.E37]+1;[.E37])" office:value-type="float" office:value="15" calcext:value-type="float">
            <text:p>15</text:p>
          </table:table-cell>
          <table:table-cell table:formula="of:=IF([.D38] &gt; 0;[.F37]+1;[.F37])" office:value-type="float" office:value="22" calcext:value-type="float">
            <text:p>22</text:p>
          </table:table-cell>
          <table:table-cell table:formula="of:=[.E38]/([.E38]+[.F38])" office:value-type="float" office:value="0.405405405405405" calcext:value-type="float">
            <text:p>0.405405405405405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8] &gt; 0;[.M37]+1;[.M37])" office:value-type="float" office:value="21" calcext:value-type="float">
            <text:p>21</text:p>
          </table:table-cell>
          <table:table-cell table:formula="of:=IF([.L38] &gt; 0;[.N37]+1;[.N37])" office:value-type="float" office:value="16" calcext:value-type="float">
            <text:p>16</text:p>
          </table:table-cell>
          <table:table-cell table:formula="of:=[.M38]/([.M38]+[.N38])" office:value-type="float" office:value="0.567567567567568" calcext:value-type="float">
            <text:p>0.567567567567568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8] &gt; 0;[.U37]+1;[.U37])" office:value-type="float" office:value="22" calcext:value-type="float">
            <text:p>22</text:p>
          </table:table-cell>
          <table:table-cell table:formula="of:=IF([.T38] &gt; 0;[.V37]+1;[.V37])" office:value-type="float" office:value="15" calcext:value-type="float">
            <text:p>15</text:p>
          </table:table-cell>
          <table:table-cell table:formula="of:=[.U38]/([.U38]+[.V38])" office:value-type="float" office:value="0.594594594594595" calcext:value-type="float">
            <text:p>0.594594594594595</text:p>
          </table:table-cell>
          <table:table-cell/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38] &gt; 0;[.AC37]+1;[.AC37])" office:value-type="float" office:value="19" calcext:value-type="float">
            <text:p>19</text:p>
          </table:table-cell>
          <table:table-cell table:formula="of:=IF([.AB38] &gt; 0;[.AD37]+1;[.AD37])" office:value-type="float" office:value="18" calcext:value-type="float">
            <text:p>18</text:p>
          </table:table-cell>
          <table:table-cell table:formula="of:=[.AC38]/([.AC38]+[.AD38])" office:value-type="float" office:value="0.513513513513513" calcext:value-type="float">
            <text:p>0.513513513513513</text:p>
          </table:table-cell>
          <table:table-cell/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8] &gt; 0;[.AK37]+1;[.AK37])" office:value-type="float" office:value="24" calcext:value-type="float">
            <text:p>24</text:p>
          </table:table-cell>
          <table:table-cell table:formula="of:=IF([.AJ38] &gt; 0;[.AL37]+1;[.AL37])" office:value-type="float" office:value="13" calcext:value-type="float">
            <text:p>13</text:p>
          </table:table-cell>
          <table:table-cell table:formula="of:=[.AK38]/([.AK38]+[.AL38])" office:value-type="float" office:value="0.648648648648649" calcext:value-type="float">
            <text:p>0.648648648648649</text:p>
          </table:table-cell>
        </table:table-row>
        <table:table-row table:style-name="ro5"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39] &gt; 0;[.E38]+1;[.E38])" office:value-type="float" office:value="15" calcext:value-type="float">
            <text:p>15</text:p>
          </table:table-cell>
          <table:table-cell table:formula="of:=IF([.D39] &gt; 0;[.F38]+1;[.F38])" office:value-type="float" office:value="23" calcext:value-type="float">
            <text:p>23</text:p>
          </table:table-cell>
          <table:table-cell table:formula="of:=[.E39]/([.E39]+[.F39])" office:value-type="float" office:value="0.394736842105263" calcext:value-type="float">
            <text:p>0.394736842105263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9] &gt; 0;[.M38]+1;[.M38])" office:value-type="float" office:value="21" calcext:value-type="float">
            <text:p>21</text:p>
          </table:table-cell>
          <table:table-cell table:formula="of:=IF([.L39] &gt; 0;[.N38]+1;[.N38])" office:value-type="float" office:value="17" calcext:value-type="float">
            <text:p>17</text:p>
          </table:table-cell>
          <table:table-cell table:formula="of:=[.M39]/([.M39]+[.N39])" office:value-type="float" office:value="0.552631578947368" calcext:value-type="float">
            <text:p>0.552631578947368</text:p>
          </table:table-cell>
          <table:table-cell/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39] &gt; 0;[.U38]+1;[.U38])" office:value-type="float" office:value="23" calcext:value-type="float">
            <text:p>23</text:p>
          </table:table-cell>
          <table:table-cell table:formula="of:=IF([.T39] &gt; 0;[.V38]+1;[.V38])" office:value-type="float" office:value="15" calcext:value-type="float">
            <text:p>15</text:p>
          </table:table-cell>
          <table:table-cell table:formula="of:=[.U39]/([.U39]+[.V39])" office:value-type="float" office:value="0.605263157894737" calcext:value-type="float">
            <text:p>0.605263157894737</text:p>
          </table:table-cell>
          <table:table-cell/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39] &gt; 0;[.AC38]+1;[.AC38])" office:value-type="float" office:value="20" calcext:value-type="float">
            <text:p>20</text:p>
          </table:table-cell>
          <table:table-cell table:formula="of:=IF([.AB39] &gt; 0;[.AD38]+1;[.AD38])" office:value-type="float" office:value="18" calcext:value-type="float">
            <text:p>18</text:p>
          </table:table-cell>
          <table:table-cell table:formula="of:=[.AC39]/([.AC39]+[.AD39])" office:value-type="float" office:value="0.526315789473684" calcext:value-type="float">
            <text:p>0.526315789473684</text:p>
          </table:table-cell>
          <table:table-cell/>
          <table:table-cell table:style-name="ce2" office:value-type="float" office:value="9581803" calcext:value-type="float">
            <text:p>9581803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39] &gt; 0;[.AK38]+1;[.AK38])" office:value-type="float" office:value="24" calcext:value-type="float">
            <text:p>24</text:p>
          </table:table-cell>
          <table:table-cell table:formula="of:=IF([.AJ39] &gt; 0;[.AL38]+1;[.AL38])" office:value-type="float" office:value="14" calcext:value-type="float">
            <text:p>14</text:p>
          </table:table-cell>
          <table:table-cell table:formula="of:=[.AK39]/([.AK39]+[.AL39])" office:value-type="float" office:value="0.631578947368421" calcext:value-type="float">
            <text:p>0.631578947368421</text:p>
          </table:table-cell>
        </table:table-row>
        <table:table-row table:style-name="ro5"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0] &gt; 0;[.E39]+1;[.E39])" office:value-type="float" office:value="15" calcext:value-type="float">
            <text:p>15</text:p>
          </table:table-cell>
          <table:table-cell table:formula="of:=IF([.D40] &gt; 0;[.F39]+1;[.F39])" office:value-type="float" office:value="24" calcext:value-type="float">
            <text:p>24</text:p>
          </table:table-cell>
          <table:table-cell table:formula="of:=[.E40]/([.E40]+[.F40])" office:value-type="float" office:value="0.384615384615385" calcext:value-type="float">
            <text:p>0.384615384615385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0] &gt; 0;[.M39]+1;[.M39])" office:value-type="float" office:value="21" calcext:value-type="float">
            <text:p>21</text:p>
          </table:table-cell>
          <table:table-cell table:formula="of:=IF([.L40] &gt; 0;[.N39]+1;[.N39])" office:value-type="float" office:value="18" calcext:value-type="float">
            <text:p>18</text:p>
          </table:table-cell>
          <table:table-cell table:formula="of:=[.M40]/([.M40]+[.N40])" office:value-type="float" office:value="0.538461538461538" calcext:value-type="float">
            <text:p>0.538461538461538</text:p>
          </table:table-cell>
          <table:table-cell/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40] &gt; 0;[.U39]+1;[.U39])" office:value-type="float" office:value="24" calcext:value-type="float">
            <text:p>24</text:p>
          </table:table-cell>
          <table:table-cell table:formula="of:=IF([.T40] &gt; 0;[.V39]+1;[.V39])" office:value-type="float" office:value="15" calcext:value-type="float">
            <text:p>15</text:p>
          </table:table-cell>
          <table:table-cell table:formula="of:=[.U40]/([.U40]+[.V40])" office:value-type="float" office:value="0.615384615384615" calcext:value-type="float">
            <text:p>0.615384615384615</text:p>
          </table:table-cell>
          <table:table-cell/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40] &gt; 0;[.AC39]+1;[.AC39])" office:value-type="float" office:value="21" calcext:value-type="float">
            <text:p>21</text:p>
          </table:table-cell>
          <table:table-cell table:formula="of:=IF([.AB40] &gt; 0;[.AD39]+1;[.AD39])" office:value-type="float" office:value="18" calcext:value-type="float">
            <text:p>18</text:p>
          </table:table-cell>
          <table:table-cell table:formula="of:=[.AC40]/([.AC40]+[.AD40])" office:value-type="float" office:value="0.538461538461538" calcext:value-type="float">
            <text:p>0.538461538461538</text:p>
          </table:table-cell>
          <table:table-cell/>
          <table:table-cell table:style-name="ce4" office:value-type="float" office:value="11700521" calcext:value-type="float">
            <text:p>11700521</text:p>
          </table:table-cell>
          <table:table-cell table:style-name="ce13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40] &gt; 0;[.AK39]+1;[.AK39])" office:value-type="float" office:value="24" calcext:value-type="float">
            <text:p>24</text:p>
          </table:table-cell>
          <table:table-cell table:formula="of:=IF([.AJ40] &gt; 0;[.AL39]+1;[.AL39])" office:value-type="float" office:value="15" calcext:value-type="float">
            <text:p>15</text:p>
          </table:table-cell>
          <table:table-cell table:formula="of:=[.AK40]/([.AK40]+[.AL40])" office:value-type="float" office:value="0.615384615384615" calcext:value-type="float">
            <text:p>0.615384615384615</text:p>
          </table:table-cell>
        </table:table-row>
        <table:table-row table:style-name="ro5"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1] &gt; 0;[.E40]+1;[.E40])" office:value-type="float" office:value="15" calcext:value-type="float">
            <text:p>15</text:p>
          </table:table-cell>
          <table:table-cell table:formula="of:=IF([.D41] &gt; 0;[.F40]+1;[.F40])" office:value-type="float" office:value="25" calcext:value-type="float">
            <text:p>25</text:p>
          </table:table-cell>
          <table:table-cell table:formula="of:=[.E41]/([.E41]+[.F41])" office:value-type="float" office:value="0.375" calcext:value-type="float">
            <text:p>0.375</text:p>
          </table:table-cell>
          <table:table-cell office:value-type="string" calcext:value-type="string">
            <text:p>semantic scraping</text:p>
          </table:table-cell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1] &gt; 0;[.M40]+1;[.M40])" office:value-type="float" office:value="22" calcext:value-type="float">
            <text:p>22</text:p>
          </table:table-cell>
          <table:table-cell table:formula="of:=IF([.L41] &gt; 0;[.N40]+1;[.N40])" office:value-type="float" office:value="18" calcext:value-type="float">
            <text:p>18</text:p>
          </table:table-cell>
          <table:table-cell table:formula="of:=[.M41]/([.M41]+[.N41])" office:value-type="float" office:value="0.55" calcext:value-type="float">
            <text:p>0.55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41] &gt; 0;[.U40]+1;[.U40])" office:value-type="float" office:value="25" calcext:value-type="float">
            <text:p>25</text:p>
          </table:table-cell>
          <table:table-cell table:formula="of:=IF([.T41] &gt; 0;[.V40]+1;[.V40])" office:value-type="float" office:value="15" calcext:value-type="float">
            <text:p>15</text:p>
          </table:table-cell>
          <table:table-cell table:formula="of:=[.U41]/([.U41]+[.V41])" office:value-type="float" office:value="0.625" calcext:value-type="float">
            <text:p>0.625</text:p>
          </table:table-cell>
          <table:table-cell/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1] &gt; 0;[.AC40]+1;[.AC40])" office:value-type="float" office:value="21" calcext:value-type="float">
            <text:p>21</text:p>
          </table:table-cell>
          <table:table-cell table:formula="of:=IF([.AB41] &gt; 0;[.AD40]+1;[.AD40])" office:value-type="float" office:value="19" calcext:value-type="float">
            <text:p>19</text:p>
          </table:table-cell>
          <table:table-cell table:formula="of:=[.AC41]/([.AC41]+[.AD41])" office:value-type="float" office:value="0.525" calcext:value-type="float">
            <text:p>0.525</text:p>
          </table:table-cell>
          <table:table-cell/>
          <table:table-cell table:style-name="ce3" office:value-type="float" office:value="42413696" calcext:value-type="float">
            <text:p>4241369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1] &gt; 0;[.AK40]+1;[.AK40])" office:value-type="float" office:value="25" calcext:value-type="float">
            <text:p>25</text:p>
          </table:table-cell>
          <table:table-cell table:formula="of:=IF([.AJ41] &gt; 0;[.AL40]+1;[.AL40])" office:value-type="float" office:value="15" calcext:value-type="float">
            <text:p>15</text:p>
          </table:table-cell>
          <table:table-cell table:formula="of:=[.AK41]/([.AK41]+[.AL41])" office:value-type="float" office:value="0.625" calcext:value-type="float">
            <text:p>0.625</text:p>
          </table:table-cell>
        </table:table-row>
        <table:table-row table:style-name="ro5"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42] &gt; 0;[.E41]+1;[.E41])" office:value-type="float" office:value="16" calcext:value-type="float">
            <text:p>16</text:p>
          </table:table-cell>
          <table:table-cell table:formula="of:=IF([.D42] &gt; 0;[.F41]+1;[.F41])" office:value-type="float" office:value="25" calcext:value-type="float">
            <text:p>25</text:p>
          </table:table-cell>
          <table:table-cell table:formula="of:=[.E42]/([.E42]+[.F42])" office:value-type="float" office:value="0.390243902439024" calcext:value-type="float">
            <text:p>0.390243902439024</text:p>
          </table:table-cell>
          <table:table-cell/>
          <table:table-cell table:style-name="ce3" office:value-type="float" office:value="42486" calcext:value-type="float">
            <text:p>42486</text:p>
          </table:table-cell>
          <table:table-cell table:style-name="ce19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2] &gt; 0;[.M41]+1;[.M41])" office:value-type="float" office:value="22" calcext:value-type="float">
            <text:p>22</text:p>
          </table:table-cell>
          <table:table-cell table:formula="of:=IF([.L42] &gt; 0;[.N41]+1;[.N41])" office:value-type="float" office:value="19" calcext:value-type="float">
            <text:p>19</text:p>
          </table:table-cell>
          <table:table-cell table:formula="of:=[.M42]/([.M42]+[.N42])" office:value-type="float" office:value="0.536585365853659" calcext:value-type="float">
            <text:p>0.536585365853659</text:p>
          </table:table-cell>
          <table:table-cell/>
          <table:table-cell table:style-name="ce2" office:value-type="float" office:value="34625586" calcext:value-type="float">
            <text:p>34625586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2] &gt; 0;[.U41]+1;[.U41])" office:value-type="float" office:value="25" calcext:value-type="float">
            <text:p>25</text:p>
          </table:table-cell>
          <table:table-cell table:formula="of:=IF([.T42] &gt; 0;[.V41]+1;[.V41])" office:value-type="float" office:value="16" calcext:value-type="float">
            <text:p>16</text:p>
          </table:table-cell>
          <table:table-cell table:formula="of:=[.U42]/([.U42]+[.V42])" office:value-type="float" office:value="0.609756097560976" calcext:value-type="float">
            <text:p>0.609756097560976</text:p>
          </table:table-cell>
          <table:table-cell/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2] &gt; 0;[.AC41]+1;[.AC41])" office:value-type="float" office:value="21" calcext:value-type="float">
            <text:p>21</text:p>
          </table:table-cell>
          <table:table-cell table:formula="of:=IF([.AB42] &gt; 0;[.AD41]+1;[.AD41])" office:value-type="float" office:value="20" calcext:value-type="float">
            <text:p>20</text:p>
          </table:table-cell>
          <table:table-cell table:formula="of:=[.AC42]/([.AC42]+[.AD42])" office:value-type="float" office:value="0.51219512195122" calcext:value-type="float">
            <text:p>0.51219512195122</text:p>
          </table:table-cell>
          <table:table-cell/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2] &gt; 0;[.AK41]+1;[.AK41])" office:value-type="float" office:value="26" calcext:value-type="float">
            <text:p>26</text:p>
          </table:table-cell>
          <table:table-cell table:formula="of:=IF([.AJ42] &gt; 0;[.AL41]+1;[.AL41])" office:value-type="float" office:value="15" calcext:value-type="float">
            <text:p>15</text:p>
          </table:table-cell>
          <table:table-cell table:formula="of:=[.AK42]/([.AK42]+[.AL42])" office:value-type="float" office:value="0.634146341463415" calcext:value-type="float">
            <text:p>0.634146341463415</text:p>
          </table:table-cell>
        </table:table-row>
        <table:table-row table:style-name="ro5"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3] &gt; 0;[.E42]+1;[.E42])" office:value-type="float" office:value="16" calcext:value-type="float">
            <text:p>16</text:p>
          </table:table-cell>
          <table:table-cell table:formula="of:=IF([.D43] &gt; 0;[.F42]+1;[.F42])" office:value-type="float" office:value="26" calcext:value-type="float">
            <text:p>26</text:p>
          </table:table-cell>
          <table:table-cell table:formula="of:=[.E43]/([.E43]+[.F43])" office:value-type="float" office:value="0.380952380952381" calcext:value-type="float">
            <text:p>0.380952380952381</text:p>
          </table:table-cell>
          <table:table-cell office:value-type="string" calcext:value-type="string">
            <text:p>SW crawling</text:p>
          </table:table-cell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3] &gt; 0;[.M42]+1;[.M42])" office:value-type="float" office:value="23" calcext:value-type="float">
            <text:p>23</text:p>
          </table:table-cell>
          <table:table-cell table:formula="of:=IF([.L43] &gt; 0;[.N42]+1;[.N42])" office:value-type="float" office:value="19" calcext:value-type="float">
            <text:p>19</text:p>
          </table:table-cell>
          <table:table-cell table:formula="of:=[.M43]/([.M43]+[.N43])" office:value-type="float" office:value="0.547619047619048" calcext:value-type="float">
            <text:p>0.547619047619048</text:p>
          </table:table-cell>
          <table:table-cell/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43] &gt; 0;[.U42]+1;[.U42])" office:value-type="float" office:value="26" calcext:value-type="float">
            <text:p>26</text:p>
          </table:table-cell>
          <table:table-cell table:formula="of:=IF([.T43] &gt; 0;[.V42]+1;[.V42])" office:value-type="float" office:value="16" calcext:value-type="float">
            <text:p>16</text:p>
          </table:table-cell>
          <table:table-cell table:formula="of:=[.U43]/([.U43]+[.V43])" office:value-type="float" office:value="0.619047619047619" calcext:value-type="float">
            <text:p>0.619047619047619</text:p>
          </table:table-cell>
          <table:table-cell/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43] &gt; 0;[.AC42]+1;[.AC42])" office:value-type="float" office:value="22" calcext:value-type="float">
            <text:p>22</text:p>
          </table:table-cell>
          <table:table-cell table:formula="of:=IF([.AB43] &gt; 0;[.AD42]+1;[.AD42])" office:value-type="float" office:value="20" calcext:value-type="float">
            <text:p>20</text:p>
          </table:table-cell>
          <table:table-cell table:formula="of:=[.AC43]/([.AC43]+[.AD43])" office:value-type="float" office:value="0.523809523809524" calcext:value-type="float">
            <text:p>0.523809523809524</text:p>
          </table:table-cell>
          <table:table-cell/>
          <table:table-cell table:style-name="ce2" office:value-type="float" office:value="31156793" calcext:value-type="float">
            <text:p>31156793</text:p>
          </table:table-cell>
          <table:table-cell table:style-name="ce13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43] &gt; 0;[.AK42]+1;[.AK42])" office:value-type="float" office:value="26" calcext:value-type="float">
            <text:p>26</text:p>
          </table:table-cell>
          <table:table-cell table:formula="of:=IF([.AJ43] &gt; 0;[.AL42]+1;[.AL42])" office:value-type="float" office:value="16" calcext:value-type="float">
            <text:p>16</text:p>
          </table:table-cell>
          <table:table-cell table:formula="of:=[.AK43]/([.AK43]+[.AL43])" office:value-type="float" office:value="0.619047619047619" calcext:value-type="float">
            <text:p>0.619047619047619</text:p>
          </table:table-cell>
        </table:table-row>
        <table:table-row table:style-name="ro5"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4] &gt; 0;[.E43]+1;[.E43])" office:value-type="float" office:value="16" calcext:value-type="float">
            <text:p>16</text:p>
          </table:table-cell>
          <table:table-cell table:formula="of:=IF([.D44] &gt; 0;[.F43]+1;[.F43])" office:value-type="float" office:value="27" calcext:value-type="float">
            <text:p>27</text:p>
          </table:table-cell>
          <table:table-cell table:formula="of:=[.E44]/([.E44]+[.F44])" office:value-type="float" office:value="0.372093023255814" calcext:value-type="float">
            <text:p>0.372093023255814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4] &gt; 0;[.M43]+1;[.M43])" office:value-type="float" office:value="24" calcext:value-type="float">
            <text:p>24</text:p>
          </table:table-cell>
          <table:table-cell table:formula="of:=IF([.L44] &gt; 0;[.N43]+1;[.N43])" office:value-type="float" office:value="19" calcext:value-type="float">
            <text:p>19</text:p>
          </table:table-cell>
          <table:table-cell table:formula="of:=[.M44]/([.M44]+[.N44])" office:value-type="float" office:value="0.558139534883721" calcext:value-type="float">
            <text:p>0.558139534883721</text:p>
          </table:table-cell>
          <table:table-cell/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4] &gt; 0;[.U43]+1;[.U43])" office:value-type="float" office:value="26" calcext:value-type="float">
            <text:p>26</text:p>
          </table:table-cell>
          <table:table-cell table:formula="of:=IF([.T44] &gt; 0;[.V43]+1;[.V43])" office:value-type="float" office:value="17" calcext:value-type="float">
            <text:p>17</text:p>
          </table:table-cell>
          <table:table-cell table:formula="of:=[.U44]/([.U44]+[.V44])" office:value-type="float" office:value="0.604651162790698" calcext:value-type="float">
            <text:p>0.604651162790698</text:p>
          </table:table-cell>
          <table:table-cell/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4] &gt; 0;[.AC43]+1;[.AC43])" office:value-type="float" office:value="22" calcext:value-type="float">
            <text:p>22</text:p>
          </table:table-cell>
          <table:table-cell table:formula="of:=IF([.AB44] &gt; 0;[.AD43]+1;[.AD43])" office:value-type="float" office:value="21" calcext:value-type="float">
            <text:p>21</text:p>
          </table:table-cell>
          <table:table-cell table:formula="of:=[.AC44]/([.AC44]+[.AD44])" office:value-type="float" office:value="0.511627906976744" calcext:value-type="float">
            <text:p>0.511627906976744</text:p>
          </table:table-cell>
          <table:table-cell/>
          <table:table-cell table:style-name="ce3" office:value-type="float" office:value="23736849" calcext:value-type="float">
            <text:p>23736849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4] &gt; 0;[.AK43]+1;[.AK43])" office:value-type="float" office:value="27" calcext:value-type="float">
            <text:p>27</text:p>
          </table:table-cell>
          <table:table-cell table:formula="of:=IF([.AJ44] &gt; 0;[.AL43]+1;[.AL43])" office:value-type="float" office:value="16" calcext:value-type="float">
            <text:p>16</text:p>
          </table:table-cell>
          <table:table-cell table:formula="of:=[.AK44]/([.AK44]+[.AL44])" office:value-type="float" office:value="0.627906976744186" calcext:value-type="float">
            <text:p>0.627906976744186</text:p>
          </table:table-cell>
        </table:table-row>
        <table:table-row table:style-name="ro5">
          <table:table-cell table:style-name="ce2" office:value-type="float" office:value="21284950" calcext:value-type="float">
            <text:p>21284950</text:p>
          </table:table-cell>
          <table:table-cell table:style-name="ce13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5] &gt; 0;[.E44]+1;[.E44])" office:value-type="float" office:value="16" calcext:value-type="float">
            <text:p>16</text:p>
          </table:table-cell>
          <table:table-cell table:formula="of:=IF([.D45] &gt; 0;[.F44]+1;[.F44])" office:value-type="float" office:value="28" calcext:value-type="float">
            <text:p>28</text:p>
          </table:table-cell>
          <table:table-cell table:formula="of:=[.E45]/([.E45]+[.F45])" office:value-type="float" office:value="0.363636363636364" calcext:value-type="float">
            <text:p>0.363636363636364</text:p>
          </table:table-cell>
          <table:table-cell/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5] &gt; 0;[.M44]+1;[.M44])" office:value-type="float" office:value="25" calcext:value-type="float">
            <text:p>25</text:p>
          </table:table-cell>
          <table:table-cell table:formula="of:=IF([.L45] &gt; 0;[.N44]+1;[.N44])" office:value-type="float" office:value="19" calcext:value-type="float">
            <text:p>19</text:p>
          </table:table-cell>
          <table:table-cell table:formula="of:=[.M45]/([.M45]+[.N45])" office:value-type="float" office:value="0.568181818181818" calcext:value-type="float">
            <text:p>0.568181818181818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5] &gt; 0;[.U44]+1;[.U44])" office:value-type="float" office:value="26" calcext:value-type="float">
            <text:p>26</text:p>
          </table:table-cell>
          <table:table-cell table:formula="of:=IF([.T45] &gt; 0;[.V44]+1;[.V44])" office:value-type="float" office:value="18" calcext:value-type="float">
            <text:p>18</text:p>
          </table:table-cell>
          <table:table-cell table:formula="of:=[.U45]/([.U45]+[.V45])" office:value-type="float" office:value="0.590909090909091" calcext:value-type="float">
            <text:p>0.590909090909091</text:p>
          </table:table-cell>
          <table:table-cell/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45] &gt; 0;[.AC44]+1;[.AC44])" office:value-type="float" office:value="23" calcext:value-type="float">
            <text:p>23</text:p>
          </table:table-cell>
          <table:table-cell table:formula="of:=IF([.AB45] &gt; 0;[.AD44]+1;[.AD44])" office:value-type="float" office:value="21" calcext:value-type="float">
            <text:p>21</text:p>
          </table:table-cell>
          <table:table-cell table:formula="of:=[.AC45]/([.AC45]+[.AD45])" office:value-type="float" office:value="0.522727272727273" calcext:value-type="float">
            <text:p>0.522727272727273</text:p>
          </table:table-cell>
          <table:table-cell/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5] &gt; 0;[.AK44]+1;[.AK44])" office:value-type="float" office:value="28" calcext:value-type="float">
            <text:p>28</text:p>
          </table:table-cell>
          <table:table-cell table:formula="of:=IF([.AJ45] &gt; 0;[.AL44]+1;[.AL44])" office:value-type="float" office:value="16" calcext:value-type="float">
            <text:p>16</text:p>
          </table:table-cell>
          <table:table-cell table:formula="of:=[.AK45]/([.AK45]+[.AL45])" office:value-type="float" office:value="0.636363636363636" calcext:value-type="float">
            <text:p>0.636363636363636</text:p>
          </table:table-cell>
        </table:table-row>
        <table:table-row table:style-name="ro5">
          <table:table-cell table:style-name="ce2" office:value-type="float" office:value="9581803" calcext:value-type="float">
            <text:p>9581803</text:p>
          </table:table-cell>
          <table:table-cell table:style-name="ce13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6] &gt; 0;[.E45]+1;[.E45])" office:value-type="float" office:value="16" calcext:value-type="float">
            <text:p>16</text:p>
          </table:table-cell>
          <table:table-cell table:formula="of:=IF([.D46] &gt; 0;[.F45]+1;[.F45])" office:value-type="float" office:value="29" calcext:value-type="float">
            <text:p>29</text:p>
          </table:table-cell>
          <table:table-cell table:formula="of:=[.E46]/([.E46]+[.F46])" office:value-type="float" office:value="0.355555555555556" calcext:value-type="float">
            <text:p>0.355555555555556</text:p>
          </table:table-cell>
          <table:table-cell/>
          <table:table-cell table:style-name="ce3" office:value-type="float" office:value="2253109" calcext:value-type="float">
            <text:p>2253109</text:p>
          </table:table-cell>
          <table:table-cell table:style-name="ce13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6] &gt; 0;[.M45]+1;[.M45])" office:value-type="float" office:value="25" calcext:value-type="float">
            <text:p>25</text:p>
          </table:table-cell>
          <table:table-cell table:formula="of:=IF([.L46] &gt; 0;[.N45]+1;[.N45])" office:value-type="float" office:value="20" calcext:value-type="float">
            <text:p>20</text:p>
          </table:table-cell>
          <table:table-cell table:formula="of:=[.M46]/([.M46]+[.N46])" office:value-type="float" office:value="0.555555555555556" calcext:value-type="float">
            <text:p>0.555555555555556</text:p>
          </table:table-cell>
          <table:table-cell/>
          <table:table-cell table:style-name="ce3" office:value-type="float" office:value="25051252" calcext:value-type="float">
            <text:p>25051252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46] &gt; 0;[.U45]+1;[.U45])" office:value-type="float" office:value="27" calcext:value-type="float">
            <text:p>27</text:p>
          </table:table-cell>
          <table:table-cell table:formula="of:=IF([.T46] &gt; 0;[.V45]+1;[.V45])" office:value-type="float" office:value="18" calcext:value-type="float">
            <text:p>18</text:p>
          </table:table-cell>
          <table:table-cell table:formula="of:=[.U46]/([.U46]+[.V46])" office:value-type="float" office:value="0.6" calcext:value-type="float">
            <text:p>0.6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46] &gt; 0;[.AC45]+1;[.AC45])" office:value-type="float" office:value="24" calcext:value-type="float">
            <text:p>24</text:p>
          </table:table-cell>
          <table:table-cell table:formula="of:=IF([.AB46] &gt; 0;[.AD45]+1;[.AD45])" office:value-type="float" office:value="21" calcext:value-type="float">
            <text:p>21</text:p>
          </table:table-cell>
          <table:table-cell table:formula="of:=[.AC46]/([.AC46]+[.AD46])" office:value-type="float" office:value="0.533333333333333" calcext:value-type="float">
            <text:p>0.533333333333333</text:p>
          </table:table-cell>
          <table:table-cell/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46] &gt; 0;[.AK45]+1;[.AK45])" office:value-type="float" office:value="28" calcext:value-type="float">
            <text:p>28</text:p>
          </table:table-cell>
          <table:table-cell table:formula="of:=IF([.AJ46] &gt; 0;[.AL45]+1;[.AL45])" office:value-type="float" office:value="17" calcext:value-type="float">
            <text:p>17</text:p>
          </table:table-cell>
          <table:table-cell table:formula="of:=[.AK46]/([.AK46]+[.AL46])" office:value-type="float" office:value="0.622222222222222" calcext:value-type="float">
            <text:p>0.622222222222222</text:p>
          </table:table-cell>
        </table:table-row>
        <table:table-row table:style-name="ro5">
          <table:table-cell table:style-name="ce3" office:value-type="float" office:value="30475520" calcext:value-type="float">
            <text:p>30475520</text:p>
          </table:table-cell>
          <table:table-cell table:style-name="ce1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47] &gt; 0;[.E46]+1;[.E46])" office:value-type="float" office:value="17" calcext:value-type="float">
            <text:p>17</text:p>
          </table:table-cell>
          <table:table-cell table:formula="of:=IF([.D47] &gt; 0;[.F46]+1;[.F46])" office:value-type="float" office:value="29" calcext:value-type="float">
            <text:p>29</text:p>
          </table:table-cell>
          <table:table-cell table:formula="of:=[.E47]/([.E47]+[.F47])" office:value-type="float" office:value="0.369565217391304" calcext:value-type="float">
            <text:p>0.369565217391304</text:p>
          </table:table-cell>
          <table:table-cell/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7] &gt; 0;[.M46]+1;[.M46])" office:value-type="float" office:value="26" calcext:value-type="float">
            <text:p>26</text:p>
          </table:table-cell>
          <table:table-cell table:formula="of:=IF([.L47] &gt; 0;[.N46]+1;[.N46])" office:value-type="float" office:value="20" calcext:value-type="float">
            <text:p>20</text:p>
          </table:table-cell>
          <table:table-cell table:formula="of:=[.M47]/([.M47]+[.N47])" office:value-type="float" office:value="0.565217391304348" calcext:value-type="float">
            <text:p>0.565217391304348</text:p>
          </table:table-cell>
          <table:table-cell/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7] &gt; 0;[.U46]+1;[.U46])" office:value-type="float" office:value="27" calcext:value-type="float">
            <text:p>27</text:p>
          </table:table-cell>
          <table:table-cell table:formula="of:=IF([.T47] &gt; 0;[.V46]+1;[.V46])" office:value-type="float" office:value="19" calcext:value-type="float">
            <text:p>19</text:p>
          </table:table-cell>
          <table:table-cell table:formula="of:=[.U47]/([.U47]+[.V47])" office:value-type="float" office:value="0.58695652173913" calcext:value-type="float">
            <text:p>0.58695652173913</text:p>
          </table:table-cell>
          <table:table-cell/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7] &gt; 0;[.AC46]+1;[.AC46])" office:value-type="float" office:value="24" calcext:value-type="float">
            <text:p>24</text:p>
          </table:table-cell>
          <table:table-cell table:formula="of:=IF([.AB47] &gt; 0;[.AD46]+1;[.AD46])" office:value-type="float" office:value="22" calcext:value-type="float">
            <text:p>22</text:p>
          </table:table-cell>
          <table:table-cell table:formula="of:=[.AC47]/([.AC47]+[.AD47])" office:value-type="float" office:value="0.521739130434783" calcext:value-type="float">
            <text:p>0.521739130434783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47] &gt; 0;[.AK46]+1;[.AK46])" office:value-type="float" office:value="28" calcext:value-type="float">
            <text:p>28</text:p>
          </table:table-cell>
          <table:table-cell table:formula="of:=IF([.AJ47] &gt; 0;[.AL46]+1;[.AL46])" office:value-type="float" office:value="18" calcext:value-type="float">
            <text:p>18</text:p>
          </table:table-cell>
          <table:table-cell table:formula="of:=[.AK47]/([.AK47]+[.AL47])" office:value-type="float" office:value="0.608695652173913" calcext:value-type="float">
            <text:p>0.608695652173913</text:p>
          </table:table-cell>
        </table:table-row>
        <table:table-row table:style-name="ro5">
          <table:table-cell table:style-name="ce2" office:value-type="float" office:value="8450012" calcext:value-type="float">
            <text:p>8450012</text:p>
          </table:table-cell>
          <table:table-cell table:style-name="ce1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48] &gt; 0;[.E47]+1;[.E47])" office:value-type="float" office:value="18" calcext:value-type="float">
            <text:p>18</text:p>
          </table:table-cell>
          <table:table-cell table:formula="of:=IF([.D48] &gt; 0;[.F47]+1;[.F47])" office:value-type="float" office:value="29" calcext:value-type="float">
            <text:p>29</text:p>
          </table:table-cell>
          <table:table-cell table:formula="of:=[.E48]/([.E48]+[.F48])" office:value-type="float" office:value="0.382978723404255" calcext:value-type="float">
            <text:p>0.382978723404255</text:p>
          </table:table-cell>
          <table:table-cell office:value-type="string" calcext:value-type="string">
            <text:p>Duplicate ?</text:p>
          </table:table-cell>
          <table:table-cell office:value-type="float" office:value="15624489" calcext:value-type="float">
            <text:p>15624489</text:p>
          </table:table-cell>
          <table:table-cell table:style-name="ce13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8] &gt; 0;[.M47]+1;[.M47])" office:value-type="float" office:value="26" calcext:value-type="float">
            <text:p>26</text:p>
          </table:table-cell>
          <table:table-cell table:formula="of:=IF([.L48] &gt; 0;[.N47]+1;[.N47])" office:value-type="float" office:value="21" calcext:value-type="float">
            <text:p>21</text:p>
          </table:table-cell>
          <table:table-cell table:formula="of:=[.M48]/([.M48]+[.N48])" office:value-type="float" office:value="0.553191489361702" calcext:value-type="float">
            <text:p>0.553191489361702</text:p>
          </table:table-cell>
          <table:table-cell/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8] &gt; 0;[.U47]+1;[.U47])" office:value-type="float" office:value="27" calcext:value-type="float">
            <text:p>27</text:p>
          </table:table-cell>
          <table:table-cell table:formula="of:=IF([.T48] &gt; 0;[.V47]+1;[.V47])" office:value-type="float" office:value="20" calcext:value-type="float">
            <text:p>20</text:p>
          </table:table-cell>
          <table:table-cell table:formula="of:=[.U48]/([.U48]+[.V48])" office:value-type="float" office:value="0.574468085106383" calcext:value-type="float">
            <text:p>0.574468085106383</text:p>
          </table:table-cell>
          <table:table-cell/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8] &gt; 0;[.AC47]+1;[.AC47])" office:value-type="float" office:value="24" calcext:value-type="float">
            <text:p>24</text:p>
          </table:table-cell>
          <table:table-cell table:formula="of:=IF([.AB48] &gt; 0;[.AD47]+1;[.AD47])" office:value-type="float" office:value="23" calcext:value-type="float">
            <text:p>23</text:p>
          </table:table-cell>
          <table:table-cell table:formula="of:=[.AC48]/([.AC48]+[.AD48])" office:value-type="float" office:value="0.51063829787234" calcext:value-type="float">
            <text:p>0.51063829787234</text:p>
          </table:table-cell>
          <table:table-cell/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8] &gt; 0;[.AK47]+1;[.AK47])" office:value-type="float" office:value="29" calcext:value-type="float">
            <text:p>29</text:p>
          </table:table-cell>
          <table:table-cell table:formula="of:=IF([.AJ48] &gt; 0;[.AL47]+1;[.AL47])" office:value-type="float" office:value="18" calcext:value-type="float">
            <text:p>18</text:p>
          </table:table-cell>
          <table:table-cell table:formula="of:=[.AK48]/([.AK48]+[.AL48])" office:value-type="float" office:value="0.617021276595745" calcext:value-type="float">
            <text:p>0.617021276595745</text:p>
          </table:table-cell>
        </table:table-row>
        <table:table-row table:style-name="ro5"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49] &gt; 0;[.E48]+1;[.E48])" office:value-type="float" office:value="18" calcext:value-type="float">
            <text:p>18</text:p>
          </table:table-cell>
          <table:table-cell table:formula="of:=IF([.D49] &gt; 0;[.F48]+1;[.F48])" office:value-type="float" office:value="30" calcext:value-type="float">
            <text:p>30</text:p>
          </table:table-cell>
          <table:table-cell table:formula="of:=[.E49]/([.E49]+[.F49])" office:value-type="float" office:value="0.375" calcext:value-type="float">
            <text:p>0.375</text:p>
          </table:table-cell>
          <table:table-cell office:value-type="string" calcext:value-type="string">
            <text:p>SW services</text:p>
          </table:table-cell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49] &gt; 0;[.M48]+1;[.M48])" office:value-type="float" office:value="27" calcext:value-type="float">
            <text:p>27</text:p>
          </table:table-cell>
          <table:table-cell table:formula="of:=IF([.L49] &gt; 0;[.N48]+1;[.N48])" office:value-type="float" office:value="21" calcext:value-type="float">
            <text:p>21</text:p>
          </table:table-cell>
          <table:table-cell table:formula="of:=[.M49]/([.M49]+[.N49])" office:value-type="float" office:value="0.5625" calcext:value-type="float">
            <text:p>0.5625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49] &gt; 0;[.U48]+1;[.U48])" office:value-type="float" office:value="27" calcext:value-type="float">
            <text:p>27</text:p>
          </table:table-cell>
          <table:table-cell table:formula="of:=IF([.T49] &gt; 0;[.V48]+1;[.V48])" office:value-type="float" office:value="21" calcext:value-type="float">
            <text:p>21</text:p>
          </table:table-cell>
          <table:table-cell table:formula="of:=[.U49]/([.U49]+[.V49])" office:value-type="float" office:value="0.5625" calcext:value-type="float">
            <text:p>0.5625</text:p>
          </table:table-cell>
          <table:table-cell/>
          <table:table-cell office:value-type="float" office:value="15624489" calcext:value-type="float">
            <text:p>15624489</text:p>
          </table:table-cell>
          <table:table-cell table:style-name="ce13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49] &gt; 0;[.AC48]+1;[.AC48])" office:value-type="float" office:value="24" calcext:value-type="float">
            <text:p>24</text:p>
          </table:table-cell>
          <table:table-cell table:formula="of:=IF([.AB49] &gt; 0;[.AD48]+1;[.AD48])" office:value-type="float" office:value="24" calcext:value-type="float">
            <text:p>24</text:p>
          </table:table-cell>
          <table:table-cell table:formula="of:=[.AC49]/([.AC49]+[.AD49])" office:value-type="float" office:value="0.5" calcext:value-type="float">
            <text:p>0.5</text:p>
          </table:table-cell>
          <table:table-cell/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49] &gt; 0;[.AK48]+1;[.AK48])" office:value-type="float" office:value="30" calcext:value-type="float">
            <text:p>30</text:p>
          </table:table-cell>
          <table:table-cell table:formula="of:=IF([.AJ49] &gt; 0;[.AL48]+1;[.AL48])" office:value-type="float" office:value="18" calcext:value-type="float">
            <text:p>18</text:p>
          </table:table-cell>
          <table:table-cell table:formula="of:=[.AK49]/([.AK49]+[.AL49])" office:value-type="float" office:value="0.625" calcext:value-type="float">
            <text:p>0.625</text:p>
          </table:table-cell>
        </table:table-row>
        <table:table-row table:style-name="ro5"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0] &gt; 0;[.E49]+1;[.E49])" office:value-type="float" office:value="18" calcext:value-type="float">
            <text:p>18</text:p>
          </table:table-cell>
          <table:table-cell table:formula="of:=IF([.D50] &gt; 0;[.F49]+1;[.F49])" office:value-type="float" office:value="31" calcext:value-type="float">
            <text:p>31</text:p>
          </table:table-cell>
          <table:table-cell table:formula="of:=[.E50]/([.E50]+[.F50])" office:value-type="float" office:value="0.36734693877551" calcext:value-type="float">
            <text:p>0.36734693877551</text:p>
          </table:table-cell>
          <table:table-cell office:value-type="string" calcext:value-type="string">
            <text:p>SW query langs</text:p>
          </table:table-cell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0] &gt; 0;[.M49]+1;[.M49])" office:value-type="float" office:value="27" calcext:value-type="float">
            <text:p>27</text:p>
          </table:table-cell>
          <table:table-cell table:formula="of:=IF([.L50] &gt; 0;[.N49]+1;[.N49])" office:value-type="float" office:value="22" calcext:value-type="float">
            <text:p>22</text:p>
          </table:table-cell>
          <table:table-cell table:formula="of:=[.M50]/([.M50]+[.N50])" office:value-type="float" office:value="0.551020408163265" calcext:value-type="float">
            <text:p>0.551020408163265</text:p>
          </table:table-cell>
          <table:table-cell/>
          <table:table-cell table:style-name="ce3" office:value-type="float" office:value="42985364" calcext:value-type="float">
            <text:p>42985364</text:p>
          </table:table-cell>
          <table:table-cell table:style-name="ce1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50] &gt; 0;[.U49]+1;[.U49])" office:value-type="float" office:value="28" calcext:value-type="float">
            <text:p>28</text:p>
          </table:table-cell>
          <table:table-cell table:formula="of:=IF([.T50] &gt; 0;[.V49]+1;[.V49])" office:value-type="float" office:value="21" calcext:value-type="float">
            <text:p>21</text:p>
          </table:table-cell>
          <table:table-cell table:formula="of:=[.U50]/([.U50]+[.V50])" office:value-type="float" office:value="0.571428571428571" calcext:value-type="float">
            <text:p>0.571428571428571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0] &gt; 0;[.AC49]+1;[.AC49])" office:value-type="float" office:value="24" calcext:value-type="float">
            <text:p>24</text:p>
          </table:table-cell>
          <table:table-cell table:formula="of:=IF([.AB50] &gt; 0;[.AD49]+1;[.AD49])" office:value-type="float" office:value="25" calcext:value-type="float">
            <text:p>25</text:p>
          </table:table-cell>
          <table:table-cell table:formula="of:=[.AC50]/([.AC50]+[.AD50])" office:value-type="float" office:value="0.489795918367347" calcext:value-type="float">
            <text:p>0.489795918367347</text:p>
          </table:table-cell>
          <table:table-cell/>
          <table:table-cell table:style-name="ce3" office:value-type="float" office:value="23390331" calcext:value-type="float">
            <text:p>23390331</text:p>
          </table:table-cell>
          <table:table-cell table:style-name="ce1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50] &gt; 0;[.AK49]+1;[.AK49])" office:value-type="float" office:value="31" calcext:value-type="float">
            <text:p>31</text:p>
          </table:table-cell>
          <table:table-cell table:formula="of:=IF([.AJ50] &gt; 0;[.AL49]+1;[.AL49])" office:value-type="float" office:value="18" calcext:value-type="float">
            <text:p>18</text:p>
          </table:table-cell>
          <table:table-cell table:formula="of:=[.AK50]/([.AK50]+[.AL50])" office:value-type="float" office:value="0.63265306122449" calcext:value-type="float">
            <text:p>0.63265306122449</text:p>
          </table:table-cell>
        </table:table-row>
        <table:table-row table:style-name="ro5">
          <table:table-cell table:style-name="ce3" office:value-type="float" office:value="37824760" calcext:value-type="float">
            <text:p>37824760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1] &gt; 0;[.E50]+1;[.E50])" office:value-type="float" office:value="18" calcext:value-type="float">
            <text:p>18</text:p>
          </table:table-cell>
          <table:table-cell table:formula="of:=IF([.D51] &gt; 0;[.F50]+1;[.F50])" office:value-type="float" office:value="32" calcext:value-type="float">
            <text:p>32</text:p>
          </table:table-cell>
          <table:table-cell table:formula="of:=[.E51]/([.E51]+[.F51])" office:value-type="float" office:value="0.36" calcext:value-type="float">
            <text:p>0.36</text:p>
          </table:table-cell>
          <table:table-cell office:value-type="string" calcext:value-type="string">
            <text:p>SW recommender</text:p>
          </table:table-cell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1] &gt; 0;[.M50]+1;[.M50])" office:value-type="float" office:value="27" calcext:value-type="float">
            <text:p>27</text:p>
          </table:table-cell>
          <table:table-cell table:formula="of:=IF([.L51] &gt; 0;[.N50]+1;[.N50])" office:value-type="float" office:value="23" calcext:value-type="float">
            <text:p>23</text:p>
          </table:table-cell>
          <table:table-cell table:formula="of:=[.M51]/([.M51]+[.N51])" office:value-type="float" office:value="0.54" calcext:value-type="float">
            <text:p>0.54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1] &gt; 0;[.U50]+1;[.U50])" office:value-type="float" office:value="28" calcext:value-type="float">
            <text:p>28</text:p>
          </table:table-cell>
          <table:table-cell table:formula="of:=IF([.T51] &gt; 0;[.V50]+1;[.V50])" office:value-type="float" office:value="22" calcext:value-type="float">
            <text:p>22</text:p>
          </table:table-cell>
          <table:table-cell table:formula="of:=[.U51]/([.U51]+[.V51])" office:value-type="float" office:value="0.56" calcext:value-type="float">
            <text:p>0.56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1] &gt; 0;[.AC50]+1;[.AC50])" office:value-type="float" office:value="24" calcext:value-type="float">
            <text:p>24</text:p>
          </table:table-cell>
          <table:table-cell table:formula="of:=IF([.AB51] &gt; 0;[.AD50]+1;[.AD50])" office:value-type="float" office:value="26" calcext:value-type="float">
            <text:p>26</text:p>
          </table:table-cell>
          <table:table-cell table:formula="of:=[.AC51]/([.AC51]+[.AD51])" office:value-type="float" office:value="0.48" calcext:value-type="float">
            <text:p>0.48</text:p>
          </table:table-cell>
          <table:table-cell/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1] &gt; 0;[.AK50]+1;[.AK50])" office:value-type="float" office:value="31" calcext:value-type="float">
            <text:p>31</text:p>
          </table:table-cell>
          <table:table-cell table:formula="of:=IF([.AJ51] &gt; 0;[.AL50]+1;[.AL50])" office:value-type="float" office:value="19" calcext:value-type="float">
            <text:p>19</text:p>
          </table:table-cell>
          <table:table-cell table:formula="of:=[.AK51]/([.AK51]+[.AL51])" office:value-type="float" office:value="0.62" calcext:value-type="float">
            <text:p>0.62</text:p>
          </table:table-cell>
        </table:table-row>
        <table:table-row table:style-name="ro5"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2] &gt; 0;[.E51]+1;[.E51])" office:value-type="float" office:value="18" calcext:value-type="float">
            <text:p>18</text:p>
          </table:table-cell>
          <table:table-cell table:formula="of:=IF([.D52] &gt; 0;[.F51]+1;[.F51])" office:value-type="float" office:value="33" calcext:value-type="float">
            <text:p>33</text:p>
          </table:table-cell>
          <table:table-cell table:formula="of:=[.E52]/([.E52]+[.F52])" office:value-type="float" office:value="0.352941176470588" calcext:value-type="float">
            <text:p>0.352941176470588</text:p>
          </table:table-cell>
          <table:table-cell/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2] &gt; 0;[.M51]+1;[.M51])" office:value-type="float" office:value="27" calcext:value-type="float">
            <text:p>27</text:p>
          </table:table-cell>
          <table:table-cell table:formula="of:=IF([.L52] &gt; 0;[.N51]+1;[.N51])" office:value-type="float" office:value="24" calcext:value-type="float">
            <text:p>24</text:p>
          </table:table-cell>
          <table:table-cell table:formula="of:=[.M52]/([.M52]+[.N52])" office:value-type="float" office:value="0.529411764705882" calcext:value-type="float">
            <text:p>0.529411764705882</text:p>
          </table:table-cell>
          <table:table-cell/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52] &gt; 0;[.U51]+1;[.U51])" office:value-type="float" office:value="29" calcext:value-type="float">
            <text:p>29</text:p>
          </table:table-cell>
          <table:table-cell table:formula="of:=IF([.T52] &gt; 0;[.V51]+1;[.V51])" office:value-type="float" office:value="22" calcext:value-type="float">
            <text:p>22</text:p>
          </table:table-cell>
          <table:table-cell table:formula="of:=[.U52]/([.U52]+[.V52])" office:value-type="float" office:value="0.568627450980392" calcext:value-type="float">
            <text:p>0.568627450980392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2] &gt; 0;[.AC51]+1;[.AC51])" office:value-type="float" office:value="24" calcext:value-type="float">
            <text:p>24</text:p>
          </table:table-cell>
          <table:table-cell table:formula="of:=IF([.AB52] &gt; 0;[.AD51]+1;[.AD51])" office:value-type="float" office:value="27" calcext:value-type="float">
            <text:p>27</text:p>
          </table:table-cell>
          <table:table-cell table:formula="of:=[.AC52]/([.AC52]+[.AD52])" office:value-type="float" office:value="0.470588235294118" calcext:value-type="float">
            <text:p>0.470588235294118</text:p>
          </table:table-cell>
          <table:table-cell/>
          <table:table-cell table:style-name="ce2" office:value-type="float" office:value="9581714" calcext:value-type="float">
            <text:p>9581714</text:p>
          </table:table-cell>
          <table:table-cell table:style-name="ce19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2] &gt; 0;[.AK51]+1;[.AK51])" office:value-type="float" office:value="31" calcext:value-type="float">
            <text:p>31</text:p>
          </table:table-cell>
          <table:table-cell table:formula="of:=IF([.AJ52] &gt; 0;[.AL51]+1;[.AL51])" office:value-type="float" office:value="20" calcext:value-type="float">
            <text:p>20</text:p>
          </table:table-cell>
          <table:table-cell table:formula="of:=[.AK52]/([.AK52]+[.AL52])" office:value-type="float" office:value="0.607843137254902" calcext:value-type="float">
            <text:p>0.607843137254902</text:p>
          </table:table-cell>
        </table:table-row>
        <table:table-row table:style-name="ro5">
          <table:table-cell table:style-name="ce2" office:value-type="float" office:value="34625350" calcext:value-type="float">
            <text:p>34625350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3] &gt; 0;[.E52]+1;[.E52])" office:value-type="float" office:value="18" calcext:value-type="float">
            <text:p>18</text:p>
          </table:table-cell>
          <table:table-cell table:formula="of:=IF([.D53] &gt; 0;[.F52]+1;[.F52])" office:value-type="float" office:value="34" calcext:value-type="float">
            <text:p>34</text:p>
          </table:table-cell>
          <table:table-cell table:formula="of:=[.E53]/([.E53]+[.F53])" office:value-type="float" office:value="0.346153846153846" calcext:value-type="float">
            <text:p>0.346153846153846</text:p>
          </table:table-cell>
          <table:table-cell/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3] &gt; 0;[.M52]+1;[.M52])" office:value-type="float" office:value="27" calcext:value-type="float">
            <text:p>27</text:p>
          </table:table-cell>
          <table:table-cell table:formula="of:=IF([.L53] &gt; 0;[.N52]+1;[.N52])" office:value-type="float" office:value="25" calcext:value-type="float">
            <text:p>25</text:p>
          </table:table-cell>
          <table:table-cell table:formula="of:=[.M53]/([.M53]+[.N53])" office:value-type="float" office:value="0.519230769230769" calcext:value-type="float">
            <text:p>0.519230769230769</text:p>
          </table:table-cell>
          <table:table-cell/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3] &gt; 0;[.U52]+1;[.U52])" office:value-type="float" office:value="29" calcext:value-type="float">
            <text:p>29</text:p>
          </table:table-cell>
          <table:table-cell table:formula="of:=IF([.T53] &gt; 0;[.V52]+1;[.V52])" office:value-type="float" office:value="23" calcext:value-type="float">
            <text:p>23</text:p>
          </table:table-cell>
          <table:table-cell table:formula="of:=[.U53]/([.U53]+[.V53])" office:value-type="float" office:value="0.557692307692308" calcext:value-type="float">
            <text:p>0.557692307692308</text:p>
          </table:table-cell>
          <table:table-cell/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53] &gt; 0;[.AC52]+1;[.AC52])" office:value-type="float" office:value="25" calcext:value-type="float">
            <text:p>25</text:p>
          </table:table-cell>
          <table:table-cell table:formula="of:=IF([.AB53] &gt; 0;[.AD52]+1;[.AD52])" office:value-type="float" office:value="27" calcext:value-type="float">
            <text:p>27</text:p>
          </table:table-cell>
          <table:table-cell table:formula="of:=[.AC53]/([.AC53]+[.AD53])" office:value-type="float" office:value="0.480769230769231" calcext:value-type="float">
            <text:p>0.480769230769231</text:p>
          </table:table-cell>
          <table:table-cell/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3] &gt; 0;[.AK52]+1;[.AK52])" office:value-type="float" office:value="31" calcext:value-type="float">
            <text:p>31</text:p>
          </table:table-cell>
          <table:table-cell table:formula="of:=IF([.AJ53] &gt; 0;[.AL52]+1;[.AL52])" office:value-type="float" office:value="21" calcext:value-type="float">
            <text:p>21</text:p>
          </table:table-cell>
          <table:table-cell table:formula="of:=[.AK53]/([.AK53]+[.AL53])" office:value-type="float" office:value="0.596153846153846" calcext:value-type="float">
            <text:p>0.596153846153846</text:p>
          </table:table-cell>
        </table:table-row>
        <table:table-row table:style-name="ro5"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4] &gt; 0;[.E53]+1;[.E53])" office:value-type="float" office:value="18" calcext:value-type="float">
            <text:p>18</text:p>
          </table:table-cell>
          <table:table-cell table:formula="of:=IF([.D54] &gt; 0;[.F53]+1;[.F53])" office:value-type="float" office:value="35" calcext:value-type="float">
            <text:p>35</text:p>
          </table:table-cell>
          <table:table-cell table:formula="of:=[.E54]/([.E54]+[.F54])" office:value-type="float" office:value="0.339622641509434" calcext:value-type="float">
            <text:p>0.339622641509434</text:p>
          </table:table-cell>
          <table:table-cell office:value-type="string" calcext:value-type="string">
            <text:p>Linked sensor data</text:p>
          </table:table-cell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4] &gt; 0;[.M53]+1;[.M53])" office:value-type="float" office:value="27" calcext:value-type="float">
            <text:p>27</text:p>
          </table:table-cell>
          <table:table-cell table:formula="of:=IF([.L54] &gt; 0;[.N53]+1;[.N53])" office:value-type="float" office:value="26" calcext:value-type="float">
            <text:p>26</text:p>
          </table:table-cell>
          <table:table-cell table:formula="of:=[.M54]/([.M54]+[.N54])" office:value-type="float" office:value="0.509433962264151" calcext:value-type="float">
            <text:p>0.509433962264151</text:p>
          </table:table-cell>
          <table:table-cell/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4] &gt; 0;[.U53]+1;[.U53])" office:value-type="float" office:value="29" calcext:value-type="float">
            <text:p>29</text:p>
          </table:table-cell>
          <table:table-cell table:formula="of:=IF([.T54] &gt; 0;[.V53]+1;[.V53])" office:value-type="float" office:value="24" calcext:value-type="float">
            <text:p>24</text:p>
          </table:table-cell>
          <table:table-cell table:formula="of:=[.U54]/([.U54]+[.V54])" office:value-type="float" office:value="0.547169811320755" calcext:value-type="float">
            <text:p>0.547169811320755</text:p>
          </table:table-cell>
          <table:table-cell/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4] &gt; 0;[.AC53]+1;[.AC53])" office:value-type="float" office:value="25" calcext:value-type="float">
            <text:p>25</text:p>
          </table:table-cell>
          <table:table-cell table:formula="of:=IF([.AB54] &gt; 0;[.AD53]+1;[.AD53])" office:value-type="float" office:value="28" calcext:value-type="float">
            <text:p>28</text:p>
          </table:table-cell>
          <table:table-cell table:formula="of:=[.AC54]/([.AC54]+[.AD54])" office:value-type="float" office:value="0.471698113207547" calcext:value-type="float">
            <text:p>0.471698113207547</text:p>
          </table:table-cell>
          <table:table-cell/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4] &gt; 0;[.AK53]+1;[.AK53])" office:value-type="float" office:value="31" calcext:value-type="float">
            <text:p>31</text:p>
          </table:table-cell>
          <table:table-cell table:formula="of:=IF([.AJ54] &gt; 0;[.AL53]+1;[.AL53])" office:value-type="float" office:value="22" calcext:value-type="float">
            <text:p>22</text:p>
          </table:table-cell>
          <table:table-cell table:formula="of:=[.AK54]/([.AK54]+[.AL54])" office:value-type="float" office:value="0.584905660377358" calcext:value-type="float">
            <text:p>0.584905660377358</text:p>
          </table:table-cell>
        </table:table-row>
        <table:table-row table:style-name="ro5"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55] &gt; 0;[.E54]+1;[.E54])" office:value-type="float" office:value="19" calcext:value-type="float">
            <text:p>19</text:p>
          </table:table-cell>
          <table:table-cell table:formula="of:=IF([.D55] &gt; 0;[.F54]+1;[.F54])" office:value-type="float" office:value="35" calcext:value-type="float">
            <text:p>35</text:p>
          </table:table-cell>
          <table:table-cell table:formula="of:=[.E55]/([.E55]+[.F55])" office:value-type="float" office:value="0.351851851851852" calcext:value-type="float">
            <text:p>0.351851851851852</text:p>
          </table:table-cell>
          <table:table-cell/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5] &gt; 0;[.M54]+1;[.M54])" office:value-type="float" office:value="27" calcext:value-type="float">
            <text:p>27</text:p>
          </table:table-cell>
          <table:table-cell table:formula="of:=IF([.L55] &gt; 0;[.N54]+1;[.N54])" office:value-type="float" office:value="27" calcext:value-type="float">
            <text:p>27</text:p>
          </table:table-cell>
          <table:table-cell table:formula="of:=[.M55]/([.M55]+[.N55])" office:value-type="float" office:value="0.5" calcext:value-type="float">
            <text:p>0.5</text:p>
          </table:table-cell>
          <table:table-cell/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5] &gt; 0;[.U54]+1;[.U54])" office:value-type="float" office:value="29" calcext:value-type="float">
            <text:p>29</text:p>
          </table:table-cell>
          <table:table-cell table:formula="of:=IF([.T55] &gt; 0;[.V54]+1;[.V54])" office:value-type="float" office:value="25" calcext:value-type="float">
            <text:p>25</text:p>
          </table:table-cell>
          <table:table-cell table:formula="of:=[.U55]/([.U55]+[.V55])" office:value-type="float" office:value="0.537037037037037" calcext:value-type="float">
            <text:p>0.537037037037037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5] &gt; 0;[.AC54]+1;[.AC54])" office:value-type="float" office:value="25" calcext:value-type="float">
            <text:p>25</text:p>
          </table:table-cell>
          <table:table-cell table:formula="of:=IF([.AB55] &gt; 0;[.AD54]+1;[.AD54])" office:value-type="float" office:value="29" calcext:value-type="float">
            <text:p>29</text:p>
          </table:table-cell>
          <table:table-cell table:formula="of:=[.AC55]/([.AC55]+[.AD55])" office:value-type="float" office:value="0.462962962962963" calcext:value-type="float">
            <text:p>0.462962962962963</text:p>
          </table:table-cell>
          <table:table-cell/>
          <table:table-cell table:style-name="ce2" office:value-type="float" office:value="29137017" calcext:value-type="float">
            <text:p>29137017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5] &gt; 0;[.AK54]+1;[.AK54])" office:value-type="float" office:value="31" calcext:value-type="float">
            <text:p>31</text:p>
          </table:table-cell>
          <table:table-cell table:formula="of:=IF([.AJ55] &gt; 0;[.AL54]+1;[.AL54])" office:value-type="float" office:value="23" calcext:value-type="float">
            <text:p>23</text:p>
          </table:table-cell>
          <table:table-cell table:formula="of:=[.AK55]/([.AK55]+[.AL55])" office:value-type="float" office:value="0.574074074074074" calcext:value-type="float">
            <text:p>0.574074074074074</text:p>
          </table:table-cell>
        </table:table-row>
        <table:table-row table:style-name="ro5"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6] &gt; 0;[.E55]+1;[.E55])" office:value-type="float" office:value="19" calcext:value-type="float">
            <text:p>19</text:p>
          </table:table-cell>
          <table:table-cell table:formula="of:=IF([.D56] &gt; 0;[.F55]+1;[.F55])" office:value-type="float" office:value="36" calcext:value-type="float">
            <text:p>36</text:p>
          </table:table-cell>
          <table:table-cell table:formula="of:=[.E56]/([.E56]+[.F56])" office:value-type="float" office:value="0.345454545454545" calcext:value-type="float">
            <text:p>0.345454545454545</text:p>
          </table:table-cell>
          <table:table-cell office:value-type="string" calcext:value-type="string">
            <text:p>SW foundations</text:p>
          </table:table-cell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6] &gt; 0;[.M55]+1;[.M55])" office:value-type="float" office:value="27" calcext:value-type="float">
            <text:p>27</text:p>
          </table:table-cell>
          <table:table-cell table:formula="of:=IF([.L56] &gt; 0;[.N55]+1;[.N55])" office:value-type="float" office:value="28" calcext:value-type="float">
            <text:p>28</text:p>
          </table:table-cell>
          <table:table-cell table:formula="of:=[.M56]/([.M56]+[.N56])" office:value-type="float" office:value="0.490909090909091" calcext:value-type="float">
            <text:p>0.490909090909091</text:p>
          </table:table-cell>
          <table:table-cell/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6] &gt; 0;[.U55]+1;[.U55])" office:value-type="float" office:value="29" calcext:value-type="float">
            <text:p>29</text:p>
          </table:table-cell>
          <table:table-cell table:formula="of:=IF([.T56] &gt; 0;[.V55]+1;[.V55])" office:value-type="float" office:value="26" calcext:value-type="float">
            <text:p>26</text:p>
          </table:table-cell>
          <table:table-cell table:formula="of:=[.U56]/([.U56]+[.V56])" office:value-type="float" office:value="0.527272727272727" calcext:value-type="float">
            <text:p>0.527272727272727</text:p>
          </table:table-cell>
          <table:table-cell/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6] &gt; 0;[.AC55]+1;[.AC55])" office:value-type="float" office:value="25" calcext:value-type="float">
            <text:p>25</text:p>
          </table:table-cell>
          <table:table-cell table:formula="of:=IF([.AB56] &gt; 0;[.AD55]+1;[.AD55])" office:value-type="float" office:value="30" calcext:value-type="float">
            <text:p>30</text:p>
          </table:table-cell>
          <table:table-cell table:formula="of:=[.AC56]/([.AC56]+[.AD56])" office:value-type="float" office:value="0.454545454545455" calcext:value-type="float">
            <text:p>0.454545454545455</text:p>
          </table:table-cell>
          <table:table-cell/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56] &gt; 0;[.AK55]+1;[.AK55])" office:value-type="float" office:value="32" calcext:value-type="float">
            <text:p>32</text:p>
          </table:table-cell>
          <table:table-cell table:formula="of:=IF([.AJ56] &gt; 0;[.AL55]+1;[.AL55])" office:value-type="float" office:value="23" calcext:value-type="float">
            <text:p>23</text:p>
          </table:table-cell>
          <table:table-cell table:formula="of:=[.AK56]/([.AK56]+[.AL56])" office:value-type="float" office:value="0.581818181818182" calcext:value-type="float">
            <text:p>0.581818181818182</text:p>
          </table:table-cell>
        </table:table-row>
        <table:table-row table:style-name="ro5"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57] &gt; 0;[.E56]+1;[.E56])" office:value-type="float" office:value="19" calcext:value-type="float">
            <text:p>19</text:p>
          </table:table-cell>
          <table:table-cell table:formula="of:=IF([.D57] &gt; 0;[.F56]+1;[.F56])" office:value-type="float" office:value="37" calcext:value-type="float">
            <text:p>37</text:p>
          </table:table-cell>
          <table:table-cell table:formula="of:=[.E57]/([.E57]+[.F57])" office:value-type="float" office:value="0.339285714285714" calcext:value-type="float">
            <text:p>0.339285714285714</text:p>
          </table:table-cell>
          <table:table-cell office:value-type="string" calcext:value-type="string">
            <text:p>Semantic learning</text:p>
          </table:table-cell>
          <table:table-cell table:style-name="ce3" office:value-type="float" office:value="12777" calcext:value-type="float">
            <text:p>12777</text:p>
          </table:table-cell>
          <table:table-cell table:style-name="ce19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57] &gt; 0;[.M56]+1;[.M56])" office:value-type="float" office:value="27" calcext:value-type="float">
            <text:p>27</text:p>
          </table:table-cell>
          <table:table-cell table:formula="of:=IF([.L57] &gt; 0;[.N56]+1;[.N56])" office:value-type="float" office:value="29" calcext:value-type="float">
            <text:p>29</text:p>
          </table:table-cell>
          <table:table-cell table:formula="of:=[.M57]/([.M57]+[.N57])" office:value-type="float" office:value="0.482142857142857" calcext:value-type="float">
            <text:p>0.482142857142857</text:p>
          </table:table-cell>
          <table:table-cell/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57] &gt; 0;[.U56]+1;[.U56])" office:value-type="float" office:value="30" calcext:value-type="float">
            <text:p>30</text:p>
          </table:table-cell>
          <table:table-cell table:formula="of:=IF([.T57] &gt; 0;[.V56]+1;[.V56])" office:value-type="float" office:value="26" calcext:value-type="float">
            <text:p>26</text:p>
          </table:table-cell>
          <table:table-cell table:formula="of:=[.U57]/([.U57]+[.V57])" office:value-type="float" office:value="0.535714285714286" calcext:value-type="float">
            <text:p>0.535714285714286</text:p>
          </table:table-cell>
          <table:table-cell/>
          <table:table-cell table:style-name="ce2" office:value-type="float" office:value="9581714" calcext:value-type="float">
            <text:p>9581714</text:p>
          </table:table-cell>
          <table:table-cell table:style-name="ce13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7] &gt; 0;[.AC56]+1;[.AC56])" office:value-type="float" office:value="25" calcext:value-type="float">
            <text:p>25</text:p>
          </table:table-cell>
          <table:table-cell table:formula="of:=IF([.AB57] &gt; 0;[.AD56]+1;[.AD56])" office:value-type="float" office:value="31" calcext:value-type="float">
            <text:p>31</text:p>
          </table:table-cell>
          <table:table-cell table:formula="of:=[.AC57]/([.AC57]+[.AD57])" office:value-type="float" office:value="0.446428571428571" calcext:value-type="float">
            <text:p>0.446428571428571</text:p>
          </table:table-cell>
          <table:table-cell/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57] &gt; 0;[.AK56]+1;[.AK56])" office:value-type="float" office:value="33" calcext:value-type="float">
            <text:p>33</text:p>
          </table:table-cell>
          <table:table-cell table:formula="of:=IF([.AJ57] &gt; 0;[.AL56]+1;[.AL56])" office:value-type="float" office:value="23" calcext:value-type="float">
            <text:p>23</text:p>
          </table:table-cell>
          <table:table-cell table:formula="of:=[.AK57]/([.AK57]+[.AL57])" office:value-type="float" office:value="0.589285714285714" calcext:value-type="float">
            <text:p>0.589285714285714</text:p>
          </table:table-cell>
        </table:table-row>
        <table:table-row table:style-name="ro5">
          <table:table-cell table:style-name="ce3" office:value-type="float" office:value="21224573" calcext:value-type="float">
            <text:p>21224573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58] &gt; 0;[.E57]+1;[.E57])" office:value-type="float" office:value="20" calcext:value-type="float">
            <text:p>20</text:p>
          </table:table-cell>
          <table:table-cell table:formula="of:=IF([.D58] &gt; 0;[.F57]+1;[.F57])" office:value-type="float" office:value="37" calcext:value-type="float">
            <text:p>37</text:p>
          </table:table-cell>
          <table:table-cell table:formula="of:=[.E58]/([.E58]+[.F58])" office:value-type="float" office:value="0.350877192982456" calcext:value-type="float">
            <text:p>0.350877192982456</text:p>
          </table:table-cell>
          <table:table-cell/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58] &gt; 0;[.M57]+1;[.M57])" office:value-type="float" office:value="28" calcext:value-type="float">
            <text:p>28</text:p>
          </table:table-cell>
          <table:table-cell table:formula="of:=IF([.L58] &gt; 0;[.N57]+1;[.N57])" office:value-type="float" office:value="29" calcext:value-type="float">
            <text:p>29</text:p>
          </table:table-cell>
          <table:table-cell table:formula="of:=[.M58]/([.M58]+[.N58])" office:value-type="float" office:value="0.491228070175439" calcext:value-type="float">
            <text:p>0.491228070175439</text:p>
          </table:table-cell>
          <table:table-cell/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58] &gt; 0;[.U57]+1;[.U57])" office:value-type="float" office:value="31" calcext:value-type="float">
            <text:p>31</text:p>
          </table:table-cell>
          <table:table-cell table:formula="of:=IF([.T58] &gt; 0;[.V57]+1;[.V57])" office:value-type="float" office:value="26" calcext:value-type="float">
            <text:p>26</text:p>
          </table:table-cell>
          <table:table-cell table:formula="of:=[.U58]/([.U58]+[.V58])" office:value-type="float" office:value="0.543859649122807" calcext:value-type="float">
            <text:p>0.543859649122807</text:p>
          </table:table-cell>
          <table:table-cell/>
          <table:table-cell table:style-name="ce2" office:value-type="float" office:value="21749134" calcext:value-type="float">
            <text:p>21749134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58] &gt; 0;[.AC57]+1;[.AC57])" office:value-type="float" office:value="26" calcext:value-type="float">
            <text:p>26</text:p>
          </table:table-cell>
          <table:table-cell table:formula="of:=IF([.AB58] &gt; 0;[.AD57]+1;[.AD57])" office:value-type="float" office:value="31" calcext:value-type="float">
            <text:p>31</text:p>
          </table:table-cell>
          <table:table-cell table:formula="of:=[.AC58]/([.AC58]+[.AD58])" office:value-type="float" office:value="0.456140350877193" calcext:value-type="float">
            <text:p>0.456140350877193</text:p>
          </table:table-cell>
          <table:table-cell/>
          <table:table-cell table:style-name="ce2" office:value-type="float" office:value="23191875" calcext:value-type="float">
            <text:p>23191875</text:p>
          </table:table-cell>
          <table:table-cell table:style-name="ce13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8] &gt; 0;[.AK57]+1;[.AK57])" office:value-type="float" office:value="33" calcext:value-type="float">
            <text:p>33</text:p>
          </table:table-cell>
          <table:table-cell table:formula="of:=IF([.AJ58] &gt; 0;[.AL57]+1;[.AL57])" office:value-type="float" office:value="24" calcext:value-type="float">
            <text:p>24</text:p>
          </table:table-cell>
          <table:table-cell table:formula="of:=[.AK58]/([.AK58]+[.AL58])" office:value-type="float" office:value="0.578947368421053" calcext:value-type="float">
            <text:p>0.578947368421053</text:p>
          </table:table-cell>
        </table:table-row>
        <table:table-row table:style-name="ro5"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59] &gt; 0;[.E58]+1;[.E58])" office:value-type="float" office:value="21" calcext:value-type="float">
            <text:p>21</text:p>
          </table:table-cell>
          <table:table-cell table:formula="of:=IF([.D59] &gt; 0;[.F58]+1;[.F58])" office:value-type="float" office:value="37" calcext:value-type="float">
            <text:p>37</text:p>
          </table:table-cell>
          <table:table-cell table:formula="of:=[.E59]/([.E59]+[.F59])" office:value-type="float" office:value="0.362068965517241" calcext:value-type="float">
            <text:p>0.362068965517241</text:p>
          </table:table-cell>
          <table:table-cell office:value-type="string" calcext:value-type="string">
            <text:p>SW Molecules</text:p>
          </table:table-cell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59] &gt; 0;[.M58]+1;[.M58])" office:value-type="float" office:value="29" calcext:value-type="float">
            <text:p>29</text:p>
          </table:table-cell>
          <table:table-cell table:formula="of:=IF([.L59] &gt; 0;[.N58]+1;[.N58])" office:value-type="float" office:value="29" calcext:value-type="float">
            <text:p>29</text:p>
          </table:table-cell>
          <table:table-cell table:formula="of:=[.M59]/([.M59]+[.N59])" office:value-type="float" office:value="0.5" calcext:value-type="float">
            <text:p>0.5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59] &gt; 0;[.U58]+1;[.U58])" office:value-type="float" office:value="31" calcext:value-type="float">
            <text:p>31</text:p>
          </table:table-cell>
          <table:table-cell table:formula="of:=IF([.T59] &gt; 0;[.V58]+1;[.V58])" office:value-type="float" office:value="27" calcext:value-type="float">
            <text:p>27</text:p>
          </table:table-cell>
          <table:table-cell table:formula="of:=[.U59]/([.U59]+[.V59])" office:value-type="float" office:value="0.53448275862069" calcext:value-type="float">
            <text:p>0.53448275862069</text:p>
          </table:table-cell>
          <table:table-cell/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59] &gt; 0;[.AC58]+1;[.AC58])" office:value-type="float" office:value="26" calcext:value-type="float">
            <text:p>26</text:p>
          </table:table-cell>
          <table:table-cell table:formula="of:=IF([.AB59] &gt; 0;[.AD58]+1;[.AD58])" office:value-type="float" office:value="32" calcext:value-type="float">
            <text:p>32</text:p>
          </table:table-cell>
          <table:table-cell table:formula="of:=[.AC59]/([.AC59]+[.AD59])" office:value-type="float" office:value="0.448275862068966" calcext:value-type="float">
            <text:p>0.448275862068966</text:p>
          </table:table-cell>
          <table:table-cell/>
          <table:table-cell table:style-name="ce3" office:value-type="float" office:value="8767357" calcext:value-type="float">
            <text:p>8767357</text:p>
          </table:table-cell>
          <table:table-cell table:style-name="ce13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59] &gt; 0;[.AK58]+1;[.AK58])" office:value-type="float" office:value="33" calcext:value-type="float">
            <text:p>33</text:p>
          </table:table-cell>
          <table:table-cell table:formula="of:=IF([.AJ59] &gt; 0;[.AL58]+1;[.AL58])" office:value-type="float" office:value="25" calcext:value-type="float">
            <text:p>25</text:p>
          </table:table-cell>
          <table:table-cell table:formula="of:=[.AK59]/([.AK59]+[.AL59])" office:value-type="float" office:value="0.568965517241379" calcext:value-type="float">
            <text:p>0.568965517241379</text:p>
          </table:table-cell>
        </table:table-row>
        <table:table-row table:style-name="ro5">
          <table:table-cell table:style-name="ce3" office:value-type="float" office:value="30275602" calcext:value-type="float">
            <text:p>30275602</text:p>
          </table:table-cell>
          <table:table-cell table:style-name="ce1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0] &gt; 0;[.E59]+1;[.E59])" office:value-type="float" office:value="22" calcext:value-type="float">
            <text:p>22</text:p>
          </table:table-cell>
          <table:table-cell table:formula="of:=IF([.D60] &gt; 0;[.F59]+1;[.F59])" office:value-type="float" office:value="37" calcext:value-type="float">
            <text:p>37</text:p>
          </table:table-cell>
          <table:table-cell table:formula="of:=[.E60]/([.E60]+[.F60])" office:value-type="float" office:value="0.372881355932203" calcext:value-type="float">
            <text:p>0.372881355932203</text:p>
          </table:table-cell>
          <table:table-cell/>
          <table:table-cell table:style-name="ce3" office:value-type="float" office:value="11879148" calcext:value-type="float">
            <text:p>11879148</text:p>
          </table:table-cell>
          <table:table-cell table:style-name="ce1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60] &gt; 0;[.M59]+1;[.M59])" office:value-type="float" office:value="30" calcext:value-type="float">
            <text:p>30</text:p>
          </table:table-cell>
          <table:table-cell table:formula="of:=IF([.L60] &gt; 0;[.N59]+1;[.N59])" office:value-type="float" office:value="29" calcext:value-type="float">
            <text:p>29</text:p>
          </table:table-cell>
          <table:table-cell table:formula="of:=[.M60]/([.M60]+[.N60])" office:value-type="float" office:value="0.508474576271186" calcext:value-type="float">
            <text:p>0.508474576271186</text:p>
          </table:table-cell>
          <table:table-cell/>
          <table:table-cell table:style-name="ce2" office:value-type="float" office:value="36754883" calcext:value-type="float">
            <text:p>36754883</text:p>
          </table:table-cell>
          <table:table-cell table:style-name="ce13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0] &gt; 0;[.U59]+1;[.U59])" office:value-type="float" office:value="31" calcext:value-type="float">
            <text:p>31</text:p>
          </table:table-cell>
          <table:table-cell table:formula="of:=IF([.T60] &gt; 0;[.V59]+1;[.V59])" office:value-type="float" office:value="28" calcext:value-type="float">
            <text:p>28</text:p>
          </table:table-cell>
          <table:table-cell table:formula="of:=[.U60]/([.U60]+[.V60])" office:value-type="float" office:value="0.525423728813559" calcext:value-type="float">
            <text:p>0.525423728813559</text:p>
          </table:table-cell>
          <table:table-cell/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0] &gt; 0;[.AC59]+1;[.AC59])" office:value-type="float" office:value="26" calcext:value-type="float">
            <text:p>26</text:p>
          </table:table-cell>
          <table:table-cell table:formula="of:=IF([.AB60] &gt; 0;[.AD59]+1;[.AD59])" office:value-type="float" office:value="33" calcext:value-type="float">
            <text:p>33</text:p>
          </table:table-cell>
          <table:table-cell table:formula="of:=[.AC60]/([.AC60]+[.AD60])" office:value-type="float" office:value="0.440677966101695" calcext:value-type="float">
            <text:p>0.440677966101695</text:p>
          </table:table-cell>
          <table:table-cell/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0] &gt; 0;[.AK59]+1;[.AK59])" office:value-type="float" office:value="33" calcext:value-type="float">
            <text:p>33</text:p>
          </table:table-cell>
          <table:table-cell table:formula="of:=IF([.AJ60] &gt; 0;[.AL59]+1;[.AL59])" office:value-type="float" office:value="26" calcext:value-type="float">
            <text:p>26</text:p>
          </table:table-cell>
          <table:table-cell table:formula="of:=[.AK60]/([.AK60]+[.AL60])" office:value-type="float" office:value="0.559322033898305" calcext:value-type="float">
            <text:p>0.559322033898305</text:p>
          </table:table-cell>
        </table:table-row>
        <table:table-row table:style-name="ro5">
          <table:table-cell table:style-name="ce2" office:value-type="float" office:value="41240241" calcext:value-type="float">
            <text:p>41240241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61] &gt; 0;[.E60]+1;[.E60])" office:value-type="float" office:value="22" calcext:value-type="float">
            <text:p>22</text:p>
          </table:table-cell>
          <table:table-cell table:formula="of:=IF([.D61] &gt; 0;[.F60]+1;[.F60])" office:value-type="float" office:value="38" calcext:value-type="float">
            <text:p>38</text:p>
          </table:table-cell>
          <table:table-cell table:formula="of:=[.E61]/([.E61]+[.F61])" office:value-type="float" office:value="0.366666666666667" calcext:value-type="float">
            <text:p>0.366666666666667</text:p>
          </table:table-cell>
          <table:table-cell/>
          <table:table-cell table:style-name="ce3" office:value-type="float" office:value="30275602" calcext:value-type="float">
            <text:p>30275602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61] &gt; 0;[.M60]+1;[.M60])" office:value-type="float" office:value="31" calcext:value-type="float">
            <text:p>31</text:p>
          </table:table-cell>
          <table:table-cell table:formula="of:=IF([.L61] &gt; 0;[.N60]+1;[.N60])" office:value-type="float" office:value="29" calcext:value-type="float">
            <text:p>29</text:p>
          </table:table-cell>
          <table:table-cell table:formula="of:=[.M61]/([.M61]+[.N61])" office:value-type="float" office:value="0.516666666666667" calcext:value-type="float">
            <text:p>0.516666666666667</text:p>
          </table:table-cell>
          <table:table-cell/>
          <table:table-cell table:style-name="ce3" office:value-type="float" office:value="36767504" calcext:value-type="float">
            <text:p>36767504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1] &gt; 0;[.U60]+1;[.U60])" office:value-type="float" office:value="31" calcext:value-type="float">
            <text:p>31</text:p>
          </table:table-cell>
          <table:table-cell table:formula="of:=IF([.T61] &gt; 0;[.V60]+1;[.V60])" office:value-type="float" office:value="29" calcext:value-type="float">
            <text:p>29</text:p>
          </table:table-cell>
          <table:table-cell table:formula="of:=[.U61]/([.U61]+[.V61])" office:value-type="float" office:value="0.516666666666667" calcext:value-type="float">
            <text:p>0.516666666666667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1] &gt; 0;[.AC60]+1;[.AC60])" office:value-type="float" office:value="26" calcext:value-type="float">
            <text:p>26</text:p>
          </table:table-cell>
          <table:table-cell table:formula="of:=IF([.AB61] &gt; 0;[.AD60]+1;[.AD60])" office:value-type="float" office:value="34" calcext:value-type="float">
            <text:p>34</text:p>
          </table:table-cell>
          <table:table-cell table:formula="of:=[.AC61]/([.AC61]+[.AD61])" office:value-type="float" office:value="0.433333333333333" calcext:value-type="float">
            <text:p>0.433333333333333</text:p>
          </table:table-cell>
          <table:table-cell/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1] &gt; 0;[.AK60]+1;[.AK60])" office:value-type="float" office:value="33" calcext:value-type="float">
            <text:p>33</text:p>
          </table:table-cell>
          <table:table-cell table:formula="of:=IF([.AJ61] &gt; 0;[.AL60]+1;[.AL60])" office:value-type="float" office:value="27" calcext:value-type="float">
            <text:p>27</text:p>
          </table:table-cell>
          <table:table-cell table:formula="of:=[.AK61]/([.AK61]+[.AL61])" office:value-type="float" office:value="0.55" calcext:value-type="float">
            <text:p>0.55</text:p>
          </table:table-cell>
        </table:table-row>
        <table:table-row table:style-name="ro5">
          <table:table-cell table:style-name="ce3" office:value-type="float" office:value="8274572" calcext:value-type="float">
            <text:p>8274572</text:p>
          </table:table-cell>
          <table:table-cell table:style-name="ce1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2] &gt; 0;[.E61]+1;[.E61])" office:value-type="float" office:value="23" calcext:value-type="float">
            <text:p>23</text:p>
          </table:table-cell>
          <table:table-cell table:formula="of:=IF([.D62] &gt; 0;[.F61]+1;[.F61])" office:value-type="float" office:value="38" calcext:value-type="float">
            <text:p>38</text:p>
          </table:table-cell>
          <table:table-cell table:formula="of:=[.E62]/([.E62]+[.F62])" office:value-type="float" office:value="0.377049180327869" calcext:value-type="float">
            <text:p>0.377049180327869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62] &gt; 0;[.M61]+1;[.M61])" office:value-type="float" office:value="31" calcext:value-type="float">
            <text:p>31</text:p>
          </table:table-cell>
          <table:table-cell table:formula="of:=IF([.L62] &gt; 0;[.N61]+1;[.N61])" office:value-type="float" office:value="30" calcext:value-type="float">
            <text:p>30</text:p>
          </table:table-cell>
          <table:table-cell table:formula="of:=[.M62]/([.M62]+[.N62])" office:value-type="float" office:value="0.508196721311475" calcext:value-type="float">
            <text:p>0.508196721311475</text:p>
          </table:table-cell>
          <table:table-cell/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2] &gt; 0;[.U61]+1;[.U61])" office:value-type="float" office:value="31" calcext:value-type="float">
            <text:p>31</text:p>
          </table:table-cell>
          <table:table-cell table:formula="of:=IF([.T62] &gt; 0;[.V61]+1;[.V61])" office:value-type="float" office:value="30" calcext:value-type="float">
            <text:p>30</text:p>
          </table:table-cell>
          <table:table-cell table:formula="of:=[.U62]/([.U62]+[.V62])" office:value-type="float" office:value="0.508196721311475" calcext:value-type="float">
            <text:p>0.508196721311475</text:p>
          </table:table-cell>
          <table:table-cell/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2] &gt; 0;[.AC61]+1;[.AC61])" office:value-type="float" office:value="26" calcext:value-type="float">
            <text:p>26</text:p>
          </table:table-cell>
          <table:table-cell table:formula="of:=IF([.AB62] &gt; 0;[.AD61]+1;[.AD61])" office:value-type="float" office:value="35" calcext:value-type="float">
            <text:p>35</text:p>
          </table:table-cell>
          <table:table-cell table:formula="of:=[.AC62]/([.AC62]+[.AD62])" office:value-type="float" office:value="0.426229508196721" calcext:value-type="float">
            <text:p>0.426229508196721</text:p>
          </table:table-cell>
          <table:table-cell/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2] &gt; 0;[.AK61]+1;[.AK61])" office:value-type="float" office:value="33" calcext:value-type="float">
            <text:p>33</text:p>
          </table:table-cell>
          <table:table-cell table:formula="of:=IF([.AJ62] &gt; 0;[.AL61]+1;[.AL61])" office:value-type="float" office:value="28" calcext:value-type="float">
            <text:p>28</text:p>
          </table:table-cell>
          <table:table-cell table:formula="of:=[.AK62]/([.AK62]+[.AL62])" office:value-type="float" office:value="0.540983606557377" calcext:value-type="float">
            <text:p>0.540983606557377</text:p>
          </table:table-cell>
        </table:table-row>
        <table:table-row table:style-name="ro5"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3] &gt; 0;[.E62]+1;[.E62])" office:value-type="float" office:value="24" calcext:value-type="float">
            <text:p>24</text:p>
          </table:table-cell>
          <table:table-cell table:formula="of:=IF([.D63] &gt; 0;[.F62]+1;[.F62])" office:value-type="float" office:value="38" calcext:value-type="float">
            <text:p>38</text:p>
          </table:table-cell>
          <table:table-cell table:formula="of:=[.E63]/([.E63]+[.F63])" office:value-type="float" office:value="0.387096774193548" calcext:value-type="float">
            <text:p>0.387096774193548</text:p>
          </table:table-cell>
          <table:table-cell office:value-type="string" calcext:value-type="string">
            <text:p>SW recommender</text:p>
          </table:table-cell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63] &gt; 0;[.M62]+1;[.M62])" office:value-type="float" office:value="32" calcext:value-type="float">
            <text:p>32</text:p>
          </table:table-cell>
          <table:table-cell table:formula="of:=IF([.L63] &gt; 0;[.N62]+1;[.N62])" office:value-type="float" office:value="30" calcext:value-type="float">
            <text:p>30</text:p>
          </table:table-cell>
          <table:table-cell table:formula="of:=[.M63]/([.M63]+[.N63])" office:value-type="float" office:value="0.516129032258065" calcext:value-type="float">
            <text:p>0.516129032258065</text:p>
          </table:table-cell>
          <table:table-cell/>
          <table:table-cell office:value-type="float" office:value="15624489" calcext:value-type="float">
            <text:p>15624489</text:p>
          </table:table-cell>
          <table:table-cell table:style-name="ce13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3] &gt; 0;[.U62]+1;[.U62])" office:value-type="float" office:value="31" calcext:value-type="float">
            <text:p>31</text:p>
          </table:table-cell>
          <table:table-cell table:formula="of:=IF([.T63] &gt; 0;[.V62]+1;[.V62])" office:value-type="float" office:value="31" calcext:value-type="float">
            <text:p>31</text:p>
          </table:table-cell>
          <table:table-cell table:formula="of:=[.U63]/([.U63]+[.V63])" office:value-type="float" office:value="0.5" calcext:value-type="float">
            <text:p>0.5</text:p>
          </table:table-cell>
          <table:table-cell/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3] &gt; 0;[.AC62]+1;[.AC62])" office:value-type="float" office:value="26" calcext:value-type="float">
            <text:p>26</text:p>
          </table:table-cell>
          <table:table-cell table:formula="of:=IF([.AB63] &gt; 0;[.AD62]+1;[.AD62])" office:value-type="float" office:value="36" calcext:value-type="float">
            <text:p>36</text:p>
          </table:table-cell>
          <table:table-cell table:formula="of:=[.AC63]/([.AC63]+[.AD63])" office:value-type="float" office:value="0.419354838709677" calcext:value-type="float">
            <text:p>0.419354838709677</text:p>
          </table:table-cell>
          <table:table-cell/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3] &gt; 0;[.AK62]+1;[.AK62])" office:value-type="float" office:value="33" calcext:value-type="float">
            <text:p>33</text:p>
          </table:table-cell>
          <table:table-cell table:formula="of:=IF([.AJ63] &gt; 0;[.AL62]+1;[.AL62])" office:value-type="float" office:value="29" calcext:value-type="float">
            <text:p>29</text:p>
          </table:table-cell>
          <table:table-cell table:formula="of:=[.AK63]/([.AK63]+[.AL63])" office:value-type="float" office:value="0.532258064516129" calcext:value-type="float">
            <text:p>0.532258064516129</text:p>
          </table:table-cell>
        </table:table-row>
        <table:table-row table:style-name="ro5"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64] &gt; 0;[.E63]+1;[.E63])" office:value-type="float" office:value="24" calcext:value-type="float">
            <text:p>24</text:p>
          </table:table-cell>
          <table:table-cell table:formula="of:=IF([.D64] &gt; 0;[.F63]+1;[.F63])" office:value-type="float" office:value="39" calcext:value-type="float">
            <text:p>39</text:p>
          </table:table-cell>
          <table:table-cell table:formula="of:=[.E64]/([.E64]+[.F64])" office:value-type="float" office:value="0.380952380952381" calcext:value-type="float">
            <text:p>0.380952380952381</text:p>
          </table:table-cell>
          <table:table-cell office:value-type="string" calcext:value-type="string">
            <text:p>Duplicate ^</text:p>
          </table:table-cell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64] &gt; 0;[.M63]+1;[.M63])" office:value-type="float" office:value="32" calcext:value-type="float">
            <text:p>32</text:p>
          </table:table-cell>
          <table:table-cell table:formula="of:=IF([.L64] &gt; 0;[.N63]+1;[.N63])" office:value-type="float" office:value="31" calcext:value-type="float">
            <text:p>31</text:p>
          </table:table-cell>
          <table:table-cell table:formula="of:=[.M64]/([.M64]+[.N64])" office:value-type="float" office:value="0.507936507936508" calcext:value-type="float">
            <text:p>0.507936507936508</text:p>
          </table:table-cell>
          <table:table-cell/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4] &gt; 0;[.U63]+1;[.U63])" office:value-type="float" office:value="31" calcext:value-type="float">
            <text:p>31</text:p>
          </table:table-cell>
          <table:table-cell table:formula="of:=IF([.T64] &gt; 0;[.V63]+1;[.V63])" office:value-type="float" office:value="32" calcext:value-type="float">
            <text:p>32</text:p>
          </table:table-cell>
          <table:table-cell table:formula="of:=[.U64]/([.U64]+[.V64])" office:value-type="float" office:value="0.492063492063492" calcext:value-type="float">
            <text:p>0.492063492063492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4] &gt; 0;[.AC63]+1;[.AC63])" office:value-type="float" office:value="26" calcext:value-type="float">
            <text:p>26</text:p>
          </table:table-cell>
          <table:table-cell table:formula="of:=IF([.AB64] &gt; 0;[.AD63]+1;[.AD63])" office:value-type="float" office:value="37" calcext:value-type="float">
            <text:p>37</text:p>
          </table:table-cell>
          <table:table-cell table:formula="of:=[.AC64]/([.AC64]+[.AD64])" office:value-type="float" office:value="0.412698412698413" calcext:value-type="float">
            <text:p>0.412698412698413</text:p>
          </table:table-cell>
          <table:table-cell/>
          <table:table-cell office:value-type="float" office:value="15624489" calcext:value-type="float">
            <text:p>15624489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4] &gt; 0;[.AK63]+1;[.AK63])" office:value-type="float" office:value="33" calcext:value-type="float">
            <text:p>33</text:p>
          </table:table-cell>
          <table:table-cell table:formula="of:=IF([.AJ64] &gt; 0;[.AL63]+1;[.AL63])" office:value-type="float" office:value="30" calcext:value-type="float">
            <text:p>30</text:p>
          </table:table-cell>
          <table:table-cell table:formula="of:=[.AK64]/([.AK64]+[.AL64])" office:value-type="float" office:value="0.523809523809524" calcext:value-type="float">
            <text:p>0.523809523809524</text:p>
          </table:table-cell>
        </table:table-row>
        <table:table-row table:style-name="ro5">
          <table:table-cell table:style-name="ce3" office:value-type="float" office:value="2253109" calcext:value-type="float">
            <text:p>2253109</text:p>
          </table:table-cell>
          <table:table-cell table:style-name="ce13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65] &gt; 0;[.E64]+1;[.E64])" office:value-type="float" office:value="24" calcext:value-type="float">
            <text:p>24</text:p>
          </table:table-cell>
          <table:table-cell table:formula="of:=IF([.D65] &gt; 0;[.F64]+1;[.F64])" office:value-type="float" office:value="40" calcext:value-type="float">
            <text:p>40</text:p>
          </table:table-cell>
          <table:table-cell table:formula="of:=[.E65]/([.E65]+[.F65])" office:value-type="float" office:value="0.375" calcext:value-type="float">
            <text:p>0.375</text:p>
          </table:table-cell>
          <table:table-cell office:value-type="string" calcext:value-type="string">
            <text:p>Recommender survey</text:p>
          </table:table-cell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65] &gt; 0;[.M64]+1;[.M64])" office:value-type="float" office:value="32" calcext:value-type="float">
            <text:p>32</text:p>
          </table:table-cell>
          <table:table-cell table:formula="of:=IF([.L65] &gt; 0;[.N64]+1;[.N64])" office:value-type="float" office:value="32" calcext:value-type="float">
            <text:p>32</text:p>
          </table:table-cell>
          <table:table-cell table:formula="of:=[.M65]/([.M65]+[.N65])" office:value-type="float" office:value="0.5" calcext:value-type="float">
            <text:p>0.5</text:p>
          </table:table-cell>
          <table:table-cell/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5] &gt; 0;[.U64]+1;[.U64])" office:value-type="float" office:value="31" calcext:value-type="float">
            <text:p>31</text:p>
          </table:table-cell>
          <table:table-cell table:formula="of:=IF([.T65] &gt; 0;[.V64]+1;[.V64])" office:value-type="float" office:value="33" calcext:value-type="float">
            <text:p>33</text:p>
          </table:table-cell>
          <table:table-cell table:formula="of:=[.U65]/([.U65]+[.V65])" office:value-type="float" office:value="0.484375" calcext:value-type="float">
            <text:p>0.484375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5] &gt; 0;[.AC64]+1;[.AC64])" office:value-type="float" office:value="26" calcext:value-type="float">
            <text:p>26</text:p>
          </table:table-cell>
          <table:table-cell table:formula="of:=IF([.AB65] &gt; 0;[.AD64]+1;[.AD64])" office:value-type="float" office:value="38" calcext:value-type="float">
            <text:p>38</text:p>
          </table:table-cell>
          <table:table-cell table:formula="of:=[.AC65]/([.AC65]+[.AD65])" office:value-type="float" office:value="0.40625" calcext:value-type="float">
            <text:p>0.40625</text:p>
          </table:table-cell>
          <table:table-cell/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5] &gt; 0;[.AK64]+1;[.AK64])" office:value-type="float" office:value="33" calcext:value-type="float">
            <text:p>33</text:p>
          </table:table-cell>
          <table:table-cell table:formula="of:=IF([.AJ65] &gt; 0;[.AL64]+1;[.AL64])" office:value-type="float" office:value="31" calcext:value-type="float">
            <text:p>31</text:p>
          </table:table-cell>
          <table:table-cell table:formula="of:=[.AK65]/([.AK65]+[.AL65])" office:value-type="float" office:value="0.515625" calcext:value-type="float">
            <text:p>0.515625</text:p>
          </table:table-cell>
        </table:table-row>
        <table:table-row table:style-name="ro5"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6] &gt; 0;[.E65]+1;[.E65])" office:value-type="float" office:value="25" calcext:value-type="float">
            <text:p>25</text:p>
          </table:table-cell>
          <table:table-cell table:formula="of:=IF([.D66] &gt; 0;[.F65]+1;[.F65])" office:value-type="float" office:value="40" calcext:value-type="float">
            <text:p>40</text:p>
          </table:table-cell>
          <table:table-cell table:formula="of:=[.E66]/([.E66]+[.F66])" office:value-type="float" office:value="0.384615384615385" calcext:value-type="float">
            <text:p>0.384615384615385</text:p>
          </table:table-cell>
          <table:table-cell/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K66] &gt; 0;[.M65]+1;[.M65])" office:value-type="float" office:value="33" calcext:value-type="float">
            <text:p>33</text:p>
          </table:table-cell>
          <table:table-cell table:formula="of:=IF([.L66] &gt; 0;[.N65]+1;[.N65])" office:value-type="float" office:value="32" calcext:value-type="float">
            <text:p>32</text:p>
          </table:table-cell>
          <table:table-cell table:formula="of:=[.M66]/([.M66]+[.N66])" office:value-type="float" office:value="0.507692307692308" calcext:value-type="float">
            <text:p>0.507692307692308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6] &gt; 0;[.U65]+1;[.U65])" office:value-type="float" office:value="31" calcext:value-type="float">
            <text:p>31</text:p>
          </table:table-cell>
          <table:table-cell table:formula="of:=IF([.T66] &gt; 0;[.V65]+1;[.V65])" office:value-type="float" office:value="34" calcext:value-type="float">
            <text:p>34</text:p>
          </table:table-cell>
          <table:table-cell table:formula="of:=[.U66]/([.U66]+[.V66])" office:value-type="float" office:value="0.476923076923077" calcext:value-type="float">
            <text:p>0.476923076923077</text:p>
          </table:table-cell>
          <table:table-cell/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6] &gt; 0;[.AC65]+1;[.AC65])" office:value-type="float" office:value="26" calcext:value-type="float">
            <text:p>26</text:p>
          </table:table-cell>
          <table:table-cell table:formula="of:=IF([.AB66] &gt; 0;[.AD65]+1;[.AD65])" office:value-type="float" office:value="39" calcext:value-type="float">
            <text:p>39</text:p>
          </table:table-cell>
          <table:table-cell table:formula="of:=[.AC66]/([.AC66]+[.AD66])" office:value-type="float" office:value="0.4" calcext:value-type="float">
            <text:p>0.4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6] &gt; 0;[.AK65]+1;[.AK65])" office:value-type="float" office:value="33" calcext:value-type="float">
            <text:p>33</text:p>
          </table:table-cell>
          <table:table-cell table:formula="of:=IF([.AJ66] &gt; 0;[.AL65]+1;[.AL65])" office:value-type="float" office:value="32" calcext:value-type="float">
            <text:p>32</text:p>
          </table:table-cell>
          <table:table-cell table:formula="of:=[.AK66]/([.AK66]+[.AL66])" office:value-type="float" office:value="0.507692307692308" calcext:value-type="float">
            <text:p>0.507692307692308</text:p>
          </table:table-cell>
        </table:table-row>
        <table:table-row table:style-name="ro5">
          <table:table-cell table:style-name="ce3" office:value-type="float" office:value="21644819" calcext:value-type="float">
            <text:p>21644819</text:p>
          </table:table-cell>
          <table:table-cell table:style-name="ce13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67] &gt; 0;[.E66]+1;[.E66])" office:value-type="float" office:value="25" calcext:value-type="float">
            <text:p>25</text:p>
          </table:table-cell>
          <table:table-cell table:formula="of:=IF([.D67] &gt; 0;[.F66]+1;[.F66])" office:value-type="float" office:value="41" calcext:value-type="float">
            <text:p>41</text:p>
          </table:table-cell>
          <table:table-cell table:formula="of:=[.E67]/([.E67]+[.F67])" office:value-type="float" office:value="0.378787878787879" calcext:value-type="float">
            <text:p>0.378787878787879</text:p>
          </table:table-cell>
          <table:table-cell office:value-type="string" calcext:value-type="string">
            <text:p>SW datasets</text:p>
          </table:table-cell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67] &gt; 0;[.M66]+1;[.M66])" office:value-type="float" office:value="33" calcext:value-type="float">
            <text:p>33</text:p>
          </table:table-cell>
          <table:table-cell table:formula="of:=IF([.L67] &gt; 0;[.N66]+1;[.N66])" office:value-type="float" office:value="33" calcext:value-type="float">
            <text:p>33</text:p>
          </table:table-cell>
          <table:table-cell table:formula="of:=[.M67]/([.M67]+[.N67])" office:value-type="float" office:value="0.5" calcext:value-type="float">
            <text:p>0.5</text:p>
          </table:table-cell>
          <table:table-cell/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67] &gt; 0;[.U66]+1;[.U66])" office:value-type="float" office:value="32" calcext:value-type="float">
            <text:p>32</text:p>
          </table:table-cell>
          <table:table-cell table:formula="of:=IF([.T67] &gt; 0;[.V66]+1;[.V66])" office:value-type="float" office:value="34" calcext:value-type="float">
            <text:p>34</text:p>
          </table:table-cell>
          <table:table-cell table:formula="of:=[.U67]/([.U67]+[.V67])" office:value-type="float" office:value="0.484848484848485" calcext:value-type="float">
            <text:p>0.484848484848485</text:p>
          </table:table-cell>
          <table:table-cell/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67] &gt; 0;[.AC66]+1;[.AC66])" office:value-type="float" office:value="27" calcext:value-type="float">
            <text:p>27</text:p>
          </table:table-cell>
          <table:table-cell table:formula="of:=IF([.AB67] &gt; 0;[.AD66]+1;[.AD66])" office:value-type="float" office:value="39" calcext:value-type="float">
            <text:p>39</text:p>
          </table:table-cell>
          <table:table-cell table:formula="of:=[.AC67]/([.AC67]+[.AD67])" office:value-type="float" office:value="0.409090909090909" calcext:value-type="float">
            <text:p>0.409090909090909</text:p>
          </table:table-cell>
          <table:table-cell/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7] &gt; 0;[.AK66]+1;[.AK66])" office:value-type="float" office:value="33" calcext:value-type="float">
            <text:p>33</text:p>
          </table:table-cell>
          <table:table-cell table:formula="of:=IF([.AJ67] &gt; 0;[.AL66]+1;[.AL66])" office:value-type="float" office:value="33" calcext:value-type="float">
            <text:p>33</text:p>
          </table:table-cell>
          <table:table-cell table:formula="of:=[.AK67]/([.AK67]+[.AL67])" office:value-type="float" office:value="0.5" calcext:value-type="float">
            <text:p>0.5</text:p>
          </table:table-cell>
        </table:table-row>
        <table:table-row table:style-name="ro5">
          <table:table-cell table:style-name="ce3" office:value-type="float" office:value="18538787" calcext:value-type="float">
            <text:p>18538787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8] &gt; 0;[.E67]+1;[.E67])" office:value-type="float" office:value="26" calcext:value-type="float">
            <text:p>26</text:p>
          </table:table-cell>
          <table:table-cell table:formula="of:=IF([.D68] &gt; 0;[.F67]+1;[.F67])" office:value-type="float" office:value="41" calcext:value-type="float">
            <text:p>41</text:p>
          </table:table-cell>
          <table:table-cell table:formula="of:=[.E68]/([.E68]+[.F68])" office:value-type="float" office:value="0.388059701492537" calcext:value-type="float">
            <text:p>0.388059701492537</text:p>
          </table:table-cell>
          <table:table-cell/>
          <table:table-cell table:style-name="ce2" office:value-type="float" office:value="34625544" calcext:value-type="float">
            <text:p>34625544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68] &gt; 0;[.U67]+1;[.U67])" office:value-type="float" office:value="32" calcext:value-type="float">
            <text:p>32</text:p>
          </table:table-cell>
          <table:table-cell table:formula="of:=IF([.T68] &gt; 0;[.V67]+1;[.V67])" office:value-type="float" office:value="35" calcext:value-type="float">
            <text:p>35</text:p>
          </table:table-cell>
          <table:table-cell table:formula="of:=[.U68]/([.U68]+[.V68])" office:value-type="float" office:value="0.477611940298507" calcext:value-type="float">
            <text:p>0.477611940298507</text:p>
          </table:table-cell>
          <table:table-cell/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68] &gt; 0;[.AC67]+1;[.AC67])" office:value-type="float" office:value="28" calcext:value-type="float">
            <text:p>28</text:p>
          </table:table-cell>
          <table:table-cell table:formula="of:=IF([.AB68] &gt; 0;[.AD67]+1;[.AD67])" office:value-type="float" office:value="39" calcext:value-type="float">
            <text:p>39</text:p>
          </table:table-cell>
          <table:table-cell table:formula="of:=[.AC68]/([.AC68]+[.AD68])" office:value-type="float" office:value="0.417910447761194" calcext:value-type="float">
            <text:p>0.417910447761194</text:p>
          </table:table-cell>
          <table:table-cell/>
          <table:table-cell table:style-name="ce2" office:value-type="float" office:value="9581797" calcext:value-type="float">
            <text:p>9581797</text:p>
          </table:table-cell>
          <table:table-cell table:style-name="ce13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68] &gt; 0;[.AK67]+1;[.AK67])" office:value-type="float" office:value="33" calcext:value-type="float">
            <text:p>33</text:p>
          </table:table-cell>
          <table:table-cell table:formula="of:=IF([.AJ68] &gt; 0;[.AL67]+1;[.AL67])" office:value-type="float" office:value="34" calcext:value-type="float">
            <text:p>34</text:p>
          </table:table-cell>
          <table:table-cell table:formula="of:=[.AK68]/([.AK68]+[.AL68])" office:value-type="float" office:value="0.492537313432836" calcext:value-type="float">
            <text:p>0.492537313432836</text:p>
          </table:table-cell>
        </table:table-row>
        <table:table-row table:style-name="ro5">
          <table:table-cell table:style-name="ce3" office:value-type="float" office:value="2118643" calcext:value-type="float">
            <text:p>2118643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9] &gt; 0;[.E68]+1;[.E68])" office:value-type="float" office:value="27" calcext:value-type="float">
            <text:p>27</text:p>
          </table:table-cell>
          <table:table-cell table:formula="of:=IF([.D69] &gt; 0;[.F68]+1;[.F68])" office:value-type="float" office:value="41" calcext:value-type="float">
            <text:p>41</text:p>
          </table:table-cell>
          <table:table-cell table:formula="of:=[.E69]/([.E69]+[.F69])" office:value-type="float" office:value="0.397058823529412" calcext:value-type="float">
            <text:p>0.397058823529412</text:p>
          </table:table-cell>
          <table:table-cell/>
          <table:table-cell table:style-name="ce3" office:value-type="float" office:value="18425211" calcext:value-type="float">
            <text:p>18425211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69] &gt; 0;[.U68]+1;[.U68])" office:value-type="float" office:value="33" calcext:value-type="float">
            <text:p>33</text:p>
          </table:table-cell>
          <table:table-cell table:formula="of:=IF([.T69] &gt; 0;[.V68]+1;[.V68])" office:value-type="float" office:value="35" calcext:value-type="float">
            <text:p>35</text:p>
          </table:table-cell>
          <table:table-cell table:formula="of:=[.U69]/([.U69]+[.V69])" office:value-type="float" office:value="0.485294117647059" calcext:value-type="float">
            <text:p>0.485294117647059</text:p>
          </table:table-cell>
          <table:table-cell/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69] &gt; 0;[.AC68]+1;[.AC68])" office:value-type="float" office:value="28" calcext:value-type="float">
            <text:p>28</text:p>
          </table:table-cell>
          <table:table-cell table:formula="of:=IF([.AB69] &gt; 0;[.AD68]+1;[.AD68])" office:value-type="float" office:value="40" calcext:value-type="float">
            <text:p>40</text:p>
          </table:table-cell>
          <table:table-cell table:formula="of:=[.AC69]/([.AC69]+[.AD69])" office:value-type="float" office:value="0.411764705882353" calcext:value-type="float">
            <text:p>0.411764705882353</text:p>
          </table:table-cell>
          <table:table-cell/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69] &gt; 0;[.AK68]+1;[.AK68])" office:value-type="float" office:value="34" calcext:value-type="float">
            <text:p>34</text:p>
          </table:table-cell>
          <table:table-cell table:formula="of:=IF([.AJ69] &gt; 0;[.AL68]+1;[.AL68])" office:value-type="float" office:value="34" calcext:value-type="float">
            <text:p>34</text:p>
          </table:table-cell>
          <table:table-cell table:formula="of:=[.AK69]/([.AK69]+[.AL69])" office:value-type="float" office:value="0.5" calcext:value-type="float">
            <text:p>0.5</text:p>
          </table:table-cell>
        </table:table-row>
        <table:table-row table:style-name="ro5"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70] &gt; 0;[.E69]+1;[.E69])" office:value-type="float" office:value="27" calcext:value-type="float">
            <text:p>27</text:p>
          </table:table-cell>
          <table:table-cell table:formula="of:=IF([.D70] &gt; 0;[.F69]+1;[.F69])" office:value-type="float" office:value="42" calcext:value-type="float">
            <text:p>42</text:p>
          </table:table-cell>
          <table:table-cell table:formula="of:=[.E70]/([.E70]+[.F70])" office:value-type="float" office:value="0.391304347826087" calcext:value-type="float">
            <text:p>0.391304347826087</text:p>
          </table:table-cell>
          <table:table-cell office:value-type="string" calcext:value-type="string">
            <text:p>Semantic name matching</text:p>
          </table:table-cell>
          <table:table-cell table:style-name="ce2" office:value-type="float" office:value="34625292" calcext:value-type="float">
            <text:p>34625292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42987411" calcext:value-type="float">
            <text:p>42987411</text:p>
          </table:table-cell>
          <table:table-cell table:style-name="ce1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70] &gt; 0;[.U69]+1;[.U69])" office:value-type="float" office:value="34" calcext:value-type="float">
            <text:p>34</text:p>
          </table:table-cell>
          <table:table-cell table:formula="of:=IF([.T70] &gt; 0;[.V69]+1;[.V69])" office:value-type="float" office:value="35" calcext:value-type="float">
            <text:p>35</text:p>
          </table:table-cell>
          <table:table-cell table:formula="of:=[.U70]/([.U70]+[.V70])" office:value-type="float" office:value="0.492753623188406" calcext:value-type="float">
            <text:p>0.492753623188406</text:p>
          </table:table-cell>
          <table:table-cell/>
          <table:table-cell table:style-name="ce3" office:value-type="float" office:value="12000594" calcext:value-type="float">
            <text:p>12000594</text:p>
          </table:table-cell>
          <table:table-cell table:style-name="ce13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70] &gt; 0;[.AC69]+1;[.AC69])" office:value-type="float" office:value="28" calcext:value-type="float">
            <text:p>28</text:p>
          </table:table-cell>
          <table:table-cell table:formula="of:=IF([.AB70] &gt; 0;[.AD69]+1;[.AD69])" office:value-type="float" office:value="41" calcext:value-type="float">
            <text:p>41</text:p>
          </table:table-cell>
          <table:table-cell table:formula="of:=[.AC70]/([.AC70]+[.AD70])" office:value-type="float" office:value="0.405797101449275" calcext:value-type="float">
            <text:p>0.405797101449275</text:p>
          </table:table-cell>
          <table:table-cell/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70] &gt; 0;[.AK69]+1;[.AK69])" office:value-type="float" office:value="35" calcext:value-type="float">
            <text:p>35</text:p>
          </table:table-cell>
          <table:table-cell table:formula="of:=IF([.AJ70] &gt; 0;[.AL69]+1;[.AL69])" office:value-type="float" office:value="34" calcext:value-type="float">
            <text:p>34</text:p>
          </table:table-cell>
          <table:table-cell table:formula="of:=[.AK70]/([.AK70]+[.AL70])" office:value-type="float" office:value="0.507246376811594" calcext:value-type="float">
            <text:p>0.507246376811594</text:p>
          </table:table-cell>
        </table:table-row>
        <table:table-row table:style-name="ro5">
          <table:table-cell table:style-name="ce3" office:value-type="float" office:value="21639975" calcext:value-type="float">
            <text:p>2163997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1] &gt; 0;[.E70]+1;[.E70])" office:value-type="float" office:value="28" calcext:value-type="float">
            <text:p>28</text:p>
          </table:table-cell>
          <table:table-cell table:formula="of:=IF([.D71] &gt; 0;[.F70]+1;[.F70])" office:value-type="float" office:value="42" calcext:value-type="float">
            <text:p>42</text:p>
          </table:table-cell>
          <table:table-cell table:formula="of:=[.E71]/([.E71]+[.F71])" office:value-type="float" office:value="0.4" calcext:value-type="float">
            <text:p>0.4</text:p>
          </table:table-cell>
          <table:table-cell office:value-type="string" calcext:value-type="string">
            <text:p>SW-enabled recommender</text:p>
          </table:table-cell>
          <table:table-cell table:style-name="ce2" office:value-type="float" office:value="4910380" calcext:value-type="float">
            <text:p>491038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1] &gt; 0;[.U70]+1;[.U70])" office:value-type="float" office:value="34" calcext:value-type="float">
            <text:p>34</text:p>
          </table:table-cell>
          <table:table-cell table:formula="of:=IF([.T71] &gt; 0;[.V70]+1;[.V70])" office:value-type="float" office:value="36" calcext:value-type="float">
            <text:p>36</text:p>
          </table:table-cell>
          <table:table-cell table:formula="of:=[.U71]/([.U71]+[.V71])" office:value-type="float" office:value="0.485714285714286" calcext:value-type="float">
            <text:p>0.485714285714286</text:p>
          </table:table-cell>
          <table:table-cell/>
          <table:table-cell table:style-name="ce3" office:value-type="float" office:value="22473061" calcext:value-type="float">
            <text:p>22473061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1] &gt; 0;[.AC70]+1;[.AC70])" office:value-type="float" office:value="29" calcext:value-type="float">
            <text:p>29</text:p>
          </table:table-cell>
          <table:table-cell table:formula="of:=IF([.AB71] &gt; 0;[.AD70]+1;[.AD70])" office:value-type="float" office:value="41" calcext:value-type="float">
            <text:p>41</text:p>
          </table:table-cell>
          <table:table-cell table:formula="of:=[.AC71]/([.AC71]+[.AD71])" office:value-type="float" office:value="0.414285714285714" calcext:value-type="float">
            <text:p>0.414285714285714</text:p>
          </table:table-cell>
          <table:table-cell/>
          <table:table-cell table:style-name="ce3" office:value-type="float" office:value="9543795" calcext:value-type="float">
            <text:p>9543795</text:p>
          </table:table-cell>
          <table:table-cell table:style-name="ce13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1] &gt; 0;[.AK70]+1;[.AK70])" office:value-type="float" office:value="35" calcext:value-type="float">
            <text:p>35</text:p>
          </table:table-cell>
          <table:table-cell table:formula="of:=IF([.AJ71] &gt; 0;[.AL70]+1;[.AL70])" office:value-type="float" office:value="35" calcext:value-type="float">
            <text:p>35</text:p>
          </table:table-cell>
          <table:table-cell table:formula="of:=[.AK71]/([.AK71]+[.AL71])" office:value-type="float" office:value="0.5" calcext:value-type="float">
            <text:p>0.5</text:p>
          </table:table-cell>
        </table:table-row>
        <table:table-row table:style-name="ro5">
          <table:table-cell table:style-name="ce3" office:value-type="float" office:value="42627277" calcext:value-type="float">
            <text:p>42627277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2] &gt; 0;[.E71]+1;[.E71])" office:value-type="float" office:value="29" calcext:value-type="float">
            <text:p>29</text:p>
          </table:table-cell>
          <table:table-cell table:formula="of:=IF([.D72] &gt; 0;[.F71]+1;[.F71])" office:value-type="float" office:value="42" calcext:value-type="float">
            <text:p>42</text:p>
          </table:table-cell>
          <table:table-cell table:formula="of:=[.E72]/([.E72]+[.F72])" office:value-type="float" office:value="0.408450704225352" calcext:value-type="float">
            <text:p>0.408450704225352</text:p>
          </table:table-cell>
          <table:table-cell office:value-type="string" calcext:value-type="string">
            <text:p>semantic music recommender</text:p>
          </table:table-cell>
          <table:table-cell table:style-name="ce2" office:value-type="float" office:value="21417246" calcext:value-type="float">
            <text:p>2141724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3716047" calcext:value-type="float">
            <text:p>23716047</text:p>
          </table:table-cell>
          <table:table-cell table:style-name="ce13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2] &gt; 0;[.U71]+1;[.U71])" office:value-type="float" office:value="34" calcext:value-type="float">
            <text:p>34</text:p>
          </table:table-cell>
          <table:table-cell table:formula="of:=IF([.T72] &gt; 0;[.V71]+1;[.V71])" office:value-type="float" office:value="37" calcext:value-type="float">
            <text:p>37</text:p>
          </table:table-cell>
          <table:table-cell table:formula="of:=[.U72]/([.U72]+[.V72])" office:value-type="float" office:value="0.47887323943662" calcext:value-type="float">
            <text:p>0.47887323943662</text:p>
          </table:table-cell>
          <table:table-cell/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72] &gt; 0;[.AC71]+1;[.AC71])" office:value-type="float" office:value="29" calcext:value-type="float">
            <text:p>29</text:p>
          </table:table-cell>
          <table:table-cell table:formula="of:=IF([.AB72] &gt; 0;[.AD71]+1;[.AD71])" office:value-type="float" office:value="42" calcext:value-type="float">
            <text:p>42</text:p>
          </table:table-cell>
          <table:table-cell table:formula="of:=[.AC72]/([.AC72]+[.AD72])" office:value-type="float" office:value="0.408450704225352" calcext:value-type="float">
            <text:p>0.408450704225352</text:p>
          </table:table-cell>
          <table:table-cell/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72] &gt; 0;[.AK71]+1;[.AK71])" office:value-type="float" office:value="36" calcext:value-type="float">
            <text:p>36</text:p>
          </table:table-cell>
          <table:table-cell table:formula="of:=IF([.AJ72] &gt; 0;[.AL71]+1;[.AL71])" office:value-type="float" office:value="35" calcext:value-type="float">
            <text:p>35</text:p>
          </table:table-cell>
          <table:table-cell table:formula="of:=[.AK72]/([.AK72]+[.AL72])" office:value-type="float" office:value="0.507042253521127" calcext:value-type="float">
            <text:p>0.507042253521127</text:p>
          </table:table-cell>
        </table:table-row>
        <table:table-row table:style-name="ro5"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3] &gt; 0;[.E72]+1;[.E72])" office:value-type="float" office:value="30" calcext:value-type="float">
            <text:p>30</text:p>
          </table:table-cell>
          <table:table-cell table:formula="of:=IF([.D73] &gt; 0;[.F72]+1;[.F72])" office:value-type="float" office:value="42" calcext:value-type="float">
            <text:p>42</text:p>
          </table:table-cell>
          <table:table-cell table:formula="of:=[.E73]/([.E73]+[.F73])" office:value-type="float" office:value="0.416666666666667" calcext:value-type="float">
            <text:p>0.416666666666667</text:p>
          </table:table-cell>
          <table:table-cell/>
          <table:table-cell table:style-name="ce2" office:value-type="float" office:value="42604453" calcext:value-type="float">
            <text:p>4260445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1156298" calcext:value-type="float">
            <text:p>31156298</text:p>
          </table:table-cell>
          <table:table-cell table:style-name="ce13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3] &gt; 0;[.U72]+1;[.U72])" office:value-type="float" office:value="34" calcext:value-type="float">
            <text:p>34</text:p>
          </table:table-cell>
          <table:table-cell table:formula="of:=IF([.T73] &gt; 0;[.V72]+1;[.V72])" office:value-type="float" office:value="38" calcext:value-type="float">
            <text:p>38</text:p>
          </table:table-cell>
          <table:table-cell table:formula="of:=[.U73]/([.U73]+[.V73])" office:value-type="float" office:value="0.472222222222222" calcext:value-type="float">
            <text:p>0.472222222222222</text:p>
          </table:table-cell>
          <table:table-cell/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73] &gt; 0;[.AC72]+1;[.AC72])" office:value-type="float" office:value="29" calcext:value-type="float">
            <text:p>29</text:p>
          </table:table-cell>
          <table:table-cell table:formula="of:=IF([.AB73] &gt; 0;[.AD72]+1;[.AD72])" office:value-type="float" office:value="43" calcext:value-type="float">
            <text:p>43</text:p>
          </table:table-cell>
          <table:table-cell table:formula="of:=[.AC73]/([.AC73]+[.AD73])" office:value-type="float" office:value="0.402777777777778" calcext:value-type="float">
            <text:p>0.402777777777778</text:p>
          </table:table-cell>
          <table:table-cell/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3] &gt; 0;[.AK72]+1;[.AK72])" office:value-type="float" office:value="36" calcext:value-type="float">
            <text:p>36</text:p>
          </table:table-cell>
          <table:table-cell table:formula="of:=IF([.AJ73] &gt; 0;[.AL72]+1;[.AL72])" office:value-type="float" office:value="36" calcext:value-type="float">
            <text:p>36</text:p>
          </table:table-cell>
          <table:table-cell table:formula="of:=[.AK73]/([.AK73]+[.AL73])" office:value-type="float" office:value="0.5" calcext:value-type="float">
            <text:p>0.5</text:p>
          </table:table-cell>
        </table:table-row>
        <table:table-row table:style-name="ro5">
          <table:table-cell table:style-name="ce3" office:value-type="float" office:value="21048447" calcext:value-type="float">
            <text:p>21048447</text:p>
          </table:table-cell>
          <table:table-cell table:style-name="ce1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4] &gt; 0;[.E73]+1;[.E73])" office:value-type="float" office:value="31" calcext:value-type="float">
            <text:p>31</text:p>
          </table:table-cell>
          <table:table-cell table:formula="of:=IF([.D74] &gt; 0;[.F73]+1;[.F73])" office:value-type="float" office:value="42" calcext:value-type="float">
            <text:p>42</text:p>
          </table:table-cell>
          <table:table-cell table:formula="of:=[.E74]/([.E74]+[.F74])" office:value-type="float" office:value="0.424657534246575" calcext:value-type="float">
            <text:p>0.424657534246575</text:p>
          </table:table-cell>
          <table:table-cell office:value-type="string" calcext:value-type="string">
            <text:p>semantic music recommender</text:p>
          </table:table-cell>
          <table:table-cell table:style-name="ce3" office:value-type="float" office:value="11877998" calcext:value-type="float">
            <text:p>11877998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4] &gt; 0;[.U73]+1;[.U73])" office:value-type="float" office:value="34" calcext:value-type="float">
            <text:p>34</text:p>
          </table:table-cell>
          <table:table-cell table:formula="of:=IF([.T74] &gt; 0;[.V73]+1;[.V73])" office:value-type="float" office:value="39" calcext:value-type="float">
            <text:p>39</text:p>
          </table:table-cell>
          <table:table-cell table:formula="of:=[.U74]/([.U74]+[.V74])" office:value-type="float" office:value="0.465753424657534" calcext:value-type="float">
            <text:p>0.465753424657534</text:p>
          </table:table-cell>
          <table:table-cell/>
          <table:table-cell table:style-name="ce3" office:value-type="float" office:value="23276593" calcext:value-type="float">
            <text:p>23276593</text:p>
          </table:table-cell>
          <table:table-cell table:style-name="ce1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4] &gt; 0;[.AC73]+1;[.AC73])" office:value-type="float" office:value="30" calcext:value-type="float">
            <text:p>30</text:p>
          </table:table-cell>
          <table:table-cell table:formula="of:=IF([.AB74] &gt; 0;[.AD73]+1;[.AD73])" office:value-type="float" office:value="43" calcext:value-type="float">
            <text:p>43</text:p>
          </table:table-cell>
          <table:table-cell table:formula="of:=[.AC74]/([.AC74]+[.AD74])" office:value-type="float" office:value="0.410958904109589" calcext:value-type="float">
            <text:p>0.410958904109589</text:p>
          </table:table-cell>
          <table:table-cell/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4] &gt; 0;[.AK73]+1;[.AK73])" office:value-type="float" office:value="36" calcext:value-type="float">
            <text:p>36</text:p>
          </table:table-cell>
          <table:table-cell table:formula="of:=IF([.AJ74] &gt; 0;[.AL73]+1;[.AL73])" office:value-type="float" office:value="37" calcext:value-type="float">
            <text:p>37</text:p>
          </table:table-cell>
          <table:table-cell table:formula="of:=[.AK74]/([.AK74]+[.AL74])" office:value-type="float" office:value="0.493150684931507" calcext:value-type="float">
            <text:p>0.493150684931507</text:p>
          </table:table-cell>
        </table:table-row>
        <table:table-row table:style-name="ro5"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75] &gt; 0;[.E74]+1;[.E74])" office:value-type="float" office:value="31" calcext:value-type="float">
            <text:p>31</text:p>
          </table:table-cell>
          <table:table-cell table:formula="of:=IF([.D75] &gt; 0;[.F74]+1;[.F74])" office:value-type="float" office:value="43" calcext:value-type="float">
            <text:p>43</text:p>
          </table:table-cell>
          <table:table-cell table:formula="of:=[.E75]/([.E75]+[.F75])" office:value-type="float" office:value="0.418918918918919" calcext:value-type="float">
            <text:p>0.418918918918919</text:p>
          </table:table-cell>
          <table:table-cell/>
          <table:table-cell table:style-name="ce3" office:value-type="float" office:value="21385871" calcext:value-type="float">
            <text:p>21385871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5] &gt; 0;[.U74]+1;[.U74])" office:value-type="float" office:value="34" calcext:value-type="float">
            <text:p>34</text:p>
          </table:table-cell>
          <table:table-cell table:formula="of:=IF([.T75] &gt; 0;[.V74]+1;[.V74])" office:value-type="float" office:value="40" calcext:value-type="float">
            <text:p>40</text:p>
          </table:table-cell>
          <table:table-cell table:formula="of:=[.U75]/([.U75]+[.V75])" office:value-type="float" office:value="0.45945945945946" calcext:value-type="float">
            <text:p>0.45945945945946</text:p>
          </table:table-cell>
          <table:table-cell/>
          <table:table-cell table:style-name="ce3" office:value-type="float" office:value="11877998" calcext:value-type="float">
            <text:p>11877998</text:p>
          </table:table-cell>
          <table:table-cell table:style-name="ce1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5] &gt; 0;[.AC74]+1;[.AC74])" office:value-type="float" office:value="31" calcext:value-type="float">
            <text:p>31</text:p>
          </table:table-cell>
          <table:table-cell table:formula="of:=IF([.AB75] &gt; 0;[.AD74]+1;[.AD74])" office:value-type="float" office:value="43" calcext:value-type="float">
            <text:p>43</text:p>
          </table:table-cell>
          <table:table-cell table:formula="of:=[.AC75]/([.AC75]+[.AD75])" office:value-type="float" office:value="0.418918918918919" calcext:value-type="float">
            <text:p>0.418918918918919</text:p>
          </table:table-cell>
          <table:table-cell/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5] &gt; 0;[.AK74]+1;[.AK74])" office:value-type="float" office:value="36" calcext:value-type="float">
            <text:p>36</text:p>
          </table:table-cell>
          <table:table-cell table:formula="of:=IF([.AJ75] &gt; 0;[.AL74]+1;[.AL74])" office:value-type="float" office:value="38" calcext:value-type="float">
            <text:p>38</text:p>
          </table:table-cell>
          <table:table-cell table:formula="of:=[.AK75]/([.AK75]+[.AL75])" office:value-type="float" office:value="0.486486486486487" calcext:value-type="float">
            <text:p>0.486486486486487</text:p>
          </table:table-cell>
        </table:table-row>
        <table:table-row table:style-name="ro5"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6] &gt; 0;[.E75]+1;[.E75])" office:value-type="float" office:value="32" calcext:value-type="float">
            <text:p>32</text:p>
          </table:table-cell>
          <table:table-cell table:formula="of:=IF([.D76] &gt; 0;[.F75]+1;[.F75])" office:value-type="float" office:value="43" calcext:value-type="float">
            <text:p>43</text:p>
          </table:table-cell>
          <table:table-cell table:formula="of:=[.E76]/([.E76]+[.F76])" office:value-type="float" office:value="0.426666666666667" calcext:value-type="float">
            <text:p>0.426666666666667</text:p>
          </table:table-cell>
          <table:table-cell office:value-type="string" calcext:value-type="string">
            <text:p>biblio in RDF</text:p>
          </table:table-cell>
          <table:table-cell table:style-name="ce2" office:value-type="float" office:value="31156793" calcext:value-type="float">
            <text:p>3115679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8425211" calcext:value-type="float">
            <text:p>18425211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76] &gt; 0;[.U75]+1;[.U75])" office:value-type="float" office:value="35" calcext:value-type="float">
            <text:p>35</text:p>
          </table:table-cell>
          <table:table-cell table:formula="of:=IF([.T76] &gt; 0;[.V75]+1;[.V75])" office:value-type="float" office:value="40" calcext:value-type="float">
            <text:p>40</text:p>
          </table:table-cell>
          <table:table-cell table:formula="of:=[.U76]/([.U76]+[.V76])" office:value-type="float" office:value="0.466666666666667" calcext:value-type="float">
            <text:p>0.466666666666667</text:p>
          </table:table-cell>
          <table:table-cell/>
          <table:table-cell table:style-name="ce4" office:value-type="float" office:value="289980" calcext:value-type="float">
            <text:p>28998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6] &gt; 0;[.AC75]+1;[.AC75])" office:value-type="float" office:value="32" calcext:value-type="float">
            <text:p>32</text:p>
          </table:table-cell>
          <table:table-cell table:formula="of:=IF([.AB76] &gt; 0;[.AD75]+1;[.AD75])" office:value-type="float" office:value="43" calcext:value-type="float">
            <text:p>43</text:p>
          </table:table-cell>
          <table:table-cell table:formula="of:=[.AC76]/([.AC76]+[.AD76])" office:value-type="float" office:value="0.426666666666667" calcext:value-type="float">
            <text:p>0.426666666666667</text:p>
          </table:table-cell>
          <table:table-cell/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6] &gt; 0;[.AK75]+1;[.AK75])" office:value-type="float" office:value="36" calcext:value-type="float">
            <text:p>36</text:p>
          </table:table-cell>
          <table:table-cell table:formula="of:=IF([.AJ76] &gt; 0;[.AL75]+1;[.AL75])" office:value-type="float" office:value="39" calcext:value-type="float">
            <text:p>39</text:p>
          </table:table-cell>
          <table:table-cell table:formula="of:=[.AK76]/([.AK76]+[.AL76])" office:value-type="float" office:value="0.48" calcext:value-type="float">
            <text:p>0.48</text:p>
          </table:table-cell>
        </table:table-row>
        <table:table-row table:style-name="ro5"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77] &gt; 0;[.E76]+1;[.E76])" office:value-type="float" office:value="33" calcext:value-type="float">
            <text:p>33</text:p>
          </table:table-cell>
          <table:table-cell table:formula="of:=IF([.D77] &gt; 0;[.F76]+1;[.F76])" office:value-type="float" office:value="43" calcext:value-type="float">
            <text:p>43</text:p>
          </table:table-cell>
          <table:table-cell table:formula="of:=[.E77]/([.E77]+[.F77])" office:value-type="float" office:value="0.43421052631579" calcext:value-type="float">
            <text:p>0.43421052631579</text:p>
          </table:table-cell>
          <table:table-cell office:value-type="string" calcext:value-type="string">
            <text:p>Duplicate ^</text:p>
          </table:table-cell>
          <table:table-cell table:style-name="ce2" office:value-type="float" office:value="21278242" calcext:value-type="float">
            <text:p>21278242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063339" calcext:value-type="float">
            <text:p>21063339</text:p>
          </table:table-cell>
          <table:table-cell table:style-name="ce13"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77] &gt; 0;[.U76]+1;[.U76])" office:value-type="float" office:value="35" calcext:value-type="float">
            <text:p>35</text:p>
          </table:table-cell>
          <table:table-cell table:formula="of:=IF([.T77] &gt; 0;[.V76]+1;[.V76])" office:value-type="float" office:value="41" calcext:value-type="float">
            <text:p>41</text:p>
          </table:table-cell>
          <table:table-cell table:formula="of:=[.U77]/([.U77]+[.V77])" office:value-type="float" office:value="0.460526315789474" calcext:value-type="float">
            <text:p>0.460526315789474</text:p>
          </table:table-cell>
          <table:table-cell/>
          <table:table-cell table:style-name="ce4" office:value-type="float" office:value="35100481" calcext:value-type="float">
            <text:p>35100481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77] &gt; 0;[.AC76]+1;[.AC76])" office:value-type="float" office:value="33" calcext:value-type="float">
            <text:p>33</text:p>
          </table:table-cell>
          <table:table-cell table:formula="of:=IF([.AB77] &gt; 0;[.AD76]+1;[.AD76])" office:value-type="float" office:value="43" calcext:value-type="float">
            <text:p>43</text:p>
          </table:table-cell>
          <table:table-cell table:formula="of:=[.AC77]/([.AC77]+[.AD77])" office:value-type="float" office:value="0.43421052631579" calcext:value-type="float">
            <text:p>0.43421052631579</text:p>
          </table:table-cell>
          <table:table-cell/>
          <table:table-cell table:style-name="ce3" office:value-type="float" office:value="41229" calcext:value-type="float">
            <text:p>41229</text:p>
          </table:table-cell>
          <table:table-cell table:style-name="ce13"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7] &gt; 0;[.AK76]+1;[.AK76])" office:value-type="float" office:value="36" calcext:value-type="float">
            <text:p>36</text:p>
          </table:table-cell>
          <table:table-cell table:formula="of:=IF([.AJ77] &gt; 0;[.AL76]+1;[.AL76])" office:value-type="float" office:value="40" calcext:value-type="float">
            <text:p>40</text:p>
          </table:table-cell>
          <table:table-cell table:formula="of:=[.AK77]/([.AK77]+[.AL77])" office:value-type="float" office:value="0.473684210526316" calcext:value-type="float">
            <text:p>0.473684210526316</text:p>
          </table:table-cell>
        </table:table-row>
        <table:table-row table:style-name="ro5"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78] &gt; 0;[.E77]+1;[.E77])" office:value-type="float" office:value="33" calcext:value-type="float">
            <text:p>33</text:p>
          </table:table-cell>
          <table:table-cell table:formula="of:=IF([.D78] &gt; 0;[.F77]+1;[.F77])" office:value-type="float" office:value="44" calcext:value-type="float">
            <text:p>44</text:p>
          </table:table-cell>
          <table:table-cell table:formula="of:=[.E78]/([.E78]+[.F78])" office:value-type="float" office:value="0.428571428571429" calcext:value-type="float">
            <text:p>0.428571428571429</text:p>
          </table:table-cell>
          <table:table-cell/>
          <table:table-cell table:style-name="ce3" office:value-type="float" office:value="28664293" calcext:value-type="float">
            <text:p>2866429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4679298" calcext:value-type="float">
            <text:p>24679298</text:p>
          </table:table-cell>
          <table:table-cell table:style-name="ce1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S78] &gt; 0;[.U77]+1;[.U77])" office:value-type="float" office:value="36" calcext:value-type="float">
            <text:p>36</text:p>
          </table:table-cell>
          <table:table-cell table:formula="of:=IF([.T78] &gt; 0;[.V77]+1;[.V77])" office:value-type="float" office:value="41" calcext:value-type="float">
            <text:p>41</text:p>
          </table:table-cell>
          <table:table-cell table:formula="of:=[.U78]/([.U78]+[.V78])" office:value-type="float" office:value="0.467532467532468" calcext:value-type="float">
            <text:p>0.467532467532468</text:p>
          </table:table-cell>
          <table:table-cell/>
          <table:table-cell table:style-name="ce2" office:value-type="float" office:value="4910380" calcext:value-type="float">
            <text:p>4910380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78] &gt; 0;[.AC77]+1;[.AC77])" office:value-type="float" office:value="33" calcext:value-type="float">
            <text:p>33</text:p>
          </table:table-cell>
          <table:table-cell table:formula="of:=IF([.AB78] &gt; 0;[.AD77]+1;[.AD77])" office:value-type="float" office:value="44" calcext:value-type="float">
            <text:p>44</text:p>
          </table:table-cell>
          <table:table-cell table:formula="of:=[.AC78]/([.AC78]+[.AD78])" office:value-type="float" office:value="0.428571428571429" calcext:value-type="float">
            <text:p>0.428571428571429</text:p>
          </table:table-cell>
          <table:table-cell/>
          <table:table-cell table:style-name="ce2" office:value-type="float" office:value="19161957" calcext:value-type="float">
            <text:p>19161957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8] &gt; 0;[.AK77]+1;[.AK77])" office:value-type="float" office:value="36" calcext:value-type="float">
            <text:p>36</text:p>
          </table:table-cell>
          <table:table-cell table:formula="of:=IF([.AJ78] &gt; 0;[.AL77]+1;[.AL77])" office:value-type="float" office:value="41" calcext:value-type="float">
            <text:p>41</text:p>
          </table:table-cell>
          <table:table-cell table:formula="of:=[.AK78]/([.AK78]+[.AL78])" office:value-type="float" office:value="0.467532467532468" calcext:value-type="float">
            <text:p>0.467532467532468</text:p>
          </table:table-cell>
        </table:table-row>
        <table:table-row table:style-name="ro5"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79] &gt; 0;[.E78]+1;[.E78])" office:value-type="float" office:value="33" calcext:value-type="float">
            <text:p>33</text:p>
          </table:table-cell>
          <table:table-cell table:formula="of:=IF([.D79] &gt; 0;[.F78]+1;[.F78])" office:value-type="float" office:value="45" calcext:value-type="float">
            <text:p>45</text:p>
          </table:table-cell>
          <table:table-cell table:formula="of:=[.E79]/([.E79]+[.F79])" office:value-type="float" office:value="0.423076923076923" calcext:value-type="float">
            <text:p>0.423076923076923</text:p>
          </table:table-cell>
          <table:table-cell office:value-type="string" calcext:value-type="string">
            <text:p>SW services</text:p>
          </table:table-cell>
          <table:table-cell table:style-name="ce2" office:value-type="float" office:value="19161957" calcext:value-type="float">
            <text:p>1916195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8664293" calcext:value-type="float">
            <text:p>28664293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S79] &gt; 0;[.U78]+1;[.U78])" office:value-type="float" office:value="37" calcext:value-type="float">
            <text:p>37</text:p>
          </table:table-cell>
          <table:table-cell table:formula="of:=IF([.T79] &gt; 0;[.V78]+1;[.V78])" office:value-type="float" office:value="41" calcext:value-type="float">
            <text:p>41</text:p>
          </table:table-cell>
          <table:table-cell table:formula="of:=[.U79]/([.U79]+[.V79])" office:value-type="float" office:value="0.474358974358974" calcext:value-type="float">
            <text:p>0.474358974358974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79] &gt; 0;[.AC78]+1;[.AC78])" office:value-type="float" office:value="33" calcext:value-type="float">
            <text:p>33</text:p>
          </table:table-cell>
          <table:table-cell table:formula="of:=IF([.AB79] &gt; 0;[.AD78]+1;[.AD78])" office:value-type="float" office:value="45" calcext:value-type="float">
            <text:p>45</text:p>
          </table:table-cell>
          <table:table-cell table:formula="of:=[.AC79]/([.AC79]+[.AD79])" office:value-type="float" office:value="0.423076923076923" calcext:value-type="float">
            <text:p>0.423076923076923</text:p>
          </table:table-cell>
          <table:table-cell/>
          <table:table-cell table:style-name="ce2" office:value-type="float" office:value="34625292" calcext:value-type="float">
            <text:p>34625292</text:p>
          </table:table-cell>
          <table:table-cell table:style-name="ce13"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79] &gt; 0;[.AK78]+1;[.AK78])" office:value-type="float" office:value="36" calcext:value-type="float">
            <text:p>36</text:p>
          </table:table-cell>
          <table:table-cell table:formula="of:=IF([.AJ79] &gt; 0;[.AL78]+1;[.AL78])" office:value-type="float" office:value="42" calcext:value-type="float">
            <text:p>42</text:p>
          </table:table-cell>
          <table:table-cell table:formula="of:=[.AK79]/([.AK79]+[.AL79])" office:value-type="float" office:value="0.461538461538462" calcext:value-type="float">
            <text:p>0.461538461538462</text:p>
          </table:table-cell>
        </table:table-row>
        <table:table-row table:style-name="ro5">
          <table:table-cell table:style-name="ce3" office:value-type="float" office:value="37832673" calcext:value-type="float">
            <text:p>37832673</text:p>
          </table:table-cell>
          <table:table-cell table:style-name="ce13"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0] &gt; 0;[.E79]+1;[.E79])" office:value-type="float" office:value="33" calcext:value-type="float">
            <text:p>33</text:p>
          </table:table-cell>
          <table:table-cell table:formula="of:=IF([.D80] &gt; 0;[.F79]+1;[.F79])" office:value-type="float" office:value="46" calcext:value-type="float">
            <text:p>46</text:p>
          </table:table-cell>
          <table:table-cell table:formula="of:=[.E80]/([.E80]+[.F80])" office:value-type="float" office:value="0.417721518987342" calcext:value-type="float">
            <text:p>0.417721518987342</text:p>
          </table:table-cell>
          <table:table-cell office:value-type="string" calcext:value-type="string">
            <text:p>Semantic press</text:p>
          </table:table-cell>
          <table:table-cell table:style-name="ce3" office:value-type="float" office:value="36767504" calcext:value-type="float">
            <text:p>36767504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1385871" calcext:value-type="float">
            <text:p>21385871</text:p>
          </table:table-cell>
          <table:table-cell table:style-name="ce13"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S80] &gt; 0;[.U79]+1;[.U79])" office:value-type="float" office:value="37" calcext:value-type="float">
            <text:p>37</text:p>
          </table:table-cell>
          <table:table-cell table:formula="of:=IF([.T80] &gt; 0;[.V79]+1;[.V79])" office:value-type="float" office:value="42" calcext:value-type="float">
            <text:p>42</text:p>
          </table:table-cell>
          <table:table-cell table:formula="of:=[.U80]/([.U80]+[.V80])" office:value-type="float" office:value="0.468354430379747" calcext:value-type="float">
            <text:p>0.468354430379747</text:p>
          </table:table-cell>
          <table:table-cell/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80] &gt; 0;[.AC79]+1;[.AC79])" office:value-type="float" office:value="34" calcext:value-type="float">
            <text:p>34</text:p>
          </table:table-cell>
          <table:table-cell table:formula="of:=IF([.AB80] &gt; 0;[.AD79]+1;[.AD79])" office:value-type="float" office:value="45" calcext:value-type="float">
            <text:p>45</text:p>
          </table:table-cell>
          <table:table-cell table:formula="of:=[.AC80]/([.AC80]+[.AD80])" office:value-type="float" office:value="0.430379746835443" calcext:value-type="float">
            <text:p>0.430379746835443</text:p>
          </table:table-cell>
          <table:table-cell/>
          <table:table-cell table:style-name="ce2" office:value-type="float" office:value="12080463" calcext:value-type="float">
            <text:p>12080463</text:p>
          </table:table-cell>
          <table:table-cell table:style-name="ce13"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0] &gt; 0;[.AK79]+1;[.AK79])" office:value-type="float" office:value="36" calcext:value-type="float">
            <text:p>36</text:p>
          </table:table-cell>
          <table:table-cell table:formula="of:=IF([.AJ80] &gt; 0;[.AL79]+1;[.AL79])" office:value-type="float" office:value="43" calcext:value-type="float">
            <text:p>43</text:p>
          </table:table-cell>
          <table:table-cell table:formula="of:=[.AK80]/([.AK80]+[.AL80])" office:value-type="float" office:value="0.455696202531646" calcext:value-type="float">
            <text:p>0.455696202531646</text:p>
          </table:table-cell>
        </table:table-row>
        <table:table-row table:style-name="ro5">
          <table:table-cell table:style-name="ce5" office:value-type="float" office:value="15624489" calcext:value-type="float">
            <text:p>15624489</text:p>
          </table:table-cell>
          <table:table-cell table:style-name="ce13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1] &gt; 0;[.E80]+1;[.E80])" office:value-type="float" office:value="33" calcext:value-type="float">
            <text:p>33</text:p>
          </table:table-cell>
          <table:table-cell table:formula="of:=IF([.D81] &gt; 0;[.F80]+1;[.F80])" office:value-type="float" office:value="47" calcext:value-type="float">
            <text:p>47</text:p>
          </table:table-cell>
          <table:table-cell table:formula="of:=[.E81]/([.E81]+[.F81])" office:value-type="float" office:value="0.4125" calcext:value-type="float">
            <text:p>0.4125</text:p>
          </table:table-cell>
          <table:table-cell office:value-type="string" calcext:value-type="string">
            <text:p>SW browser</text:p>
          </table:table-cell>
          <table:table-cell table:style-name="ce2" office:value-type="float" office:value="36754883" calcext:value-type="float">
            <text:p>3675488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4625544" calcext:value-type="float">
            <text:p>34625544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75" calcext:value-type="float">
            <text:p>27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81] &gt; 0;[.AC80]+1;[.AC80])" office:value-type="float" office:value="35" calcext:value-type="float">
            <text:p>35</text:p>
          </table:table-cell>
          <table:table-cell table:formula="of:=IF([.AB81] &gt; 0;[.AD80]+1;[.AD80])" office:value-type="float" office:value="45" calcext:value-type="float">
            <text:p>45</text:p>
          </table:table-cell>
          <table:table-cell table:formula="of:=[.AC81]/([.AC81]+[.AD81])" office:value-type="float" office:value="0.4375" calcext:value-type="float">
            <text:p>0.4375</text:p>
          </table:table-cell>
          <table:table-cell/>
          <table:table-cell table:style-name="ce3" office:value-type="float" office:value="22065997" calcext:value-type="float">
            <text:p>22065997</text:p>
          </table:table-cell>
          <table:table-cell table:style-name="ce13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1] &gt; 0;[.AK80]+1;[.AK80])" office:value-type="float" office:value="36" calcext:value-type="float">
            <text:p>36</text:p>
          </table:table-cell>
          <table:table-cell table:formula="of:=IF([.AJ81] &gt; 0;[.AL80]+1;[.AL80])" office:value-type="float" office:value="44" calcext:value-type="float">
            <text:p>44</text:p>
          </table:table-cell>
          <table:table-cell table:formula="of:=[.AK81]/([.AK81]+[.AL81])" office:value-type="float" office:value="0.45" calcext:value-type="float">
            <text:p>0.45</text:p>
          </table:table-cell>
        </table:table-row>
        <table:table-row table:style-name="ro5">
          <table:table-cell table:style-name="ce3" office:value-type="float" office:value="14444865" calcext:value-type="float">
            <text:p>14444865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2] &gt; 0;[.E81]+1;[.E81])" office:value-type="float" office:value="33" calcext:value-type="float">
            <text:p>33</text:p>
          </table:table-cell>
          <table:table-cell table:formula="of:=IF([.D82] &gt; 0;[.F81]+1;[.F81])" office:value-type="float" office:value="48" calcext:value-type="float">
            <text:p>48</text:p>
          </table:table-cell>
          <table:table-cell table:formula="of:=[.E82]/([.E82]+[.F82])" office:value-type="float" office:value="0.407407407407407" calcext:value-type="float">
            <text:p>0.407407407407407</text:p>
          </table:table-cell>
          <table:table-cell office:value-type="string" calcext:value-type="string">
            <text:p>Semantic sensor data</text:p>
          </table:table-cell>
          <table:table-cell table:style-name="ce2" office:value-type="float" office:value="10599247" calcext:value-type="float">
            <text:p>1059924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4625292" calcext:value-type="float">
            <text:p>34625292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10599247" calcext:value-type="float">
            <text:p>1059924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2] &gt; 0;[.AC81]+1;[.AC81])" office:value-type="float" office:value="35" calcext:value-type="float">
            <text:p>35</text:p>
          </table:table-cell>
          <table:table-cell table:formula="of:=IF([.AB82] &gt; 0;[.AD81]+1;[.AD81])" office:value-type="float" office:value="46" calcext:value-type="float">
            <text:p>46</text:p>
          </table:table-cell>
          <table:table-cell table:formula="of:=[.AC82]/([.AC82]+[.AD82])" office:value-type="float" office:value="0.432098765432099" calcext:value-type="float">
            <text:p>0.432098765432099</text:p>
          </table:table-cell>
          <table:table-cell/>
          <table:table-cell table:style-name="ce2" office:value-type="float" office:value="34648287" calcext:value-type="float">
            <text:p>3464828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2] &gt; 0;[.AK81]+1;[.AK81])" office:value-type="float" office:value="36" calcext:value-type="float">
            <text:p>36</text:p>
          </table:table-cell>
          <table:table-cell table:formula="of:=IF([.AJ82] &gt; 0;[.AL81]+1;[.AL81])" office:value-type="float" office:value="45" calcext:value-type="float">
            <text:p>45</text:p>
          </table:table-cell>
          <table:table-cell table:formula="of:=[.AK82]/([.AK82]+[.AL82])" office:value-type="float" office:value="0.444444444444444" calcext:value-type="float">
            <text:p>0.444444444444444</text:p>
          </table:table-cell>
        </table:table-row>
        <table:table-row table:style-name="ro5">
          <table:table-cell table:style-name="ce3" office:value-type="float" office:value="21408878" calcext:value-type="float">
            <text:p>21408878</text:p>
          </table:table-cell>
          <table:table-cell table:style-name="ce1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3] &gt; 0;[.E82]+1;[.E82])" office:value-type="float" office:value="34" calcext:value-type="float">
            <text:p>34</text:p>
          </table:table-cell>
          <table:table-cell table:formula="of:=IF([.D83] &gt; 0;[.F82]+1;[.F82])" office:value-type="float" office:value="48" calcext:value-type="float">
            <text:p>48</text:p>
          </table:table-cell>
          <table:table-cell table:formula="of:=[.E83]/([.E83]+[.F83])" office:value-type="float" office:value="0.414634146341463" calcext:value-type="float">
            <text:p>0.414634146341463</text:p>
          </table:table-cell>
          <table:table-cell/>
          <table:table-cell table:style-name="ce3" office:value-type="float" office:value="41229" calcext:value-type="float">
            <text:p>41229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4910380" calcext:value-type="float">
            <text:p>491038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77490" calcext:value-type="float">
            <text:p>277490</text:p>
          </table:table-cell>
          <table:table-cell table:style-name="ce1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83] &gt; 0;[.AC82]+1;[.AC82])" office:value-type="float" office:value="36" calcext:value-type="float">
            <text:p>36</text:p>
          </table:table-cell>
          <table:table-cell table:formula="of:=IF([.AB83] &gt; 0;[.AD82]+1;[.AD82])" office:value-type="float" office:value="46" calcext:value-type="float">
            <text:p>46</text:p>
          </table:table-cell>
          <table:table-cell table:formula="of:=[.AC83]/([.AC83]+[.AD83])" office:value-type="float" office:value="0.439024390243902" calcext:value-type="float">
            <text:p>0.439024390243902</text:p>
          </table:table-cell>
          <table:table-cell/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3] &gt; 0;[.AK82]+1;[.AK82])" office:value-type="float" office:value="36" calcext:value-type="float">
            <text:p>36</text:p>
          </table:table-cell>
          <table:table-cell table:formula="of:=IF([.AJ83] &gt; 0;[.AL82]+1;[.AL82])" office:value-type="float" office:value="46" calcext:value-type="float">
            <text:p>46</text:p>
          </table:table-cell>
          <table:table-cell table:formula="of:=[.AK83]/([.AK83]+[.AL83])" office:value-type="float" office:value="0.439024390243902" calcext:value-type="float">
            <text:p>0.439024390243902</text:p>
          </table:table-cell>
        </table:table-row>
        <table:table-row table:style-name="ro5">
          <table:table-cell table:style-name="ce3" office:value-type="float" office:value="25727381" calcext:value-type="float">
            <text:p>25727381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4] &gt; 0;[.E83]+1;[.E83])" office:value-type="float" office:value="34" calcext:value-type="float">
            <text:p>34</text:p>
          </table:table-cell>
          <table:table-cell table:formula="of:=IF([.D84] &gt; 0;[.F83]+1;[.F83])" office:value-type="float" office:value="49" calcext:value-type="float">
            <text:p>49</text:p>
          </table:table-cell>
          <table:table-cell table:formula="of:=[.E84]/([.E84]+[.F84])" office:value-type="float" office:value="0.409638554216867" calcext:value-type="float">
            <text:p>0.409638554216867</text:p>
          </table:table-cell>
          <table:table-cell office:value-type="string" calcext:value-type="string">
            <text:p>semantic social recommender</text:p>
          </table:table-cell>
          <table:table-cell table:style-name="ce2" office:value-type="float" office:value="9582026" calcext:value-type="float">
            <text:p>958202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417246" calcext:value-type="float">
            <text:p>2141724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9581715" calcext:value-type="float">
            <text:p>9581715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4] &gt; 0;[.AC83]+1;[.AC83])" office:value-type="float" office:value="36" calcext:value-type="float">
            <text:p>36</text:p>
          </table:table-cell>
          <table:table-cell table:formula="of:=IF([.AB84] &gt; 0;[.AD83]+1;[.AD83])" office:value-type="float" office:value="47" calcext:value-type="float">
            <text:p>47</text:p>
          </table:table-cell>
          <table:table-cell table:formula="of:=[.AC84]/([.AC84]+[.AD84])" office:value-type="float" office:value="0.433734939759036" calcext:value-type="float">
            <text:p>0.433734939759036</text:p>
          </table:table-cell>
          <table:table-cell/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4] &gt; 0;[.AK83]+1;[.AK83])" office:value-type="float" office:value="36" calcext:value-type="float">
            <text:p>36</text:p>
          </table:table-cell>
          <table:table-cell table:formula="of:=IF([.AJ84] &gt; 0;[.AL83]+1;[.AL83])" office:value-type="float" office:value="47" calcext:value-type="float">
            <text:p>47</text:p>
          </table:table-cell>
          <table:table-cell table:formula="of:=[.AK84]/([.AK84]+[.AL84])" office:value-type="float" office:value="0.433734939759036" calcext:value-type="float">
            <text:p>0.433734939759036</text:p>
          </table:table-cell>
        </table:table-row>
        <table:table-row table:style-name="ro5">
          <table:table-cell table:style-name="ce3" office:value-type="float" office:value="12001313" calcext:value-type="float">
            <text:p>12001313</text:p>
          </table:table-cell>
          <table:table-cell table:style-name="ce13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5] &gt; 0;[.E84]+1;[.E84])" office:value-type="float" office:value="34" calcext:value-type="float">
            <text:p>34</text:p>
          </table:table-cell>
          <table:table-cell table:formula="of:=IF([.D85] &gt; 0;[.F84]+1;[.F84])" office:value-type="float" office:value="50" calcext:value-type="float">
            <text:p>50</text:p>
          </table:table-cell>
          <table:table-cell table:formula="of:=[.E85]/([.E85]+[.F85])" office:value-type="float" office:value="0.404761904761905" calcext:value-type="float">
            <text:p>0.404761904761905</text:p>
          </table:table-cell>
          <table:table-cell/>
          <table:table-cell table:style-name="ce2" office:value-type="float" office:value="9581715" calcext:value-type="float">
            <text:p>9581715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1877998" calcext:value-type="float">
            <text:p>11877998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5] &gt; 0;[.AC84]+1;[.AC84])" office:value-type="float" office:value="36" calcext:value-type="float">
            <text:p>36</text:p>
          </table:table-cell>
          <table:table-cell table:formula="of:=IF([.AB85] &gt; 0;[.AD84]+1;[.AD84])" office:value-type="float" office:value="48" calcext:value-type="float">
            <text:p>48</text:p>
          </table:table-cell>
          <table:table-cell table:formula="of:=[.AC85]/([.AC85]+[.AD85])" office:value-type="float" office:value="0.428571428571429" calcext:value-type="float">
            <text:p>0.428571428571429</text:p>
          </table:table-cell>
          <table:table-cell/>
          <table:table-cell table:style-name="ce3" office:value-type="float" office:value="37832673" calcext:value-type="float">
            <text:p>37832673</text:p>
          </table:table-cell>
          <table:table-cell table:style-name="ce13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5] &gt; 0;[.AK84]+1;[.AK84])" office:value-type="float" office:value="36" calcext:value-type="float">
            <text:p>36</text:p>
          </table:table-cell>
          <table:table-cell table:formula="of:=IF([.AJ85] &gt; 0;[.AL84]+1;[.AL84])" office:value-type="float" office:value="48" calcext:value-type="float">
            <text:p>48</text:p>
          </table:table-cell>
          <table:table-cell table:formula="of:=[.AK85]/([.AK85]+[.AL85])" office:value-type="float" office:value="0.428571428571429" calcext:value-type="float">
            <text:p>0.428571428571429</text:p>
          </table:table-cell>
        </table:table-row>
        <table:table-row table:style-name="ro5">
          <table:table-cell table:style-name="ce2" office:value-type="float" office:value="35204673" calcext:value-type="float">
            <text:p>35204673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6] &gt; 0;[.E85]+1;[.E85])" office:value-type="float" office:value="34" calcext:value-type="float">
            <text:p>34</text:p>
          </table:table-cell>
          <table:table-cell table:formula="of:=IF([.D86] &gt; 0;[.F85]+1;[.F85])" office:value-type="float" office:value="51" calcext:value-type="float">
            <text:p>51</text:p>
          </table:table-cell>
          <table:table-cell table:formula="of:=[.E86]/([.E86]+[.F86])" office:value-type="float" office:value="0.4" calcext:value-type="float">
            <text:p>0.4</text:p>
          </table:table-cell>
          <table:table-cell/>
          <table:table-cell table:style-name="ce2" office:value-type="float" office:value="21284950" calcext:value-type="float">
            <text:p>2128495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1156793" calcext:value-type="float">
            <text:p>3115679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2777" calcext:value-type="float">
            <text:p>12777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6] &gt; 0;[.AC85]+1;[.AC85])" office:value-type="float" office:value="36" calcext:value-type="float">
            <text:p>36</text:p>
          </table:table-cell>
          <table:table-cell table:formula="of:=IF([.AB86] &gt; 0;[.AD85]+1;[.AD85])" office:value-type="float" office:value="49" calcext:value-type="float">
            <text:p>49</text:p>
          </table:table-cell>
          <table:table-cell table:formula="of:=[.AC86]/([.AC86]+[.AD86])" office:value-type="float" office:value="0.423529411764706" calcext:value-type="float">
            <text:p>0.423529411764706</text:p>
          </table:table-cell>
          <table:table-cell/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6] &gt; 0;[.AK85]+1;[.AK85])" office:value-type="float" office:value="36" calcext:value-type="float">
            <text:p>36</text:p>
          </table:table-cell>
          <table:table-cell table:formula="of:=IF([.AJ86] &gt; 0;[.AL85]+1;[.AL85])" office:value-type="float" office:value="49" calcext:value-type="float">
            <text:p>49</text:p>
          </table:table-cell>
          <table:table-cell table:formula="of:=[.AK86]/([.AK86]+[.AL86])" office:value-type="float" office:value="0.423529411764706" calcext:value-type="float">
            <text:p>0.423529411764706</text:p>
          </table:table-cell>
        </table:table-row>
        <table:table-row table:style-name="ro5"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7] &gt; 0;[.E86]+1;[.E86])" office:value-type="float" office:value="34" calcext:value-type="float">
            <text:p>34</text:p>
          </table:table-cell>
          <table:table-cell table:formula="of:=IF([.D87] &gt; 0;[.F86]+1;[.F86])" office:value-type="float" office:value="52" calcext:value-type="float">
            <text:p>52</text:p>
          </table:table-cell>
          <table:table-cell table:formula="of:=[.E87]/([.E87]+[.F87])" office:value-type="float" office:value="0.395348837209302" calcext:value-type="float">
            <text:p>0.395348837209302</text:p>
          </table:table-cell>
          <table:table-cell office:value-type="string" calcext:value-type="string">
            <text:p>SW ontos</text:p>
          </table:table-cell>
          <table:table-cell table:style-name="ce2" office:value-type="float" office:value="9581803" calcext:value-type="float">
            <text:p>958180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278242" calcext:value-type="float">
            <text:p>21278242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7] &gt; 0;[.AC86]+1;[.AC86])" office:value-type="float" office:value="36" calcext:value-type="float">
            <text:p>36</text:p>
          </table:table-cell>
          <table:table-cell table:formula="of:=IF([.AB87] &gt; 0;[.AD86]+1;[.AD86])" office:value-type="float" office:value="50" calcext:value-type="float">
            <text:p>50</text:p>
          </table:table-cell>
          <table:table-cell table:formula="of:=[.AC87]/([.AC87]+[.AD87])" office:value-type="float" office:value="0.418604651162791" calcext:value-type="float">
            <text:p>0.418604651162791</text:p>
          </table:table-cell>
          <table:table-cell/>
          <table:table-cell table:style-name="ce3" office:value-type="float" office:value="81987" calcext:value-type="float">
            <text:p>81987</text:p>
          </table:table-cell>
          <table:table-cell table:style-name="ce13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7] &gt; 0;[.AK86]+1;[.AK86])" office:value-type="float" office:value="36" calcext:value-type="float">
            <text:p>36</text:p>
          </table:table-cell>
          <table:table-cell table:formula="of:=IF([.AJ87] &gt; 0;[.AL86]+1;[.AL86])" office:value-type="float" office:value="50" calcext:value-type="float">
            <text:p>50</text:p>
          </table:table-cell>
          <table:table-cell table:formula="of:=[.AK87]/([.AK87]+[.AL87])" office:value-type="float" office:value="0.418604651162791" calcext:value-type="float">
            <text:p>0.418604651162791</text:p>
          </table:table-cell>
        </table:table-row>
        <table:table-row table:style-name="ro5"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8] &gt; 0;[.E87]+1;[.E87])" office:value-type="float" office:value="35" calcext:value-type="float">
            <text:p>35</text:p>
          </table:table-cell>
          <table:table-cell table:formula="of:=IF([.D88] &gt; 0;[.F87]+1;[.F87])" office:value-type="float" office:value="52" calcext:value-type="float">
            <text:p>52</text:p>
          </table:table-cell>
          <table:table-cell table:formula="of:=[.E88]/([.E88]+[.F88])" office:value-type="float" office:value="0.402298850574713" calcext:value-type="float">
            <text:p>0.402298850574713</text:p>
          </table:table-cell>
          <table:table-cell/>
          <table:table-cell table:style-name="ce3" office:value-type="float" office:value="18263008" calcext:value-type="float">
            <text:p>18263008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19161957" calcext:value-type="float">
            <text:p>1916195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8] &gt; 0;[.AC87]+1;[.AC87])" office:value-type="float" office:value="36" calcext:value-type="float">
            <text:p>36</text:p>
          </table:table-cell>
          <table:table-cell table:formula="of:=IF([.AB88] &gt; 0;[.AD87]+1;[.AD87])" office:value-type="float" office:value="51" calcext:value-type="float">
            <text:p>51</text:p>
          </table:table-cell>
          <table:table-cell table:formula="of:=[.AC88]/([.AC88]+[.AD88])" office:value-type="float" office:value="0.413793103448276" calcext:value-type="float">
            <text:p>0.413793103448276</text:p>
          </table:table-cell>
          <table:table-cell/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88] &gt; 0;[.AK87]+1;[.AK87])" office:value-type="float" office:value="37" calcext:value-type="float">
            <text:p>37</text:p>
          </table:table-cell>
          <table:table-cell table:formula="of:=IF([.AJ88] &gt; 0;[.AL87]+1;[.AL87])" office:value-type="float" office:value="50" calcext:value-type="float">
            <text:p>50</text:p>
          </table:table-cell>
          <table:table-cell table:formula="of:=[.AK88]/([.AK88]+[.AL88])" office:value-type="float" office:value="0.425287356321839" calcext:value-type="float">
            <text:p>0.425287356321839</text:p>
          </table:table-cell>
        </table:table-row>
        <table:table-row table:style-name="ro5">
          <table:table-cell table:style-name="ce2" office:value-type="float" office:value="34625586" calcext:value-type="float">
            <text:p>34625586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89] &gt; 0;[.E88]+1;[.E88])" office:value-type="float" office:value="35" calcext:value-type="float">
            <text:p>35</text:p>
          </table:table-cell>
          <table:table-cell table:formula="of:=IF([.D89] &gt; 0;[.F88]+1;[.F88])" office:value-type="float" office:value="53" calcext:value-type="float">
            <text:p>53</text:p>
          </table:table-cell>
          <table:table-cell table:formula="of:=[.E89]/([.E89]+[.F89])" office:value-type="float" office:value="0.397727272727273" calcext:value-type="float">
            <text:p>0.397727272727273</text:p>
          </table:table-cell>
          <table:table-cell/>
          <table:table-cell table:style-name="ce2" office:value-type="float" office:value="34625350" calcext:value-type="float">
            <text:p>3462535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10599247" calcext:value-type="float">
            <text:p>1059924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42486" calcext:value-type="float">
            <text:p>42486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89] &gt; 0;[.AC88]+1;[.AC88])" office:value-type="float" office:value="36" calcext:value-type="float">
            <text:p>36</text:p>
          </table:table-cell>
          <table:table-cell table:formula="of:=IF([.AB89] &gt; 0;[.AD88]+1;[.AD88])" office:value-type="float" office:value="52" calcext:value-type="float">
            <text:p>52</text:p>
          </table:table-cell>
          <table:table-cell table:formula="of:=[.AC89]/([.AC89]+[.AD89])" office:value-type="float" office:value="0.409090909090909" calcext:value-type="float">
            <text:p>0.409090909090909</text:p>
          </table:table-cell>
          <table:table-cell/>
          <table:table-cell table:style-name="ce2" office:value-type="float" office:value="9582026" calcext:value-type="float">
            <text:p>9582026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89] &gt; 0;[.AK88]+1;[.AK88])" office:value-type="float" office:value="37" calcext:value-type="float">
            <text:p>37</text:p>
          </table:table-cell>
          <table:table-cell table:formula="of:=IF([.AJ89] &gt; 0;[.AL88]+1;[.AL88])" office:value-type="float" office:value="51" calcext:value-type="float">
            <text:p>51</text:p>
          </table:table-cell>
          <table:table-cell table:formula="of:=[.AK89]/([.AK89]+[.AL89])" office:value-type="float" office:value="0.420454545454545" calcext:value-type="float">
            <text:p>0.420454545454545</text:p>
          </table:table-cell>
        </table:table-row>
        <table:table-row table:style-name="ro5">
          <table:table-cell table:style-name="ce3" office:value-type="float" office:value="360569" calcext:value-type="float">
            <text:p>360569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0] &gt; 0;[.E89]+1;[.E89])" office:value-type="float" office:value="36" calcext:value-type="float">
            <text:p>36</text:p>
          </table:table-cell>
          <table:table-cell table:formula="of:=IF([.D90] &gt; 0;[.F89]+1;[.F89])" office:value-type="float" office:value="53" calcext:value-type="float">
            <text:p>53</text:p>
          </table:table-cell>
          <table:table-cell table:formula="of:=[.E90]/([.E90]+[.F90])" office:value-type="float" office:value="0.404494382022472" calcext:value-type="float">
            <text:p>0.404494382022472</text:p>
          </table:table-cell>
          <table:table-cell/>
          <table:table-cell table:style-name="ce3" office:value-type="float" office:value="24679298" calcext:value-type="float">
            <text:p>24679298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9582026" calcext:value-type="float">
            <text:p>958202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90] &gt; 0;[.AC89]+1;[.AC89])" office:value-type="float" office:value="37" calcext:value-type="float">
            <text:p>37</text:p>
          </table:table-cell>
          <table:table-cell table:formula="of:=IF([.AB90] &gt; 0;[.AD89]+1;[.AD89])" office:value-type="float" office:value="52" calcext:value-type="float">
            <text:p>52</text:p>
          </table:table-cell>
          <table:table-cell table:formula="of:=[.AC90]/([.AC90]+[.AD90])" office:value-type="float" office:value="0.415730337078652" calcext:value-type="float">
            <text:p>0.415730337078652</text:p>
          </table:table-cell>
          <table:table-cell/>
          <table:table-cell table:style-name="ce2" office:value-type="float" office:value="42604453" calcext:value-type="float">
            <text:p>42604453</text:p>
          </table:table-cell>
          <table:table-cell table:style-name="ce13"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0] &gt; 0;[.AK89]+1;[.AK89])" office:value-type="float" office:value="37" calcext:value-type="float">
            <text:p>37</text:p>
          </table:table-cell>
          <table:table-cell table:formula="of:=IF([.AJ90] &gt; 0;[.AL89]+1;[.AL89])" office:value-type="float" office:value="52" calcext:value-type="float">
            <text:p>52</text:p>
          </table:table-cell>
          <table:table-cell table:formula="of:=[.AK90]/([.AK90]+[.AL90])" office:value-type="float" office:value="0.415730337078652" calcext:value-type="float">
            <text:p>0.415730337078652</text:p>
          </table:table-cell>
        </table:table-row>
        <table:table-row table:style-name="ro5"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1] &gt; 0;[.E90]+1;[.E90])" office:value-type="float" office:value="37" calcext:value-type="float">
            <text:p>37</text:p>
          </table:table-cell>
          <table:table-cell table:formula="of:=IF([.D91] &gt; 0;[.F90]+1;[.F90])" office:value-type="float" office:value="53" calcext:value-type="float">
            <text:p>53</text:p>
          </table:table-cell>
          <table:table-cell table:formula="of:=[.E91]/([.E91]+[.F91])" office:value-type="float" office:value="0.411111111111111" calcext:value-type="float">
            <text:p>0.411111111111111</text:p>
          </table:table-cell>
          <table:table-cell office:value-type="string" calcext:value-type="string">
            <text:p>bio</text:p>
          </table:table-cell>
          <table:table-cell table:style-name="ce2" office:value-type="float" office:value="21063339" calcext:value-type="float">
            <text:p>21063339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9581715" calcext:value-type="float">
            <text:p>9581715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1] &gt; 0;[.AC90]+1;[.AC90])" office:value-type="float" office:value="37" calcext:value-type="float">
            <text:p>37</text:p>
          </table:table-cell>
          <table:table-cell table:formula="of:=IF([.AB91] &gt; 0;[.AD90]+1;[.AD90])" office:value-type="float" office:value="53" calcext:value-type="float">
            <text:p>53</text:p>
          </table:table-cell>
          <table:table-cell table:formula="of:=[.AC91]/([.AC91]+[.AD91])" office:value-type="float" office:value="0.411111111111111" calcext:value-type="float">
            <text:p>0.411111111111111</text:p>
          </table:table-cell>
          <table:table-cell/>
          <table:table-cell table:style-name="ce4" office:value-type="float" office:value="29196612" calcext:value-type="float">
            <text:p>29196612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1] &gt; 0;[.AK90]+1;[.AK90])" office:value-type="float" office:value="37" calcext:value-type="float">
            <text:p>37</text:p>
          </table:table-cell>
          <table:table-cell table:formula="of:=IF([.AJ91] &gt; 0;[.AL90]+1;[.AL90])" office:value-type="float" office:value="53" calcext:value-type="float">
            <text:p>53</text:p>
          </table:table-cell>
          <table:table-cell table:formula="of:=[.AK91]/([.AK91]+[.AL91])" office:value-type="float" office:value="0.411111111111111" calcext:value-type="float">
            <text:p>0.411111111111111</text:p>
          </table:table-cell>
        </table:table-row>
        <table:table-row table:style-name="ro5">
          <table:table-cell table:style-name="ce3" office:value-type="float" office:value="36752836" calcext:value-type="float">
            <text:p>36752836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2] &gt; 0;[.E91]+1;[.E91])" office:value-type="float" office:value="38" calcext:value-type="float">
            <text:p>38</text:p>
          </table:table-cell>
          <table:table-cell table:formula="of:=IF([.D92] &gt; 0;[.F91]+1;[.F91])" office:value-type="float" office:value="53" calcext:value-type="float">
            <text:p>53</text:p>
          </table:table-cell>
          <table:table-cell table:formula="of:=[.E92]/([.E92]+[.F92])" office:value-type="float" office:value="0.417582417582418" calcext:value-type="float">
            <text:p>0.417582417582418</text:p>
          </table:table-cell>
          <table:table-cell office:value-type="string" calcext:value-type="string">
            <text:p>bio</text:p>
          </table:table-cell>
          <table:table-cell table:style-name="ce3" office:value-type="float" office:value="277490" calcext:value-type="float">
            <text:p>27749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284950" calcext:value-type="float">
            <text:p>2128495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8335325" calcext:value-type="float">
            <text:p>8335325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92] &gt; 0;[.AC91]+1;[.AC91])" office:value-type="float" office:value="38" calcext:value-type="float">
            <text:p>38</text:p>
          </table:table-cell>
          <table:table-cell table:formula="of:=IF([.AB92] &gt; 0;[.AD91]+1;[.AD91])" office:value-type="float" office:value="53" calcext:value-type="float">
            <text:p>53</text:p>
          </table:table-cell>
          <table:table-cell table:formula="of:=[.AC92]/([.AC92]+[.AD92])" office:value-type="float" office:value="0.417582417582418" calcext:value-type="float">
            <text:p>0.417582417582418</text:p>
          </table:table-cell>
          <table:table-cell/>
          <table:table-cell table:style-name="ce3" office:value-type="float" office:value="12997" calcext:value-type="float">
            <text:p>12997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92] &gt; 0;[.AK91]+1;[.AK91])" office:value-type="float" office:value="38" calcext:value-type="float">
            <text:p>38</text:p>
          </table:table-cell>
          <table:table-cell table:formula="of:=IF([.AJ92] &gt; 0;[.AL91]+1;[.AL91])" office:value-type="float" office:value="53" calcext:value-type="float">
            <text:p>53</text:p>
          </table:table-cell>
          <table:table-cell table:formula="of:=[.AK92]/([.AK92]+[.AL92])" office:value-type="float" office:value="0.417582417582418" calcext:value-type="float">
            <text:p>0.417582417582418</text:p>
          </table:table-cell>
        </table:table-row>
        <table:table-row table:style-name="ro5">
          <table:table-cell table:style-name="ce2" office:value-type="float" office:value="36763813" calcext:value-type="float">
            <text:p>36763813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3] &gt; 0;[.E92]+1;[.E92])" office:value-type="float" office:value="39" calcext:value-type="float">
            <text:p>39</text:p>
          </table:table-cell>
          <table:table-cell table:formula="of:=IF([.D93] &gt; 0;[.F92]+1;[.F92])" office:value-type="float" office:value="53" calcext:value-type="float">
            <text:p>53</text:p>
          </table:table-cell>
          <table:table-cell table:formula="of:=[.E93]/([.E93]+[.F93])" office:value-type="float" office:value="0.423913043478261" calcext:value-type="float">
            <text:p>0.423913043478261</text:p>
          </table:table-cell>
          <table:table-cell office:value-type="string" calcext:value-type="string">
            <text:p>Duplicate ^</text:p>
          </table:table-cell>
          <table:table-cell table:style-name="ce3" office:value-type="float" office:value="11830520" calcext:value-type="float">
            <text:p>1183052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9581803" calcext:value-type="float">
            <text:p>958180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3] &gt; 0;[.AC92]+1;[.AC92])" office:value-type="float" office:value="38" calcext:value-type="float">
            <text:p>38</text:p>
          </table:table-cell>
          <table:table-cell table:formula="of:=IF([.AB93] &gt; 0;[.AD92]+1;[.AD92])" office:value-type="float" office:value="54" calcext:value-type="float">
            <text:p>54</text:p>
          </table:table-cell>
          <table:table-cell table:formula="of:=[.AC93]/([.AC93]+[.AD93])" office:value-type="float" office:value="0.41304347826087" calcext:value-type="float">
            <text:p>0.41304347826087</text:p>
          </table:table-cell>
          <table:table-cell/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93] &gt; 0;[.AK92]+1;[.AK92])" office:value-type="float" office:value="39" calcext:value-type="float">
            <text:p>39</text:p>
          </table:table-cell>
          <table:table-cell table:formula="of:=IF([.AJ93] &gt; 0;[.AL92]+1;[.AL92])" office:value-type="float" office:value="53" calcext:value-type="float">
            <text:p>53</text:p>
          </table:table-cell>
          <table:table-cell table:formula="of:=[.AK93]/([.AK93]+[.AL93])" office:value-type="float" office:value="0.423913043478261" calcext:value-type="float">
            <text:p>0.423913043478261</text:p>
          </table:table-cell>
        </table:table-row>
        <table:table-row table:style-name="ro5">
          <table:table-cell table:style-name="ce3" office:value-type="float" office:value="11880502" calcext:value-type="float">
            <text:p>11880502</text:p>
          </table:table-cell>
          <table:table-cell table:style-name="ce1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4] &gt; 0;[.E93]+1;[.E93])" office:value-type="float" office:value="40" calcext:value-type="float">
            <text:p>40</text:p>
          </table:table-cell>
          <table:table-cell table:formula="of:=IF([.D94] &gt; 0;[.F93]+1;[.F93])" office:value-type="float" office:value="53" calcext:value-type="float">
            <text:p>53</text:p>
          </table:table-cell>
          <table:table-cell table:formula="of:=[.E94]/([.E94]+[.F94])" office:value-type="float" office:value="0.43010752688172" calcext:value-type="float">
            <text:p>0.43010752688172</text:p>
          </table:table-cell>
          <table:table-cell/>
          <table:table-cell table:style-name="ce2" office:value-type="float" office:value="34648287" calcext:value-type="float">
            <text:p>3464828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4625350" calcext:value-type="float">
            <text:p>3462535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4] &gt; 0;[.AC93]+1;[.AC93])" office:value-type="float" office:value="38" calcext:value-type="float">
            <text:p>38</text:p>
          </table:table-cell>
          <table:table-cell table:formula="of:=IF([.AB94] &gt; 0;[.AD93]+1;[.AD93])" office:value-type="float" office:value="55" calcext:value-type="float">
            <text:p>55</text:p>
          </table:table-cell>
          <table:table-cell table:formula="of:=[.AC94]/([.AC94]+[.AD94])" office:value-type="float" office:value="0.408602150537634" calcext:value-type="float">
            <text:p>0.408602150537634</text:p>
          </table:table-cell>
          <table:table-cell/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I94] &gt; 0;[.AK93]+1;[.AK93])" office:value-type="float" office:value="40" calcext:value-type="float">
            <text:p>40</text:p>
          </table:table-cell>
          <table:table-cell table:formula="of:=IF([.AJ94] &gt; 0;[.AL93]+1;[.AL93])" office:value-type="float" office:value="53" calcext:value-type="float">
            <text:p>53</text:p>
          </table:table-cell>
          <table:table-cell table:formula="of:=[.AK94]/([.AK94]+[.AL94])" office:value-type="float" office:value="0.43010752688172" calcext:value-type="float">
            <text:p>0.43010752688172</text:p>
          </table:table-cell>
        </table:table-row>
        <table:table-row table:style-name="ro5">
          <table:table-cell table:style-name="ce3" office:value-type="float" office:value="25852106" calcext:value-type="float">
            <text:p>25852106</text:p>
          </table:table-cell>
          <table:table-cell table:style-name="ce13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95] &gt; 0;[.E94]+1;[.E94])" office:value-type="float" office:value="40" calcext:value-type="float">
            <text:p>40</text:p>
          </table:table-cell>
          <table:table-cell table:formula="of:=IF([.D95] &gt; 0;[.F94]+1;[.F94])" office:value-type="float" office:value="54" calcext:value-type="float">
            <text:p>54</text:p>
          </table:table-cell>
          <table:table-cell table:formula="of:=[.E95]/([.E95]+[.F95])" office:value-type="float" office:value="0.425531914893617" calcext:value-type="float">
            <text:p>0.425531914893617</text:p>
          </table:table-cell>
          <table:table-cell office:value-type="string" calcext:value-type="string">
            <text:p>SW services</text:p>
          </table:table-cell>
          <table:table-cell table:style-name="ce3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253109" calcext:value-type="float">
            <text:p>2253109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5] &gt; 0;[.AC94]+1;[.AC94])" office:value-type="float" office:value="38" calcext:value-type="float">
            <text:p>38</text:p>
          </table:table-cell>
          <table:table-cell table:formula="of:=IF([.AB95] &gt; 0;[.AD94]+1;[.AD94])" office:value-type="float" office:value="56" calcext:value-type="float">
            <text:p>56</text:p>
          </table:table-cell>
          <table:table-cell table:formula="of:=[.AC95]/([.AC95]+[.AD95])" office:value-type="float" office:value="0.404255319148936" calcext:value-type="float">
            <text:p>0.404255319148936</text:p>
          </table:table-cell>
          <table:table-cell/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5] &gt; 0;[.AK94]+1;[.AK94])" office:value-type="float" office:value="40" calcext:value-type="float">
            <text:p>40</text:p>
          </table:table-cell>
          <table:table-cell table:formula="of:=IF([.AJ95] &gt; 0;[.AL94]+1;[.AL94])" office:value-type="float" office:value="54" calcext:value-type="float">
            <text:p>54</text:p>
          </table:table-cell>
          <table:table-cell table:formula="of:=[.AK95]/([.AK95]+[.AL95])" office:value-type="float" office:value="0.425531914893617" calcext:value-type="float">
            <text:p>0.425531914893617</text:p>
          </table:table-cell>
        </table:table-row>
        <table:table-row table:style-name="ro5">
          <table:table-cell table:style-name="ce2" office:value-type="float" office:value="11829913" calcext:value-type="float">
            <text:p>11829913</text:p>
          </table:table-cell>
          <table:table-cell table:style-name="ce13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96] &gt; 0;[.E95]+1;[.E95])" office:value-type="float" office:value="40" calcext:value-type="float">
            <text:p>40</text:p>
          </table:table-cell>
          <table:table-cell table:formula="of:=IF([.D96] &gt; 0;[.F95]+1;[.F95])" office:value-type="float" office:value="55" calcext:value-type="float">
            <text:p>55</text:p>
          </table:table-cell>
          <table:table-cell table:formula="of:=[.E96]/([.E96]+[.F96])" office:value-type="float" office:value="0.421052631578947" calcext:value-type="float">
            <text:p>0.421052631578947</text:p>
          </table:table-cell>
          <table:table-cell office:value-type="string" calcext:value-type="string">
            <text:p>SW langs</text:p>
          </table:table-cell>
          <table:table-cell table:style-name="ce3" office:value-type="float" office:value="12001313" calcext:value-type="float">
            <text:p>1200131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77490" calcext:value-type="float">
            <text:p>27749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1417246" calcext:value-type="float">
            <text:p>21417246</text:p>
          </table:table-cell>
          <table:table-cell table:style-name="ce13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6] &gt; 0;[.AC95]+1;[.AC95])" office:value-type="float" office:value="38" calcext:value-type="float">
            <text:p>38</text:p>
          </table:table-cell>
          <table:table-cell table:formula="of:=IF([.AB96] &gt; 0;[.AD95]+1;[.AD95])" office:value-type="float" office:value="57" calcext:value-type="float">
            <text:p>57</text:p>
          </table:table-cell>
          <table:table-cell table:formula="of:=[.AC96]/([.AC96]+[.AD96])" office:value-type="float" office:value="0.4" calcext:value-type="float">
            <text:p>0.4</text:p>
          </table:table-cell>
          <table:table-cell/>
          <table:table-cell table:style-name="ce2" office:value-type="float" office:value="21278242" calcext:value-type="float">
            <text:p>21278242</text:p>
          </table:table-cell>
          <table:table-cell table:style-name="ce13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6] &gt; 0;[.AK95]+1;[.AK95])" office:value-type="float" office:value="40" calcext:value-type="float">
            <text:p>40</text:p>
          </table:table-cell>
          <table:table-cell table:formula="of:=IF([.AJ96] &gt; 0;[.AL95]+1;[.AL95])" office:value-type="float" office:value="55" calcext:value-type="float">
            <text:p>55</text:p>
          </table:table-cell>
          <table:table-cell table:formula="of:=[.AK96]/([.AK96]+[.AL96])" office:value-type="float" office:value="0.421052631578947" calcext:value-type="float">
            <text:p>0.421052631578947</text:p>
          </table:table-cell>
        </table:table-row>
        <table:table-row table:style-name="ro5">
          <table:table-cell table:style-name="ce4" office:value-type="float" office:value="50930" calcext:value-type="float">
            <text:p>50930</text:p>
          </table:table-cell>
          <table:table-cell table:style-name="ce13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97] &gt; 0;[.E96]+1;[.E96])" office:value-type="float" office:value="40" calcext:value-type="float">
            <text:p>40</text:p>
          </table:table-cell>
          <table:table-cell table:formula="of:=IF([.D97] &gt; 0;[.F96]+1;[.F96])" office:value-type="float" office:value="56" calcext:value-type="float">
            <text:p>56</text:p>
          </table:table-cell>
          <table:table-cell table:formula="of:=[.E97]/([.E97]+[.F97])" office:value-type="float" office:value="0.416666666666667" calcext:value-type="float">
            <text:p>0.416666666666667</text:p>
          </table:table-cell>
          <table:table-cell office:value-type="string" calcext:value-type="string">
            <text:p>not sure??</text:p>
          </table:table-cell>
          <table:table-cell table:style-name="ce2" office:value-type="float" office:value="34625586" calcext:value-type="float">
            <text:p>3462558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3276593" calcext:value-type="float">
            <text:p>2327659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0986088" calcext:value-type="float">
            <text:p>20986088</text:p>
          </table:table-cell>
          <table:table-cell table:style-name="ce1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97] &gt; 0;[.AC96]+1;[.AC96])" office:value-type="float" office:value="39" calcext:value-type="float">
            <text:p>39</text:p>
          </table:table-cell>
          <table:table-cell table:formula="of:=IF([.AB97] &gt; 0;[.AD96]+1;[.AD96])" office:value-type="float" office:value="57" calcext:value-type="float">
            <text:p>57</text:p>
          </table:table-cell>
          <table:table-cell table:formula="of:=[.AC97]/([.AC97]+[.AD97])" office:value-type="float" office:value="0.40625" calcext:value-type="float">
            <text:p>0.40625</text:p>
          </table:table-cell>
          <table:table-cell/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7] &gt; 0;[.AK96]+1;[.AK96])" office:value-type="float" office:value="40" calcext:value-type="float">
            <text:p>40</text:p>
          </table:table-cell>
          <table:table-cell table:formula="of:=IF([.AJ97] &gt; 0;[.AL96]+1;[.AL96])" office:value-type="float" office:value="56" calcext:value-type="float">
            <text:p>56</text:p>
          </table:table-cell>
          <table:table-cell table:formula="of:=[.AK97]/([.AK97]+[.AL97])" office:value-type="float" office:value="0.416666666666667" calcext:value-type="float">
            <text:p>0.416666666666667</text:p>
          </table:table-cell>
        </table:table-row>
        <table:table-row table:style-name="ro5">
          <table:table-cell table:style-name="ce3" office:value-type="float" office:value="106742" calcext:value-type="float">
            <text:p>106742</text:p>
          </table:table-cell>
          <table:table-cell table:style-name="ce13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98] &gt; 0;[.E97]+1;[.E97])" office:value-type="float" office:value="40" calcext:value-type="float">
            <text:p>40</text:p>
          </table:table-cell>
          <table:table-cell table:formula="of:=IF([.D98] &gt; 0;[.F97]+1;[.F97])" office:value-type="float" office:value="57" calcext:value-type="float">
            <text:p>57</text:p>
          </table:table-cell>
          <table:table-cell table:formula="of:=[.E98]/([.E98]+[.F98])" office:value-type="float" office:value="0.412371134020619" calcext:value-type="float">
            <text:p>0.412371134020619</text:p>
          </table:table-cell>
          <table:table-cell office:value-type="string" calcext:value-type="string">
            <text:p>SW services</text:p>
          </table:table-cell>
          <table:table-cell table:style-name="ce3" office:value-type="float" office:value="360569" calcext:value-type="float">
            <text:p>360569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34648287" calcext:value-type="float">
            <text:p>34648287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2" office:value-type="float" office:value="20976385" calcext:value-type="float">
            <text:p>20976385</text:p>
          </table:table-cell>
          <table:table-cell table:style-name="ce1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A98] &gt; 0;[.AC97]+1;[.AC97])" office:value-type="float" office:value="40" calcext:value-type="float">
            <text:p>40</text:p>
          </table:table-cell>
          <table:table-cell table:formula="of:=IF([.AB98] &gt; 0;[.AD97]+1;[.AD97])" office:value-type="float" office:value="57" calcext:value-type="float">
            <text:p>57</text:p>
          </table:table-cell>
          <table:table-cell table:formula="of:=[.AC98]/([.AC98]+[.AD98])" office:value-type="float" office:value="0.412371134020619" calcext:value-type="float">
            <text:p>0.412371134020619</text:p>
          </table:table-cell>
          <table:table-cell/>
          <table:table-cell table:style-name="ce3" office:value-type="float" office:value="1154124" calcext:value-type="float">
            <text:p>1154124</text:p>
          </table:table-cell>
          <table:table-cell table:style-name="ce13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8] &gt; 0;[.AK97]+1;[.AK97])" office:value-type="float" office:value="40" calcext:value-type="float">
            <text:p>40</text:p>
          </table:table-cell>
          <table:table-cell table:formula="of:=IF([.AJ98] &gt; 0;[.AL97]+1;[.AL97])" office:value-type="float" office:value="57" calcext:value-type="float">
            <text:p>57</text:p>
          </table:table-cell>
          <table:table-cell table:formula="of:=[.AK98]/([.AK98]+[.AL98])" office:value-type="float" office:value="0.412371134020619" calcext:value-type="float">
            <text:p>0.412371134020619</text:p>
          </table:table-cell>
        </table:table-row>
        <table:table-row table:style-name="ro5">
          <table:table-cell table:style-name="ce3" office:value-type="float" office:value="81986" calcext:value-type="float">
            <text:p>81986</text:p>
          </table:table-cell>
          <table:table-cell table:style-name="ce13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99] &gt; 0;[.E98]+1;[.E98])" office:value-type="float" office:value="40" calcext:value-type="float">
            <text:p>40</text:p>
          </table:table-cell>
          <table:table-cell table:formula="of:=IF([.D99] &gt; 0;[.F98]+1;[.F98])" office:value-type="float" office:value="58" calcext:value-type="float">
            <text:p>58</text:p>
          </table:table-cell>
          <table:table-cell table:formula="of:=[.E99]/([.E99]+[.F99])" office:value-type="float" office:value="0.408163265306122" calcext:value-type="float">
            <text:p>0.408163265306122</text:p>
          </table:table-cell>
          <table:table-cell office:value-type="string" calcext:value-type="string">
            <text:p>SW services</text:p>
          </table:table-cell>
          <table:table-cell table:style-name="ce3" office:value-type="float" office:value="11880502" calcext:value-type="float">
            <text:p>11880502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4" office:value-type="float" office:value="50930" calcext:value-type="float">
            <text:p>50930</text:p>
          </table:table-cell>
          <table:table-cell table:style-name="ce13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99] &gt; 0;[.AC98]+1;[.AC98])" office:value-type="float" office:value="40" calcext:value-type="float">
            <text:p>40</text:p>
          </table:table-cell>
          <table:table-cell table:formula="of:=IF([.AB99] &gt; 0;[.AD98]+1;[.AD98])" office:value-type="float" office:value="58" calcext:value-type="float">
            <text:p>58</text:p>
          </table:table-cell>
          <table:table-cell table:formula="of:=[.AC99]/([.AC99]+[.AD99])" office:value-type="float" office:value="0.408163265306122" calcext:value-type="float">
            <text:p>0.408163265306122</text:p>
          </table:table-cell>
          <table:table-cell/>
          <table:table-cell table:style-name="ce3" office:value-type="float" office:value="5181" calcext:value-type="float">
            <text:p>5181</text:p>
          </table:table-cell>
          <table:table-cell table:style-name="ce13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99] &gt; 0;[.AK98]+1;[.AK98])" office:value-type="float" office:value="40" calcext:value-type="float">
            <text:p>40</text:p>
          </table:table-cell>
          <table:table-cell table:formula="of:=IF([.AJ99] &gt; 0;[.AL98]+1;[.AL98])" office:value-type="float" office:value="58" calcext:value-type="float">
            <text:p>58</text:p>
          </table:table-cell>
          <table:table-cell table:formula="of:=[.AK99]/([.AK99]+[.AL99])" office:value-type="float" office:value="0.408163265306122" calcext:value-type="float">
            <text:p>0.408163265306122</text:p>
          </table:table-cell>
        </table:table-row>
        <table:table-row table:style-name="ro5">
          <table:table-cell table:style-name="ce3" office:value-type="float" office:value="287" calcext:value-type="float">
            <text:p>287</text:p>
          </table:table-cell>
          <table:table-cell table:style-name="ce13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00] &gt; 0;[.E99]+1;[.E99])" office:value-type="float" office:value="40" calcext:value-type="float">
            <text:p>40</text:p>
          </table:table-cell>
          <table:table-cell table:formula="of:=IF([.D100] &gt; 0;[.F99]+1;[.F99])" office:value-type="float" office:value="59" calcext:value-type="float">
            <text:p>59</text:p>
          </table:table-cell>
          <table:table-cell table:formula="of:=[.E100]/([.E100]+[.F100])" office:value-type="float" office:value="0.404040404040404" calcext:value-type="float">
            <text:p>0.404040404040404</text:p>
          </table:table-cell>
          <table:table-cell office:value-type="string" calcext:value-type="string">
            <text:p>QA</text:p>
          </table:table-cell>
          <table:table-cell table:style-name="ce3" office:value-type="float" office:value="25852106" calcext:value-type="float">
            <text:p>2585210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25852106" calcext:value-type="float">
            <text:p>25852106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11830520" calcext:value-type="float">
            <text:p>11830520</text:p>
          </table:table-cell>
          <table:table-cell table:style-name="ce13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A100] &gt; 0;[.AC99]+1;[.AC99])" office:value-type="float" office:value="40" calcext:value-type="float">
            <text:p>40</text:p>
          </table:table-cell>
          <table:table-cell table:formula="of:=IF([.AB100] &gt; 0;[.AD99]+1;[.AD99])" office:value-type="float" office:value="59" calcext:value-type="float">
            <text:p>59</text:p>
          </table:table-cell>
          <table:table-cell table:formula="of:=[.AC100]/([.AC100]+[.AD100])" office:value-type="float" office:value="0.404040404040404" calcext:value-type="float">
            <text:p>0.404040404040404</text:p>
          </table:table-cell>
          <table:table-cell/>
          <table:table-cell table:style-name="ce4" office:value-type="float" office:value="3264" calcext:value-type="float">
            <text:p>3264</text:p>
          </table:table-cell>
          <table:table-cell table:style-name="ce13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100] &gt; 0;[.AK99]+1;[.AK99])" office:value-type="float" office:value="40" calcext:value-type="float">
            <text:p>40</text:p>
          </table:table-cell>
          <table:table-cell table:formula="of:=IF([.AJ100] &gt; 0;[.AL99]+1;[.AL99])" office:value-type="float" office:value="59" calcext:value-type="float">
            <text:p>59</text:p>
          </table:table-cell>
          <table:table-cell table:formula="of:=[.AK100]/([.AK100]+[.AL100])" office:value-type="float" office:value="0.404040404040404" calcext:value-type="float">
            <text:p>0.404040404040404</text:p>
          </table:table-cell>
        </table:table-row>
        <table:table-row table:style-name="ro5">
          <table:table-cell table:style-name="ce3" office:value-type="float" office:value="24747953" calcext:value-type="float">
            <text:p>24747953</text:p>
          </table:table-cell>
          <table:table-cell table:style-name="ce13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101] &gt; 0;[.E100]+1;[.E100])" office:value-type="float" office:value="40" calcext:value-type="float">
            <text:p>40</text:p>
          </table:table-cell>
          <table:table-cell table:formula="of:=IF([.D101] &gt; 0;[.F100]+1;[.F100])" office:value-type="float" office:value="60" calcext:value-type="float">
            <text:p>60</text:p>
          </table:table-cell>
          <table:table-cell table:formula="of:=[.E101]/([.E101]+[.F101])" office:value-type="float" office:value="0.4" calcext:value-type="float">
            <text:p>0.4</text:p>
          </table:table-cell>
          <table:table-cell/>
          <table:table-cell table:style-name="ce4" office:value-type="float" office:value="50930" calcext:value-type="float">
            <text:p>5093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4" office:value-type="float" office:value="50930" calcext:value-type="float">
            <text:p>50930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3" office:value-type="float" office:value="37832673" calcext:value-type="float">
            <text:p>37832673</text:p>
          </table:table-cell>
          <table:table-cell table:style-name="ce20" office:value-type="string" calcext:value-type="string">
            <text:p>eliminated</text:p>
          </table:table-cell>
          <table:table-cell table:number-columns-repeated="6"/>
          <table:table-cell table:style-name="ce4" office:value-type="float" office:value="50930" calcext:value-type="float">
            <text:p>50930</text:p>
          </table:table-cell>
          <table:table-cell table:style-name="ce13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AI101] &gt; 0;[.AK100]+1;[.AK100])" office:value-type="float" office:value="40" calcext:value-type="float">
            <text:p>40</text:p>
          </table:table-cell>
          <table:table-cell table:formula="of:=IF([.AJ101] &gt; 0;[.AL100]+1;[.AL100])" office:value-type="float" office:value="60" calcext:value-type="float">
            <text:p>60</text:p>
          </table:table-cell>
          <table:table-cell table:formula="of:=[.AK101]/([.AK101]+[.AL101])" office:value-type="float" office:value="0.4" calcext:value-type="float">
            <text:p>0.4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Avg Precision</text:p>
          </table:table-cell>
          <table:table-cell table:style-name="ce41" table:formula="of:=AVERAGE([.G2:.G101])" office:value-type="float" office:value="0.444948551541507" calcext:value-type="float">
            <text:p>0.444948551541507</text:p>
          </table:table-cell>
          <table:table-cell table:number-columns-repeated="7"/>
          <table:table-cell table:style-name="ce41" table:formula="of:=AVERAGE([.O2:.O67])" office:value-type="float" office:value="0.595183963196469" calcext:value-type="float">
            <text:p>0.595183963196469</text:p>
          </table:table-cell>
          <table:table-cell table:number-columns-repeated="7"/>
          <table:table-cell table:style-name="ce41" table:formula="of:=AVERAGE([.W2:.W80])" office:value-type="float" office:value="0.58865685597455" calcext:value-type="float">
            <text:p>0.58865685597455</text:p>
          </table:table-cell>
          <table:table-cell table:number-columns-repeated="7"/>
          <table:table-cell table:style-name="ce41" table:formula="of:=AVERAGE([.AE2:.AE100])" office:value-type="float" office:value="0.465578803347333" calcext:value-type="float">
            <text:p>0.465578803347333</text:p>
          </table:table-cell>
          <table:table-cell table:number-columns-repeated="7"/>
          <table:table-cell table:style-name="ce41" table:formula="of:=AVERAGE([.AM2:.AM101])" office:value-type="float" office:value="0.604314226025451" calcext:value-type="float">
            <text:p>0.604314226025451</text:p>
          </table:table-cell>
        </table:table-row>
        <table:table-row table:style-name="ro5" table:number-rows-repeated="1048473">
          <table:table-cell table:number-columns-repeated="39"/>
        </table:table-row>
        <table:table-row table:style-name="ro5">
          <table:table-cell table:number-columns-repeated="39"/>
        </table:table-row>
      </table:table>
      <table:table table:name="Chart" table:style-name="ta1">
        <office:forms form:automatic-focus="false" form:apply-design-mode="false"/>
        <table:shapes>
          <draw:frame draw:z-index="0" draw:style-name="gr1" draw:text-style-name="P1" svg:width="326.11mm" svg:height="183.43mm" svg:x="47.79mm" svg:y="44.75mm">
            <loext:p draw:notify-on-update-of-ranges="'Precision-Recall (CORE)'.G2:'Precision-Recall (CORE)'.G101 'Precision-Recall (CORE)'.O2:'Precision-Recall (CORE)'.O67 'Precision-Recall (CORE)'.W2:'Precision-Recall (CORE)'.W80 'Precision-Recall (CORE)'.AE2:'Precision-Recall (CORE)'.AE100 'Precision-Recall (CORE)'.AM2:'Precision-Recall (CORE)'.AM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'All Rankings Details'.K1:'All Rankings Details'.K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l Rankings'.A2:'All Rankings'.F101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Precision-Recall (CORE)'.AG1:'Precision-Recall (CORE)'.A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00-00-00</text:date>, <text:time style:data-style-name="N2" text:time-value="13:26:45.5838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25:34.281262000</meta:creation-date>
    <dc:date>2017-01-02T13:28:31.204919000</dc:date>
    <meta:editing-duration>P6DT12H19M19S</meta:editing-duration>
    <meta:editing-cycles>428</meta:editing-cycles>
    <meta:generator>LibreOffice/5.2.2.2$MacOSX_X86_64 LibreOffice_project/8f96e87c890bf8fa77463cd4b640a2312823f3ad</meta:generator>
    <meta:document-statistic meta:table-count="5" meta:cell-count="5224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Line_20_with_20_Fine_20_Dot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stroke-dash="Fine_20_Dashe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12cm" svg:height="18.344cm" xlink:href=".." xlink:type="simple" chart:class="chart:scatter" chart:style-name="ch1">
        <chart:legend chart:legend-position="end" svg:x="27.134cm" svg:y="7.877cm" style:legend-expansion="high" chart:style-name="ch2"/>
        <chart:plot-area chart:style-name="ch3" table:cell-range-address="'Precision-Recall (CORE)'.G2:'Precision-Recall (CORE)'.G101 'Precision-Recall (CORE)'.O2:'Precision-Recall (CORE)'.O67 'Precision-Recall (CORE)'.W2:'Precision-Recall (CORE)'.W80 'Precision-Recall (CORE)'.AE2:'Precision-Recall (CORE)'.AE100 'Precision-Recall (CORE)'.AM2:'Precision-Recall (CORE)'.AM101" chart:data-source-has-labels="row" svg:x="1.955cm" svg:y="0.366cm" svg:width="24.527cm" svg:height="16.339cm">
          <chartooo:coordinate-region svg:x="2.682cm" svg:y="0.566cm" svg:width="23.508cm" svg:height="15.492cm"/>
          <chart:axis chart:dimension="x" chart:name="primary-x" chart:style-name="ch4">
            <chart:title svg:x="13.454cm" svg:y="17.071cm" chart:style-name="ch5">
              <text:p>Recall</text:p>
            </chart:title>
          </chart:axis>
          <chart:axis chart:dimension="y" chart:name="primary-y" chart:style-name="ch4">
            <chart:title svg:x="0.451cm" svg:y="9.63cm" chart:style-name="ch6">
              <text:p>Precision</text:p>
            </chart:title>
            <chart:grid chart:style-name="ch7" chart:class="major"/>
          </chart:axis>
          <chart:series chart:style-name="ch8" chart:values-cell-range-address="'Precision-Recall (CORE)'.G2:'Precision-Recall (CORE)'.G101" loext:label-string="baseline" chart:class="chart:scatter">
            <chart:data-point chart:repeated="100"/>
          </chart:series>
          <chart:series chart:style-name="ch9" chart:values-cell-range-address="'Precision-Recall (CORE)'.O2:'Precision-Recall (CORE)'.O67" loext:label-string="&quot;NE lables in RE&quot;" chart:class="chart:scatter">
            <chart:data-point chart:repeated="66"/>
          </chart:series>
          <chart:series chart:style-name="ch10" chart:values-cell-range-address="'Precision-Recall (CORE)'.W2:'Precision-Recall (CORE)'.W80" loext:label-string="&quot;NE tokens in RE&quot;" chart:class="chart:scatter">
            <chart:data-point chart:repeated="79"/>
          </chart:series>
          <chart:series chart:style-name="ch11" chart:values-cell-range-address="'Precision-Recall (CORE)'.AE2:'Precision-Recall (CORE)'.AE100" loext:label-string="&quot;NE lables in Full-text&quot;" chart:class="chart:scatter">
            <chart:data-point chart:repeated="99"/>
          </chart:series>
          <chart:series chart:style-name="ch12" chart:values-cell-range-address="'Precision-Recall (CORE)'.AM2:'Precision-Recall (CORE)'.AM101" loext:label-string="&quot;NE tokens in Full-text&quot;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NE lables in RE</text:p>
              </table:table-cell>
              <table:table-cell office:value-type="string">
                <text:p>NE tokens in RE</text:p>
              </table:table-cell>
              <table:table-cell office:value-type="string">
                <text:p>NE lables in Full-text</text:p>
              </table:table-cell>
              <table:table-cell office:value-type="string">
                <text:p>NE tokens in Full-tex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recision-Recall (CORE)'.G2:'Precision-Recall (CORE)'.G101</svg:desc>
                </draw:g>
              </table:table-cell>
              <table:table-cell office:value-type="float" office:value="1">
                <text:p>1</text:p>
                <draw:g>
                  <svg:desc>'Precision-Recall (CORE)'.O2:'Precision-Recall (CORE)'.O67</svg:desc>
                </draw:g>
              </table:table-cell>
              <table:table-cell office:value-type="float" office:value="1">
                <text:p>1</text:p>
                <draw:g>
                  <svg:desc>'Precision-Recall (CORE)'.W2:'Precision-Recall (CORE)'.W80</svg:desc>
                </draw:g>
              </table:table-cell>
              <table:table-cell office:value-type="float" office:value="0">
                <text:p>0</text:p>
                <draw:g>
                  <svg:desc>'Precision-Recall (CORE)'.AE2:'Precision-Recall (CORE)'.AE100</svg:desc>
                </draw:g>
              </table:table-cell>
              <table:table-cell office:value-type="float" office:value="1">
                <text:p>1</text:p>
                <draw:g>
                  <svg:desc>'Precision-Recall (CORE)'.AM2:'Precision-Recall (CORE)'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5">
                <text:p>0.43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">
                <text:p>0.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75">
                <text:p>0.4375</text:p>
              </table:table-cell>
              <table:table-cell office:value-type="float" office:value="0.625">
                <text:p>0.625</text:p>
              </table:table-cell>
              <table:table-cell office:value-type="float" office:value="0.59375">
                <text:p>0.59375</text:p>
              </table:table-cell>
              <table:table-cell office:value-type="float" office:value="0.5">
                <text:p>0.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5405405405405">
                <text:p>0.405405405405405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55">
                <text:p>0.55</text:p>
              </table:table-cell>
              <table:table-cell office:value-type="float" office:value="0.625">
                <text:p>0.625</text:p>
              </table:table-cell>
              <table:table-cell office:value-type="float" office:value="0.525">
                <text:p>0.5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547619047619048">
                <text:p>0.547619047619048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093023255814">
                <text:p>0.372093023255814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604651162790698">
                <text:p>0.604651162790698</text:p>
              </table:table-cell>
              <table:table-cell office:value-type="float" office:value="0.511627906976744">
                <text:p>0.511627906976744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">
                <text:p>0.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978723404255">
                <text:p>0.382978723404255</text:p>
              </table:table-cell>
              <table:table-cell office:value-type="float" office:value="0.553191489361702">
                <text:p>0.553191489361702</text:p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1063829787234">
                <text:p>0.51063829787234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551020408163265">
                <text:p>0.55102040816326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607843137254902">
                <text:p>0.6078431372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557692307692308">
                <text:p>0.557692307692308</text:p>
              </table:table-cell>
              <table:table-cell office:value-type="float" office:value="0.480769230769231">
                <text:p>0.480769230769231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9622641509434">
                <text:p>0.339622641509434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.471698113207547">
                <text:p>0.471698113207547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5">
                <text:p>0.5</text:p>
              </table:table-cell>
              <table:table-cell office:value-type="float" office:value="0.537037037037037">
                <text:p>0.537037037037037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490909090909091">
                <text:p>0.490909090909091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81818181818182">
                <text:p>0.5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82142857142857">
                <text:p>0.48214285714285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446428571428571">
                <text:p>0.446428571428571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491228070175439">
                <text:p>0.491228070175439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0.456140350877193">
                <text:p>0.45614035087719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2068965517241">
                <text:p>0.362068965517241</text:p>
              </table:table-cell>
              <table:table-cell office:value-type="float" office:value="0.5">
                <text:p>0.5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508474576271186">
                <text:p>0.508474576271186</text:p>
              </table:table-cell>
              <table:table-cell office:value-type="float" office:value="0.525423728813559">
                <text:p>0.525423728813559</text:p>
              </table:table-cell>
              <table:table-cell office:value-type="float" office:value="0.440677966101695">
                <text:p>0.440677966101695</text:p>
              </table:table-cell>
              <table:table-cell office:value-type="float" office:value="0.559322033898305">
                <text:p>0.559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7049180327869">
                <text:p>0.377049180327869</text:p>
              </table:table-cell>
              <table:table-cell office:value-type="float" office:value="0.508196721311475">
                <text:p>0.508196721311475</text:p>
              </table:table-cell>
              <table:table-cell office:value-type="float" office:value="0.508196721311475">
                <text:p>0.508196721311475</text:p>
              </table:table-cell>
              <table:table-cell office:value-type="float" office:value="0.426229508196721">
                <text:p>0.426229508196721</text:p>
              </table:table-cell>
              <table:table-cell office:value-type="float" office:value="0.540983606557377">
                <text:p>0.540983606557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">
                <text:p>0.5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507936507936508">
                <text:p>0.507936507936508</text:p>
              </table:table-cell>
              <table:table-cell office:value-type="float" office:value="0.492063492063492">
                <text:p>0.492063492063492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484375">
                <text:p>0.484375</text:p>
              </table:table-cell>
              <table:table-cell office:value-type="float" office:value="0.40625">
                <text:p>0.4062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507692307692308">
                <text:p>0.507692307692308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0.4">
                <text:p>0.4</text:p>
              </table:table-cell>
              <table:table-cell office:value-type="float" office:value="0.507692307692308">
                <text:p>0.5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0.5">
                <text:p>0.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8059701492537">
                <text:p>0.388059701492537</text:p>
              </table:table-cell>
              <table:table-cell office:value-type="float" office:value="NaN">
                <text:p>NaN</text:p>
              </table:table-cell>
              <table:table-cell office:value-type="float" office:value="0.477611940298507">
                <text:p>0.477611940298507</text:p>
              </table:table-cell>
              <table:table-cell office:value-type="float" office:value="0.417910447761194">
                <text:p>0.417910447761194</text:p>
              </table:table-cell>
              <table:table-cell office:value-type="float" office:value="0.492537313432836">
                <text:p>0.492537313432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058823529412">
                <text:p>0.397058823529412</text:p>
              </table:table-cell>
              <table:table-cell office:value-type="float" office:value="NaN">
                <text:p>NaN</text:p>
              </table:table-cell>
              <table:table-cell office:value-type="float" office:value="0.485294117647059">
                <text:p>0.485294117647059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NaN">
                <text:p>NaN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0.405797101449275">
                <text:p>0.405797101449275</text:p>
              </table:table-cell>
              <table:table-cell office:value-type="float" office:value="0.507246376811594">
                <text:p>0.507246376811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14285714285714">
                <text:p>0.414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8450704225352">
                <text:p>0.408450704225352</text:p>
              </table:table-cell>
              <table:table-cell office:value-type="float" office:value="NaN">
                <text:p>NaN</text:p>
              </table:table-cell>
              <table:table-cell office:value-type="float" office:value="0.47887323943662">
                <text:p>0.47887323943662</text:p>
              </table:table-cell>
              <table:table-cell office:value-type="float" office:value="0.408450704225352">
                <text:p>0.408450704225352</text:p>
              </table:table-cell>
              <table:table-cell office:value-type="float" office:value="0.507042253521127">
                <text:p>0.507042253521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4657534246575">
                <text:p>0.424657534246575</text:p>
              </table:table-cell>
              <table:table-cell office:value-type="float" office:value="NaN">
                <text:p>NaN</text:p>
              </table:table-cell>
              <table:table-cell office:value-type="float" office:value="0.465753424657534">
                <text:p>0.465753424657534</text:p>
              </table:table-cell>
              <table:table-cell office:value-type="float" office:value="0.410958904109589">
                <text:p>0.410958904109589</text:p>
              </table:table-cell>
              <table:table-cell office:value-type="float" office:value="0.493150684931507">
                <text:p>0.493150684931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8918918918919">
                <text:p>0.418918918918919</text:p>
              </table:table-cell>
              <table:table-cell office:value-type="float" office:value="NaN">
                <text:p>NaN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0.418918918918919">
                <text:p>0.418918918918919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NaN">
                <text:p>NaN</text:p>
              </table:table-cell>
              <table:table-cell office:value-type="float" office:value="0.460526315789474">
                <text:p>0.460526315789474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467532467532468">
                <text:p>0.46753246753246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67532467532468">
                <text:p>0.467532467532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NaN">
                <text:p>NaN</text:p>
              </table:table-cell>
              <table:table-cell office:value-type="float" office:value="0.474358974358974">
                <text:p>0.474358974358974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7721518987342">
                <text:p>0.417721518987342</text:p>
              </table:table-cell>
              <table:table-cell office:value-type="float" office:value="NaN">
                <text:p>NaN</text:p>
              </table:table-cell>
              <table:table-cell office:value-type="float" office:value="0.468354430379747">
                <text:p>0.468354430379747</text:p>
              </table:table-cell>
              <table:table-cell office:value-type="float" office:value="0.430379746835443">
                <text:p>0.430379746835443</text:p>
              </table:table-cell>
              <table:table-cell office:value-type="float" office:value="0.455696202531646">
                <text:p>0.455696202531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25">
                <text:p>0.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098765432099">
                <text:p>0.43209876543209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439024390243902">
                <text:p>0.439024390243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09638554216867">
                <text:p>0.40963855421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734939759036">
                <text:p>0.433734939759036</text:p>
              </table:table-cell>
              <table:table-cell office:value-type="float" office:value="0.433734939759036">
                <text:p>0.433734939759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761904761905">
                <text:p>0.4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3529411764706">
                <text:p>0.423529411764706</text:p>
              </table:table-cell>
              <table:table-cell office:value-type="float" office:value="0.423529411764706">
                <text:p>0.4235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5348837209302">
                <text:p>0.39534883720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2298850574713">
                <text:p>0.40229885057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0.425287356321839">
                <text:p>0.425287356321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7727272727273">
                <text:p>0.397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420454545454545">
                <text:p>0.42045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4494382022472">
                <text:p>0.40449438202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411111111111111">
                <text:p>0.411111111111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7582417582418">
                <text:p>0.41758241758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7582417582418">
                <text:p>0.417582417582418</text:p>
              </table:table-cell>
              <table:table-cell office:value-type="float" office:value="0.417582417582418">
                <text:p>0.417582417582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3913043478261">
                <text:p>0.42391304347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04347826087">
                <text:p>0.41304347826087</text:p>
              </table:table-cell>
              <table:table-cell office:value-type="float" office:value="0.423913043478261">
                <text:p>0.423913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010752688172">
                <text:p>0.4301075268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602150537634">
                <text:p>0.408602150537634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531914893617">
                <text:p>0.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25">
                <text:p>0.406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2371134020619">
                <text:p>0.41237113402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71134020619">
                <text:p>0.412371134020619</text:p>
              </table:table-cell>
              <table:table-cell office:value-type="float" office:value="0.412371134020619">
                <text:p>0.412371134020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163265306122">
                <text:p>0.408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163265306122">
                <text:p>0.408163265306122</text:p>
              </table:table-cell>
              <table:table-cell office:value-type="float" office:value="0.408163265306122">
                <text:p>0.408163265306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4040404040404">
                <text:p>0.40404040404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040404040404">
                <text:p>0.404040404040404</text:p>
              </table:table-cell>
              <table:table-cell office:value-type="float" office:value="0.404040404040404">
                <text:p>0.404040404040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MacOSX_X86_64 LibreOffice_project/8f96e87c890bf8fa77463cd4b640a2312823f3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